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text-properties style:font-name="DejaVu Sans" officeooo:rsid="00bd0cdf" officeooo:paragraph-rsid="00e5490e"/>
    </style:style>
    <style:style style:name="P8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9" style:family="paragraph" style:parent-style-name="Frame_20_contents">
      <style:text-properties style:font-name="DejaVu Sans" officeooo:rsid="00bd0cdf" officeooo:paragraph-rsid="00ebfa3d"/>
    </style:style>
    <style:style style:name="P10" style:family="paragraph" style:parent-style-name="Frame_20_contents">
      <style:text-properties style:font-name="DejaVu Sans" officeooo:rsid="00bd0cdf" officeooo:paragraph-rsid="00edef3c"/>
    </style:style>
    <style:style style:name="P11" style:family="paragraph" style:parent-style-name="Frame_20_contents">
      <style:text-properties style:font-name="DejaVu Sans" officeooo:rsid="00bd0cdf" officeooo:paragraph-rsid="00f4c7e5"/>
    </style:style>
    <style:style style:name="P12" style:family="paragraph" style:parent-style-name="Frame_20_contents">
      <style:text-properties style:font-name="DejaVu Sans" officeooo:rsid="00bd0cdf" officeooo:paragraph-rsid="00f51f09"/>
    </style:style>
    <style:style style:name="P13" style:family="paragraph" style:parent-style-name="Frame_20_contents">
      <style:text-properties style:font-name="DejaVu Sans" officeooo:rsid="00bd0cdf" officeooo:paragraph-rsid="00f9a929"/>
    </style:style>
    <style:style style:name="P14" style:family="paragraph" style:parent-style-name="Frame_20_contents">
      <style:text-properties style:font-name="DejaVu Sans" officeooo:rsid="00bd0cdf" officeooo:paragraph-rsid="00fb20d9"/>
    </style:style>
    <style:style style:name="P15" style:family="paragraph" style:parent-style-name="Frame_20_contents">
      <style:text-properties style:font-name="DejaVu Sans" officeooo:rsid="00bd0cdf" officeooo:paragraph-rsid="0100c96e"/>
    </style:style>
    <style:style style:name="P16" style:family="paragraph" style:parent-style-name="Frame_20_contents">
      <style:text-properties style:font-name="DejaVu Sans" officeooo:rsid="00bd0cdf" officeooo:paragraph-rsid="011488b6"/>
    </style:style>
    <style:style style:name="P17" style:family="paragraph" style:parent-style-name="Frame_20_contents">
      <style:text-properties style:font-name="DejaVu Sans" officeooo:rsid="00bd0cdf" officeooo:paragraph-rsid="0115930e"/>
    </style:style>
    <style:style style:name="P18" style:family="paragraph" style:parent-style-name="Frame_20_contents">
      <style:text-properties style:font-name="DejaVu Sans" officeooo:rsid="00bd0cdf" officeooo:paragraph-rsid="011757e4"/>
    </style:style>
    <style:style style:name="P19" style:family="paragraph" style:parent-style-name="Frame_20_contents">
      <style:text-properties style:font-name="DejaVu Sans" officeooo:rsid="00bd0cdf" officeooo:paragraph-rsid="0118186e"/>
    </style:style>
    <style:style style:name="P20" style:family="paragraph" style:parent-style-name="Frame_20_contents">
      <style:text-properties style:font-name="DejaVu Sans" officeooo:rsid="00bd0cdf" officeooo:paragraph-rsid="011b3117"/>
    </style:style>
    <style:style style:name="P21" style:family="paragraph" style:parent-style-name="Frame_20_contents">
      <style:text-properties style:font-name="DejaVu Sans" officeooo:rsid="00bd0cdf" officeooo:paragraph-rsid="01244b1d"/>
    </style:style>
    <style:style style:name="P22" style:family="paragraph" style:parent-style-name="Frame_20_contents">
      <style:text-properties style:font-name="DejaVu Sans" officeooo:rsid="00bd0cdf" officeooo:paragraph-rsid="0125ee8d"/>
    </style:style>
    <style:style style:name="P23" style:family="paragraph" style:parent-style-name="Frame_20_contents">
      <style:text-properties style:font-name="DejaVu Sans" officeooo:rsid="00bd0cdf" officeooo:paragraph-rsid="01298e74"/>
    </style:style>
    <style:style style:name="P24" style:family="paragraph" style:parent-style-name="Frame_20_contents">
      <style:text-properties style:font-name="DejaVu Sans" officeooo:rsid="00bd0cdf" officeooo:paragraph-rsid="012bdca9"/>
    </style:style>
    <style:style style:name="P25" style:family="paragraph" style:parent-style-name="Frame_20_contents">
      <style:text-properties style:font-name="DejaVu Sans" officeooo:rsid="00bd0cdf" officeooo:paragraph-rsid="012fbae5"/>
    </style:style>
    <style:style style:name="P26" style:family="paragraph" style:parent-style-name="Frame_20_contents">
      <style:text-properties style:font-name="DejaVu Sans" officeooo:rsid="00bd0cdf" officeooo:paragraph-rsid="01314c65"/>
    </style:style>
    <style:style style:name="P27" style:family="paragraph" style:parent-style-name="Frame_20_contents">
      <style:text-properties style:font-name="DejaVu Sans" officeooo:rsid="00bd0cdf" officeooo:paragraph-rsid="0131671d"/>
    </style:style>
    <style:style style:name="P28" style:family="paragraph" style:parent-style-name="Frame_20_contents">
      <style:text-properties style:font-name="DejaVu Sans" officeooo:rsid="00bd0cdf" officeooo:paragraph-rsid="01333c05"/>
    </style:style>
    <style:style style:name="P29" style:family="paragraph" style:parent-style-name="Frame_20_contents">
      <style:text-properties style:font-name="DejaVu Sans" officeooo:rsid="00bd0cdf" officeooo:paragraph-rsid="01340af5"/>
    </style:style>
    <style:style style:name="P30" style:family="paragraph" style:parent-style-name="Frame_20_contents">
      <style:text-properties style:font-name="DejaVu Sans" officeooo:rsid="00bd0cdf" officeooo:paragraph-rsid="0139f913"/>
    </style:style>
    <style:style style:name="P31" style:family="paragraph" style:parent-style-name="Frame_20_contents">
      <style:text-properties style:font-name="DejaVu Sans" officeooo:rsid="00bd0cdf" officeooo:paragraph-rsid="013a25dd"/>
    </style:style>
    <style:style style:name="P32" style:family="paragraph" style:parent-style-name="Frame_20_contents">
      <style:text-properties style:font-name="DejaVu Sans" officeooo:rsid="00bd0cdf" officeooo:paragraph-rsid="013bc1b0"/>
    </style:style>
    <style:style style:name="P33" style:family="paragraph" style:parent-style-name="Frame_20_contents">
      <style:text-properties style:font-name="DejaVu Sans" officeooo:rsid="00bd0cdf" officeooo:paragraph-rsid="013d1d04"/>
    </style:style>
    <style:style style:name="P34" style:family="paragraph" style:parent-style-name="Frame_20_contents">
      <style:text-properties style:font-name="DejaVu Sans" officeooo:rsid="00bd0cdf" officeooo:paragraph-rsid="01425252"/>
    </style:style>
    <style:style style:name="P35" style:family="paragraph" style:parent-style-name="Frame_20_contents">
      <style:text-properties style:font-name="DejaVu Sans" officeooo:rsid="00bd0cdf" officeooo:paragraph-rsid="014bbe3d"/>
    </style:style>
    <style:style style:name="P36" style:family="paragraph" style:parent-style-name="Frame_20_contents">
      <style:text-properties style:font-name="DejaVu Sans" officeooo:rsid="00bd0cdf" officeooo:paragraph-rsid="014d9fcc"/>
    </style:style>
    <style:style style:name="P37" style:family="paragraph" style:parent-style-name="Frame_20_contents">
      <style:text-properties style:font-name="DejaVu Sans" officeooo:rsid="00bd0cdf" officeooo:paragraph-rsid="014ebb75"/>
    </style:style>
    <style:style style:name="P38" style:family="paragraph" style:parent-style-name="Frame_20_contents">
      <style:text-properties style:font-name="DejaVu Sans" officeooo:rsid="00bd0cdf" officeooo:paragraph-rsid="01507c1d"/>
    </style:style>
    <style:style style:name="P39" style:family="paragraph" style:parent-style-name="Frame_20_contents">
      <style:text-properties style:font-name="DejaVu Sans" officeooo:rsid="00bd0cdf" officeooo:paragraph-rsid="0150d685"/>
    </style:style>
    <style:style style:name="P40" style:family="paragraph" style:parent-style-name="Frame_20_contents">
      <style:text-properties style:font-name="DejaVu Sans" officeooo:rsid="00bd0cdf" officeooo:paragraph-rsid="0153393f"/>
    </style:style>
    <style:style style:name="P41" style:family="paragraph" style:parent-style-name="Frame_20_contents">
      <style:text-properties style:font-name="DejaVu Sans" officeooo:rsid="00bd0cdf" officeooo:paragraph-rsid="0159ed8f"/>
    </style:style>
    <style:style style:name="P42" style:family="paragraph" style:parent-style-name="Frame_20_contents">
      <style:text-properties style:font-name="DejaVu Sans" officeooo:rsid="00bd0cdf" officeooo:paragraph-rsid="015fcc9c"/>
    </style:style>
    <style:style style:name="P43" style:family="paragraph" style:parent-style-name="Frame_20_contents">
      <style:text-properties style:font-name="DejaVu Sans" officeooo:rsid="00bd0cdf" officeooo:paragraph-rsid="01409a75"/>
    </style:style>
    <style:style style:name="P44" style:family="paragraph" style:parent-style-name="Frame_20_contents">
      <style:text-properties style:font-name="DejaVu Sans" officeooo:rsid="00bd0cdf" officeooo:paragraph-rsid="0143fb17"/>
    </style:style>
    <style:style style:name="P45" style:family="paragraph" style:parent-style-name="Frame_20_contents">
      <style:text-properties style:font-name="DejaVu Sans" officeooo:rsid="00bd0cdf" officeooo:paragraph-rsid="01619f88"/>
    </style:style>
    <style:style style:name="P46" style:family="paragraph" style:parent-style-name="Frame_20_contents">
      <style:text-properties style:font-name="DejaVu Sans" officeooo:rsid="00bd0cdf" officeooo:paragraph-rsid="01692468"/>
    </style:style>
    <style:style style:name="P47" style:family="paragraph" style:parent-style-name="Frame_20_contents">
      <style:text-properties style:font-name="DejaVu Sans" officeooo:rsid="00bd0cdf" officeooo:paragraph-rsid="016b8b9a"/>
    </style:style>
    <style:style style:name="P48" style:family="paragraph" style:parent-style-name="Frame_20_contents">
      <style:text-properties style:font-name="DejaVu Sans" officeooo:rsid="00bd0cdf" officeooo:paragraph-rsid="016b9807"/>
    </style:style>
    <style:style style:name="P49" style:family="paragraph" style:parent-style-name="Frame_20_contents">
      <style:text-properties style:font-name="DejaVu Sans" officeooo:rsid="00bd0cdf" officeooo:paragraph-rsid="016bb135"/>
    </style:style>
    <style:style style:name="P50" style:family="paragraph" style:parent-style-name="Frame_20_contents">
      <style:text-properties style:font-name="DejaVu Sans" officeooo:rsid="00bd0cdf" officeooo:paragraph-rsid="016d9cfc"/>
    </style:style>
    <style:style style:name="P51" style:family="paragraph" style:parent-style-name="Frame_20_contents">
      <style:text-properties style:font-name="DejaVu Sans" officeooo:rsid="00bd0cdf" officeooo:paragraph-rsid="016e243a"/>
    </style:style>
    <style:style style:name="P52" style:family="paragraph" style:parent-style-name="Frame_20_contents">
      <style:text-properties style:font-name="DejaVu Sans" officeooo:rsid="00bd0cdf" officeooo:paragraph-rsid="017021ac"/>
    </style:style>
    <style:style style:name="P53" style:family="paragraph" style:parent-style-name="Frame_20_contents">
      <style:text-properties style:font-name="DejaVu Sans" officeooo:rsid="00bd0cdf" officeooo:paragraph-rsid="017048bb"/>
    </style:style>
    <style:style style:name="P54" style:family="paragraph" style:parent-style-name="Frame_20_contents">
      <style:text-properties style:font-name="DejaVu Sans" officeooo:rsid="00bd0cdf" officeooo:paragraph-rsid="01728c84"/>
    </style:style>
    <style:style style:name="P55" style:family="paragraph" style:parent-style-name="Frame_20_contents">
      <style:text-properties style:font-name="DejaVu Sans" officeooo:rsid="00bd0cdf" officeooo:paragraph-rsid="01731ff3"/>
    </style:style>
    <style:style style:name="P56" style:family="paragraph" style:parent-style-name="Frame_20_contents">
      <style:text-properties style:font-name="DejaVu Sans" officeooo:rsid="00bd0cdf" officeooo:paragraph-rsid="0174a778"/>
    </style:style>
    <style:style style:name="P57" style:family="paragraph" style:parent-style-name="Frame_20_contents">
      <style:text-properties style:font-name="DejaVu Sans" officeooo:rsid="00bd0cdf" officeooo:paragraph-rsid="0179b54d"/>
    </style:style>
    <style:style style:name="P58" style:family="paragraph" style:parent-style-name="Frame_20_contents">
      <style:text-properties style:font-name="DejaVu Sans" officeooo:rsid="00bd0cdf" officeooo:paragraph-rsid="0179c090"/>
    </style:style>
    <style:style style:name="P59" style:family="paragraph" style:parent-style-name="Frame_20_contents">
      <style:text-properties style:font-name="DejaVu Sans" officeooo:rsid="00bd0cdf" officeooo:paragraph-rsid="017ab3e6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d7feea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e036c9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86" style:family="paragraph" style:parent-style-name="Frame_20_contents">
      <style:text-properties style:font-name="DejaVu Sans" officeooo:rsid="00bd0cdf" officeooo:paragraph-rsid="0184ce9a"/>
    </style:style>
    <style:style style:name="P87" style:family="paragraph" style:parent-style-name="Frame_20_contents">
      <style:text-properties style:font-name="DejaVu Sans" officeooo:rsid="00bd0cdf" officeooo:paragraph-rsid="0185fdd7"/>
    </style:style>
    <style:style style:name="P88" style:family="paragraph" style:parent-style-name="Frame_20_contents">
      <style:text-properties style:font-name="DejaVu Sans" officeooo:rsid="00bd0cdf" officeooo:paragraph-rsid="0195e114"/>
    </style:style>
    <style:style style:name="P89" style:family="paragraph" style:parent-style-name="Frame_20_contents">
      <style:text-properties style:font-name="DejaVu Sans" officeooo:rsid="00bd0cdf" officeooo:paragraph-rsid="01514a86"/>
    </style:style>
    <style:style style:name="P90" style:family="paragraph" style:parent-style-name="Frame_20_contents">
      <style:text-properties style:font-name="DejaVu Sans" officeooo:rsid="00bd0cdf" officeooo:paragraph-rsid="01d1cf87"/>
    </style:style>
    <style:style style:name="P91" style:family="paragraph" style:parent-style-name="Frame_20_contents">
      <style:text-properties style:font-name="DejaVu Sans" officeooo:rsid="00bd0cdf" officeooo:paragraph-rsid="01d5d6a9"/>
    </style:style>
    <style:style style:name="P92" style:family="paragraph" style:parent-style-name="Frame_20_contents">
      <style:text-properties style:font-name="DejaVu Sans" officeooo:rsid="00bd0cdf" officeooo:paragraph-rsid="01d7feea"/>
    </style:style>
    <style:style style:name="P93" style:family="paragraph" style:parent-style-name="Frame_20_contents">
      <style:paragraph-properties fo:text-align="center" style:justify-single-word="false"/>
      <style:text-properties style:font-name="DejaVu Sans" officeooo:rsid="00bd0cdf" officeooo:paragraph-rsid="01d7feea"/>
    </style:style>
    <style:style style:name="P94" style:family="paragraph" style:parent-style-name="Frame_20_contents">
      <style:paragraph-properties fo:text-align="center" style:justify-single-word="false"/>
      <style:text-properties style:font-name="DejaVu Sans" officeooo:rsid="00bd0cdf" officeooo:paragraph-rsid="01e036c9"/>
    </style:style>
    <style:style style:name="P95" style:family="paragraph" style:parent-style-name="Frame_20_contents">
      <style:text-properties style:font-name="DejaVu Sans" officeooo:rsid="00bd0cdf" officeooo:paragraph-rsid="01de4a34"/>
    </style:style>
    <style:style style:name="P96" style:family="paragraph" style:parent-style-name="Frame_20_contents">
      <style:text-properties style:font-name="DejaVu Sans" officeooo:rsid="00bd0cdf" officeooo:paragraph-rsid="01debab9"/>
    </style:style>
    <style:style style:name="P97" style:family="paragraph" style:parent-style-name="Frame_20_contents">
      <style:text-properties style:font-name="DejaVu Sans" officeooo:rsid="00bd0cdf" officeooo:paragraph-rsid="01ed803e"/>
    </style:style>
    <style:style style:name="P98" style:family="paragraph" style:parent-style-name="Frame_20_contents">
      <style:text-properties style:font-name="DejaVu Sans" officeooo:rsid="00bd0cdf" officeooo:paragraph-rsid="01edca68"/>
    </style:style>
    <style:style style:name="P99" style:family="paragraph" style:parent-style-name="Frame_20_contents">
      <style:text-properties style:font-name="DejaVu Sans" fo:font-size="12pt" officeooo:rsid="00bd0cdf" officeooo:paragraph-rsid="00ebfa3d" style:font-size-asian="12pt" style:font-size-complex="12pt"/>
    </style:style>
    <style:style style:name="P100" style:family="paragraph" style:parent-style-name="Frame_20_contents">
      <style:text-properties style:font-name="DejaVu Sans" fo:font-size="12pt" officeooo:rsid="00bd0cdf" officeooo:paragraph-rsid="00fe9768" style:font-size-asian="12pt" style:font-size-complex="12pt"/>
    </style:style>
    <style:style style:name="P101" style:family="paragraph" style:parent-style-name="Frame_20_contents">
      <style:text-properties style:font-name="DejaVu Sans" fo:font-size="12pt" officeooo:rsid="00bd0cdf" officeooo:paragraph-rsid="00edef3c" style:font-size-asian="12pt" style:font-size-complex="12pt"/>
    </style:style>
    <style:style style:name="P102" style:family="paragraph" style:parent-style-name="Frame_20_contents">
      <style:text-properties style:font-name="DejaVu Sans" fo:font-size="12pt" officeooo:rsid="00bd0cdf" officeooo:paragraph-rsid="01208aa6" style:font-size-asian="12pt" style:font-size-complex="12pt"/>
    </style:style>
    <style:style style:name="P103" style:family="paragraph" style:parent-style-name="Frame_20_contents">
      <style:text-properties style:font-name="DejaVu Sans" fo:font-size="12pt" officeooo:rsid="00bd0cdf" officeooo:paragraph-rsid="01298e74" style:font-size-asian="12pt" style:font-size-complex="12pt"/>
    </style:style>
    <style:style style:name="P104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105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06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07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08" style:family="paragraph" style:parent-style-name="Frame_20_contents">
      <style:text-properties officeooo:paragraph-rsid="0184ce9a"/>
    </style:style>
    <style:style style:name="P109" style:family="paragraph" style:parent-style-name="Frame_20_contents">
      <style:text-properties officeooo:paragraph-rsid="0185fdd7"/>
    </style:style>
    <style:style style:name="P110" style:family="paragraph" style:parent-style-name="Frame_20_contents">
      <style:text-properties officeooo:paragraph-rsid="0195e114"/>
    </style:style>
    <style:style style:name="P111" style:family="paragraph" style:parent-style-name="Frame_20_contents">
      <style:text-properties officeooo:paragraph-rsid="01b2b109"/>
    </style:style>
    <style:style style:name="P112" style:family="paragraph" style:parent-style-name="Frame_20_contents">
      <style:text-properties officeooo:paragraph-rsid="01b405bb"/>
    </style:style>
    <style:style style:name="P113" style:family="paragraph" style:parent-style-name="Frame_20_contents">
      <style:text-properties officeooo:paragraph-rsid="01b47064"/>
    </style:style>
    <style:style style:name="P114" style:family="paragraph" style:parent-style-name="Frame_20_contents">
      <style:text-properties officeooo:paragraph-rsid="01b74109"/>
    </style:style>
    <style:style style:name="P115" style:family="paragraph" style:parent-style-name="Frame_20_contents">
      <style:text-properties officeooo:paragraph-rsid="01bf0ced"/>
    </style:style>
    <style:style style:name="P116" style:family="paragraph" style:parent-style-name="Frame_20_contents">
      <style:text-properties officeooo:paragraph-rsid="01c0f8b0"/>
    </style:style>
    <style:style style:name="P117" style:family="paragraph" style:parent-style-name="Frame_20_contents">
      <style:text-properties officeooo:paragraph-rsid="01c3bc1f"/>
    </style:style>
    <style:style style:name="P118" style:family="paragraph" style:parent-style-name="Frame_20_contents">
      <style:text-properties officeooo:paragraph-rsid="01d1cf87"/>
    </style:style>
    <style:style style:name="P119" style:family="paragraph" style:parent-style-name="Frame_20_contents">
      <style:text-properties officeooo:paragraph-rsid="01d9b2d1"/>
    </style:style>
    <style:style style:name="P120" style:family="paragraph" style:parent-style-name="Title">
      <style:text-properties officeooo:rsid="000294e1" officeooo:paragraph-rsid="000294e1"/>
    </style:style>
    <style:style style:name="P121" style:family="paragraph" style:parent-style-name="Standard">
      <style:text-properties style:font-name="DejaVu Sans" officeooo:rsid="00bd0cdf" officeooo:paragraph-rsid="01314c65"/>
    </style:style>
    <style:style style:name="P122" style:family="paragraph" style:parent-style-name="Standard">
      <style:text-properties style:font-name="DejaVu Sans" officeooo:rsid="00bd0cdf" officeooo:paragraph-rsid="01d5d6a9"/>
    </style:style>
    <style:style style:name="P123" style:family="paragraph" style:parent-style-name="Standard">
      <style:text-properties style:font-name="DejaVu Sans" officeooo:rsid="00bd0cdf" officeooo:paragraph-rsid="01ed803e"/>
    </style:style>
    <style:style style:name="P124" style:family="paragraph" style:parent-style-name="Standard">
      <style:text-properties officeooo:paragraph-rsid="01c66179"/>
    </style:style>
    <style:style style:name="P125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26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27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2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2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3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3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3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3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3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3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3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3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3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3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4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4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4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4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4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4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4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4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4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4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5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5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5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5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5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5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5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5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5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5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60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161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162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163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68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169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170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P171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172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173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174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175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176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177" style:family="paragraph" style:parent-style-name="Frame_20_contents">
      <style:text-properties style:font-name="DejaVu Sans" officeooo:rsid="00bd0cdf" officeooo:paragraph-rsid="0219ab39"/>
    </style:style>
    <style:style style:name="P178" style:family="paragraph" style:parent-style-name="Frame_20_contents">
      <style:text-properties style:font-name="DejaVu Sans" officeooo:rsid="00bd0cdf" officeooo:paragraph-rsid="021ac9c6"/>
    </style:style>
    <style:style style:name="P179" style:family="paragraph" style:parent-style-name="Frame_20_contents">
      <style:text-properties style:font-name="DejaVu Sans" officeooo:rsid="00bd0cdf" officeooo:paragraph-rsid="021d4471"/>
    </style:style>
    <style:style style:name="P180" style:family="paragraph" style:parent-style-name="Frame_20_contents">
      <style:text-properties style:font-name="DejaVu Sans" officeooo:rsid="00bd0cdf" officeooo:paragraph-rsid="022ed255"/>
    </style:style>
    <style:style style:name="P181" style:family="paragraph" style:parent-style-name="Frame_20_contents">
      <style:text-properties style:font-name="DejaVu Sans" officeooo:rsid="00bd0cdf" officeooo:paragraph-rsid="022efe6e"/>
    </style:style>
    <style:style style:name="P182" style:family="paragraph" style:parent-style-name="Frame_20_contents">
      <style:text-properties style:font-name="DejaVu Sans" officeooo:rsid="00bd0cdf" officeooo:paragraph-rsid="0233cc34"/>
    </style:style>
    <style:style style:name="P183" style:family="paragraph" style:parent-style-name="Frame_20_contents">
      <style:text-properties style:font-name="DejaVu Sans" fo:font-size="12pt" officeooo:rsid="00bd0cdf" officeooo:paragraph-rsid="0235c985" style:font-size-asian="12pt" style:font-size-complex="12pt"/>
    </style:style>
    <style:style style:name="P184" style:family="paragraph" style:parent-style-name="Frame_20_contents">
      <style:text-properties style:font-name="DejaVu Sans" fo:font-size="12pt" officeooo:rsid="00bd0cdf" officeooo:paragraph-rsid="00e14ba0" style:font-size-asian="12pt" style:font-size-complex="12pt"/>
    </style:style>
    <style:style style:name="P185" style:family="paragraph" style:parent-style-name="Frame_20_contents">
      <style:text-properties style:font-name="DejaVu Sans" fo:font-size="12pt" officeooo:rsid="00bd0cdf" officeooo:paragraph-rsid="0235d6b5" style:font-size-asian="12pt" style:font-size-complex="12pt"/>
    </style:style>
    <style:style style:name="P186" style:family="paragraph" style:parent-style-name="Frame_20_contents">
      <style:text-properties style:font-name="DejaVu Sans" fo:font-size="12pt" officeooo:rsid="00bd0cdf" officeooo:paragraph-rsid="02363037" style:font-size-asian="12pt" style:font-size-complex="12pt"/>
    </style:style>
    <style:style style:name="P187" style:family="paragraph" style:parent-style-name="Frame_20_contents">
      <style:text-properties officeooo:paragraph-rsid="02301c81"/>
    </style:style>
    <style:style style:name="P188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189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9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T1" style:family="text">
      <style:text-properties fo:color="#ff0000" style:font-name="Liberation Mono" fo:font-size="10pt" officeooo:rsid="00f2ab72" style:font-size-asian="10pt" style:font-size-complex="10pt"/>
    </style:style>
    <style:style style:name="T2" style:family="text">
      <style:text-properties fo:color="#ff0000" style:font-name="Liberation Mono" fo:font-size="10pt" officeooo:rsid="00f449d6" style:font-size-asian="10pt" style:font-size-complex="10pt"/>
    </style:style>
    <style:style style:name="T3" style:family="text">
      <style:text-properties fo:color="#ff0000" style:font-name="Liberation Mono" fo:font-size="10pt" officeooo:rsid="00cf9f13" style:font-size-asian="10pt" style:font-size-complex="10pt"/>
    </style:style>
    <style:style style:name="T4" style:family="text">
      <style:text-properties fo:color="#ff0000" style:font-name="Liberation Mono" fo:font-size="10pt" officeooo:rsid="0137a7b4" style:font-size-asian="10pt" style:font-size-complex="10pt"/>
    </style:style>
    <style:style style:name="T5" style:family="text">
      <style:text-properties fo:color="#ff0000" style:font-name="Liberation Mono" fo:font-size="10pt" officeooo:rsid="013b4b9d" style:font-size-asian="10pt" style:font-size-complex="10pt"/>
    </style:style>
    <style:style style:name="T6" style:family="text">
      <style:text-properties fo:color="#ff0000" style:font-name="Liberation Mono" fo:font-size="10pt" officeooo:rsid="00bfb5fd" style:font-size-asian="10pt" style:font-size-complex="10pt"/>
    </style:style>
    <style:style style:name="T7" style:family="text">
      <style:text-properties fo:color="#ff0000" style:font-name="Liberation Mono" fo:font-size="10pt" officeooo:rsid="00fbd886" style:font-size-asian="10pt" style:font-size-complex="10pt"/>
    </style:style>
    <style:style style:name="T8" style:family="text">
      <style:text-properties fo:color="#ff0000" style:font-name="Liberation Mono" fo:font-size="10pt" officeooo:rsid="00f4c7e5" style:font-size-asian="10pt" style:font-size-complex="10pt"/>
    </style:style>
    <style:style style:name="T9" style:family="text">
      <style:text-properties fo:color="#ff0000" style:font-name="Liberation Mono" fo:font-size="10pt" officeooo:rsid="00bf360d" style:font-size-asian="10pt" style:font-size-complex="10pt"/>
    </style:style>
    <style:style style:name="T10" style:family="text">
      <style:text-properties fo:color="#ff0000" style:font-name="Liberation Mono" fo:font-size="10pt" officeooo:rsid="00f51f09" style:font-size-asian="10pt" style:font-size-complex="10pt"/>
    </style:style>
    <style:style style:name="T11" style:family="text">
      <style:text-properties fo:color="#ff0000" style:font-name="Liberation Mono" fo:font-size="10pt" officeooo:rsid="00f9a929" style:font-size-asian="10pt" style:font-size-complex="10pt"/>
    </style:style>
    <style:style style:name="T12" style:family="text">
      <style:text-properties fo:color="#ff0000" style:font-name="Liberation Mono" fo:font-size="10pt" officeooo:rsid="01409a75" style:font-size-asian="10pt" style:font-size-complex="10pt"/>
    </style:style>
    <style:style style:name="T13" style:family="text">
      <style:text-properties fo:color="#ff0000" style:font-name="Liberation Mono" fo:font-size="10pt" officeooo:rsid="0184ce9a" style:font-size-asian="10pt" style:font-size-complex="10pt"/>
    </style:style>
    <style:style style:name="T14" style:family="text">
      <style:text-properties fo:color="#ff0000" style:font-name="Liberation Mono" fo:font-size="10pt" officeooo:rsid="0185fdd7" style:font-size-asian="10pt" style:font-size-complex="10pt"/>
    </style:style>
    <style:style style:name="T15" style:family="text">
      <style:text-properties fo:color="#ff0000" style:font-name="Liberation Mono" fo:font-size="10pt" officeooo:rsid="01877e32" style:font-size-asian="10pt" style:font-size-complex="10pt"/>
    </style:style>
    <style:style style:name="T16" style:family="text">
      <style:text-properties fo:color="#ff0000" style:font-name="Liberation Mono" fo:font-size="10pt" officeooo:rsid="01890992" style:font-size-asian="10pt" style:font-size-complex="10pt"/>
    </style:style>
    <style:style style:name="T17" style:family="text">
      <style:text-properties fo:color="#ff0000" style:font-name="Liberation Mono" fo:font-size="10pt" officeooo:rsid="018c5167" style:font-size-asian="10pt" style:font-size-complex="10pt"/>
    </style:style>
    <style:style style:name="T18" style:family="text">
      <style:text-properties fo:color="#ff0000" style:font-name="Liberation Mono" fo:font-size="10pt" officeooo:rsid="018f4b4a" style:font-size-asian="10pt" style:font-size-complex="10pt"/>
    </style:style>
    <style:style style:name="T19" style:family="text">
      <style:text-properties fo:color="#ff0000" style:font-name="Liberation Mono" fo:font-size="10pt" officeooo:rsid="01932ee9" style:font-size-asian="10pt" style:font-size-complex="10pt"/>
    </style:style>
    <style:style style:name="T20" style:family="text">
      <style:text-properties fo:color="#ff0000" style:font-name="Liberation Mono" fo:font-size="10pt" officeooo:rsid="0195e114" style:font-size-asian="10pt" style:font-size-complex="10pt"/>
    </style:style>
    <style:style style:name="T21" style:family="text">
      <style:text-properties fo:color="#ff0000" style:font-name="Liberation Mono" fo:font-size="10pt" officeooo:rsid="019d276c" style:font-size-asian="10pt" style:font-size-complex="10pt"/>
    </style:style>
    <style:style style:name="T22" style:family="text">
      <style:text-properties fo:color="#ff0000" style:font-name="Liberation Mono" fo:font-size="10pt" officeooo:rsid="01a26d09" style:font-size-asian="10pt" style:font-size-complex="10pt"/>
    </style:style>
    <style:style style:name="T23" style:family="text">
      <style:text-properties fo:color="#ff0000" style:font-name="Liberation Mono" fo:font-size="10pt" officeooo:rsid="01aaf369" style:font-size-asian="10pt" style:font-size-complex="10pt"/>
    </style:style>
    <style:style style:name="T24" style:family="text">
      <style:text-properties fo:color="#ff0000" style:font-name="Liberation Mono" fo:font-size="10pt" officeooo:rsid="01ab1626" style:font-size-asian="10pt" style:font-size-complex="10pt"/>
    </style:style>
    <style:style style:name="T25" style:family="text">
      <style:text-properties fo:color="#ff0000" style:font-name="Liberation Mono" fo:font-size="10pt" officeooo:rsid="01ab46aa" style:font-size-asian="10pt" style:font-size-complex="10pt"/>
    </style:style>
    <style:style style:name="T26" style:family="text">
      <style:text-properties fo:color="#ff0000" style:font-name="Liberation Mono" fo:font-size="10pt" officeooo:rsid="01b0f7ec" style:font-size-asian="10pt" style:font-size-complex="10pt"/>
    </style:style>
    <style:style style:name="T27" style:family="text">
      <style:text-properties fo:color="#ff0000" style:font-name="Liberation Mono" fo:font-size="10pt" officeooo:rsid="01b2b109" style:font-size-asian="10pt" style:font-size-complex="10pt"/>
    </style:style>
    <style:style style:name="T28" style:family="text">
      <style:text-properties fo:color="#ff0000" style:font-name="Liberation Mono" fo:font-size="10pt" officeooo:rsid="01b48f16" style:font-size-asian="10pt" style:font-size-complex="10pt"/>
    </style:style>
    <style:style style:name="T29" style:family="text">
      <style:text-properties fo:color="#ff0000" style:font-name="Liberation Mono" fo:font-size="10pt" officeooo:rsid="01c07ea7" style:font-size-asian="10pt" style:font-size-complex="10pt"/>
    </style:style>
    <style:style style:name="T30" style:family="text">
      <style:text-properties fo:color="#ff0000" style:font-name="Liberation Mono" fo:font-size="10pt" officeooo:rsid="01ce0293" style:font-size-asian="10pt" style:font-size-complex="10pt"/>
    </style:style>
    <style:style style:name="T31" style:family="text">
      <style:text-properties fo:color="#ff0000" style:font-name="Liberation Mono" fo:font-size="10pt" officeooo:rsid="01ceefd9" style:font-size-asian="10pt" style:font-size-complex="10pt"/>
    </style:style>
    <style:style style:name="T32" style:family="text">
      <style:text-properties fo:color="#ff0000" style:font-name="Liberation Mono" fo:font-size="10pt" officeooo:rsid="01d1cf87" style:font-size-asian="10pt" style:font-size-complex="10pt"/>
    </style:style>
    <style:style style:name="T33" style:family="text">
      <style:text-properties fo:color="#ff0000" style:font-name="Liberation Mono" fo:font-size="10pt" officeooo:rsid="01d7feea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5faf" style:font-size-asian="10pt" style:font-size-complex="10pt"/>
    </style:style>
    <style:style style:name="T46" style:family="text">
      <style:text-properties fo:color="#ff0000" style:font-name="Liberation Mono" fo:font-size="10pt" officeooo:rsid="0219ab39" style:font-size-asian="10pt" style:font-size-complex="10pt"/>
    </style:style>
    <style:style style:name="T47" style:family="text">
      <style:text-properties fo:color="#ff0000" style:font-name="Liberation Mono" fo:font-size="10pt" officeooo:rsid="021ac9c6" style:font-size-asian="10pt" style:font-size-complex="10pt"/>
    </style:style>
    <style:style style:name="T48" style:family="text">
      <style:text-properties fo:color="#ff0000" style:font-name="Liberation Mono" fo:font-size="10pt" officeooo:rsid="02301c81" style:font-size-asian="10pt" style:font-size-complex="10pt"/>
    </style:style>
    <style:style style:name="T49" style:family="text">
      <style:text-properties fo:color="#ff0000" style:font-name="Liberation Mono" officeooo:rsid="00f449d6"/>
    </style:style>
    <style:style style:name="T50" style:family="text">
      <style:text-properties fo:color="#ff0000" style:font-name="Liberation Mono" officeooo:rsid="00f2ab72"/>
    </style:style>
    <style:style style:name="T51" style:family="text">
      <style:text-properties fo:color="#ff0000" fo:font-size="10pt" style:font-size-asian="10pt" style:font-size-complex="10pt"/>
    </style:style>
    <style:style style:name="T52" style:family="text">
      <style:text-properties fo:color="#ff0000" fo:font-size="10pt" officeooo:rsid="00cf9f13" style:font-size-asian="10pt" style:font-size-complex="10pt"/>
    </style:style>
    <style:style style:name="T53" style:family="text">
      <style:text-properties fo:color="#ff0000" fo:font-size="10pt" officeooo:rsid="0100c96e" style:font-size-asian="10pt" style:font-size-complex="10pt"/>
    </style:style>
    <style:style style:name="T54" style:family="text">
      <style:text-properties fo:color="#ff0000" fo:font-size="10pt" officeooo:rsid="00d39f3c" style:font-size-asian="10pt" style:font-size-complex="10pt"/>
    </style:style>
    <style:style style:name="T55" style:family="text">
      <style:text-properties fo:color="#ff0000" fo:font-size="10pt" officeooo:rsid="00eb8a88" style:font-size-asian="10pt" style:font-size-complex="10pt"/>
    </style:style>
    <style:style style:name="T56" style:family="text">
      <style:text-properties fo:color="#ff0000" fo:font-size="10pt" officeooo:rsid="00d970e4" style:font-size-asian="10pt" style:font-size-complex="10pt"/>
    </style:style>
    <style:style style:name="T57" style:family="text">
      <style:text-properties fo:color="#ff0000" fo:font-size="10pt" officeooo:rsid="00be5b6f" style:font-size-asian="10pt" style:font-size-complex="10pt"/>
    </style:style>
    <style:style style:name="T58" style:family="text">
      <style:text-properties fo:color="#ff0000" fo:font-size="10pt" officeooo:rsid="00cbd5e6" style:font-size-asian="10pt" style:font-size-complex="10pt"/>
    </style:style>
    <style:style style:name="T59" style:family="text">
      <style:text-properties fo:color="#ff0000" fo:font-size="10pt" officeooo:rsid="00bfb5fd" style:font-size-asian="10pt" style:font-size-complex="10pt"/>
    </style:style>
    <style:style style:name="T60" style:family="text">
      <style:text-properties fo:color="#ff0000" fo:font-size="10pt" officeooo:rsid="00bf360d" style:font-size-asian="10pt" style:font-size-complex="10pt"/>
    </style:style>
    <style:style style:name="T61" style:family="text">
      <style:text-properties fo:color="#ff0000" fo:font-size="10pt" officeooo:rsid="00eee1f3" style:font-size-asian="10pt" style:font-size-complex="10pt"/>
    </style:style>
    <style:style style:name="T62" style:family="text">
      <style:text-properties fo:color="#ff0000" fo:font-size="10pt" officeooo:rsid="00d591e4" style:font-size-asian="10pt" style:font-size-complex="10pt"/>
    </style:style>
    <style:style style:name="T63" style:family="text">
      <style:text-properties fo:color="#ff0000" fo:font-size="10pt" officeooo:rsid="00d3d659" style:font-size-asian="10pt" style:font-size-complex="10pt"/>
    </style:style>
    <style:style style:name="T64" style:family="text">
      <style:text-properties fo:color="#ff0000" fo:font-size="10pt" officeooo:rsid="013bc1b0" style:font-size-asian="10pt" style:font-size-complex="10pt"/>
    </style:style>
    <style:style style:name="T65" style:family="text">
      <style:text-properties fo:color="#ff0000" fo:font-size="10pt" officeooo:rsid="013ec469" style:font-size-asian="10pt" style:font-size-complex="10pt"/>
    </style:style>
    <style:style style:name="T66" style:family="text">
      <style:text-properties fo:color="#ff0000" fo:font-size="10pt" officeooo:rsid="01425252" style:font-size-asian="10pt" style:font-size-complex="10pt"/>
    </style:style>
    <style:style style:name="T67" style:family="text">
      <style:text-properties fo:color="#ff0000" fo:font-size="10pt" officeooo:rsid="016587ec" style:font-size-asian="10pt" style:font-size-complex="10pt"/>
    </style:style>
    <style:style style:name="T68" style:family="text">
      <style:text-properties fo:color="#ff0000" fo:font-size="10pt" officeooo:rsid="01670a77" style:font-size-asian="10pt" style:font-size-complex="10pt"/>
    </style:style>
    <style:style style:name="T69" style:family="text">
      <style:text-properties fo:color="#ff0000" fo:font-size="10pt" officeooo:rsid="00bd0cdf" style:font-size-asian="10pt" style:font-size-complex="10pt"/>
    </style:style>
    <style:style style:name="T70" style:family="text">
      <style:text-properties fo:color="#ff0000" fo:font-size="10pt" officeooo:rsid="01901e6d" style:font-size-asian="10pt" style:font-size-complex="10pt"/>
    </style:style>
    <style:style style:name="T71" style:family="text">
      <style:text-properties fo:color="#008000" style:font-name="Liberation Mono" fo:font-size="10pt" officeooo:rsid="00f2ab72" style:font-size-asian="10pt" style:font-size-complex="10pt"/>
    </style:style>
    <style:style style:name="T72" style:family="text">
      <style:text-properties fo:color="#008000" style:font-name="Liberation Mono" fo:font-size="10pt" officeooo:rsid="00bfb5fd" style:font-size-asian="10pt" style:font-size-complex="10pt"/>
    </style:style>
    <style:style style:name="T73" style:family="text">
      <style:text-properties fo:color="#008000" style:font-name="Liberation Mono" fo:font-size="10pt" officeooo:rsid="00f4c7e5" style:font-size-asian="10pt" style:font-size-complex="10pt"/>
    </style:style>
    <style:style style:name="T74" style:family="text">
      <style:text-properties fo:color="#008000" style:font-name="Liberation Mono" fo:font-size="10pt" officeooo:rsid="00bf360d" style:font-size-asian="10pt" style:font-size-complex="10pt"/>
    </style:style>
    <style:style style:name="T75" style:family="text">
      <style:text-properties fo:color="#008000" style:font-name="Liberation Mono" fo:font-size="10pt" officeooo:rsid="0102e646" style:font-size-asian="10pt" style:font-size-complex="10pt"/>
    </style:style>
    <style:style style:name="T76" style:family="text">
      <style:text-properties fo:color="#008000" style:font-name="Liberation Mono" fo:font-size="10pt" officeooo:rsid="01066288" style:font-size-asian="10pt" style:font-size-complex="10pt"/>
    </style:style>
    <style:style style:name="T77" style:family="text">
      <style:text-properties fo:color="#008000" style:font-name="Liberation Mono" fo:font-size="10pt" officeooo:rsid="0119d056" style:font-size-asian="10pt" style:font-size-complex="10pt"/>
    </style:style>
    <style:style style:name="T78" style:family="text">
      <style:text-properties fo:color="#008000" style:font-name="Liberation Mono" fo:font-size="10pt" officeooo:rsid="011b3117" style:font-size-asian="10pt" style:font-size-complex="10pt"/>
    </style:style>
    <style:style style:name="T79" style:family="text">
      <style:text-properties fo:color="#008000" style:font-name="Liberation Mono" fo:font-size="10pt" officeooo:rsid="011c6233" style:font-size-asian="10pt" style:font-size-complex="10pt"/>
    </style:style>
    <style:style style:name="T80" style:family="text">
      <style:text-properties fo:color="#008000" style:font-name="Liberation Mono" fo:font-size="10pt" officeooo:rsid="00c8cd81" style:font-size-asian="10pt" style:font-size-complex="10pt"/>
    </style:style>
    <style:style style:name="T81" style:family="text">
      <style:text-properties fo:color="#008000" style:font-name="Liberation Mono" fo:font-size="10pt" officeooo:rsid="00f6af9d" style:font-size-asian="10pt" style:font-size-complex="10pt"/>
    </style:style>
    <style:style style:name="T82" style:family="text">
      <style:text-properties fo:color="#008000" style:font-name="Liberation Mono" fo:font-size="10pt" officeooo:rsid="013bc1b0" style:font-size-asian="10pt" style:font-size-complex="10pt"/>
    </style:style>
    <style:style style:name="T83" style:family="text">
      <style:text-properties fo:color="#008000" style:font-name="Liberation Mono" fo:font-size="10pt" officeooo:rsid="01462f5e" style:font-size-asian="10pt" style:font-size-complex="10pt"/>
    </style:style>
    <style:style style:name="T84" style:family="text">
      <style:text-properties fo:color="#008000" style:font-name="Liberation Mono" fo:font-size="10pt" officeooo:rsid="014bbe3d" style:font-size-asian="10pt" style:font-size-complex="10pt"/>
    </style:style>
    <style:style style:name="T85" style:family="text">
      <style:text-properties fo:color="#008000" style:font-name="Liberation Mono" fo:font-size="10pt" officeooo:rsid="0159ed8f" style:font-size-asian="10pt" style:font-size-complex="10pt"/>
    </style:style>
    <style:style style:name="T86" style:family="text">
      <style:text-properties fo:color="#008000" style:font-name="Liberation Mono" fo:font-size="10pt" officeooo:rsid="015b1b9a" style:font-size-asian="10pt" style:font-size-complex="10pt"/>
    </style:style>
    <style:style style:name="T87" style:family="text">
      <style:text-properties fo:color="#008000" style:font-name="Liberation Mono" fo:font-size="10pt" officeooo:rsid="015cfdf5" style:font-size-asian="10pt" style:font-size-complex="10pt"/>
    </style:style>
    <style:style style:name="T88" style:family="text">
      <style:text-properties fo:color="#008000" style:font-name="Liberation Mono" fo:font-size="10pt" officeooo:rsid="015d0a25" style:font-size-asian="10pt" style:font-size-complex="10pt"/>
    </style:style>
    <style:style style:name="T89" style:family="text">
      <style:text-properties fo:color="#008000" style:font-name="Liberation Mono" fo:font-size="10pt" officeooo:rsid="015e6e8b" style:font-size-asian="10pt" style:font-size-complex="10pt"/>
    </style:style>
    <style:style style:name="T90" style:family="text">
      <style:text-properties fo:color="#008000" style:font-name="Liberation Mono" fo:font-size="10pt" officeooo:rsid="01619f88" style:font-size-asian="10pt" style:font-size-complex="10pt"/>
    </style:style>
    <style:style style:name="T91" style:family="text">
      <style:text-properties fo:color="#008000" style:font-name="Liberation Mono" fo:font-size="10pt" officeooo:rsid="016bb135" style:font-size-asian="10pt" style:font-size-complex="10pt"/>
    </style:style>
    <style:style style:name="T92" style:family="text">
      <style:text-properties fo:color="#008000" style:font-name="Liberation Mono" fo:font-size="10pt" officeooo:rsid="016d9cfc" style:font-size-asian="10pt" style:font-size-complex="10pt"/>
    </style:style>
    <style:style style:name="T93" style:family="text">
      <style:text-properties fo:color="#008000" style:font-name="Liberation Mono" fo:font-size="10pt" officeooo:rsid="016debeb" style:font-size-asian="10pt" style:font-size-complex="10pt"/>
    </style:style>
    <style:style style:name="T94" style:family="text">
      <style:text-properties fo:color="#008000" style:font-name="Liberation Mono" fo:font-size="10pt" officeooo:rsid="016e243a" style:font-size-asian="10pt" style:font-size-complex="10pt"/>
    </style:style>
    <style:style style:name="T95" style:family="text">
      <style:text-properties fo:color="#008000" style:font-name="Liberation Mono" fo:font-size="10pt" officeooo:rsid="017021ac" style:font-size-asian="10pt" style:font-size-complex="10pt"/>
    </style:style>
    <style:style style:name="T96" style:family="text">
      <style:text-properties fo:color="#008000" style:font-name="Liberation Mono" fo:font-size="10pt" officeooo:rsid="017048bb" style:font-size-asian="10pt" style:font-size-complex="10pt"/>
    </style:style>
    <style:style style:name="T97" style:family="text">
      <style:text-properties fo:color="#008000" style:font-name="Liberation Mono" fo:font-size="10pt" officeooo:rsid="01728c84" style:font-size-asian="10pt" style:font-size-complex="10pt"/>
    </style:style>
    <style:style style:name="T98" style:family="text">
      <style:text-properties fo:color="#008000" style:font-name="Liberation Mono" fo:font-size="10pt" officeooo:rsid="01731ff3" style:font-size-asian="10pt" style:font-size-complex="10pt"/>
    </style:style>
    <style:style style:name="T99" style:family="text">
      <style:text-properties fo:color="#008000" style:font-name="Liberation Mono" fo:font-size="10pt" officeooo:rsid="0174a778" style:font-size-asian="10pt" style:font-size-complex="10pt"/>
    </style:style>
    <style:style style:name="T100" style:family="text">
      <style:text-properties fo:color="#008000" style:font-name="Liberation Mono" fo:font-size="10pt" officeooo:rsid="01785f31" style:font-size-asian="10pt" style:font-size-complex="10pt"/>
    </style:style>
    <style:style style:name="T101" style:family="text">
      <style:text-properties fo:color="#008000" style:font-name="Liberation Mono" fo:font-size="10pt" officeooo:rsid="0179b54d" style:font-size-asian="10pt" style:font-size-complex="10pt"/>
    </style:style>
    <style:style style:name="T102" style:family="text">
      <style:text-properties fo:color="#008000" style:font-name="Liberation Mono" fo:font-size="10pt" officeooo:rsid="0179c090" style:font-size-asian="10pt" style:font-size-complex="10pt"/>
    </style:style>
    <style:style style:name="T103" style:family="text">
      <style:text-properties fo:color="#008000" style:font-name="Liberation Mono" fo:font-size="10pt" officeooo:rsid="017ab3e6" style:font-size-asian="10pt" style:font-size-complex="10pt"/>
    </style:style>
    <style:style style:name="T104" style:family="text">
      <style:text-properties fo:color="#008000" style:font-name="Liberation Mono" fo:font-size="10pt" officeooo:rsid="017c2b2e" style:font-size-asian="10pt" style:font-size-complex="10pt"/>
    </style:style>
    <style:style style:name="T105" style:family="text">
      <style:text-properties fo:color="#008000" style:font-name="Liberation Mono" fo:font-size="10pt" officeooo:rsid="018076cb" style:font-size-asian="10pt" style:font-size-complex="10pt"/>
    </style:style>
    <style:style style:name="T106" style:family="text">
      <style:text-properties fo:color="#008000" style:font-name="Liberation Mono" fo:font-size="10pt" officeooo:rsid="0180826f" style:font-size-asian="10pt" style:font-size-complex="10pt"/>
    </style:style>
    <style:style style:name="T107" style:family="text">
      <style:text-properties fo:color="#008000" style:font-name="Liberation Mono" fo:font-size="10pt" officeooo:rsid="0181fed8" style:font-size-asian="10pt" style:font-size-complex="10pt"/>
    </style:style>
    <style:style style:name="T108" style:family="text">
      <style:text-properties fo:color="#008000" style:font-name="Liberation Mono" fo:font-size="10pt" officeooo:rsid="0184ce9a" style:font-size-asian="10pt" style:font-size-complex="10pt"/>
    </style:style>
    <style:style style:name="T109" style:family="text">
      <style:text-properties fo:color="#008000" style:font-name="Liberation Mono" fo:font-size="10pt" officeooo:rsid="0186074e" style:font-size-asian="10pt" style:font-size-complex="10pt"/>
    </style:style>
    <style:style style:name="T110" style:family="text">
      <style:text-properties fo:color="#008000" style:font-name="Liberation Mono" fo:font-size="10pt" officeooo:rsid="01877e32" style:font-size-asian="10pt" style:font-size-complex="10pt"/>
    </style:style>
    <style:style style:name="T111" style:family="text">
      <style:text-properties fo:color="#008000" style:font-name="Liberation Mono" fo:font-size="10pt" officeooo:rsid="01901e6d" style:font-size-asian="10pt" style:font-size-complex="10pt"/>
    </style:style>
    <style:style style:name="T112" style:family="text">
      <style:text-properties fo:color="#008000" style:font-name="Liberation Mono" fo:font-size="10pt" officeooo:rsid="01916f65" style:font-size-asian="10pt" style:font-size-complex="10pt"/>
    </style:style>
    <style:style style:name="T113" style:family="text">
      <style:text-properties fo:color="#008000" style:font-name="Liberation Mono" fo:font-size="10pt" officeooo:rsid="0193d85b" style:font-size-asian="10pt" style:font-size-complex="10pt"/>
    </style:style>
    <style:style style:name="T114" style:family="text">
      <style:text-properties fo:color="#008000" style:font-name="Liberation Mono" fo:font-size="10pt" officeooo:rsid="01963e6e" style:font-size-asian="10pt" style:font-size-complex="10pt"/>
    </style:style>
    <style:style style:name="T115" style:family="text">
      <style:text-properties fo:color="#008000" style:font-name="Liberation Mono" fo:font-size="10pt" officeooo:rsid="01970c7f" style:font-size-asian="10pt" style:font-size-complex="10pt"/>
    </style:style>
    <style:style style:name="T116" style:family="text">
      <style:text-properties fo:color="#008000" style:font-name="Liberation Mono" fo:font-size="10pt" officeooo:rsid="0197cd08" style:font-size-asian="10pt" style:font-size-complex="10pt"/>
    </style:style>
    <style:style style:name="T117" style:family="text">
      <style:text-properties fo:color="#008000" style:font-name="Liberation Mono" fo:font-size="10pt" officeooo:rsid="0199ded7" style:font-size-asian="10pt" style:font-size-complex="10pt"/>
    </style:style>
    <style:style style:name="T118" style:family="text">
      <style:text-properties fo:color="#008000" style:font-name="Liberation Mono" fo:font-size="10pt" officeooo:rsid="019d276c" style:font-size-asian="10pt" style:font-size-complex="10pt"/>
    </style:style>
    <style:style style:name="T119" style:family="text">
      <style:text-properties fo:color="#008000" style:font-name="Liberation Mono" fo:font-size="10pt" officeooo:rsid="01a26d09" style:font-size-asian="10pt" style:font-size-complex="10pt"/>
    </style:style>
    <style:style style:name="T120" style:family="text">
      <style:text-properties fo:color="#008000" style:font-name="Liberation Mono" fo:font-size="10pt" officeooo:rsid="01a43ca2" style:font-size-asian="10pt" style:font-size-complex="10pt"/>
    </style:style>
    <style:style style:name="T121" style:family="text">
      <style:text-properties fo:color="#008000" style:font-name="Liberation Mono" fo:font-size="10pt" officeooo:rsid="01a6cd47" style:font-size-asian="10pt" style:font-size-complex="10pt"/>
    </style:style>
    <style:style style:name="T122" style:family="text">
      <style:text-properties fo:color="#008000" style:font-name="Liberation Mono" fo:font-size="10pt" officeooo:rsid="01a812f0" style:font-size-asian="10pt" style:font-size-complex="10pt"/>
    </style:style>
    <style:style style:name="T123" style:family="text">
      <style:text-properties fo:color="#008000" style:font-name="Liberation Mono" fo:font-size="10pt" officeooo:rsid="01a9fbcc" style:font-size-asian="10pt" style:font-size-complex="10pt"/>
    </style:style>
    <style:style style:name="T124" style:family="text">
      <style:text-properties fo:color="#008000" style:font-name="Liberation Mono" fo:font-size="10pt" officeooo:rsid="01aaf369" style:font-size-asian="10pt" style:font-size-complex="10pt"/>
    </style:style>
    <style:style style:name="T125" style:family="text">
      <style:text-properties fo:color="#008000" style:font-name="Liberation Mono" fo:font-size="10pt" officeooo:rsid="01ab1626" style:font-size-asian="10pt" style:font-size-complex="10pt"/>
    </style:style>
    <style:style style:name="T126" style:family="text">
      <style:text-properties fo:color="#008000" style:font-name="Liberation Mono" fo:font-size="10pt" officeooo:rsid="01abef30" style:font-size-asian="10pt" style:font-size-complex="10pt"/>
    </style:style>
    <style:style style:name="T127" style:family="text">
      <style:text-properties fo:color="#008000" style:font-name="Liberation Mono" fo:font-size="10pt" officeooo:rsid="01ad594b" style:font-size-asian="10pt" style:font-size-complex="10pt"/>
    </style:style>
    <style:style style:name="T128" style:family="text">
      <style:text-properties fo:color="#008000" style:font-name="Liberation Mono" fo:font-size="10pt" officeooo:rsid="01aee52f" style:font-size-asian="10pt" style:font-size-complex="10pt"/>
    </style:style>
    <style:style style:name="T129" style:family="text">
      <style:text-properties fo:color="#008000" style:font-name="Liberation Mono" fo:font-size="10pt" officeooo:rsid="01af9532" style:font-size-asian="10pt" style:font-size-complex="10pt"/>
    </style:style>
    <style:style style:name="T130" style:family="text">
      <style:text-properties fo:color="#008000" style:font-name="Liberation Mono" fo:font-size="10pt" officeooo:rsid="01b0f7ec" style:font-size-asian="10pt" style:font-size-complex="10pt"/>
    </style:style>
    <style:style style:name="T131" style:family="text">
      <style:text-properties fo:color="#008000" style:font-name="Liberation Mono" fo:font-size="10pt" officeooo:rsid="01b2b109" style:font-size-asian="10pt" style:font-size-complex="10pt"/>
    </style:style>
    <style:style style:name="T132" style:family="text">
      <style:text-properties fo:color="#008000" style:font-name="Liberation Mono" fo:font-size="10pt" officeooo:rsid="01b32d31" style:font-size-asian="10pt" style:font-size-complex="10pt"/>
    </style:style>
    <style:style style:name="T133" style:family="text">
      <style:text-properties fo:color="#008000" style:font-name="Liberation Mono" fo:font-size="10pt" officeooo:rsid="01b405bb" style:font-size-asian="10pt" style:font-size-complex="10pt"/>
    </style:style>
    <style:style style:name="T134" style:family="text">
      <style:text-properties fo:color="#008000" style:font-name="Liberation Mono" fo:font-size="10pt" officeooo:rsid="01b47064" style:font-size-asian="10pt" style:font-size-complex="10pt"/>
    </style:style>
    <style:style style:name="T135" style:family="text">
      <style:text-properties fo:color="#008000" style:font-name="Liberation Mono" fo:font-size="10pt" officeooo:rsid="01b74109" style:font-size-asian="10pt" style:font-size-complex="10pt"/>
    </style:style>
    <style:style style:name="T136" style:family="text">
      <style:text-properties fo:color="#008000" style:font-name="Liberation Mono" fo:font-size="10pt" officeooo:rsid="01b7d496" style:font-size-asian="10pt" style:font-size-complex="10pt"/>
    </style:style>
    <style:style style:name="T137" style:family="text">
      <style:text-properties fo:color="#008000" style:font-name="Liberation Mono" fo:font-size="10pt" officeooo:rsid="01b84b10" style:font-size-asian="10pt" style:font-size-complex="10pt"/>
    </style:style>
    <style:style style:name="T138" style:family="text">
      <style:text-properties fo:color="#008000" style:font-name="Liberation Mono" fo:font-size="10pt" officeooo:rsid="01b8d103" style:font-size-asian="10pt" style:font-size-complex="10pt"/>
    </style:style>
    <style:style style:name="T139" style:family="text">
      <style:text-properties fo:color="#008000" style:font-name="Liberation Mono" fo:font-size="10pt" officeooo:rsid="01ba4a90" style:font-size-asian="10pt" style:font-size-complex="10pt"/>
    </style:style>
    <style:style style:name="T140" style:family="text">
      <style:text-properties fo:color="#008000" style:font-name="Liberation Mono" fo:font-size="10pt" officeooo:rsid="01baab8e" style:font-size-asian="10pt" style:font-size-complex="10pt"/>
    </style:style>
    <style:style style:name="T141" style:family="text">
      <style:text-properties fo:color="#008000" style:font-name="Liberation Mono" fo:font-size="10pt" officeooo:rsid="01be167d" style:font-size-asian="10pt" style:font-size-complex="10pt"/>
    </style:style>
    <style:style style:name="T142" style:family="text">
      <style:text-properties fo:color="#008000" style:font-name="Liberation Mono" fo:font-size="10pt" officeooo:rsid="01bf0ced" style:font-size-asian="10pt" style:font-size-complex="10pt"/>
    </style:style>
    <style:style style:name="T143" style:family="text">
      <style:text-properties fo:color="#008000" style:font-name="Liberation Mono" fo:font-size="10pt" officeooo:rsid="01c0b498" style:font-size-asian="10pt" style:font-size-complex="10pt"/>
    </style:style>
    <style:style style:name="T144" style:family="text">
      <style:text-properties fo:color="#008000" style:font-name="Liberation Mono" fo:font-size="10pt" officeooo:rsid="01c0f8b0" style:font-size-asian="10pt" style:font-size-complex="10pt"/>
    </style:style>
    <style:style style:name="T145" style:family="text">
      <style:text-properties fo:color="#008000" style:font-name="Liberation Mono" fo:font-size="10pt" officeooo:rsid="01c2441f" style:font-size-asian="10pt" style:font-size-complex="10pt"/>
    </style:style>
    <style:style style:name="T146" style:family="text">
      <style:text-properties fo:color="#008000" style:font-name="Liberation Mono" fo:font-size="10pt" officeooo:rsid="01c3bc1f" style:font-size-asian="10pt" style:font-size-complex="10pt"/>
    </style:style>
    <style:style style:name="T147" style:family="text">
      <style:text-properties fo:color="#008000" style:font-name="Liberation Mono" fo:font-size="10pt" officeooo:rsid="01c4c1a2" style:font-size-asian="10pt" style:font-size-complex="10pt"/>
    </style:style>
    <style:style style:name="T148" style:family="text">
      <style:text-properties fo:color="#008000" style:font-name="Liberation Mono" fo:font-size="10pt" officeooo:rsid="01c66179" style:font-size-asian="10pt" style:font-size-complex="10pt"/>
    </style:style>
    <style:style style:name="T149" style:family="text">
      <style:text-properties fo:color="#008000" style:font-name="Liberation Mono" fo:font-size="10pt" officeooo:rsid="01c86003" style:font-size-asian="10pt" style:font-size-complex="10pt"/>
    </style:style>
    <style:style style:name="T150" style:family="text">
      <style:text-properties fo:color="#008000" style:font-name="Liberation Mono" fo:font-size="10pt" officeooo:rsid="01c94dc9" style:font-size-asian="10pt" style:font-size-complex="10pt"/>
    </style:style>
    <style:style style:name="T151" style:family="text">
      <style:text-properties fo:color="#008000" style:font-name="Liberation Mono" fo:font-size="10pt" officeooo:rsid="01d474d0" style:font-size-asian="10pt" style:font-size-complex="10pt"/>
    </style:style>
    <style:style style:name="T152" style:family="text">
      <style:text-properties fo:color="#008000" style:font-name="Liberation Mono" fo:font-size="10pt" officeooo:rsid="01d5d6a9" style:font-size-asian="10pt" style:font-size-complex="10pt"/>
    </style:style>
    <style:style style:name="T153" style:family="text">
      <style:text-properties fo:color="#008000" style:font-name="Liberation Mono" fo:font-size="10pt" officeooo:rsid="01d66700" style:font-size-asian="10pt" style:font-size-complex="10pt"/>
    </style:style>
    <style:style style:name="T154" style:family="text">
      <style:text-properties fo:color="#008000" style:font-name="Liberation Mono" fo:font-size="10pt" officeooo:rsid="01d7feea" style:font-size-asian="10pt" style:font-size-complex="10pt"/>
    </style:style>
    <style:style style:name="T155" style:family="text">
      <style:text-properties fo:color="#008000" style:font-name="Liberation Mono" fo:font-size="10pt" officeooo:rsid="01d9b2d1" style:font-size-asian="10pt" style:font-size-complex="10pt"/>
    </style:style>
    <style:style style:name="T156" style:family="text">
      <style:text-properties fo:color="#008000" style:font-name="Liberation Mono" fo:font-size="10pt" officeooo:rsid="01dae598" style:font-size-asian="10pt" style:font-size-complex="10pt"/>
    </style:style>
    <style:style style:name="T157" style:family="text">
      <style:text-properties fo:color="#008000" style:font-name="Liberation Mono" fo:font-size="10pt" officeooo:rsid="01e30214" style:font-size-asian="10pt" style:font-size-complex="10pt"/>
    </style:style>
    <style:style style:name="T158" style:family="text">
      <style:text-properties fo:color="#008000" style:font-name="Liberation Mono" fo:font-size="10pt" officeooo:rsid="01e5bdb4" style:font-size-asian="10pt" style:font-size-complex="10pt"/>
    </style:style>
    <style:style style:name="T159" style:family="text">
      <style:text-properties fo:color="#008000" style:font-name="Liberation Mono" fo:font-size="10pt" officeooo:rsid="01e65d06" style:font-size-asian="10pt" style:font-size-complex="10pt"/>
    </style:style>
    <style:style style:name="T160" style:family="text">
      <style:text-properties fo:color="#008000" style:font-name="Liberation Mono" fo:font-size="10pt" officeooo:rsid="01e81bee" style:font-size-asian="10pt" style:font-size-complex="10pt"/>
    </style:style>
    <style:style style:name="T161" style:family="text">
      <style:text-properties fo:color="#008000" style:font-name="Liberation Mono" fo:font-size="10pt" officeooo:rsid="01e96c8f" style:font-size-asian="10pt" style:font-size-complex="10pt"/>
    </style:style>
    <style:style style:name="T162" style:family="text">
      <style:text-properties fo:color="#008000" style:font-name="Liberation Mono" fo:font-size="10pt" officeooo:rsid="01ea1044" style:font-size-asian="10pt" style:font-size-complex="10pt"/>
    </style:style>
    <style:style style:name="T163" style:family="text">
      <style:text-properties fo:color="#008000" style:font-name="Liberation Mono" fo:font-size="10pt" officeooo:rsid="01f12046" style:font-size-asian="10pt" style:font-size-complex="10pt"/>
    </style:style>
    <style:style style:name="T164" style:family="text">
      <style:text-properties fo:color="#008000" style:font-name="Liberation Mono" fo:font-size="10pt" officeooo:rsid="01f38523" style:font-size-asian="10pt" style:font-size-complex="10pt"/>
    </style:style>
    <style:style style:name="T165" style:family="text">
      <style:text-properties fo:color="#008000" style:font-name="Liberation Mono" fo:font-size="10pt" officeooo:rsid="01f47977" style:font-size-asian="10pt" style:font-size-complex="10pt"/>
    </style:style>
    <style:style style:name="T166" style:family="text">
      <style:text-properties fo:color="#008000" style:font-name="Liberation Mono" fo:font-size="10pt" officeooo:rsid="01f5a511" style:font-size-asian="10pt" style:font-size-complex="10pt"/>
    </style:style>
    <style:style style:name="T167" style:family="text">
      <style:text-properties fo:color="#008000" style:font-name="Liberation Mono" fo:font-size="10pt" officeooo:rsid="01f6ead1" style:font-size-asian="10pt" style:font-size-complex="10pt"/>
    </style:style>
    <style:style style:name="T168" style:family="text">
      <style:text-properties fo:color="#008000" style:font-name="Liberation Mono" fo:font-size="10pt" officeooo:rsid="01f88a56" style:font-size-asian="10pt" style:font-size-complex="10pt"/>
    </style:style>
    <style:style style:name="T169" style:family="text">
      <style:text-properties fo:color="#008000" style:font-name="Liberation Mono" fo:font-size="10pt" officeooo:rsid="01fa93c2" style:font-size-asian="10pt" style:font-size-complex="10pt"/>
    </style:style>
    <style:style style:name="T170" style:family="text">
      <style:text-properties fo:color="#008000" style:font-name="Liberation Mono" fo:font-size="10pt" officeooo:rsid="01fd6f34" style:font-size-asian="10pt" style:font-size-complex="10pt"/>
    </style:style>
    <style:style style:name="T171" style:family="text">
      <style:text-properties fo:color="#008000" style:font-name="Liberation Mono" fo:font-size="10pt" officeooo:rsid="01fd8f9e" style:font-size-asian="10pt" style:font-size-complex="10pt"/>
    </style:style>
    <style:style style:name="T172" style:family="text">
      <style:text-properties fo:color="#008000" style:font-name="Liberation Mono" fo:font-size="10pt" officeooo:rsid="01fe1718" style:font-size-asian="10pt" style:font-size-complex="10pt"/>
    </style:style>
    <style:style style:name="T173" style:family="text">
      <style:text-properties fo:color="#008000" style:font-name="Liberation Mono" fo:font-size="10pt" officeooo:rsid="02003941" style:font-size-asian="10pt" style:font-size-complex="10pt"/>
    </style:style>
    <style:style style:name="T174" style:family="text">
      <style:text-properties fo:color="#008000" style:font-name="Liberation Mono" fo:font-size="10pt" officeooo:rsid="02020f69" style:font-size-asian="10pt" style:font-size-complex="10pt"/>
    </style:style>
    <style:style style:name="T175" style:family="text">
      <style:text-properties fo:color="#008000" style:font-name="Liberation Mono" fo:font-size="10pt" officeooo:rsid="02059f52" style:font-size-asian="10pt" style:font-size-complex="10pt"/>
    </style:style>
    <style:style style:name="T176" style:family="text">
      <style:text-properties fo:color="#008000" style:font-name="Liberation Mono" fo:font-size="10pt" officeooo:rsid="02064a38" style:font-size-asian="10pt" style:font-size-complex="10pt"/>
    </style:style>
    <style:style style:name="T177" style:family="text">
      <style:text-properties fo:color="#008000" style:font-name="Liberation Mono" fo:font-size="10pt" officeooo:rsid="020818ee" style:font-size-asian="10pt" style:font-size-complex="10pt"/>
    </style:style>
    <style:style style:name="T178" style:family="text">
      <style:text-properties fo:color="#008000" style:font-name="Liberation Mono" fo:font-size="10pt" officeooo:rsid="020bb32f" style:font-size-asian="10pt" style:font-size-complex="10pt"/>
    </style:style>
    <style:style style:name="T179" style:family="text">
      <style:text-properties fo:color="#008000" style:font-name="Liberation Mono" fo:font-size="10pt" officeooo:rsid="020e7862" style:font-size-asian="10pt" style:font-size-complex="10pt"/>
    </style:style>
    <style:style style:name="T180" style:family="text">
      <style:text-properties fo:color="#008000" style:font-name="Liberation Mono" fo:font-size="10pt" officeooo:rsid="0210a87c" style:font-size-asian="10pt" style:font-size-complex="10pt"/>
    </style:style>
    <style:style style:name="T181" style:family="text">
      <style:text-properties fo:color="#008000" style:font-name="Liberation Mono" fo:font-size="10pt" officeooo:rsid="0211f363" style:font-size-asian="10pt" style:font-size-complex="10pt"/>
    </style:style>
    <style:style style:name="T182" style:family="text">
      <style:text-properties fo:color="#008000" style:font-name="Liberation Mono" fo:font-size="10pt" officeooo:rsid="0212b551" style:font-size-asian="10pt" style:font-size-complex="10pt"/>
    </style:style>
    <style:style style:name="T183" style:family="text">
      <style:text-properties fo:color="#008000" style:font-name="Liberation Mono" fo:font-size="10pt" officeooo:rsid="0214aea9" style:font-size-asian="10pt" style:font-size-complex="10pt"/>
    </style:style>
    <style:style style:name="T184" style:family="text">
      <style:text-properties fo:color="#008000" style:font-name="Liberation Mono" fo:font-size="10pt" officeooo:rsid="02180c14" style:font-size-asian="10pt" style:font-size-complex="10pt"/>
    </style:style>
    <style:style style:name="T185" style:family="text">
      <style:text-properties fo:color="#008000" style:font-name="Liberation Mono" fo:font-size="10pt" officeooo:rsid="0218d675" style:font-size-asian="10pt" style:font-size-complex="10pt"/>
    </style:style>
    <style:style style:name="T186" style:family="text">
      <style:text-properties fo:color="#008000" style:font-name="Liberation Mono" fo:font-size="10pt" officeooo:rsid="0218f1a3" style:font-size-asian="10pt" style:font-size-complex="10pt"/>
    </style:style>
    <style:style style:name="T187" style:family="text">
      <style:text-properties fo:color="#008000" style:font-name="Liberation Mono" fo:font-size="10pt" officeooo:rsid="0219ab39" style:font-size-asian="10pt" style:font-size-complex="10pt"/>
    </style:style>
    <style:style style:name="T188" style:family="text">
      <style:text-properties fo:color="#008000" style:font-name="Liberation Mono" fo:font-size="10pt" officeooo:rsid="021ac9c6" style:font-size-asian="10pt" style:font-size-complex="10pt"/>
    </style:style>
    <style:style style:name="T189" style:family="text">
      <style:text-properties fo:color="#008000" style:font-name="Liberation Mono" fo:font-size="10pt" officeooo:rsid="021bfb8c" style:font-size-asian="10pt" style:font-size-complex="10pt"/>
    </style:style>
    <style:style style:name="T190" style:family="text">
      <style:text-properties fo:color="#008000" style:font-name="Liberation Mono" fo:font-size="10pt" officeooo:rsid="021f3665" style:font-size-asian="10pt" style:font-size-complex="10pt"/>
    </style:style>
    <style:style style:name="T191" style:family="text">
      <style:text-properties fo:color="#008000" style:font-name="Liberation Mono" fo:font-size="10pt" officeooo:rsid="0220cb0c" style:font-size-asian="10pt" style:font-size-complex="10pt"/>
    </style:style>
    <style:style style:name="T192" style:family="text">
      <style:text-properties fo:color="#008000" style:font-name="Liberation Mono" fo:font-size="10pt" officeooo:rsid="0222666a" style:font-size-asian="10pt" style:font-size-complex="10pt"/>
    </style:style>
    <style:style style:name="T193" style:family="text">
      <style:text-properties fo:color="#008000" style:font-name="Liberation Mono" fo:font-size="10pt" officeooo:rsid="022372cf" style:font-size-asian="10pt" style:font-size-complex="10pt"/>
    </style:style>
    <style:style style:name="T194" style:family="text">
      <style:text-properties fo:color="#008000" style:font-name="Liberation Mono" fo:font-size="10pt" officeooo:rsid="02270f78" style:font-size-asian="10pt" style:font-size-complex="10pt"/>
    </style:style>
    <style:style style:name="T195" style:family="text">
      <style:text-properties fo:color="#008000" style:font-name="Liberation Mono" fo:font-size="10pt" officeooo:rsid="02287771" style:font-size-asian="10pt" style:font-size-complex="10pt"/>
    </style:style>
    <style:style style:name="T196" style:family="text">
      <style:text-properties fo:color="#008000" style:font-name="Liberation Mono" fo:font-size="10pt" officeooo:rsid="022a2945" style:font-size-asian="10pt" style:font-size-complex="10pt"/>
    </style:style>
    <style:style style:name="T197" style:family="text">
      <style:text-properties fo:color="#008000" style:font-name="Liberation Mono" fo:font-size="10pt" officeooo:rsid="022bd311" style:font-size-asian="10pt" style:font-size-complex="10pt"/>
    </style:style>
    <style:style style:name="T198" style:family="text">
      <style:text-properties fo:color="#008000" style:font-name="Liberation Mono" fo:font-size="10pt" officeooo:rsid="022ed255" style:font-size-asian="10pt" style:font-size-complex="10pt"/>
    </style:style>
    <style:style style:name="T199" style:family="text">
      <style:text-properties fo:color="#008000" style:font-name="Liberation Mono" fo:font-size="10pt" officeooo:rsid="02303e8a" style:font-size-asian="10pt" style:font-size-complex="10pt"/>
    </style:style>
    <style:style style:name="T200" style:family="text">
      <style:text-properties fo:color="#008000" style:font-name="Liberation Mono" fo:font-size="10pt" officeooo:rsid="02319635" style:font-size-asian="10pt" style:font-size-complex="10pt"/>
    </style:style>
    <style:style style:name="T201" style:family="text">
      <style:text-properties fo:color="#008000" style:font-name="Liberation Mono" fo:font-size="10pt" officeooo:rsid="023323aa" style:font-size-asian="10pt" style:font-size-complex="10pt"/>
    </style:style>
    <style:style style:name="T202" style:family="text">
      <style:text-properties fo:color="#008000" style:font-name="Liberation Mono" officeooo:rsid="00f449d6"/>
    </style:style>
    <style:style style:name="T203" style:family="text">
      <style:text-properties fo:color="#008000" style:font-name="Liberation Mono" officeooo:rsid="011f468d"/>
    </style:style>
    <style:style style:name="T204" style:family="text">
      <style:text-properties fo:color="#008000" fo:font-size="10pt" style:font-size-asian="10pt" style:font-size-complex="10pt"/>
    </style:style>
    <style:style style:name="T205" style:family="text">
      <style:text-properties fo:color="#008000" fo:font-size="10pt" officeooo:rsid="00cf9f13" style:font-size-asian="10pt" style:font-size-complex="10pt"/>
    </style:style>
    <style:style style:name="T206" style:family="text">
      <style:text-properties fo:color="#008000" fo:font-size="10pt" officeooo:rsid="00d39f3c" style:font-size-asian="10pt" style:font-size-complex="10pt"/>
    </style:style>
    <style:style style:name="T207" style:family="text">
      <style:text-properties fo:color="#008000" fo:font-size="10pt" officeooo:rsid="00de7a06" style:font-size-asian="10pt" style:font-size-complex="10pt"/>
    </style:style>
    <style:style style:name="T208" style:family="text">
      <style:text-properties fo:color="#008000" fo:font-size="10pt" officeooo:rsid="0107f21d" style:font-size-asian="10pt" style:font-size-complex="10pt"/>
    </style:style>
    <style:style style:name="T209" style:family="text">
      <style:text-properties fo:color="#008000" fo:font-size="10pt" officeooo:rsid="0114cfb8" style:font-size-asian="10pt" style:font-size-complex="10pt"/>
    </style:style>
    <style:style style:name="T210" style:family="text">
      <style:text-properties fo:color="#008000" fo:font-size="10pt" officeooo:rsid="01095478" style:font-size-asian="10pt" style:font-size-complex="10pt"/>
    </style:style>
    <style:style style:name="T211" style:family="text">
      <style:text-properties fo:color="#008000" fo:font-size="10pt" officeooo:rsid="010adafb" style:font-size-asian="10pt" style:font-size-complex="10pt"/>
    </style:style>
    <style:style style:name="T212" style:family="text">
      <style:text-properties fo:color="#008000" fo:font-size="10pt" officeooo:rsid="00c8cd81" style:font-size-asian="10pt" style:font-size-complex="10pt"/>
    </style:style>
    <style:style style:name="T213" style:family="text">
      <style:text-properties fo:color="#008000" fo:font-size="10pt" officeooo:rsid="01298e74" style:font-size-asian="10pt" style:font-size-complex="10pt"/>
    </style:style>
    <style:style style:name="T214" style:family="text">
      <style:text-properties fo:color="#008000" fo:font-size="10pt" officeooo:rsid="00bf360d" style:font-size-asian="10pt" style:font-size-complex="10pt"/>
    </style:style>
    <style:style style:name="T215" style:family="text">
      <style:text-properties fo:color="#008000" fo:font-size="10pt" officeooo:rsid="0115930e" style:font-size-asian="10pt" style:font-size-complex="10pt"/>
    </style:style>
    <style:style style:name="T216" style:family="text">
      <style:text-properties fo:color="#008000" fo:font-size="10pt" officeooo:rsid="01333c05" style:font-size-asian="10pt" style:font-size-complex="10pt"/>
    </style:style>
    <style:style style:name="T217" style:family="text">
      <style:text-properties fo:color="#008000" fo:font-size="10pt" officeooo:rsid="01340af5" style:font-size-asian="10pt" style:font-size-complex="10pt"/>
    </style:style>
    <style:style style:name="T218" style:family="text">
      <style:text-properties fo:color="#008000" fo:font-size="10pt" officeooo:rsid="0102e646" style:font-size-asian="10pt" style:font-size-complex="10pt"/>
    </style:style>
    <style:style style:name="T219" style:family="text">
      <style:text-properties fo:color="#008000" fo:font-size="10pt" officeooo:rsid="00edef3c" style:font-size-asian="10pt" style:font-size-complex="10pt"/>
    </style:style>
    <style:style style:name="T220" style:family="text">
      <style:text-properties fo:color="#008000" fo:font-size="10pt" officeooo:rsid="00bfb5fd" style:font-size-asian="10pt" style:font-size-complex="10pt"/>
    </style:style>
    <style:style style:name="T221" style:family="text">
      <style:text-properties fo:color="#008000" fo:font-size="10pt" officeooo:rsid="012c2263" style:font-size-asian="10pt" style:font-size-complex="10pt"/>
    </style:style>
    <style:style style:name="T222" style:family="text">
      <style:text-properties fo:color="#008000" fo:font-size="10pt" officeooo:rsid="012e2f62" style:font-size-asian="10pt" style:font-size-complex="10pt"/>
    </style:style>
    <style:style style:name="T223" style:family="text">
      <style:text-properties fo:color="#008000" fo:font-size="10pt" officeooo:rsid="01314c65" style:font-size-asian="10pt" style:font-size-complex="10pt"/>
    </style:style>
    <style:style style:name="T224" style:family="text">
      <style:text-properties fo:color="#008000" fo:font-size="10pt" officeooo:rsid="012fbae5" style:font-size-asian="10pt" style:font-size-complex="10pt"/>
    </style:style>
    <style:style style:name="T225" style:family="text">
      <style:text-properties fo:color="#008000" fo:font-size="10pt" officeooo:rsid="0131671d" style:font-size-asian="10pt" style:font-size-complex="10pt"/>
    </style:style>
    <style:style style:name="T226" style:family="text">
      <style:text-properties fo:color="#008000" fo:font-size="10pt" officeooo:rsid="01066288" style:font-size-asian="10pt" style:font-size-complex="10pt"/>
    </style:style>
    <style:style style:name="T227" style:family="text">
      <style:text-properties fo:color="#008000" fo:font-size="10pt" officeooo:rsid="0119d056" style:font-size-asian="10pt" style:font-size-complex="10pt"/>
    </style:style>
    <style:style style:name="T228" style:family="text">
      <style:text-properties fo:color="#008000" fo:font-size="10pt" officeooo:rsid="010b89be" style:font-size-asian="10pt" style:font-size-complex="10pt"/>
    </style:style>
    <style:style style:name="T229" style:family="text">
      <style:text-properties fo:color="#008000" fo:font-size="10pt" officeooo:rsid="0125ee8d" style:font-size-asian="10pt" style:font-size-complex="10pt"/>
    </style:style>
    <style:style style:name="T230" style:family="text">
      <style:text-properties fo:color="#008000" fo:font-size="10pt" officeooo:rsid="011488b6" style:font-size-asian="10pt" style:font-size-complex="10pt"/>
    </style:style>
    <style:style style:name="T231" style:family="text">
      <style:text-properties fo:color="#008000" fo:font-size="10pt" officeooo:rsid="0113b2c9" style:font-size-asian="10pt" style:font-size-complex="10pt"/>
    </style:style>
    <style:style style:name="T232" style:family="text">
      <style:text-properties fo:color="#008000" fo:font-size="10pt" officeooo:rsid="01244b1d" style:font-size-asian="10pt" style:font-size-complex="10pt"/>
    </style:style>
    <style:style style:name="T233" style:family="text">
      <style:text-properties fo:color="#008000" fo:font-size="10pt" officeooo:rsid="0123b33a" style:font-size-asian="10pt" style:font-size-complex="10pt"/>
    </style:style>
    <style:style style:name="T234" style:family="text">
      <style:text-properties fo:color="#008000" fo:font-size="10pt" officeooo:rsid="0127c85f" style:font-size-asian="10pt" style:font-size-complex="10pt"/>
    </style:style>
    <style:style style:name="T235" style:family="text">
      <style:text-properties fo:color="#008000" fo:font-size="10pt" officeooo:rsid="01208aa6" style:font-size-asian="10pt" style:font-size-complex="10pt"/>
    </style:style>
    <style:style style:name="T236" style:family="text">
      <style:text-properties fo:color="#008000" fo:font-size="10pt" officeooo:rsid="00d3d659" style:font-size-asian="10pt" style:font-size-complex="10pt"/>
    </style:style>
    <style:style style:name="T237" style:family="text">
      <style:text-properties fo:color="#008000" fo:font-size="10pt" officeooo:rsid="00ff24b1" style:font-size-asian="10pt" style:font-size-complex="10pt"/>
    </style:style>
    <style:style style:name="T238" style:family="text">
      <style:text-properties fo:color="#008000" fo:font-size="10pt" officeooo:rsid="01358954" style:font-size-asian="10pt" style:font-size-complex="10pt"/>
    </style:style>
    <style:style style:name="T239" style:family="text">
      <style:text-properties fo:color="#008000" fo:font-size="10pt" officeooo:rsid="00be5b6f" style:font-size-asian="10pt" style:font-size-complex="10pt"/>
    </style:style>
    <style:style style:name="T240" style:family="text">
      <style:text-properties fo:color="#008000" fo:font-size="10pt" officeooo:rsid="014ebb75" style:font-size-asian="10pt" style:font-size-complex="10pt"/>
    </style:style>
    <style:style style:name="T241" style:family="text">
      <style:text-properties fo:color="#008000" fo:font-size="10pt" officeooo:rsid="01507c1d" style:font-size-asian="10pt" style:font-size-complex="10pt"/>
    </style:style>
    <style:style style:name="T242" style:family="text">
      <style:text-properties fo:color="#008000" fo:font-size="10pt" officeooo:rsid="0150d685" style:font-size-asian="10pt" style:font-size-complex="10pt"/>
    </style:style>
    <style:style style:name="T243" style:family="text">
      <style:text-properties fo:color="#008000" fo:font-size="10pt" officeooo:rsid="01514a86" style:font-size-asian="10pt" style:font-size-complex="10pt"/>
    </style:style>
    <style:style style:name="T244" style:family="text">
      <style:text-properties fo:color="#008000" fo:font-size="10pt" officeooo:rsid="0155f402" style:font-size-asian="10pt" style:font-size-complex="10pt"/>
    </style:style>
    <style:style style:name="T245" style:family="text">
      <style:text-properties fo:color="#008000" fo:font-size="10pt" officeooo:rsid="0161c9e6" style:font-size-asian="10pt" style:font-size-complex="10pt"/>
    </style:style>
    <style:style style:name="T246" style:family="text">
      <style:text-properties fo:color="#008000" fo:font-size="10pt" officeooo:rsid="0161cfd3" style:font-size-asian="10pt" style:font-size-complex="10pt"/>
    </style:style>
    <style:style style:name="T247" style:family="text">
      <style:text-properties fo:color="#008000" fo:font-size="10pt" officeooo:rsid="01677de5" style:font-size-asian="10pt" style:font-size-complex="10pt"/>
    </style:style>
    <style:style style:name="T248" style:family="text">
      <style:text-properties fo:color="#008000" fo:font-size="10pt" officeooo:rsid="01692468" style:font-size-asian="10pt" style:font-size-complex="10pt"/>
    </style:style>
    <style:style style:name="T249" style:family="text">
      <style:text-properties fo:color="#008000" fo:font-size="10pt" officeooo:rsid="016b8b9a" style:font-size-asian="10pt" style:font-size-complex="10pt"/>
    </style:style>
    <style:style style:name="T250" style:family="text">
      <style:text-properties fo:color="#008000" fo:font-size="10pt" officeooo:rsid="016b9807" style:font-size-asian="10pt" style:font-size-complex="10pt"/>
    </style:style>
    <style:style style:name="T251" style:family="text">
      <style:text-properties fo:color="#008000" fo:font-size="10pt" officeooo:rsid="013ec469" style:font-size-asian="10pt" style:font-size-complex="10pt"/>
    </style:style>
    <style:style style:name="T252" style:family="text">
      <style:text-properties fo:color="#008000" fo:font-size="10pt" officeooo:rsid="01728c84" style:font-size-asian="10pt" style:font-size-complex="10pt"/>
    </style:style>
    <style:style style:name="T253" style:family="text">
      <style:text-properties fo:color="#008000" fo:font-size="10pt" officeooo:rsid="017ab3e6" style:font-size-asian="10pt" style:font-size-complex="10pt"/>
    </style:style>
    <style:style style:name="T254" style:family="text">
      <style:text-properties fo:color="#008000" fo:font-size="10pt" officeooo:rsid="017c2b2e" style:font-size-asian="10pt" style:font-size-complex="10pt"/>
    </style:style>
    <style:style style:name="T255" style:family="text">
      <style:text-properties fo:color="#008000" fo:font-size="10pt" officeooo:rsid="018af1cc" style:font-size-asian="10pt" style:font-size-complex="10pt"/>
    </style:style>
    <style:style style:name="T256" style:family="text">
      <style:text-properties fo:color="#008000" fo:font-size="10pt" officeooo:rsid="00cdbeee" style:font-size-asian="10pt" style:font-size-complex="10pt"/>
    </style:style>
    <style:style style:name="T257" style:family="text">
      <style:text-properties fo:color="#008000" fo:font-size="10pt" officeooo:rsid="016587ec" style:font-size-asian="10pt" style:font-size-complex="10pt"/>
    </style:style>
    <style:style style:name="T258" style:family="text">
      <style:text-properties fo:color="#008000" fo:font-size="10pt" officeooo:rsid="01af9532" style:font-size-asian="10pt" style:font-size-complex="10pt"/>
    </style:style>
    <style:style style:name="T259" style:family="text">
      <style:text-properties fo:color="#008000" fo:font-size="10pt" officeooo:rsid="01de4a34" style:font-size-asian="10pt" style:font-size-complex="10pt"/>
    </style:style>
    <style:style style:name="T260" style:family="text">
      <style:text-properties fo:color="#008000" fo:font-size="10pt" officeooo:rsid="01dea531" style:font-size-asian="10pt" style:font-size-complex="10pt"/>
    </style:style>
    <style:style style:name="T261" style:family="text">
      <style:text-properties fo:color="#008000" fo:font-size="10pt" officeooo:rsid="01e1df81" style:font-size-asian="10pt" style:font-size-complex="10pt"/>
    </style:style>
    <style:style style:name="T262" style:family="text">
      <style:text-properties fo:color="#008000" fo:font-size="10pt" officeooo:rsid="01e5bdb4" style:font-size-asian="10pt" style:font-size-complex="10pt"/>
    </style:style>
    <style:style style:name="T263" style:family="text">
      <style:text-properties fo:color="#008000" fo:font-size="10pt" officeooo:rsid="01e96c8f" style:font-size-asian="10pt" style:font-size-complex="10pt"/>
    </style:style>
    <style:style style:name="T264" style:family="text">
      <style:text-properties fo:color="#008000" fo:font-size="10pt" officeooo:rsid="022efe6e" style:font-size-asian="10pt" style:font-size-complex="10pt"/>
    </style:style>
    <style:style style:name="T265" style:family="text">
      <style:text-properties fo:color="#008000" fo:font-size="10pt" officeooo:rsid="0233cc34" style:font-size-asian="10pt" style:font-size-complex="10pt"/>
    </style:style>
    <style:style style:name="T266" style:family="text">
      <style:text-properties fo:color="#008000" fo:font-size="10pt" officeooo:rsid="02345b69" style:font-size-asian="10pt" style:font-size-complex="10pt"/>
    </style:style>
    <style:style style:name="T267" style:family="text">
      <style:text-properties fo:color="#008000" fo:font-size="10pt" officeooo:rsid="0235c985" style:font-size-asian="10pt" style:font-size-complex="10pt"/>
    </style:style>
    <style:style style:name="T268" style:family="text">
      <style:text-properties fo:color="#008000" fo:font-size="10pt" officeooo:rsid="0235d6b5" style:font-size-asian="10pt" style:font-size-complex="10pt"/>
    </style:style>
    <style:style style:name="T269" style:family="text">
      <style:text-properties fo:color="#008000" fo:font-size="10pt" officeooo:rsid="02363037" style:font-size-asian="10pt" style:font-size-complex="10pt"/>
    </style:style>
    <style:style style:name="T270" style:family="text">
      <style:text-properties fo:color="#008000" fo:font-size="10pt" officeooo:rsid="0237e444" style:font-size-asian="10pt" style:font-size-complex="10pt"/>
    </style:style>
    <style:style style:name="T271" style:family="text">
      <style:text-properties fo:color="#008000" fo:font-size="10pt" officeooo:rsid="023977be" style:font-size-asian="10pt" style:font-size-complex="10pt"/>
    </style:style>
    <style:style style:name="T272" style:family="text">
      <style:text-properties fo:color="#008000" fo:font-size="10pt" officeooo:rsid="023b41a0" style:font-size-asian="10pt" style:font-size-complex="10pt"/>
    </style:style>
    <style:style style:name="T273" style:family="text">
      <style:text-properties fo:color="#000000" style:font-name="Liberation Mono" fo:font-size="10pt" officeooo:rsid="00d39f3c" style:font-size-asian="10pt" style:font-size-complex="10pt"/>
    </style:style>
    <style:style style:name="T274" style:family="text">
      <style:text-properties fo:color="#000000" style:font-name="Liberation Mono" fo:font-size="10pt" officeooo:rsid="00de7a06" style:font-size-asian="10pt" style:font-size-complex="10pt"/>
    </style:style>
    <style:style style:name="T275" style:family="text">
      <style:text-properties fo:color="#000000" style:font-name="Liberation Mono" fo:font-size="10pt" officeooo:rsid="00f2ab72" style:font-size-asian="10pt" style:font-size-complex="10pt"/>
    </style:style>
    <style:style style:name="T276" style:family="text">
      <style:text-properties fo:color="#000000" style:font-name="Liberation Mono" fo:font-size="10pt" officeooo:rsid="01105471" style:font-size-asian="10pt" style:font-size-complex="10pt"/>
    </style:style>
    <style:style style:name="T277" style:family="text">
      <style:text-properties fo:color="#000000" style:font-name="Liberation Mono" fo:font-size="10pt" officeooo:rsid="00f449d6" style:font-size-asian="10pt" style:font-size-complex="10pt"/>
    </style:style>
    <style:style style:name="T278" style:family="text">
      <style:text-properties fo:color="#000000" style:font-name="Liberation Mono" fo:font-size="10pt" officeooo:rsid="00bfb5fd" style:font-size-asian="10pt" style:font-size-complex="10pt"/>
    </style:style>
    <style:style style:name="T279" style:family="text">
      <style:text-properties fo:color="#000000" style:font-name="Liberation Mono" fo:font-size="10pt" officeooo:rsid="0139f913" style:font-size-asian="10pt" style:font-size-complex="10pt"/>
    </style:style>
    <style:style style:name="T280" style:family="text">
      <style:text-properties fo:color="#000000" style:font-name="Liberation Mono" fo:font-size="10pt" officeooo:rsid="013a25dd" style:font-size-asian="10pt" style:font-size-complex="10pt"/>
    </style:style>
    <style:style style:name="T281" style:family="text">
      <style:text-properties fo:color="#000000" style:font-name="Liberation Mono" fo:font-size="10pt" officeooo:rsid="013b4b9d" style:font-size-asian="10pt" style:font-size-complex="10pt"/>
    </style:style>
    <style:style style:name="T282" style:family="text">
      <style:text-properties fo:color="#000000" style:font-name="Liberation Mono" fo:font-size="10pt" officeooo:rsid="00f51f09" style:font-size-asian="10pt" style:font-size-complex="10pt"/>
    </style:style>
    <style:style style:name="T283" style:family="text">
      <style:text-properties fo:color="#000000" style:font-name="Liberation Mono" fo:font-size="10pt" officeooo:rsid="00f4c7e5" style:font-size-asian="10pt" style:font-size-complex="10pt"/>
    </style:style>
    <style:style style:name="T284" style:family="text">
      <style:text-properties fo:color="#000000" style:font-name="Liberation Mono" fo:font-size="10pt" officeooo:rsid="00f9a929" style:font-size-asian="10pt" style:font-size-complex="10pt"/>
    </style:style>
    <style:style style:name="T285" style:family="text">
      <style:text-properties fo:color="#000000" style:font-name="Liberation Mono" fo:font-size="10pt" officeooo:rsid="013d1d04" style:font-size-asian="10pt" style:font-size-complex="10pt"/>
    </style:style>
    <style:style style:name="T286" style:family="text">
      <style:text-properties fo:color="#000000" style:font-name="Liberation Mono" fo:font-size="10pt" officeooo:rsid="013ec469" style:font-size-asian="10pt" style:font-size-complex="10pt"/>
    </style:style>
    <style:style style:name="T287" style:family="text">
      <style:text-properties fo:color="#000000" style:font-name="Liberation Mono" fo:font-size="10pt" officeooo:rsid="01409a75" style:font-size-asian="10pt" style:font-size-complex="10pt"/>
    </style:style>
    <style:style style:name="T288" style:family="text">
      <style:text-properties fo:color="#000000" style:font-name="Liberation Mono" fo:font-size="10pt" officeooo:rsid="0143fb17" style:font-size-asian="10pt" style:font-size-complex="10pt"/>
    </style:style>
    <style:style style:name="T289" style:family="text">
      <style:text-properties fo:color="#000000" style:font-name="Liberation Mono" fo:font-size="10pt" officeooo:rsid="014bbe3d" style:font-size-asian="10pt" style:font-size-complex="10pt"/>
    </style:style>
    <style:style style:name="T290" style:family="text">
      <style:text-properties fo:color="#000000" style:font-name="Liberation Mono" fo:font-size="10pt" officeooo:rsid="015fcc9c" style:font-size-asian="10pt" style:font-size-complex="10pt"/>
    </style:style>
    <style:style style:name="T291" style:family="text">
      <style:text-properties fo:color="#000000" style:font-name="Liberation Mono" fo:font-size="10pt" officeooo:rsid="016e243a" style:font-size-asian="10pt" style:font-size-complex="10pt"/>
    </style:style>
    <style:style style:name="T292" style:family="text">
      <style:text-properties fo:color="#000000" style:font-name="Liberation Mono" fo:font-size="10pt" officeooo:rsid="017048bb" style:font-size-asian="10pt" style:font-size-complex="10pt"/>
    </style:style>
    <style:style style:name="T293" style:family="text">
      <style:text-properties fo:color="#000000" style:font-name="Liberation Mono" fo:font-size="10pt" officeooo:rsid="017de4c9" style:font-size-asian="10pt" style:font-size-complex="10pt"/>
    </style:style>
    <style:style style:name="T294" style:family="text">
      <style:text-properties fo:color="#000000" style:font-name="Liberation Mono" fo:font-size="10pt" officeooo:rsid="00cf9f13" style:font-size-asian="10pt" style:font-size-complex="10pt"/>
    </style:style>
    <style:style style:name="T295" style:family="text">
      <style:text-properties fo:color="#000000" style:font-name="Liberation Mono" fo:font-size="10pt" officeooo:rsid="0184ce9a" style:font-size-asian="10pt" style:font-size-complex="10pt"/>
    </style:style>
    <style:style style:name="T296" style:family="text">
      <style:text-properties fo:color="#000000" style:font-name="Liberation Mono" fo:font-size="10pt" officeooo:rsid="0185fdd7" style:font-size-asian="10pt" style:font-size-complex="10pt"/>
    </style:style>
    <style:style style:name="T297" style:family="text">
      <style:text-properties fo:color="#000000" style:font-name="Liberation Mono" fo:font-size="10pt" officeooo:rsid="018f4b4a" style:font-size-asian="10pt" style:font-size-complex="10pt"/>
    </style:style>
    <style:style style:name="T298" style:family="text">
      <style:text-properties fo:color="#000000" style:font-name="Liberation Mono" fo:font-size="10pt" officeooo:rsid="01901e6d" style:font-size-asian="10pt" style:font-size-complex="10pt"/>
    </style:style>
    <style:style style:name="T299" style:family="text">
      <style:text-properties fo:color="#000000" style:font-name="Liberation Mono" fo:font-size="10pt" officeooo:rsid="01916f65" style:font-size-asian="10pt" style:font-size-complex="10pt"/>
    </style:style>
    <style:style style:name="T300" style:family="text">
      <style:text-properties fo:color="#000000" style:font-name="Liberation Mono" fo:font-size="10pt" officeooo:rsid="0195e114" style:font-size-asian="10pt" style:font-size-complex="10pt"/>
    </style:style>
    <style:style style:name="T301" style:family="text">
      <style:text-properties fo:color="#000000" style:font-name="Liberation Mono" fo:font-size="10pt" officeooo:rsid="01983639" style:font-size-asian="10pt" style:font-size-complex="10pt"/>
    </style:style>
    <style:style style:name="T302" style:family="text">
      <style:text-properties fo:color="#000000" style:font-name="Liberation Mono" fo:font-size="10pt" officeooo:rsid="019d276c" style:font-size-asian="10pt" style:font-size-complex="10pt"/>
    </style:style>
    <style:style style:name="T303" style:family="text">
      <style:text-properties fo:color="#000000" style:font-name="Liberation Mono" fo:font-size="10pt" officeooo:rsid="01a26d09" style:font-size-asian="10pt" style:font-size-complex="10pt"/>
    </style:style>
    <style:style style:name="T304" style:family="text">
      <style:text-properties fo:color="#000000" style:font-name="Liberation Mono" fo:font-size="10pt" officeooo:rsid="01a552a6" style:font-size-asian="10pt" style:font-size-complex="10pt"/>
    </style:style>
    <style:style style:name="T305" style:family="text">
      <style:text-properties fo:color="#000000" style:font-name="Liberation Mono" fo:font-size="10pt" officeooo:rsid="01a6cd47" style:font-size-asian="10pt" style:font-size-complex="10pt"/>
    </style:style>
    <style:style style:name="T306" style:family="text">
      <style:text-properties fo:color="#000000" style:font-name="Liberation Mono" fo:font-size="10pt" officeooo:rsid="01a7d825" style:font-size-asian="10pt" style:font-size-complex="10pt"/>
    </style:style>
    <style:style style:name="T307" style:family="text">
      <style:text-properties fo:color="#000000" style:font-name="Liberation Mono" fo:font-size="10pt" officeooo:rsid="01ab1626" style:font-size-asian="10pt" style:font-size-complex="10pt"/>
    </style:style>
    <style:style style:name="T308" style:family="text">
      <style:text-properties fo:color="#000000" style:font-name="Liberation Mono" fo:font-size="10pt" officeooo:rsid="01aee52f" style:font-size-asian="10pt" style:font-size-complex="10pt"/>
    </style:style>
    <style:style style:name="T309" style:family="text">
      <style:text-properties fo:color="#000000" style:font-name="Liberation Mono" fo:font-size="10pt" officeooo:rsid="01af9532" style:font-size-asian="10pt" style:font-size-complex="10pt"/>
    </style:style>
    <style:style style:name="T310" style:family="text">
      <style:text-properties fo:color="#000000" style:font-name="Liberation Mono" fo:font-size="10pt" officeooo:rsid="01b0f7ec" style:font-size-asian="10pt" style:font-size-complex="10pt"/>
    </style:style>
    <style:style style:name="T311" style:family="text">
      <style:text-properties fo:color="#000000" style:font-name="Liberation Mono" fo:font-size="10pt" officeooo:rsid="01b2b109" style:font-size-asian="10pt" style:font-size-complex="10pt"/>
    </style:style>
    <style:style style:name="T312" style:family="text">
      <style:text-properties fo:color="#000000" style:font-name="Liberation Mono" fo:font-size="10pt" officeooo:rsid="01c94dc9" style:font-size-asian="10pt" style:font-size-complex="10pt"/>
    </style:style>
    <style:style style:name="T313" style:family="text">
      <style:text-properties fo:color="#000000" style:font-name="Liberation Mono" fo:font-size="10pt" officeooo:rsid="01d049c7" style:font-size-asian="10pt" style:font-size-complex="10pt"/>
    </style:style>
    <style:style style:name="T314" style:family="text">
      <style:text-properties fo:color="#000000" style:font-name="Liberation Mono" fo:font-size="10pt" officeooo:rsid="01d1cf87" style:font-size-asian="10pt" style:font-size-complex="10pt"/>
    </style:style>
    <style:style style:name="T315" style:family="text">
      <style:text-properties fo:color="#000000" style:font-name="Liberation Mono" fo:font-size="10pt" officeooo:rsid="01d7feea" style:font-size-asian="10pt" style:font-size-complex="10pt"/>
    </style:style>
    <style:style style:name="T316" style:family="text">
      <style:text-properties fo:color="#000000" style:font-name="Liberation Mono" fo:font-size="10pt" officeooo:rsid="01e5bdb4" style:font-size-asian="10pt" style:font-size-complex="10pt"/>
    </style:style>
    <style:style style:name="T317" style:family="text">
      <style:text-properties fo:color="#000000" style:font-name="Liberation Mono" fo:font-size="10pt" officeooo:rsid="01e5ecf8" style:font-size-asian="10pt" style:font-size-complex="10pt"/>
    </style:style>
    <style:style style:name="T318" style:family="text">
      <style:text-properties fo:color="#000000" style:font-name="Liberation Mono" fo:font-size="10pt" officeooo:rsid="01e65d06" style:font-size-asian="10pt" style:font-size-complex="10pt"/>
    </style:style>
    <style:style style:name="T319" style:family="text">
      <style:text-properties fo:color="#000000" style:font-name="Liberation Mono" fo:font-size="10pt" officeooo:rsid="01e81bee" style:font-size-asian="10pt" style:font-size-complex="10pt"/>
    </style:style>
    <style:style style:name="T320" style:family="text">
      <style:text-properties fo:color="#000000" style:font-name="Liberation Mono" fo:font-size="10pt" officeooo:rsid="01e96c8f" style:font-size-asian="10pt" style:font-size-complex="10pt"/>
    </style:style>
    <style:style style:name="T321" style:family="text">
      <style:text-properties fo:color="#000000" style:font-name="Liberation Mono" fo:font-size="10pt" officeooo:rsid="01ea1044" style:font-size-asian="10pt" style:font-size-complex="10pt"/>
    </style:style>
    <style:style style:name="T322" style:family="text">
      <style:text-properties fo:color="#000000" style:font-name="Liberation Mono" fo:font-size="10pt" officeooo:rsid="01ec92f1" style:font-size-asian="10pt" style:font-size-complex="10pt"/>
    </style:style>
    <style:style style:name="T323" style:family="text">
      <style:text-properties fo:color="#000000" style:font-name="Liberation Mono" fo:font-size="10pt" officeooo:rsid="01ed803e" style:font-size-asian="10pt" style:font-size-complex="10pt"/>
    </style:style>
    <style:style style:name="T324" style:family="text">
      <style:text-properties fo:color="#000000" style:font-name="Liberation Mono" fo:font-size="10pt" officeooo:rsid="01edca68" style:font-size-asian="10pt" style:font-size-complex="10pt"/>
    </style:style>
    <style:style style:name="T325" style:family="text">
      <style:text-properties fo:color="#000000" style:font-name="Liberation Mono" fo:font-size="10pt" officeooo:rsid="01f38523" style:font-size-asian="10pt" style:font-size-complex="10pt"/>
    </style:style>
    <style:style style:name="T326" style:family="text">
      <style:text-properties fo:color="#000000" style:font-name="Liberation Mono" fo:font-size="10pt" officeooo:rsid="01f47977" style:font-size-asian="10pt" style:font-size-complex="10pt"/>
    </style:style>
    <style:style style:name="T327" style:family="text">
      <style:text-properties fo:color="#000000" style:font-name="Liberation Mono" fo:font-size="10pt" officeooo:rsid="01f5a511" style:font-size-asian="10pt" style:font-size-complex="10pt"/>
    </style:style>
    <style:style style:name="T328" style:family="text">
      <style:text-properties fo:color="#000000" style:font-name="Liberation Mono" fo:font-size="10pt" officeooo:rsid="01f6ead1" style:font-size-asian="10pt" style:font-size-complex="10pt"/>
    </style:style>
    <style:style style:name="T329" style:family="text">
      <style:text-properties fo:color="#000000" style:font-name="Liberation Mono" fo:font-size="10pt" officeooo:rsid="01f88a56" style:font-size-asian="10pt" style:font-size-complex="10pt"/>
    </style:style>
    <style:style style:name="T330" style:family="text">
      <style:text-properties fo:color="#000000" style:font-name="Liberation Mono" fo:font-size="10pt" officeooo:rsid="01fa93c2" style:font-size-asian="10pt" style:font-size-complex="10pt"/>
    </style:style>
    <style:style style:name="T331" style:family="text">
      <style:text-properties fo:color="#000000" style:font-name="Liberation Mono" fo:font-size="10pt" officeooo:rsid="01fc7980" style:font-size-asian="10pt" style:font-size-complex="10pt"/>
    </style:style>
    <style:style style:name="T332" style:family="text">
      <style:text-properties fo:color="#000000" style:font-name="Liberation Mono" fo:font-size="10pt" officeooo:rsid="020cc93d" style:font-size-asian="10pt" style:font-size-complex="10pt"/>
    </style:style>
    <style:style style:name="T333" style:family="text">
      <style:text-properties fo:color="#000000" style:font-name="Liberation Mono" fo:font-size="10pt" officeooo:rsid="021014a5" style:font-size-asian="10pt" style:font-size-complex="10pt"/>
    </style:style>
    <style:style style:name="T334" style:family="text">
      <style:text-properties fo:color="#000000" style:font-name="Liberation Mono" fo:font-size="10pt" officeooo:rsid="02162550" style:font-size-asian="10pt" style:font-size-complex="10pt"/>
    </style:style>
    <style:style style:name="T335" style:family="text">
      <style:text-properties fo:color="#000000" style:font-name="Liberation Mono" fo:font-size="10pt" officeooo:rsid="02180c14" style:font-size-asian="10pt" style:font-size-complex="10pt"/>
    </style:style>
    <style:style style:name="T336" style:family="text">
      <style:text-properties fo:color="#000000" style:font-name="Liberation Mono" fo:font-size="10pt" officeooo:rsid="0219ab39" style:font-size-asian="10pt" style:font-size-complex="10pt"/>
    </style:style>
    <style:style style:name="T337" style:family="text">
      <style:text-properties fo:color="#000000" style:font-name="Liberation Mono" fo:font-size="10pt" officeooo:rsid="021ac9c6" style:font-size-asian="10pt" style:font-size-complex="10pt"/>
    </style:style>
    <style:style style:name="T338" style:family="text">
      <style:text-properties fo:color="#000000" style:font-name="Liberation Mono" officeooo:rsid="00d39f3c"/>
    </style:style>
    <style:style style:name="T339" style:family="text">
      <style:text-properties fo:color="#000000" style:font-name="Liberation Mono" officeooo:rsid="00f2ab72"/>
    </style:style>
    <style:style style:name="T340" style:family="text">
      <style:text-properties fo:color="#000000" style:font-name="Liberation Mono" officeooo:rsid="01105471"/>
    </style:style>
    <style:style style:name="T341" style:family="text">
      <style:text-properties fo:color="#000000" style:font-name="Liberation Mono" officeooo:rsid="00f449d6"/>
    </style:style>
    <style:style style:name="T342" style:family="text">
      <style:text-properties fo:color="#000000" style:font-name="DejaVu Sans" fo:font-size="10pt" officeooo:rsid="00bd0cdf" style:font-size-asian="10pt" style:font-size-complex="10pt"/>
    </style:style>
    <style:style style:name="T343" style:family="text">
      <style:text-properties fo:color="#000000" fo:font-size="10pt" style:font-size-asian="10pt" style:font-size-complex="10pt"/>
    </style:style>
    <style:style style:name="T344" style:family="text">
      <style:text-properties fo:color="#000000" fo:font-size="10pt" officeooo:rsid="00cf9f13" style:font-size-asian="10pt" style:font-size-complex="10pt"/>
    </style:style>
    <style:style style:name="T345" style:family="text">
      <style:text-properties fo:color="#000000" fo:font-size="10pt" officeooo:rsid="00d39f3c" style:font-size-asian="10pt" style:font-size-complex="10pt"/>
    </style:style>
    <style:style style:name="T346" style:family="text">
      <style:text-properties fo:color="#000000" fo:font-size="10pt" officeooo:rsid="010fd7f6" style:font-size-asian="10pt" style:font-size-complex="10pt"/>
    </style:style>
    <style:style style:name="T347" style:family="text">
      <style:text-properties fo:color="#000000" fo:font-size="10pt" officeooo:rsid="00de7a06" style:font-size-asian="10pt" style:font-size-complex="10pt"/>
    </style:style>
    <style:style style:name="T348" style:family="text">
      <style:text-properties fo:color="#000000" fo:font-size="10pt" officeooo:rsid="00bfb5fd" style:font-size-asian="10pt" style:font-size-complex="10pt"/>
    </style:style>
    <style:style style:name="T349" style:family="text">
      <style:text-properties fo:color="#000000" fo:font-size="10pt" officeooo:rsid="0103ff02" style:font-size-asian="10pt" style:font-size-complex="10pt"/>
    </style:style>
    <style:style style:name="T350" style:family="text">
      <style:text-properties fo:color="#000000" fo:font-size="10pt" officeooo:rsid="013ec469" style:font-size-asian="10pt" style:font-size-complex="10pt"/>
    </style:style>
    <style:style style:name="T351" style:family="text">
      <style:text-properties fo:color="#000000" fo:font-size="10pt" officeooo:rsid="01425252" style:font-size-asian="10pt" style:font-size-complex="10pt"/>
    </style:style>
    <style:style style:name="T352" style:family="text">
      <style:text-properties fo:color="#000000" fo:font-size="10pt" officeooo:rsid="00bf360d" style:font-size-asian="10pt" style:font-size-complex="10pt"/>
    </style:style>
    <style:style style:name="T353" style:family="text">
      <style:text-properties fo:color="#000000" fo:font-size="10pt" officeooo:rsid="013bc1b0" style:font-size-asian="10pt" style:font-size-complex="10pt"/>
    </style:style>
    <style:style style:name="T354" style:family="text">
      <style:text-properties fo:color="#000000" fo:font-size="10pt" officeooo:rsid="00c8cd81" style:font-size-asian="10pt" style:font-size-complex="10pt"/>
    </style:style>
    <style:style style:name="T355" style:family="text">
      <style:text-properties fo:color="#000000" fo:font-size="10pt" officeooo:rsid="017c2b2e" style:font-size-asian="10pt" style:font-size-complex="10pt"/>
    </style:style>
    <style:style style:name="T356" style:family="text">
      <style:text-properties fo:color="#000000" fo:font-size="10pt" officeooo:rsid="018af1cc" style:font-size-asian="10pt" style:font-size-complex="10pt"/>
    </style:style>
    <style:style style:name="T357" style:family="text">
      <style:text-properties fo:color="#000000" fo:font-size="10pt" officeooo:rsid="018dcfce" style:font-size-asian="10pt" style:font-size-complex="10pt"/>
    </style:style>
    <style:style style:name="T358" style:family="text">
      <style:text-properties fo:color="#000000" fo:font-size="10pt" officeooo:rsid="018f4b4a" style:font-size-asian="10pt" style:font-size-complex="10pt"/>
    </style:style>
    <style:style style:name="T359" style:family="text">
      <style:text-properties fo:color="#000000" fo:font-size="10pt" officeooo:rsid="01901e6d" style:font-size-asian="10pt" style:font-size-complex="10pt"/>
    </style:style>
    <style:style style:name="T360" style:family="text">
      <style:text-properties fo:color="#000000" fo:font-size="10pt" officeooo:rsid="01916f65" style:font-size-asian="10pt" style:font-size-complex="10pt"/>
    </style:style>
    <style:style style:name="T361" style:family="text">
      <style:text-properties fo:color="#000000" fo:font-size="10pt" officeooo:rsid="01aaf369" style:font-size-asian="10pt" style:font-size-complex="10pt"/>
    </style:style>
    <style:style style:name="T362" style:family="text">
      <style:text-properties fo:color="#000000" fo:font-size="10pt" officeooo:rsid="00cdbeee" style:font-size-asian="10pt" style:font-size-complex="10pt"/>
    </style:style>
    <style:style style:name="T363" style:family="text">
      <style:text-properties fo:color="#000000" fo:font-size="10pt" officeooo:rsid="01abef30" style:font-size-asian="10pt" style:font-size-complex="10pt"/>
    </style:style>
    <style:style style:name="T364" style:family="text">
      <style:text-properties fo:color="#000000" fo:font-size="10pt" officeooo:rsid="01af9532" style:font-size-asian="10pt" style:font-size-complex="10pt"/>
    </style:style>
    <style:style style:name="T365" style:family="text">
      <style:text-properties fo:color="#000000" fo:font-size="10pt" officeooo:rsid="01e96c8f" style:font-size-asian="10pt" style:font-size-complex="10pt"/>
    </style:style>
    <style:style style:name="T366" style:family="text">
      <style:text-properties fo:color="#000000" fo:font-size="10pt" officeooo:rsid="021ac9c6" style:font-size-asian="10pt" style:font-size-complex="10pt"/>
    </style:style>
    <style:style style:name="T367" style:family="text">
      <style:text-properties fo:color="#000000" fo:font-size="10pt" officeooo:rsid="022efe6e" style:font-size-asian="10pt" style:font-size-complex="10pt"/>
    </style:style>
    <style:style style:name="T368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369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370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371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372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373" style:family="text">
      <style:text-properties style:font-name="Liberation Mono" fo:font-size="10pt" style:font-size-asian="10pt" style:font-size-complex="10pt"/>
    </style:style>
    <style:style style:name="T374" style:family="text">
      <style:text-properties style:font-name="Liberation Mono" fo:font-size="10pt" officeooo:rsid="00d39f3c" style:font-size-asian="10pt" style:font-size-complex="10pt"/>
    </style:style>
    <style:style style:name="T375" style:family="text">
      <style:text-properties style:font-name="Liberation Mono" fo:font-size="10pt" officeooo:rsid="00cf9f13" style:font-size-asian="10pt" style:font-size-complex="10pt"/>
    </style:style>
    <style:style style:name="T376" style:family="text">
      <style:text-properties style:font-name="Liberation Mono" fo:font-size="10pt" officeooo:rsid="00d970e4" style:font-size-asian="10pt" style:font-size-complex="10pt"/>
    </style:style>
    <style:style style:name="T377" style:family="text">
      <style:text-properties style:font-name="Liberation Mono" fo:font-size="10pt" officeooo:rsid="00f4c7e5" style:font-size-asian="10pt" style:font-size-complex="10pt"/>
    </style:style>
    <style:style style:name="T378" style:family="text">
      <style:text-properties style:font-name="Liberation Mono" fo:font-size="10pt" officeooo:rsid="00bfb5fd" style:font-size-asian="10pt" style:font-size-complex="10pt"/>
    </style:style>
    <style:style style:name="T379" style:family="text">
      <style:text-properties style:font-name="Liberation Mono" fo:font-size="10pt" officeooo:rsid="00bf360d" style:font-size-asian="10pt" style:font-size-complex="10pt"/>
    </style:style>
    <style:style style:name="T380" style:family="text">
      <style:text-properties style:font-name="Liberation Mono" fo:font-size="10pt" officeooo:rsid="013bc1b0" style:font-size-asian="10pt" style:font-size-complex="10pt"/>
    </style:style>
    <style:style style:name="T381" style:family="text">
      <style:text-properties style:font-name="Liberation Mono" fo:font-size="10pt" officeooo:rsid="016bb135" style:font-size-asian="10pt" style:font-size-complex="10pt"/>
    </style:style>
    <style:style style:name="T382" style:family="text">
      <style:text-properties style:font-name="Liberation Mono" fo:font-size="10pt" officeooo:rsid="016d9cfc" style:font-size-asian="10pt" style:font-size-complex="10pt"/>
    </style:style>
    <style:style style:name="T383" style:family="text">
      <style:text-properties fo:color="#0047ff" style:font-name="Liberation Mono" fo:font-size="10pt" officeooo:rsid="00cf9f13" style:font-size-asian="10pt" style:font-size-complex="10pt"/>
    </style:style>
    <style:style style:name="T384" style:family="text">
      <style:text-properties fo:color="#0047ff" style:font-name="Liberation Mono" fo:font-size="10pt" officeooo:rsid="00eb8a88" style:font-size-asian="10pt" style:font-size-complex="10pt"/>
    </style:style>
    <style:style style:name="T385" style:family="text">
      <style:text-properties fo:color="#0047ff" style:font-name="Liberation Mono" fo:font-size="10pt" officeooo:rsid="00ebfa3d" style:font-size-asian="10pt" style:font-size-complex="10pt"/>
    </style:style>
    <style:style style:name="T386" style:family="text">
      <style:text-properties fo:color="#0047ff" style:font-name="Liberation Mono" fo:font-size="10pt" officeooo:rsid="0137a7b4" style:font-size-asian="10pt" style:font-size-complex="10pt"/>
    </style:style>
    <style:style style:name="T387" style:family="text">
      <style:text-properties fo:color="#0047ff" style:font-name="Liberation Mono" fo:font-size="10pt" officeooo:rsid="00bfb5fd" style:font-size-asian="10pt" style:font-size-complex="10pt"/>
    </style:style>
    <style:style style:name="T388" style:family="text">
      <style:text-properties fo:color="#0047ff" style:font-name="Liberation Mono" fo:font-size="10pt" officeooo:rsid="01ce0293" style:font-size-asian="10pt" style:font-size-complex="10pt"/>
    </style:style>
    <style:style style:name="T389" style:family="text">
      <style:text-properties fo:color="#0047ff" style:font-name="Liberation Mono" fo:font-size="10pt" officeooo:rsid="01ceefd9" style:font-size-asian="10pt" style:font-size-complex="10pt"/>
    </style:style>
    <style:style style:name="T390" style:family="text">
      <style:text-properties fo:color="#0047ff" style:font-name="Liberation Mono" fo:font-size="10pt" officeooo:rsid="01d1cf87" style:font-size-asian="10pt" style:font-size-complex="10pt"/>
    </style:style>
    <style:style style:name="T391" style:family="text">
      <style:text-properties fo:color="#0047ff" style:font-name="Liberation Mono" fo:font-size="10pt" officeooo:rsid="00d970e4" style:font-size-asian="10pt" style:font-size-complex="10pt"/>
    </style:style>
    <style:style style:name="T392" style:family="text">
      <style:text-properties fo:color="#0047ff" style:font-name="Liberation Mono" fo:font-size="10pt" officeooo:rsid="01ed803e" style:font-size-asian="10pt" style:font-size-complex="10pt"/>
    </style:style>
    <style:style style:name="T393" style:family="text">
      <style:text-properties fo:color="#0047ff" fo:font-size="10pt" style:font-size-asian="10pt" style:font-size-complex="10pt"/>
    </style:style>
    <style:style style:name="T394" style:family="text">
      <style:text-properties fo:color="#0047ff" fo:font-size="10pt" officeooo:rsid="00cf9f13" style:font-size-asian="10pt" style:font-size-complex="10pt"/>
    </style:style>
    <style:style style:name="T395" style:family="text">
      <style:text-properties fo:color="#0047ff" fo:font-size="10pt" officeooo:rsid="00eb8a88" style:font-size-asian="10pt" style:font-size-complex="10pt"/>
    </style:style>
    <style:style style:name="T396" style:family="text">
      <style:text-properties fo:color="#0047ff" fo:font-size="10pt" officeooo:rsid="00ebfa3d" style:font-size-asian="10pt" style:font-size-complex="10pt"/>
    </style:style>
    <style:style style:name="T397" style:family="text">
      <style:text-properties fo:color="#0047ff" fo:font-size="10pt" officeooo:rsid="00bfb5fd" style:font-size-asian="10pt" style:font-size-complex="10pt"/>
    </style:style>
    <style:style style:name="T398" style:family="text">
      <style:text-properties fo:color="#0047ff" fo:font-size="10pt" officeooo:rsid="00d591e4" style:font-size-asian="10pt" style:font-size-complex="10pt"/>
    </style:style>
    <style:style style:name="T399" style:family="text">
      <style:text-properties fo:color="#0047ff" style:font-name="DejaVu Sans" fo:font-size="10pt" officeooo:rsid="00bd0cdf" style:font-size-asian="10pt" style:font-size-complex="10pt"/>
    </style:style>
    <style:style style:name="T400" style:family="text">
      <style:text-properties fo:color="#0047ff" style:font-name="DejaVu Sans" fo:font-size="10pt" officeooo:rsid="0214aea9" style:font-size-asian="10pt" style:font-size-complex="10pt"/>
    </style:style>
    <style:style style:name="T401" style:family="text">
      <style:text-properties officeooo:rsid="00eb8a88"/>
    </style:style>
    <style:style style:name="T402" style:family="text">
      <style:text-properties fo:color="#b84723" style:font-name="Liberation Mono" fo:font-size="10pt" officeooo:rsid="00bfb5fd" style:font-size-asian="10pt" style:font-size-complex="10pt"/>
    </style:style>
    <style:style style:name="T403" style:family="text">
      <style:text-properties fo:color="#b84723" fo:font-size="10pt" officeooo:rsid="00bf360d" style:font-size-asian="10pt" style:font-size-complex="10pt"/>
    </style:style>
    <style:style style:name="T404" style:family="text">
      <style:text-properties fo:color="#b84723" fo:font-size="10pt" officeooo:rsid="00bfb5fd" style:font-size-asian="10pt" style:font-size-complex="10pt"/>
    </style:style>
    <style:style style:name="T405" style:family="text">
      <style:text-properties fo:color="#b84723" fo:font-size="10pt" officeooo:rsid="00d3d659" style:font-size-asian="10pt" style:font-size-complex="10pt"/>
    </style:style>
    <style:style style:name="T406" style:family="text">
      <style:text-properties fo:color="#b84723" fo:font-size="10pt" officeooo:rsid="0143fb17" style:font-size-asian="10pt" style:font-size-complex="10pt"/>
    </style:style>
    <style:style style:name="T407" style:family="text">
      <style:text-properties fo:color="#b84723" fo:font-size="10pt" officeooo:rsid="018af1cc" style:font-size-asian="10pt" style:font-size-complex="10pt"/>
    </style:style>
    <style:style style:name="T408" style:family="text">
      <style:text-properties fo:color="#b84723" fo:font-size="10pt" officeooo:rsid="01901e6d" style:font-size-asian="10pt" style:font-size-complex="10pt"/>
    </style:style>
    <style:style style:name="T409" style:family="text">
      <style:text-properties fo:color="#b84723" fo:font-size="10pt" officeooo:rsid="01ab1626" style:font-size-asian="10pt" style:font-size-complex="10pt"/>
    </style:style>
    <style:style style:name="T410" style:family="text">
      <style:text-properties fo:color="#b84723" fo:font-size="10pt" officeooo:rsid="01e96c8f" style:font-size-asian="10pt" style:font-size-complex="10pt"/>
    </style:style>
    <style:style style:name="T411" style:family="text">
      <style:text-properties fo:color="#b84723" fo:font-size="10pt" officeooo:rsid="021ac9c6" style:font-size-asian="10pt" style:font-size-complex="10pt"/>
    </style:style>
    <style:style style:name="T412" style:family="text">
      <style:text-properties officeooo:rsid="00fbda93"/>
    </style:style>
    <style:style style:name="T413" style:family="text">
      <style:text-properties fo:font-size="10pt" style:font-size-asian="10pt" style:font-size-complex="10pt"/>
    </style:style>
    <style:style style:name="T414" style:family="text">
      <style:text-properties fo:font-size="10pt" officeooo:rsid="00cf9f13" style:font-size-asian="10pt" style:font-size-complex="10pt"/>
    </style:style>
    <style:style style:name="T415" style:family="text">
      <style:text-properties fo:font-size="10pt" officeooo:rsid="01227743" style:font-size-asian="10pt" style:font-size-complex="10pt"/>
    </style:style>
    <style:style style:name="T416" style:family="text">
      <style:text-properties fo:font-size="10pt" officeooo:rsid="00d39f3c" style:font-size-asian="10pt" style:font-size-complex="10pt"/>
    </style:style>
    <style:style style:name="T417" style:family="text">
      <style:text-properties fo:font-size="10pt" officeooo:rsid="00d970e4" style:font-size-asian="10pt" style:font-size-complex="10pt"/>
    </style:style>
    <style:style style:name="T418" style:family="text">
      <style:text-properties fo:font-size="10pt" officeooo:rsid="00be5b6f" style:font-size-asian="10pt" style:font-size-complex="10pt"/>
    </style:style>
    <style:style style:name="T419" style:family="text">
      <style:text-properties fo:font-size="10pt" officeooo:rsid="00c8cd81" style:font-size-asian="10pt" style:font-size-complex="10pt"/>
    </style:style>
    <style:style style:name="T420" style:family="text">
      <style:text-properties fo:font-size="10pt" officeooo:rsid="00bfb5fd" style:font-size-asian="10pt" style:font-size-complex="10pt"/>
    </style:style>
    <style:style style:name="T421" style:family="text">
      <style:text-properties fo:font-size="10pt" officeooo:rsid="00bf360d" style:font-size-asian="10pt" style:font-size-complex="10pt"/>
    </style:style>
    <style:style style:name="T422" style:family="text">
      <style:text-properties fo:font-size="10pt" officeooo:rsid="012e2f62" style:font-size-asian="10pt" style:font-size-complex="10pt"/>
    </style:style>
    <style:style style:name="T423" style:family="text">
      <style:text-properties fo:font-size="10pt" officeooo:rsid="00cdbeee" style:font-size-asian="10pt" style:font-size-complex="10pt"/>
    </style:style>
    <style:style style:name="T424" style:family="text">
      <style:text-properties fo:font-size="10pt" officeooo:rsid="01066288" style:font-size-asian="10pt" style:font-size-complex="10pt"/>
    </style:style>
    <style:style style:name="T425" style:family="text">
      <style:text-properties fo:font-size="10pt" officeooo:rsid="00d591e4" style:font-size-asian="10pt" style:font-size-complex="10pt"/>
    </style:style>
    <style:style style:name="T426" style:family="text">
      <style:text-properties fo:font-size="10pt" officeooo:rsid="00d3d659" style:font-size-asian="10pt" style:font-size-complex="10pt"/>
    </style:style>
    <style:style style:name="T427" style:family="text">
      <style:text-properties fo:font-size="10pt" officeooo:rsid="013bc1b0" style:font-size-asian="10pt" style:font-size-complex="10pt"/>
    </style:style>
    <style:style style:name="T428" style:family="text">
      <style:text-properties fo:font-size="10pt" officeooo:rsid="0155f402" style:font-size-asian="10pt" style:font-size-complex="10pt"/>
    </style:style>
    <style:style style:name="T429" style:family="text">
      <style:text-properties fo:font-size="10pt" officeooo:rsid="016587ec" style:font-size-asian="10pt" style:font-size-complex="10pt"/>
    </style:style>
    <style:style style:name="T430" style:family="text">
      <style:text-properties fo:font-size="10pt" officeooo:rsid="016b05e4" style:font-size-asian="10pt" style:font-size-complex="10pt"/>
    </style:style>
    <style:style style:name="T431" style:family="text">
      <style:text-properties fo:font-size="10pt" officeooo:rsid="016b8b9a" style:font-size-asian="10pt" style:font-size-complex="10pt"/>
    </style:style>
    <style:style style:name="T432" style:family="text">
      <style:text-properties fo:font-size="10pt" officeooo:rsid="01aaf369" style:font-size-asian="10pt" style:font-size-complex="10pt"/>
    </style:style>
    <style:style style:name="T433" style:family="text">
      <style:text-properties fo:font-size="10pt" officeooo:rsid="01de4a34" style:font-size-asian="10pt" style:font-size-complex="10pt"/>
    </style:style>
    <style:style style:name="T434" style:family="text">
      <style:text-properties officeooo:rsid="01821969"/>
    </style:style>
    <style:style style:name="T435" style:family="text">
      <style:text-properties officeooo:rsid="01824439"/>
    </style:style>
    <style:style style:name="T436" style:family="text">
      <style:text-properties officeooo:rsid="019b938e"/>
    </style:style>
    <style:style style:name="T437" style:family="text">
      <style:text-properties officeooo:rsid="01ccd018"/>
    </style:style>
    <style:style style:name="T438" style:family="text">
      <style:text-properties style:font-name="DejaVu Sans" officeooo:rsid="00bd0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Mo’s Halo Whitepapers:</text:p>
      <text:h text:style-name="P168" text:outline-level="1"><text:span text:style-name="T437">Constants, enumerators and </text:span>structures</text:h>
      <text:p text:style-name="P126"><text:tab/>The structures <text:span text:style-name="T412">specified in this document</text:span> are defined using the ANSI C<text:span text:style-name="T401">++</text:span> standard, however the data type naming convention follows the one described in the glossary and terminology whitepaper.<text:span text:style-name="T412"> Additionally, the structures will only include some of the most generic and important ones, and will not include anything related to Open Sauce.</text:span></text:p>
      <text:p text:style-name="P125"/>
      <text:p text:style-name="P127"><text:tab/>Any tag specific structures<text:span text:style-name="T434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435"> Be aware however, I have done VERY little work with Halo 2, so don't expect much from me regarding it.</text:span></text:p>
      <text:h text:style-name="P169" text:outline-level="1">General</text:h>
      <text:p text:style-name="P6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52">TagClass</text:span></text:span><text:span text:style-name="Source_20_Text"><text:span text:style-name="T395"> </text:span></text:span><text:span text:style-name="Source_20_Text"><text:span text:style-name="T414">: </text:span></text:span><text:span text:style-name="Source_20_Text"><text:span text:style-name="T52">UEnum32</text:span></text:span><text:span text:style-name="Source_20_Text"><text:span text:style-name="T414"> {</text:span></text:span><text:span text:style-name="Source_20_Text"><text:span text:style-name="T344"> <text:s/></text:span></text:span><text:span text:style-name="Source_20_Text"><text:span text:style-name="T205">// FourCC value</text:span></text:span></text:p>
      <text:p text:style-name="P8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actr</text:span></text:span><text:span text:style-name="Source_20_Text"><text:span text:style-name="T273"> = </text:span></text:span><text:span text:style-name="Source_20_Text"><text:span text:style-name="T345">0x616374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actor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actv</text:span></text:span><text:span text:style-name="Source_20_Text"><text:span text:style-name="T273"> = </text:span></text:span><text:span text:style-name="Source_20_Text"><text:span text:style-name="T345">0x61637476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actor_varian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ant_</text:span></text:span><text:span text:style-name="Source_20_Text"><text:span text:style-name="T273"> = </text:span></text:span><text:span text:style-name="Source_20_Text"><text:span text:style-name="T345">0x616E742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antenna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bipd</text:span></text:span><text:span text:style-name="Source_20_Text"><text:span text:style-name="T273"> = </text:span></text:span><text:span text:style-name="Source_20_Text"><text:span text:style-name="T345">0x6269706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biped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bitm</text:span></text:span><text:span text:style-name="Source_20_Text"><text:span text:style-name="T273"> = </text:span></text:span><text:span text:style-name="Source_20_Text"><text:span text:style-name="T345">0x6269746D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bitmap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trak</text:span></text:span><text:span text:style-name="Source_20_Text"><text:span text:style-name="T273"> = </text:span></text:span><text:span text:style-name="Source_20_Text"><text:span text:style-name="T345">0x7472616B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camera_track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colo</text:span></text:span><text:span text:style-name="Source_20_Text"><text:span text:style-name="T273"> = </text:span></text:span><text:span text:style-name="Source_20_Text"><text:span text:style-name="T345">0x636F6C6F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color_tabl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cdmg</text:span></text:span><text:span text:style-name="Source_20_Text"><text:span text:style-name="T273"> = </text:span></text:span><text:span text:style-name="Source_20_Text"><text:span text:style-name="T345">0x63646D67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continuous_damage_effec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cont</text:span></text:span><text:span text:style-name="Source_20_Text"><text:span text:style-name="T273"> = </text:span></text:span><text:span text:style-name="Source_20_Text"><text:span text:style-name="T345">0x636F6E7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contrail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jpt_</text:span></text:span><text:span text:style-name="Source_20_Text"><text:span text:style-name="T273"> = </text:span></text:span><text:span text:style-name="Source_20_Text"><text:span text:style-name="T345">0x6A70742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amage_effec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deca</text:span></text:span><text:span text:style-name="Source_20_Text"><text:span text:style-name="T273"> = </text:span></text:span><text:span text:style-name="Source_20_Text"><text:span text:style-name="T345">0x6465636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ecal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dobc</text:span></text:span><text:span text:style-name="Source_20_Text"><text:span text:style-name="T273"> = </text:span></text:span><text:span text:style-name="Source_20_Text"><text:span text:style-name="T345">0x646F626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etail_object_collection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devi</text:span></text:span><text:span text:style-name="Source_20_Text"><text:span text:style-name="T273"> = </text:span></text:span><text:span text:style-name="Source_20_Text"><text:span text:style-name="T345">0x6465766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evic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ctrl</text:span></text:span><text:span text:style-name="Source_20_Text"><text:span text:style-name="T273"> = </text:span></text:span><text:span text:style-name="Source_20_Text"><text:span text:style-name="T345">0x6374726C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evice_control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lifi</text:span></text:span><text:span text:style-name="Source_20_Text"><text:span text:style-name="T273"> = </text:span></text:span><text:span text:style-name="Source_20_Text"><text:span text:style-name="T345">0x6C69666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evice_light_fixtur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mach</text:span></text:span><text:span text:style-name="Source_20_Text"><text:span text:style-name="T273"> = </text:span></text:span><text:span text:style-name="Source_20_Text"><text:span text:style-name="T345">0x6D616368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evice_machin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udlg</text:span></text:span><text:span text:style-name="Source_20_Text"><text:span text:style-name="T273"> = </text:span></text:span><text:span text:style-name="Source_20_Text"><text:span text:style-name="T345">0x75646C67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dialogu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effe</text:span></text:span><text:span text:style-name="Source_20_Text"><text:span text:style-name="T273"> = </text:span></text:span><text:span text:style-name="Source_20_Text"><text:span text:style-name="T345">0x65666665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effec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eqip</text:span></text:span><text:span text:style-name="Source_20_Text"><text:span text:style-name="T273"> = </text:span></text:span><text:span text:style-name="Source_20_Text"><text:span text:style-name="T345">0x65716970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equipmen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flag</text:span></text:span><text:span text:style-name="Source_20_Text"><text:span text:style-name="T273"> = </text:span></text:span><text:span text:style-name="Source_20_Text"><text:span text:style-name="T345">0x666C6167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flag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fog </text:span></text:span><text:span text:style-name="Source_20_Text"><text:span text:style-name="T273"><text:s/>= </text:span></text:span><text:span text:style-name="Source_20_Text"><text:span text:style-name="T345">0x666F6720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fog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font</text:span></text:span><text:span text:style-name="Source_20_Text"><text:span text:style-name="T273"> = </text:span></text:span><text:span text:style-name="Source_20_Text"><text:span text:style-name="T345">0x666F6E7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fon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garb</text:span></text:span><text:span text:style-name="Source_20_Text"><text:span text:style-name="T273"> = </text:span></text:span><text:span text:style-name="Source_20_Text"><text:span text:style-name="T345">0x6761726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garbag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mod2</text:span></text:span><text:span text:style-name="Source_20_Text"><text:span text:style-name="T273"> = </text:span></text:span><text:span text:style-name="Source_20_Text"><text:span text:style-name="T345">0x6D6F643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gbxmodel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matg</text:span></text:span><text:span text:style-name="Source_20_Text"><text:span text:style-name="T273"> = </text:span></text:span><text:span text:style-name="Source_20_Text"><text:span text:style-name="T345">0x6D617467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global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glw</text:span></text:span><text:span text:style-name="Source_20_Text"><text:span text:style-name="T55">_</text:span></text:span><text:span text:style-name="Source_20_Text"><text:span text:style-name="T273"> = </text:span></text:span><text:span text:style-name="Source_20_Text"><text:span text:style-name="T345">0x676C772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glow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grhi</text:span></text:span><text:span text:style-name="Source_20_Text"><text:span text:style-name="T273"> = </text:span></text:span><text:span text:style-name="Source_20_Text"><text:span text:style-name="T345">0x6772686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grenade_hud_interfac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hudg</text:span></text:span><text:span text:style-name="Source_20_Text"><text:span text:style-name="T273"> = </text:span></text:span><text:span text:style-name="Source_20_Text"><text:span text:style-name="T345">0x68756467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hud_global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hmt</text:span></text:span><text:span text:style-name="Source_20_Text"><text:span text:style-name="T345"> </text:span></text:span><text:span text:style-name="Source_20_Text"><text:span text:style-name="T273"><text:s/>= </text:span></text:span><text:span text:style-name="Source_20_Text"><text:span text:style-name="T345">0x686D7420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hud_message_tex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hud_</text:span></text:span><text:span text:style-name="Source_20_Text"><text:span text:style-name="T273"> = </text:span></text:span><text:span text:style-name="Source_20_Text"><text:span text:style-name="T345">0x6875642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hud_number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devc</text:span></text:span><text:span text:style-name="Source_20_Text"><text:span text:style-name="T273"> = </text:span></text:span><text:span text:style-name="Source_20_Text"><text:span text:style-name="T345">0x6465766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input_device_default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item</text:span></text:span><text:span text:style-name="Source_20_Text"><text:span text:style-name="T273"> = </text:span></text:span><text:span text:style-name="Source_20_Text"><text:span text:style-name="T345">0x6974656D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item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itmc</text:span></text:span><text:span text:style-name="Source_20_Text"><text:span text:style-name="T273"> = </text:span></text:span><text:span text:style-name="Source_20_Text"><text:span text:style-name="T345">0x69746D6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item_collection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lens</text:span></text:span><text:span text:style-name="Source_20_Text"><text:span text:style-name="T273"> = </text:span></text:span><text:span text:style-name="Source_20_Text"><text:span text:style-name="T345">0x6C656E7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lens_flar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ligh</text:span></text:span><text:span text:style-name="Source_20_Text"><text:span text:style-name="T273"> = </text:span></text:span><text:span text:style-name="Source_20_Text"><text:span text:style-name="T345">0x6C696768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ligh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mgs2</text:span></text:span><text:span text:style-name="Source_20_Text"><text:span text:style-name="T273"> = </text:span></text:span><text:span text:style-name="Source_20_Text"><text:span text:style-name="T345">0x6D67733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light_volum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elec</text:span></text:span><text:span text:style-name="Source_20_Text"><text:span text:style-name="T273"> = </text:span></text:span><text:span text:style-name="Source_20_Text"><text:span text:style-name="T345">0x656C656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lightning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foot</text:span></text:span><text:span text:style-name="Source_20_Text"><text:span text:style-name="T273"> = </text:span></text:span><text:span text:style-name="Source_20_Text"><text:span text:style-name="T345">0x666F6F7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material_effect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metr</text:span></text:span><text:span text:style-name="Source_20_Text"><text:span text:style-name="T273"> = </text:span></text:span><text:span text:style-name="Source_20_Text"><text:span text:style-name="T345">0x6D6574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meter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mode</text:span></text:span><text:span text:style-name="Source_20_Text"><text:span text:style-name="T273"> = </text:span></text:span><text:span text:style-name="Source_20_Text"><text:span text:style-name="T345">0x6D6F6465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model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antr</text:span></text:span><text:span text:style-name="Source_20_Text"><text:span text:style-name="T273"> = </text:span></text:span><text:span text:style-name="Source_20_Text"><text:span text:style-name="T345">0x616E74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model_animation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coll</text:span></text:span><text:span text:style-name="Source_20_Text"><text:span text:style-name="T273"> = </text:span></text:span><text:span text:style-name="Source_20_Text"><text:span text:style-name="T345">0x636F6C6C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model_collision_geometry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mply</text:span></text:span><text:span text:style-name="Source_20_Text"><text:span text:style-name="T273"> = </text:span></text:span><text:span text:style-name="Source_20_Text"><text:span text:style-name="T345">0x6D706C7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multiplayer_scenario_description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obje</text:span></text:span><text:span text:style-name="Source_20_Text"><text:span text:style-name="T273"> = </text:span></text:span><text:span text:style-name="Source_20_Text"><text:span text:style-name="T345">0x6F626A65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objec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part</text:span></text:span><text:span text:style-name="Source_20_Text"><text:span text:style-name="T273"> = </text:span></text:span><text:span text:style-name="Source_20_Text"><text:span text:style-name="T345">0x7061727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particl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pctl</text:span></text:span><text:span text:style-name="Source_20_Text"><text:span text:style-name="T273"> = </text:span></text:span><text:span text:style-name="Source_20_Text"><text:span text:style-name="T345">0x7063746C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particle_system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phys</text:span></text:span><text:span text:style-name="Source_20_Text"><text:span text:style-name="T273"> = </text:span></text:span><text:span text:style-name="Source_20_Text"><text:span text:style-name="T345">0x7068797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physic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plac</text:span></text:span><text:span text:style-name="Source_20_Text"><text:span text:style-name="T273"> = </text:span></text:span><text:span text:style-name="Source_20_Text"><text:span text:style-name="T345">0x706C616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placeholder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pphy</text:span></text:span><text:span text:style-name="Source_20_Text"><text:span text:style-name="T273"> = </text:span></text:span><text:span text:style-name="Source_20_Text"><text:span text:style-name="T345">0x7070687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point_physic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ngpr</text:span></text:span><text:span text:style-name="Source_20_Text"><text:span text:style-name="T273"> = </text:span></text:span><text:span text:style-name="Source_20_Text"><text:span text:style-name="T345">0x6E6770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preferences_network_gam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proj</text:span></text:span><text:span text:style-name="Source_20_Text"><text:span text:style-name="T273"> = </text:span></text:span><text:span text:style-name="Source_20_Text"><text:span text:style-name="T345">0x70726F6A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projectil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cnr</text:span></text:span><text:span text:style-name="Source_20_Text"><text:span text:style-name="T273"> = </text:span></text:span><text:span text:style-name="Source_20_Text"><text:span text:style-name="T345">0x73636E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cenario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bsp</text:span></text:span><text:span text:style-name="Source_20_Text"><text:span text:style-name="T273"> = </text:span></text:span><text:span text:style-name="Source_20_Text"><text:span text:style-name="T345">0x73627370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cenario_structure_bsp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cen</text:span></text:span><text:span text:style-name="Source_20_Text"><text:span text:style-name="T273"> = </text:span></text:span><text:span text:style-name="Source_20_Text"><text:span text:style-name="T345">0x7363656E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cenery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hdr</text:span></text:span><text:span text:style-name="Source_20_Text"><text:span text:style-name="T273"> = </text:span></text:span><text:span text:style-name="Source_20_Text"><text:span text:style-name="T345">0x736864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</text:span></text:span></text:p>
      <text:p text:style-name="P15"><text:soft-page-break/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env</text:span></text:span><text:span text:style-name="Source_20_Text"><text:span text:style-name="T273"> = </text:span></text:span><text:span text:style-name="Source_20_Text"><text:span text:style-name="T345">0x73656E76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environmen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oso</text:span></text:span><text:span text:style-name="Source_20_Text"><text:span text:style-name="T273"> = </text:span></text:span><text:span text:style-name="Source_20_Text"><text:span text:style-name="T345">0x736F736F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model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chi</text:span></text:span><text:span text:style-name="Source_20_Text"><text:span text:style-name="T273"> = </text:span></text:span><text:span text:style-name="Source_20_Text"><text:span text:style-name="T345">0x7363686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transparent_chicago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cex</text:span></text:span><text:span text:style-name="Source_20_Text"><text:span text:style-name="T273"> = </text:span></text:span><text:span text:style-name="Source_20_Text"><text:span text:style-name="T345">0x73636578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transparent_chicago_extended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otr</text:span></text:span><text:span text:style-name="Source_20_Text"><text:span text:style-name="T273"> = </text:span></text:span><text:span text:style-name="Source_20_Text"><text:span text:style-name="T345">0x736F74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transparent_generic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gla</text:span></text:span><text:span text:style-name="Source_20_Text"><text:span text:style-name="T273"> = </text:span></text:span><text:span text:style-name="Source_20_Text"><text:span text:style-name="T345">0x73676C6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transparent_glass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met</text:span></text:span><text:span text:style-name="Source_20_Text"><text:span text:style-name="T273"> = </text:span></text:span><text:span text:style-name="Source_20_Text"><text:span text:style-name="T345">0x736D657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transparent_meter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pla</text:span></text:span><text:span text:style-name="Source_20_Text"><text:span text:style-name="T273"> = </text:span></text:span><text:span text:style-name="Source_20_Text"><text:span text:style-name="T345">0x73706C6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transparent_plasma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wat</text:span></text:span><text:span text:style-name="Source_20_Text"><text:span text:style-name="T273"> = </text:span></text:span><text:span text:style-name="Source_20_Text"><text:span text:style-name="T345">0x7377617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hader_transparent_water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ky</text:span></text:span><text:span text:style-name="Source_20_Text"><text:span text:style-name="T345"> </text:span></text:span><text:span text:style-name="Source_20_Text"><text:span text:style-name="T273"><text:s/>= </text:span></text:span><text:span text:style-name="Source_20_Text"><text:span text:style-name="T345">0x736B7920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ky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nd_</text:span></text:span><text:span text:style-name="Source_20_Text"><text:span text:style-name="T273"> = </text:span></text:span><text:span text:style-name="Source_20_Text"><text:span text:style-name="T345">0x736E642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ound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nde</text:span></text:span><text:span text:style-name="Source_20_Text"><text:span text:style-name="T273"> = </text:span></text:span><text:span text:style-name="Source_20_Text"><text:span text:style-name="T345">0x736E6465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ound_environmen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lsnd</text:span></text:span><text:span text:style-name="Source_20_Text"><text:span text:style-name="T273"> = </text:span></text:span><text:span text:style-name="Source_20_Text"><text:span text:style-name="T345">0x6C736E6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ound_looping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sce</text:span></text:span><text:span text:style-name="Source_20_Text"><text:span text:style-name="T273"> = </text:span></text:span><text:span text:style-name="Source_20_Text"><text:span text:style-name="T345">0x73736365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ound_scenery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boom</text:span></text:span><text:span text:style-name="Source_20_Text"><text:span text:style-name="T273"> = </text:span></text:span><text:span text:style-name="Source_20_Text"><text:span text:style-name="T345">0x626F6F6D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pheroid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tr</text:span></text:span><text:span text:style-name="Source_20_Text"><text:span text:style-name="T55">_</text:span></text:span><text:span text:style-name="Source_20_Text"><text:span text:style-name="T273"> = </text:span></text:span><text:span text:style-name="Source_20_Text"><text:span text:style-name="T345">0x7374722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string_lis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tagc</text:span></text:span><text:span text:style-name="Source_20_Text"><text:span text:style-name="T273"> = </text:span></text:span><text:span text:style-name="Source_20_Text"><text:span text:style-name="T345">0x74616763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tag_collection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Soul</text:span></text:span><text:span text:style-name="Source_20_Text"><text:span text:style-name="T273"> = </text:span></text:span><text:span text:style-name="Source_20_Text"><text:span text:style-name="T345">0x536F756C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ui_widget_collection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DeLa</text:span></text:span><text:span text:style-name="Source_20_Text"><text:span text:style-name="T273"> = </text:span></text:span><text:span text:style-name="Source_20_Text"><text:span text:style-name="T345">0x44654C61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ui_widget_definition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ustr</text:span></text:span><text:span text:style-name="Source_20_Text"><text:span text:style-name="T273"> = </text:span></text:span><text:span text:style-name="Source_20_Text"><text:span text:style-name="T345">0x75737472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unicode_string_lis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unit</text:span></text:span><text:span text:style-name="Source_20_Text"><text:span text:style-name="T273"> = </text:span></text:span><text:span text:style-name="Source_20_Text"><text:span text:style-name="T345">0x756E697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unit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unhi</text:span></text:span><text:span text:style-name="Source_20_Text"><text:span text:style-name="T273"> = </text:span></text:span><text:span text:style-name="Source_20_Text"><text:span text:style-name="T345">0x756E686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unit_hud_interfac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vehi</text:span></text:span><text:span text:style-name="Source_20_Text"><text:span text:style-name="T273"> = </text:span></text:span><text:span text:style-name="Source_20_Text"><text:span text:style-name="T345">0x7665686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vehicl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vcky</text:span></text:span><text:span text:style-name="Source_20_Text"><text:span text:style-name="T273"> = </text:span></text:span><text:span text:style-name="Source_20_Text"><text:span text:style-name="T345">0x76636B7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virtual_keyboard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weap</text:span></text:span><text:span text:style-name="Source_20_Text"><text:span text:style-name="T273"> = </text:span></text:span><text:span text:style-name="Source_20_Text"><text:span text:style-name="T345">0x77656170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weapon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wphi</text:span></text:span><text:span text:style-name="Source_20_Text"><text:span text:style-name="T273"> = </text:span></text:span><text:span text:style-name="Source_20_Text"><text:span text:style-name="T345">0x77706869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weapon_hud_interface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rain</text:span></text:span><text:span text:style-name="Source_20_Text"><text:span text:style-name="T273"> = </text:span></text:span><text:span text:style-name="Source_20_Text"><text:span text:style-name="T345">0x7261696E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weather_particle_system</text:span></text:span></text:p>
      <text:p text:style-name="P15"><text:span text:style-name="Source_20_Text"><text:span text:style-name="T345"><text:s text:c="4"/></text:span></text:span><text:span text:style-name="Source_20_Text"><text:span text:style-name="T53">tagcls_</text:span></text:span><text:span text:style-name="Source_20_Text"><text:span text:style-name="T54">wind</text:span></text:span><text:span text:style-name="Source_20_Text"><text:span text:style-name="T273"> = </text:span></text:span><text:span text:style-name="Source_20_Text"><text:span text:style-name="T345">0x77696E64</text:span></text:span><text:span text:style-name="Source_20_Text"><text:span text:style-name="T346">,</text:span></text:span><text:span text:style-name="Source_20_Text"><text:span text:style-name="T345"> <text:s/></text:span></text:span><text:span text:style-name="Source_20_Text"><text:span text:style-name="T206">// wind</text:span></text:span></text:p>
      <text:p text:style-name="P15"><text:span text:style-name="Source_20_Text"><text:span text:style-name="T347"><text:s text:c="4"/></text:span></text:span><text:span text:style-name="Source_20_Text"><text:span text:style-name="T53">tagcls_none</text:span></text:span><text:span text:style-name="Source_20_Text"><text:span text:style-name="T274"> = </text:span></text:span><text:span text:style-name="Source_20_Text"><text:span text:style-name="T347">0xFFFFFFFF</text:span></text:span><text:span text:style-name="Source_20_Text"><text:span text:style-name="T346">,</text:span></text:span><text:span text:style-name="Source_20_Text"><text:span text:style-name="T347"> <text:s/></text:span></text:span><text:span text:style-name="Source_20_Text"><text:span text:style-name="T207">// nothing</text:span></text:span></text:p>
      <text:p text:style-name="P2"><text:span text:style-name="Source_20_Text"><text:span text:style-name="T415"><text:s text:c="4"/>} </text:span></text:span><text:span text:style-name="Source_20_Text"><text:span text:style-name="T52">TagClass</text:span></text:span><text:span text:style-name="Source_20_Text"><text:span text:style-name="T414">;</text:span></text:span></text:p>
      <text:p text:style-name="P1"><text:span text:style-name="Source_20_Text"><text:span text:style-name="T413"/></text:span></text:p>
      <text:p text:style-name="P1"><text:span text:style-name="Source_20_Text"><text:span text:style-name="T413"/></text:span></text:p>
      <text:p text:style-name="P7"><text:span text:style-name="Source_20_Text"><text:span text:style-name="T394">enum </text:span></text:span><text:span text:style-name="Source_20_Text"><text:span text:style-name="T395">class </text:span></text:span><text:span text:style-name="Source_20_Text"><text:span text:style-name="T52">EngineID</text:span></text:span><text:span text:style-name="Source_20_Text"><text:span text:style-name="T414"> : </text:span></text:span><text:span text:style-name="Source_20_Text"><text:span text:style-name="T52">BUEnum32</text:span></text:span><text:span text:style-name="Source_20_Text"><text:span text:style-name="T414"> { <text:s/></text:span></text:span><text:span text:style-name="Source_20_Text"><text:span text:style-name="T205">// FourCC value</text:span></text:span></text:p>
      <text:p text:style-name="P3"><text:span text:style-name="Source_20_Text"><text:span text:style-name="T416"><text:s text:c="4"/></text:span></text:span><text:span text:style-name="Source_20_Text"><text:span text:style-name="T54">engine_id_blam</text:span></text:span><text:span text:style-name="Source_20_Text"><text:span text:style-name="T374"> = </text:span></text:span><text:span text:style-name="Source_20_Text"><text:span text:style-name="T416">0x6D616C62 <text:s/></text:span></text:span><text:span text:style-name="Source_20_Text"><text:span text:style-name="T206">// <text:s/>Halo 1 engine id</text:span></text:span></text:p>
      <text:p text:style-name="P4"><text:span text:style-name="Source_20_Text"><text:span text:style-name="T417"><text:s text:c="4"/>} </text:span></text:span><text:span text:style-name="Source_20_Text"><text:span text:style-name="T56">EngineID</text:span></text:span><text:span text:style-name="Source_20_Text"><text:span text:style-name="T417">;</text:span></text:span></text:p>
      <text:p text:style-name="P1"><text:span text:style-name="Source_20_Text"><text:span text:style-name="T413"/></text:span></text:p>
      <text:p text:style-name="P1"><text:span text:style-name="Source_20_Text"><text:span text:style-name="T413"/></text:span></text:p>
      <text:p text:style-name="P48"><text:span text:style-name="Source_20_Text"><text:span text:style-name="T220">/</text:span></text:span><text:span text:style-name="Source_20_Text"><text:span text:style-name="T250">*</text:span></text:span><text:span text:style-name="Source_20_Text"><text:span text:style-name="T234"> </text:span></text:span><text:span text:style-name="Source_20_Text"><text:span text:style-name="T250">TagHeaders are </text:span></text:span><text:span text:style-name="Source_20_Text"><text:span text:style-name="T240">only used </text:span></text:span><text:span text:style-name="Source_20_Text"><text:span text:style-name="T250">at the start of a tagfile to specify the</text:span></text:span></text:p>
      <text:p text:style-name="P48"><text:span text:style-name="Source_20_Text"><text:span text:style-name="T250">** type of tag and provide integrity checks for tools parsing it.*/</text:span></text:span></text:p>
      <text:p text:style-name="P9"><text:span text:style-name="Source_20_Text"><text:span text:style-name="T396">typedef </text:span></text:span><text:span text:style-name="Source_20_Text"><text:span text:style-name="T397">struct</text:span></text:span><text:span text:style-name="Source_20_Text"><text:span text:style-name="T420"> </text:span></text:span><text:span text:style-name="Source_20_Text"><text:span text:style-name="T59">TagHeader</text:span></text:span><text:span text:style-name="Source_20_Text"><text:span text:style-name="T420"> {</text:span></text:span></text:p>
      <text:p text:style-name="P1"><text:span text:style-name="Source_20_Text"><text:span text:style-name="T421"><text:s text:c="4"/></text:span></text:span><text:span text:style-name="Source_20_Text"><text:span text:style-name="T60">Pad</text:span></text:span><text:span text:style-name="Source_20_Text"><text:span text:style-name="T421">[</text:span></text:span><text:span text:style-name="Source_20_Text"><text:span text:style-name="T403">36</text:span></text:span><text:span text:style-name="Source_20_Text"><text:span text:style-name="T421">]<text:tab/></text:span></text:span><text:span text:style-name="Source_20_Text"><text:span text:style-name="T427"><text:tab/></text:span></text:span><text:span text:style-name="Source_20_Text"><text:span text:style-name="T421">pad0;</text:span></text:span></text:p>
      <text:p text:style-name="P5"><text:span text:style-name="Source_20_Text"><text:span text:style-name="T421"><text:s text:c="4"/></text:span></text:span><text:span text:style-name="Source_20_Text"><text:span text:style-name="T60">TagClass</text:span></text:span><text:span text:style-name="Source_20_Text"><text:span text:style-name="T421"><text:tab/>tag_class;</text:span></text:span></text:p>
      <text:p text:style-name="P1"><text:span text:style-name="Source_20_Text"><text:span text:style-name="T421"><text:s text:c="4"/></text:span></text:span><text:span text:style-name="Source_20_Text"><text:span text:style-name="T60">UInt32</text:span></text:span><text:span text:style-name="Source_20_Text"><text:span text:style-name="T421"><text:tab/></text:span></text:span><text:span text:style-name="Source_20_Text"><text:span text:style-name="T427"><text:tab/></text:span></text:span><text:span text:style-name="Source_20_Text"><text:span text:style-name="T421">checksum;</text:span></text:span></text:p>
      <text:p text:style-name="P19"><text:span text:style-name="Source_20_Text"><text:span text:style-name="T421"><text:s text:c="4"/></text:span></text:span><text:span text:style-name="Source_20_Text"><text:span text:style-name="T60">UInt32</text:span></text:span><text:span text:style-name="Source_20_Text"><text:span text:style-name="T421"><text:tab/></text:span></text:span><text:span text:style-name="Source_20_Text"><text:span text:style-name="T427"><text:tab/></text:span></text:span><text:span text:style-name="Source_20_Text"><text:span text:style-name="T421">header_size; <text:s/></text:span></text:span><text:span text:style-name="Source_20_Text"><text:span text:style-name="T214">// </text:span></text:span><text:span text:style-name="Source_20_Text"><text:span text:style-name="T215">always</text:span></text:span><text:span text:style-name="Source_20_Text"><text:span text:style-name="T214"> == 64</text:span></text:span></text:p>
      <text:p text:style-name="P1"><text:span text:style-name="Source_20_Text"><text:span text:style-name="T421"><text:s text:c="4"/></text:span></text:span><text:span text:style-name="Source_20_Text"><text:span text:style-name="T60">Pad</text:span></text:span><text:span text:style-name="Source_20_Text"><text:span text:style-name="T421">[</text:span></text:span><text:span text:style-name="Source_20_Text"><text:span text:style-name="T403">8</text:span></text:span><text:span text:style-name="Source_20_Text"><text:span text:style-name="T421">]<text:tab/></text:span></text:span><text:span text:style-name="Source_20_Text"><text:span text:style-name="T427"><text:tab/></text:span></text:span><text:span text:style-name="Source_20_Text"><text:span text:style-name="T421">pad1;</text:span></text:span></text:p>
      <text:p text:style-name="P5"><text:span text:style-name="Source_20_Text"><text:span text:style-name="T421"><text:s text:c="4"/></text:span></text:span><text:span text:style-name="Source_20_Text"><text:span text:style-name="T60">UInt16</text:span></text:span><text:span text:style-name="Source_20_Text"><text:span text:style-name="T421"><text:tab/></text:span></text:span><text:span text:style-name="Source_20_Text"><text:span text:style-name="T427"><text:tab/></text:span></text:span><text:span text:style-name="Source_20_Text"><text:span text:style-name="T421">tag_version; <text:s/></text:span></text:span><text:span text:style-name="Source_20_Text"><text:span text:style-name="T214">/</text:span></text:span><text:span text:style-name="Source_20_Text"><text:span text:style-name="T216">*</text:span></text:span><text:span text:style-name="Source_20_Text"><text:span text:style-name="T214"> </text:span></text:span><text:span text:style-name="Source_20_Text"><text:span text:style-name="T217">value</text:span></text:span><text:span text:style-name="Source_20_Text"><text:span text:style-name="T214"> depends on the tag_class</text:span></text:span><text:span text:style-name="Source_20_Text"><text:span text:style-name="T216">.</text:span></text:span></text:p>
      <text:p text:style-name="P28"><text:span text:style-name="Source_20_Text"><text:span text:style-name="T216"><text:s text:c="4"/>** </text:span></text:span><text:span text:style-name="Source_20_Text"><text:span text:style-name="T217">tag_version must be set properly or the tag will be</text:span></text:span></text:p>
      <text:p text:style-name="P29"><text:span text:style-name="Source_20_Text"><text:span text:style-name="T217"><text:s text:c="4"/>** considered corrupt by all of the HEK tools.*/</text:span></text:span></text:p>
      <text:p text:style-name="P1"><text:span text:style-name="Source_20_Text"><text:span text:style-name="T421"><text:s text:c="4"/></text:span></text:span><text:span text:style-name="Source_20_Text"><text:span text:style-name="T60">UInt8</text:span></text:span><text:span text:style-name="Source_20_Text"><text:span text:style-name="T421"><text:tab/><text:tab/>integrity0; <text:s text:c="2"/></text:span></text:span><text:span text:style-name="Source_20_Text"><text:span text:style-name="T214">// </text:span></text:span><text:span text:style-name="Source_20_Text"><text:span text:style-name="T215">always</text:span></text:span><text:span text:style-name="Source_20_Text"><text:span text:style-name="T214"> == 0x00</text:span></text:span></text:p>
      <text:p text:style-name="P17"><text:span text:style-name="Source_20_Text"><text:span text:style-name="T421"><text:s text:c="4"/></text:span></text:span><text:span text:style-name="Source_20_Text"><text:span text:style-name="T60">UInt8</text:span></text:span><text:span text:style-name="Source_20_Text"><text:span text:style-name="T421"><text:tab/><text:tab/>integrity1; <text:s text:c="2"/></text:span></text:span><text:span text:style-name="Source_20_Text"><text:span text:style-name="T214">// </text:span></text:span><text:span text:style-name="Source_20_Text"><text:span text:style-name="T215">always</text:span></text:span><text:span text:style-name="Source_20_Text"><text:span text:style-name="T214"> == 0xFF</text:span></text:span></text:p>
      <text:p text:style-name="P18"><text:span text:style-name="Source_20_Text"><text:span text:style-name="T421"><text:s text:c="4"/></text:span></text:span><text:span text:style-name="Source_20_Text"><text:span text:style-name="T60">EngineID</text:span></text:span><text:span text:style-name="Source_20_Text"><text:span text:style-name="T421"><text:tab/>engine_id; <text:s text:c="3"/></text:span></text:span><text:span text:style-name="Source_20_Text"><text:span text:style-name="T214">// </text:span></text:span><text:span text:style-name="Source_20_Text"><text:span text:style-name="T215">always</text:span></text:span><text:span text:style-name="Source_20_Text"><text:span text:style-name="T214"> == </text:span></text:span><text:span text:style-name="Source_20_Text"><text:span text:style-name="T218">engine_id_</text:span></text:span><text:span text:style-name="Source_20_Text"><text:span text:style-name="T214">blam</text:span></text:span></text:p>
      <text:p text:style-name="P23"><text:span text:style-name="Source_20_Text"><text:span text:style-name="T421"><text:s text:c="4"/>} </text:span></text:span><text:span text:style-name="Source_20_Text"><text:span text:style-name="T60">TagHeader</text:span></text:span><text:span text:style-name="Source_20_Text"><text:span text:style-name="T421">; <text:s/></text:span></text:span><text:span text:style-name="Source_20_Text"><text:span text:style-name="T212">// </text:span></text:span><text:span text:style-name="Source_20_Text"><text:span text:style-name="T213">struct </text:span></text:span><text:span text:style-name="Source_20_Text"><text:span text:style-name="T212">size == </text:span></text:span><text:span text:style-name="Source_20_Text"><text:span text:style-name="T219">6</text:span></text:span><text:span text:style-name="Source_20_Text"><text:span text:style-name="T212">4 bytes</text:span></text:span></text:p>
      <text:p text:style-name="P23"><text:span text:style-name="Source_20_Text"><text:span text:style-name="T413"/></text:span></text:p>
      <text:p text:style-name="P23"><text:span text:style-name="Source_20_Text"><text:span text:style-name="T413"/></text:span></text:p>
      <text:p text:style-name="P23"><text:span text:style-name="Source_20_Text"><text:span text:style-name="T396">typedef </text:span></text:span><text:span text:style-name="Source_20_Text"><text:span text:style-name="T397">struct</text:span></text:span><text:span text:style-name="Source_20_Text"><text:span text:style-name="T420"> </text:span></text:span><text:span text:style-name="Source_20_Text"><text:span text:style-name="T59">Reflexive</text:span></text:span><text:span text:style-name="Source_20_Text"><text:span text:style-name="T420"> {</text:span></text:span></text:p>
      <text:p text:style-name="P23"><text:span text:style-name="Source_20_Text"><text:span text:style-name="T420"><text:s text:c="4"/></text:span></text:span><text:span text:style-name="Source_20_Text"><text:span text:style-name="T59">SInt32</text:span></text:span><text:span text:style-name="Source_20_Text"><text:span text:style-name="T420"><text:tab/>size;<text:tab/></text:span></text:span><text:span text:style-name="Source_20_Text"><text:span text:style-name="T428"> <text:s text:c="3"/></text:span></text:span><text:span text:style-name="Source_20_Text"><text:span text:style-name="T220">// number of structs in the array</text:span></text:span><text:span text:style-name="Source_20_Text"><text:span text:style-name="T221">.</text:span></text:span></text:p>
      <text:p text:style-name="P23"><text:span text:style-name="Source_20_Text"><text:span text:style-name="T420"><text:s text:c="4"/></text:span></text:span><text:span text:style-name="Source_20_Text"><text:span text:style-name="T59">UInt32</text:span></text:span><text:span text:style-name="Source_20_Text"><text:span text:style-name="T420"><text:tab/>pointer; <text:s/></text:span></text:span><text:span text:style-name="Source_20_Text"><text:span text:style-name="T220">// pointer to the array(in</text:span></text:span><text:span text:style-name="Source_20_Text"><text:span text:style-name="T244">side</text:span></text:span><text:span text:style-name="Source_20_Text"><text:span text:style-name="T220"> a map only)</text:span></text:span></text:p>
      <text:p text:style-name="P96"><text:span text:style-name="Source_20_Text"><text:span text:style-name="T420"><text:s text:c="4"/></text:span></text:span><text:span text:style-name="Source_20_Text"><text:span text:style-name="T59">UInt32</text:span></text:span><text:span text:style-name="Source_20_Text"><text:span text:style-name="T420"><text:tab/>id;</text:span></text:span><text:span text:style-name="Source_20_Text"><text:span text:style-name="T240"> <text:s/></text:span></text:span><text:span text:style-name="Source_20_Text"><text:span text:style-name="T244"><text:s text:c="5"/></text:span></text:span><text:span text:style-name="Source_20_Text"><text:span text:style-name="T240">// only used in</text:span></text:span><text:span text:style-name="Source_20_Text"><text:span text:style-name="T242">side</text:span></text:span><text:span text:style-name="Source_20_Text"><text:span text:style-name="T240"> a map</text:span></text:span><text:span text:style-name="Source_20_Text"><text:span text:style-name="T260">(purpose unknown).</text:span></text:span></text:p>
      <text:p text:style-name="P32"><text:span text:style-name="Source_20_Text"><text:span text:style-name="T420"><text:s text:c="4"/>} </text:span></text:span><text:span text:style-name="Source_20_Text"><text:span text:style-name="T59">Reflexive</text:span></text:span><text:span text:style-name="Source_20_Text"><text:span text:style-name="T420">; <text:s/></text:span></text:span><text:span text:style-name="Source_20_Text"><text:span text:style-name="T212">// </text:span></text:span><text:span text:style-name="Source_20_Text"><text:span text:style-name="T213">struct </text:span></text:span><text:span text:style-name="Source_20_Text"><text:span text:style-name="T212">size == </text:span></text:span><text:span text:style-name="Source_20_Text"><text:span text:style-name="T219">12</text:span></text:span><text:span text:style-name="Source_20_Text"><text:span text:style-name="T212"> bytes</text:span></text:span></text:p>
      <text:p text:style-name="P104"><text:soft-page-break/></text:p>
      <text:p text:style-name="P104"/>
      <text:p text:style-name="P32"><text:span text:style-name="Source_20_Text"><text:span text:style-name="T396">typedef </text:span></text:span><text:span text:style-name="Source_20_Text"><text:span text:style-name="T397">s</text:span></text:span><text:span text:style-name="Source_20_Text"><text:span text:style-name="T393">truct</text:span></text:span><text:span text:style-name="Source_20_Text"><text:span text:style-name="T418"> </text:span></text:span><text:span text:style-name="Source_20_Text"><text:span text:style-name="T57">T</text:span></text:span><text:span text:style-name="Source_20_Text"><text:span text:style-name="T51">ag</text:span></text:span><text:span text:style-name="Source_20_Text"><text:span text:style-name="T58">I</text:span></text:span><text:span text:style-name="Source_20_Text"><text:span text:style-name="T51">d</text:span></text:span><text:span text:style-name="Source_20_Text"><text:span text:style-name="T418"> </text:span></text:span><text:span text:style-name="Source_20_Text"><text:span text:style-name="T413">{</text:span></text:span></text:p>
      <text:p text:style-name="P32"><text:span text:style-name="Source_20_Text"><text:span text:style-name="T208"><text:s text:c="4"/>/</text:span></text:span><text:span text:style-name="Source_20_Text"><text:span text:style-name="T209">*</text:span></text:span><text:span text:style-name="Source_20_Text"><text:span text:style-name="T208"> For all intents and purposes, this is what this struct looks</text:span></text:span></text:p>
      <text:p text:style-name="P32"><text:span text:style-name="Source_20_Text"><text:span text:style-name="T208"><text:s text:c="4"/></text:span></text:span><text:span text:style-name="Source_20_Text"><text:span text:style-name="T209">**</text:span></text:span><text:span text:style-name="Source_20_Text"><text:span text:style-name="T208"> like</text:span></text:span><text:span text:style-name="Source_20_Text"><text:span text:style-name="T210">.</text:span></text:span><text:span text:style-name="Source_20_Text"><text:span text:style-name="T208"> </text:span></text:span><text:span text:style-name="Source_20_Text"><text:span text:style-name="T210">Y</text:span></text:span><text:span text:style-name="Source_20_Text"><text:span text:style-name="T208">ou should know </text:span></text:span><text:span text:style-name="Source_20_Text"><text:span text:style-name="T210">however, </text:span></text:span><text:span text:style-name="Source_20_Text"><text:span text:style-name="T208">that it is TECHNICALLY just a</text:span></text:span></text:p>
      <text:p text:style-name="P32"><text:span text:style-name="Source_20_Text"><text:span text:style-name="T208"><text:s text:c="4"/></text:span></text:span><text:span text:style-name="Source_20_Text"><text:span text:style-name="T209">**</text:span></text:span><text:span text:style-name="Source_20_Text"><text:span text:style-name="T208"> single UInt32, </text:span></text:span><text:span text:style-name="Source_20_Text"><text:span text:style-name="T245">and</text:span></text:span><text:span text:style-name="Source_20_Text"><text:span text:style-name="T208"> the UInt16's </text:span></text:span><text:span text:style-name="Source_20_Text"><text:span text:style-name="T245">are </text:span></text:span><text:span text:style-name="Source_20_Text"><text:span text:style-name="T208">masked off whenever they are</text:span></text:span></text:p>
      <text:p text:style-name="P32"><text:span text:style-name="Source_20_Text"><text:span text:style-name="T208"><text:s text:c="4"/></text:span></text:span><text:span text:style-name="Source_20_Text"><text:span text:style-name="T209">**</text:span></text:span><text:span text:style-name="Source_20_Text"><text:span text:style-name="T208"> individually needed. I found this out by looking at Halo 2 map</text:span></text:span></text:p>
      <text:p text:style-name="P32"><text:span text:style-name="Source_20_Text"><text:span text:style-name="T208"><text:s text:c="4"/></text:span></text:span><text:span text:style-name="Source_20_Text"><text:span text:style-name="T209">**</text:span></text:span><text:span text:style-name="Source_20_Text"><text:span text:style-name="T208"> files, where the order and endianness of these UInt16's are</text:span></text:span></text:p>
      <text:p text:style-name="P32"><text:span text:style-name="Source_20_Text"><text:span text:style-name="T208"><text:s text:c="4"/></text:span></text:span><text:span text:style-name="Source_20_Text"><text:span text:style-name="T209">**</text:span></text:span><text:span text:style-name="Source_20_Text"><text:span text:style-name="T208"> swapped, which would only be if a TagID is a single UInt32.</text:span></text:span></text:p>
      <text:p text:style-name="P32"><text:span text:style-name="Source_20_Text"><text:span text:style-name="T211"><text:s text:c="4"/></text:span></text:span><text:span text:style-name="Source_20_Text"><text:span text:style-name="T209">**</text:span></text:span><text:span text:style-name="Source_20_Text"><text:span text:style-name="T211"> </text:span></text:span><text:span text:style-name="Source_20_Text"><text:span text:style-name="T204">tag_table_index</text:span></text:span><text:span text:style-name="Source_20_Text"><text:span text:style-name="T211"> is the index into the tag_index you will find</text:span></text:span></text:p>
      <text:p text:style-name="P32"><text:span text:style-name="Source_20_Text"><text:span text:style-name="T211"><text:s text:c="4"/></text:span></text:span><text:span text:style-name="Source_20_Text"><text:span text:style-name="T209">**</text:span></text:span><text:span text:style-name="Source_20_Text"><text:span text:style-name="T211"> the tag at. </text:span></text:span><text:span text:style-name="Source_20_Text"><text:span text:style-name="T204">table_index</text:span></text:span><text:span text:style-name="Source_20_Text"><text:span text:style-name="T211"> is related, </text:span></text:span><text:span text:style-name="Source_20_Text"><text:span text:style-name="T246">but </text:span></text:span><text:span text:style-name="Source_20_Text"><text:span text:style-name="T211">its use is unknown.</text:span></text:span><text:span text:style-name="Source_20_Text"><text:span text:style-name="T209">*/</text:span></text:span></text:p>
      <text:p text:style-name="P47"><text:span text:style-name="Source_20_Text"><text:span text:style-name="T413"><text:s text:c="4"/></text:span></text:span><text:span text:style-name="Source_20_Text"><text:span text:style-name="T51">UInt16</text:span></text:span><text:span text:style-name="Source_20_Text"><text:span text:style-name="T413"><text:tab/>tag_table_index</text:span></text:span><text:span text:style-name="Source_20_Text"><text:span text:style-name="T419">;</text:span></text:span><text:span text:style-name="Source_20_Text"><text:span text:style-name="T249"><text:tab/></text:span></text:span><text:span text:style-name="Source_20_Text"><text:span text:style-name="T220">//</text:span></text:span><text:span text:style-name="Source_20_Text"><text:span text:style-name="T234"> </text:span></text:span><text:span text:style-name="Source_20_Text"><text:span text:style-name="T240">only used in</text:span></text:span><text:span text:style-name="Source_20_Text"><text:span text:style-name="T242">side</text:span></text:span><text:span text:style-name="Source_20_Text"><text:span text:style-name="T240"> a map</text:span></text:span></text:p>
      <text:p text:style-name="P47"><text:span text:style-name="Source_20_Text"><text:span text:style-name="T413"><text:s text:c="4"/></text:span></text:span><text:span text:style-name="Source_20_Text"><text:span text:style-name="T51">UInt16</text:span></text:span><text:span text:style-name="Source_20_Text"><text:span text:style-name="T413"><text:tab/>table_index</text:span></text:span><text:span text:style-name="Source_20_Text"><text:span text:style-name="T419">;</text:span></text:span><text:span text:style-name="Source_20_Text"><text:span text:style-name="T431"><text:tab/></text:span></text:span><text:span text:style-name="Source_20_Text"><text:span text:style-name="T220">//</text:span></text:span><text:span text:style-name="Source_20_Text"><text:span text:style-name="T234"> </text:span></text:span><text:span text:style-name="Source_20_Text"><text:span text:style-name="T240">only used in</text:span></text:span><text:span text:style-name="Source_20_Text"><text:span text:style-name="T242">side</text:span></text:span><text:span text:style-name="Source_20_Text"><text:span text:style-name="T240"> a map</text:span></text:span></text:p>
      <text:p text:style-name="P32"><text:span text:style-name="Source_20_Text"><text:span text:style-name="T204"><text:s text:c="4"/></text:span></text:span><text:span text:style-name="Source_20_Text"><text:span text:style-name="T343">}</text:span></text:span><text:span text:style-name="Source_20_Text"><text:span text:style-name="T239"> </text:span></text:span><text:span text:style-name="Source_20_Text"><text:span text:style-name="T57">T</text:span></text:span><text:span text:style-name="Source_20_Text"><text:span text:style-name="T51">ag</text:span></text:span><text:span text:style-name="Source_20_Text"><text:span text:style-name="T58">I</text:span></text:span><text:span text:style-name="Source_20_Text"><text:span text:style-name="T51">d</text:span></text:span><text:span text:style-name="Source_20_Text"><text:span text:style-name="T354">;</text:span></text:span><text:span text:style-name="Source_20_Text"><text:span text:style-name="T212"> <text:s/>// </text:span></text:span><text:span text:style-name="Source_20_Text"><text:span text:style-name="T213">struct </text:span></text:span><text:span text:style-name="Source_20_Text"><text:span text:style-name="T212">size == 4 bytes</text:span></text:span></text:p>
      <text:p text:style-name="P23"><text:span text:style-name="Source_20_Text"><text:span text:style-name="T413"/></text:span></text:p>
      <text:p text:style-name="P121"/>
      <text:p text:style-name="P23"><text:span text:style-name="Source_20_Text"><text:span text:style-name="T396">typedef </text:span></text:span><text:span text:style-name="Source_20_Text"><text:span text:style-name="T397">struct</text:span></text:span><text:span text:style-name="Source_20_Text"><text:span text:style-name="T420"> </text:span></text:span><text:span text:style-name="Source_20_Text"><text:span text:style-name="T59">TagRef</text:span></text:span><text:span text:style-name="Source_20_Text"><text:span text:style-name="T420"> {</text:span></text:span></text:p>
      <text:p text:style-name="P23"><text:span text:style-name="Source_20_Text"><text:span text:style-name="T420"><text:s text:c="4"/></text:span></text:span><text:span text:style-name="Source_20_Text"><text:span text:style-name="T59">TagClass</text:span></text:span><text:span text:style-name="Source_20_Text"><text:span text:style-name="T67"><text:tab/></text:span></text:span><text:span text:style-name="Source_20_Text"><text:span text:style-name="T420">class;</text:span></text:span></text:p>
      <text:p text:style-name="P39"><text:span text:style-name="Source_20_Text"><text:span text:style-name="T420"><text:s text:c="4"/></text:span></text:span><text:span text:style-name="Source_20_Text"><text:span text:style-name="T59">SInt32</text:span></text:span><text:span text:style-name="Source_20_Text"><text:span text:style-name="T64"><text:tab/></text:span></text:span><text:span text:style-name="Source_20_Text"><text:span text:style-name="T67"><text:tab/></text:span></text:span><text:span text:style-name="Source_20_Text"><text:span text:style-name="T420">path_pointer;</text:span></text:span><text:span text:style-name="Source_20_Text"><text:span text:style-name="T432"><text:tab/></text:span></text:span><text:span text:style-name="Source_20_Text"><text:span text:style-name="T240">// only used in</text:span></text:span><text:span text:style-name="Source_20_Text"><text:span text:style-name="T242">side</text:span></text:span><text:span text:style-name="Source_20_Text"><text:span text:style-name="T240"> a map</text:span></text:span></text:p>
      <text:p text:style-name="P25"><text:span text:style-name="Source_20_Text"><text:span text:style-name="T422"><text:s text:c="3"/></text:span></text:span><text:span text:style-name="Source_20_Text"><text:span text:style-name="T222"><text:s/>/* </text:span></text:span><text:span text:style-name="Source_20_Text"><text:span text:style-name="T223">In a tagfile, </text:span></text:span><text:span text:style-name="Source_20_Text"><text:span text:style-name="T224">path_length specifies the number of characters</text:span></text:span></text:p>
      <text:p text:style-name="P26"><text:span text:style-name="Source_20_Text"><text:span text:style-name="T224"><text:s text:c="4"/>** in the</text:span></text:span><text:span text:style-name="Source_20_Text"><text:span text:style-name="T223"> </text:span></text:span><text:span text:style-name="Source_20_Text"><text:span text:style-name="T224">string(excluding the 0x00 delimiter on the end).</text:span></text:span></text:p>
      <text:p text:style-name="P26"><text:span text:style-name="Source_20_Text"><text:span text:style-name="T223"><text:s text:c="4"/>** If the string is empty(because the TagRef references nothing)</text:span></text:span></text:p>
      <text:p text:style-name="P26"><text:span text:style-name="Source_20_Text"><text:span text:style-name="T222"><text:s text:c="4"/>** </text:span></text:span><text:span text:style-name="Source_20_Text"><text:span text:style-name="T223">then </text:span></text:span><text:span text:style-name="Source_20_Text"><text:span text:style-name="T222">the string wont even have the 0x00 delimiter.</text:span></text:span></text:p>
      <text:p text:style-name="P182"><text:span text:style-name="Source_20_Text"><text:span text:style-name="T223"><text:s text:c="4"/>** </text:span></text:span><text:span text:style-name="Source_20_Text"><text:span text:style-name="T222">This means the</text:span></text:span><text:span text:style-name="Source_20_Text"><text:span text:style-name="T223"> number of bytes the </text:span></text:span><text:span text:style-name="Source_20_Text"><text:span text:style-name="T225">tag path </text:span></text:span><text:span text:style-name="Source_20_Text"><text:span text:style-name="T223">string</text:span></text:span><text:span text:style-name="Source_20_Text"><text:span text:style-name="T265"> </text:span></text:span><text:span text:style-name="Source_20_Text"><text:span text:style-name="T223">consists</text:span></text:span></text:p>
      <text:p text:style-name="P27"><text:span text:style-name="Source_20_Text"><text:span text:style-name="T223"><text:s text:c="4"/>** of is</text:span></text:span><text:span text:style-name="Source_20_Text"><text:span text:style-name="T225"> </text:span></text:span><text:span text:style-name="Source_20_Text"><text:span text:style-name="T223">either 0, or path_length + 1</text:span></text:span><text:span text:style-name="Source_20_Text"><text:span text:style-name="T265">, but never just 1</text:span></text:span><text:span text:style-name="Source_20_Text"><text:span text:style-name="T266">.</text:span></text:span><text:span text:style-name="Source_20_Text"><text:span text:style-name="T223"> </text:span></text:span><text:span text:style-name="Source_20_Text"><text:span text:style-name="T222">*/</text:span></text:span></text:p>
      <text:p text:style-name="P38"><text:span text:style-name="Source_20_Text"><text:span text:style-name="T420"><text:s text:c="4"/></text:span></text:span><text:span text:style-name="Source_20_Text"><text:span text:style-name="T59">SInt32</text:span></text:span><text:span text:style-name="Source_20_Text"><text:span text:style-name="T420"><text:tab/></text:span></text:span><text:span text:style-name="Source_20_Text"><text:span text:style-name="T429"><text:tab/></text:span></text:span><text:span text:style-name="Source_20_Text"><text:span text:style-name="T420">path_length;</text:span></text:span><text:span text:style-name="Source_20_Text"><text:span text:style-name="T432"><text:tab/></text:span></text:span><text:span text:style-name="Source_20_Text"><text:span text:style-name="T240">// only used </text:span></text:span><text:span text:style-name="Source_20_Text"><text:span text:style-name="T241">outside</text:span></text:span><text:span text:style-name="Source_20_Text"><text:span text:style-name="T240"> a map</text:span></text:span><text:span text:style-name="Source_20_Text"><text:span text:style-name="T242">?</text:span></text:span></text:p>
      <text:p text:style-name="P37"><text:span text:style-name="Source_20_Text"><text:span text:style-name="T420"><text:s text:c="4"/></text:span></text:span><text:span text:style-name="Source_20_Text"><text:span text:style-name="T59">T</text:span></text:span><text:span text:style-name="Source_20_Text"><text:span text:style-name="T51">ag</text:span></text:span><text:span text:style-name="Source_20_Text"><text:span text:style-name="T58">I</text:span></text:span><text:span text:style-name="Source_20_Text"><text:span text:style-name="T51">d</text:span></text:span><text:span text:style-name="Source_20_Text"><text:span text:style-name="T423"><text:tab/></text:span></text:span><text:span text:style-name="Source_20_Text"><text:span text:style-name="T429"><text:tab/></text:span></text:span><text:span text:style-name="Source_20_Text"><text:span text:style-name="T423">id;</text:span></text:span><text:span text:style-name="Source_20_Text"><text:span text:style-name="T432"><text:tab/><text:tab/><text:tab/></text:span></text:span><text:span text:style-name="Source_20_Text"><text:span text:style-name="T240">// only used in</text:span></text:span><text:span text:style-name="Source_20_Text"><text:span text:style-name="T242">side</text:span></text:span><text:span text:style-name="Source_20_Text"><text:span text:style-name="T240"> a map</text:span></text:span></text:p>
      <text:p text:style-name="P24"><text:span text:style-name="Source_20_Text"><text:span text:style-name="T420"><text:s text:c="4"/>} </text:span></text:span><text:span text:style-name="Source_20_Text"><text:span text:style-name="T59">TagRef</text:span></text:span><text:span text:style-name="Source_20_Text"><text:span text:style-name="T348">;</text:span></text:span><text:span text:style-name="Source_20_Text"><text:span text:style-name="T220"> <text:s/></text:span></text:span><text:span text:style-name="Source_20_Text"><text:span text:style-name="T212">// </text:span></text:span><text:span text:style-name="Source_20_Text"><text:span text:style-name="T213">struct </text:span></text:span><text:span text:style-name="Source_20_Text"><text:span text:style-name="T212">size == </text:span></text:span><text:span text:style-name="Source_20_Text"><text:span text:style-name="T219">16</text:span></text:span><text:span text:style-name="Source_20_Text"><text:span text:style-name="T212"> bytes</text:span></text:span></text:p>
      <text:p text:style-name="P1"><text:span text:style-name="Source_20_Text"><text:span text:style-name="T413"/></text:span></text:p>
      <text:p text:style-name="P1"><text:span text:style-name="Source_20_Text"><text:span text:style-name="T413"/></text:span></text:p>
      <text:p text:style-name="P1"><text:span text:style-name="Source_20_Text"><text:span text:style-name="T396">typedef </text:span></text:span><text:span text:style-name="Source_20_Text"><text:span text:style-name="T397">struct</text:span></text:span><text:span text:style-name="Source_20_Text"><text:span text:style-name="T420"> </text:span></text:span><text:span text:style-name="Source_20_Text"><text:span text:style-name="T59">RawdataRef</text:span></text:span><text:span text:style-name="Source_20_Text"><text:span text:style-name="T420"> {</text:span></text:span></text:p>
      <text:p text:style-name="P11"><text:span text:style-name="Source_20_Text"><text:span text:style-name="T420"><text:s text:c="4"/></text:span></text:span><text:span text:style-name="Source_20_Text"><text:span text:style-name="T59">SInt32</text:span></text:span><text:span text:style-name="Source_20_Text"><text:span text:style-name="T420"><text:tab/>size;</text:span></text:span></text:p>
      <text:p text:style-name="P22"><text:span text:style-name="Source_20_Text"><text:span text:style-name="T424"><text:s text:c="4"/></text:span></text:span><text:span text:style-name="Source_20_Text"><text:span text:style-name="T226">/</text:span></text:span><text:span text:style-name="Source_20_Text"><text:span text:style-name="T227">*</text:span></text:span><text:span text:style-name="Source_20_Text"><text:span text:style-name="T226"> </text:span></text:span><text:span text:style-name="Source_20_Text"><text:span text:style-name="T228">T</text:span></text:span><text:span text:style-name="Source_20_Text"><text:span text:style-name="T226">his flag is used to determine if </text:span></text:span><text:span text:style-name="Source_20_Text"><text:span text:style-name="T229">the</text:span></text:span><text:span text:style-name="Source_20_Text"><text:span text:style-name="T226"> </text:span></text:span><text:span text:style-name="Source_20_Text"><text:span text:style-name="T229">raw</text:span></text:span><text:span text:style-name="Source_20_Text"><text:span text:style-name="T226">data is in a</text:span></text:span><text:span text:style-name="Source_20_Text"><text:span text:style-name="T229"> </text:span></text:span><text:span text:style-name="Source_20_Text"><text:span text:style-name="T226">Halo PC</text:span></text:span></text:p>
      <text:p text:style-name="P22"><text:span text:style-name="Source_20_Text"><text:span text:style-name="T230"><text:s text:c="4"/></text:span></text:span><text:span text:style-name="Source_20_Text"><text:span text:style-name="T209">**</text:span></text:span><text:span text:style-name="Source_20_Text"><text:span text:style-name="T230"> </text:span></text:span><text:span text:style-name="Source_20_Text"><text:span text:style-name="T226">or Halo CE resource map</text:span></text:span><text:span text:style-name="Source_20_Text"><text:span text:style-name="T231"> rather</text:span></text:span><text:span text:style-name="Source_20_Text"><text:span text:style-name="T230"> </text:span></text:span><text:span text:style-name="Source_20_Text"><text:span text:style-name="T226">than the map this</text:span></text:span><text:span text:style-name="Source_20_Text"><text:span text:style-name="T229"> </text:span></text:span><text:span text:style-name="Source_20_Text"><text:span text:style-name="T226">RawdataRef</text:span></text:span></text:p>
      <text:p text:style-name="P22"><text:span text:style-name="Source_20_Text"><text:span text:style-name="T230"><text:s text:c="4"/></text:span></text:span><text:span text:style-name="Source_20_Text"><text:span text:style-name="T209">**</text:span></text:span><text:span text:style-name="Source_20_Text"><text:span text:style-name="T226"> struct is in.</text:span></text:span><text:span text:style-name="Source_20_Text"><text:span text:style-name="T231"> It appears that</text:span></text:span><text:span text:style-name="Source_20_Text"><text:span text:style-name="T230"> </text:span></text:span><text:span text:style-name="Source_20_Text"><text:span text:style-name="T231">this flag is </text:span></text:span><text:span text:style-name="Source_20_Text"><text:span text:style-name="T230">ONLY</text:span></text:span><text:span text:style-name="Source_20_Text"><text:span text:style-name="T229"> </text:span></text:span><text:span text:style-name="Source_20_Text"><text:span text:style-name="T230">used to</text:span></text:span></text:p>
      <text:p text:style-name="P21"><text:span text:style-name="Source_20_Text"><text:span text:style-name="T230"><text:s text:c="4"/></text:span></text:span><text:span text:style-name="Source_20_Text"><text:span text:style-name="T209">**</text:span></text:span><text:span text:style-name="Source_20_Text"><text:span text:style-name="T230"> specify if a sound</text:span></text:span><text:span text:style-name="Source_20_Text"><text:span text:style-name="T229"> permutations</text:span></text:span><text:span text:style-name="Source_20_Text"><text:span text:style-name="T230"> </text:span></text:span><text:span text:style-name="Source_20_Text"><text:span text:style-name="T232">samples/mouth data</text:span></text:span><text:span text:style-name="Source_20_Text"><text:span text:style-name="T230"> </text:span></text:span><text:span text:style-name="Source_20_Text"><text:span text:style-name="T233">is</text:span></text:span><text:span text:style-name="Source_20_Text"><text:span text:style-name="T230"> stored</text:span></text:span></text:p>
      <text:p text:style-name="P22"><text:span text:style-name="Source_20_Text"><text:span text:style-name="T230"><text:s text:c="4"/></text:span></text:span><text:span text:style-name="Source_20_Text"><text:span text:style-name="T209">**</text:span></text:span><text:span text:style-name="Source_20_Text"><text:span text:style-name="T232"> </text:span></text:span><text:span text:style-name="Source_20_Text"><text:span text:style-name="T230">in the</text:span></text:span><text:span text:style-name="Source_20_Text"><text:span text:style-name="T229"> </text:span></text:span><text:span text:style-name="Source_20_Text"><text:span text:style-name="T230">resource map. Bitmaps use a different flag to specify</text:span></text:span></text:p>
      <text:p text:style-name="P16"><text:span text:style-name="Source_20_Text"><text:span text:style-name="T230"><text:s text:c="4"/></text:span></text:span><text:span text:style-name="Source_20_Text"><text:span text:style-name="T209">**</text:span></text:span><text:span text:style-name="Source_20_Text"><text:span text:style-name="T230"> this while font, hud_message_text, and unicode_string_list</text:span></text:span></text:p>
      <text:p text:style-name="P16"><text:span text:style-name="Source_20_Text"><text:span text:style-name="T230"><text:s text:c="4"/></text:span></text:span><text:span text:style-name="Source_20_Text"><text:span text:style-name="T209">**</text:span></text:span><text:span text:style-name="Source_20_Text"><text:span text:style-name="T230"> tags assume the data is in the same map as the RawdataRef.</text:span></text:span><text:span text:style-name="Source_20_Text"><text:span text:style-name="T227">*/</text:span></text:span></text:p>
      <text:p text:style-name="P46"><text:span text:style-name="Source_20_Text"><text:span text:style-name="T420"><text:s text:c="4"/></text:span></text:span><text:span text:style-name="Source_20_Text"><text:span text:style-name="T59">Bool32</text:span></text:span><text:span text:style-name="Source_20_Text"><text:span text:style-name="T68"><text:tab/></text:span></text:span><text:span text:style-name="Source_20_Text"><text:span text:style-name="T420">data_in_resource_map : </text:span></text:span><text:span text:style-name="Source_20_Text"><text:span text:style-name="T404">1</text:span></text:span><text:span text:style-name="Source_20_Text"><text:span text:style-name="T420">;</text:span></text:span><text:span text:style-name="Source_20_Text"><text:span text:style-name="T430"><text:tab/></text:span></text:span><text:span text:style-name="Source_20_Text"><text:span text:style-name="T248">// o</text:span></text:span><text:span text:style-name="Source_20_Text"><text:span text:style-name="T240">nly used in</text:span></text:span><text:span text:style-name="Source_20_Text"><text:span text:style-name="T242">side</text:span></text:span><text:span text:style-name="Source_20_Text"><text:span text:style-name="T240"> a map</text:span></text:span></text:p>
      <text:p text:style-name="P1"><text:span text:style-name="Source_20_Text"><text:span text:style-name="T216"/></text:span></text:p>
      <text:p text:style-name="P95"><text:span text:style-name="Source_20_Text"><text:span text:style-name="T420"><text:s text:c="4"/></text:span></text:span><text:span text:style-name="Source_20_Text"><text:span text:style-name="T59">UInt32</text:span></text:span><text:span text:style-name="Source_20_Text"><text:span text:style-name="T420"><text:tab/>raw_pointer;</text:span></text:span><text:span text:style-name="Source_20_Text"><text:span text:style-name="T433"><text:tab/></text:span></text:span><text:span text:style-name="Source_20_Text"><text:span text:style-name="T220">/</text:span></text:span><text:span text:style-name="Source_20_Text"><text:span text:style-name="T259">*</text:span></text:span><text:span text:style-name="Source_20_Text"><text:span text:style-name="T234"> </text:span></text:span><text:span text:style-name="Source_20_Text"><text:span text:style-name="T240">only used in</text:span></text:span><text:span text:style-name="Source_20_Text"><text:span text:style-name="T242">side</text:span></text:span><text:span text:style-name="Source_20_Text"><text:span text:style-name="T240"> a map</text:span></text:span><text:span text:style-name="Source_20_Text"><text:span text:style-name="T259">.</text:span></text:span></text:p>
      <text:p text:style-name="P95"><text:span text:style-name="Source_20_Text"><text:span text:style-name="T259"><text:s text:c="4"/>**<text:tab/><text:tab/><text:tab/><text:tab/> <text:s text:c="2"/>should only be used if pointer == 0 */</text:span></text:span></text:p>
      <text:p text:style-name="P95"><text:span text:style-name="Source_20_Text"><text:span text:style-name="T420"><text:s text:c="4"/></text:span></text:span><text:span text:style-name="Source_20_Text"><text:span text:style-name="T59">UInt32</text:span></text:span><text:span text:style-name="Source_20_Text"><text:span text:style-name="T420"><text:tab/>pointer;</text:span></text:span><text:span text:style-name="Source_20_Text"><text:span text:style-name="T240"> </text:span></text:span><text:span text:style-name="Source_20_Text"><text:span text:style-name="T247"><text:tab/><text:tab/></text:span></text:span><text:span text:style-name="Source_20_Text"><text:span text:style-name="T220">/</text:span></text:span><text:span text:style-name="Source_20_Text"><text:span text:style-name="T259">*</text:span></text:span><text:span text:style-name="Source_20_Text"><text:span text:style-name="T234"> </text:span></text:span><text:span text:style-name="Source_20_Text"><text:span text:style-name="T240">only used in</text:span></text:span><text:span text:style-name="Source_20_Text"><text:span text:style-name="T242">side</text:span></text:span><text:span text:style-name="Source_20_Text"><text:span text:style-name="T240"> a map</text:span></text:span><text:span text:style-name="Source_20_Text"><text:span text:style-name="T259">(uses magic).</text:span></text:span></text:p>
      <text:p text:style-name="P95"><text:span text:style-name="Source_20_Text"><text:span text:style-name="T259"><text:s text:c="4"/>**<text:tab/><text:tab/><text:tab/><text:tab/> <text:s text:c="2"/>if pointer == 0, use raw_pointer instead.*/</text:span></text:span></text:p>
      <text:p text:style-name="P89"><text:span text:style-name="Source_20_Text"><text:span text:style-name="T420"><text:s text:c="4"/></text:span></text:span><text:span text:style-name="Source_20_Text"><text:span text:style-name="T59">UInt32</text:span></text:span><text:span text:style-name="Source_20_Text"><text:span text:style-name="T420"><text:tab/>id;</text:span></text:span><text:span text:style-name="Source_20_Text"><text:span text:style-name="T240"> <text:s/></text:span></text:span><text:span text:style-name="Source_20_Text"><text:span text:style-name="T243"><text:s text:c="4"/></text:span></text:span><text:span text:style-name="Source_20_Text"><text:span text:style-name="T247"><text:tab/><text:tab/></text:span></text:span><text:span text:style-name="Source_20_Text"><text:span text:style-name="T240">// only used in</text:span></text:span><text:span text:style-name="Source_20_Text"><text:span text:style-name="T242">side</text:span></text:span><text:span text:style-name="Source_20_Text"><text:span text:style-name="T240"> a map</text:span></text:span><text:span text:style-name="Source_20_Text"><text:span text:style-name="T260">(purpose unknown).</text:span></text:span></text:p>
      <text:p text:style-name="P10"><text:span text:style-name="Source_20_Text"><text:span text:style-name="T420"><text:s text:c="4"/>} </text:span></text:span><text:span text:style-name="Source_20_Text"><text:span text:style-name="T59">RawdataRef</text:span></text:span><text:span text:style-name="Source_20_Text"><text:span text:style-name="T420">; <text:s/></text:span></text:span><text:span text:style-name="Source_20_Text"><text:span text:style-name="T212">// </text:span></text:span><text:span text:style-name="Source_20_Text"><text:span text:style-name="T213">struct </text:span></text:span><text:span text:style-name="Source_20_Text"><text:span text:style-name="T212">size == </text:span></text:span><text:span text:style-name="Source_20_Text"><text:span text:style-name="T219">20</text:span></text:span><text:span text:style-name="Source_20_Text"><text:span text:style-name="T212"> bytes</text:span></text:span></text:p>
      <text:p text:style-name="P101"><text:span text:style-name="Source_20_Text"><text:span text:style-name="T212"/></text:span></text:p>
      <text:p text:style-name="P101"><text:span text:style-name="Source_20_Text"><text:span text:style-name="T212"/></text:span></text:p>
      <text:p text:style-name="P102"><text:span text:style-name="Source_20_Text"><text:span text:style-name="T235">// lightmaps and models use these in their compressed vertices</text:span></text:span></text:p>
      <text:p text:style-name="P99"><text:span text:style-name="Source_20_Text"><text:span text:style-name="T396">typedef </text:span></text:span><text:span text:style-name="Source_20_Text"><text:span text:style-name="T398">struct</text:span></text:span><text:span text:style-name="Source_20_Text"><text:span text:style-name="T425"> </text:span></text:span><text:span text:style-name="Source_20_Text"><text:span text:style-name="T61">Co</text:span></text:span><text:span text:style-name="Source_20_Text"><text:span text:style-name="T62">mpressed</text:span></text:span><text:span text:style-name="Source_20_Text"><text:span text:style-name="T61">N</text:span></text:span><text:span text:style-name="Source_20_Text"><text:span text:style-name="T62">ormal32</text:span></text:span><text:span text:style-name="Source_20_Text"><text:span text:style-name="T425"> {</text:span></text:span></text:p>
      <text:p text:style-name="P183"><text:span text:style-name="Source_20_Text"><text:span text:style-name="T426"><text:s text:c="4"/></text:span></text:span><text:span text:style-name="Source_20_Text"><text:span text:style-name="T63">S1Int32</text:span></text:span><text:span text:style-name="Source_20_Text"><text:span text:style-name="T426"><text:tab/>i : </text:span></text:span><text:span text:style-name="Source_20_Text"><text:span text:style-name="T405">11</text:span></text:span><text:span text:style-name="Source_20_Text"><text:span text:style-name="T426">; <text:s/></text:span></text:span><text:span text:style-name="Source_20_Text"><text:span text:style-name="T236">// </text:span></text:span><text:span text:style-name="Source_20_Text"><text:span text:style-name="T268">T</text:span></text:span><text:span text:style-name="Source_20_Text"><text:span text:style-name="T236">o convert to floats,</text:span></text:span><text:span text:style-name="Source_20_Text"><text:span text:style-name="T237"> just</text:span></text:span><text:span text:style-name="Source_20_Text"><text:span text:style-name="T267"> </text:span></text:span><text:span text:style-name="Source_20_Text"><text:span text:style-name="T236">divide each</text:span></text:span><text:span text:style-name="Source_20_Text"><text:span text:style-name="T267"> one by </text:span></text:span><text:span text:style-name="Source_20_Text"><text:span text:style-name="T236">its max</text:span></text:span></text:p>
      <text:p text:style-name="P100"><text:span text:style-name="Source_20_Text"><text:span text:style-name="T426"><text:s text:c="4"/></text:span></text:span><text:span text:style-name="Source_20_Text"><text:span text:style-name="T63">S1Int32</text:span></text:span><text:span text:style-name="Source_20_Text"><text:span text:style-name="T426"><text:tab/>j : </text:span></text:span><text:span text:style-name="Source_20_Text"><text:span text:style-name="T405">11</text:span></text:span><text:span text:style-name="Source_20_Text"><text:span text:style-name="T426">; <text:s/></text:span></text:span><text:span text:style-name="Source_20_Text"><text:span text:style-name="T236">// positive value</text:span></text:span><text:span text:style-name="Source_20_Text"><text:span text:style-name="T267">, then subtract 1.0 if the high bit is set</text:span></text:span><text:span text:style-name="Source_20_Text"><text:span text:style-name="T236">.</text:span></text:span></text:p>
      <text:p text:style-name="P184"><text:span text:style-name="Source_20_Text"><text:span text:style-name="T426"><text:s text:c="4"/></text:span></text:span><text:span text:style-name="Source_20_Text"><text:span text:style-name="T63">S1Int32</text:span></text:span><text:span text:style-name="Source_20_Text"><text:span text:style-name="T426"><text:tab/>k : </text:span></text:span><text:span text:style-name="Source_20_Text"><text:span text:style-name="T405">10</text:span></text:span><text:span text:style-name="Source_20_Text"><text:span text:style-name="T426">; <text:s/></text:span></text:span><text:span text:style-name="Source_20_Text"><text:span text:style-name="T236">// </text:span></text:span><text:span text:style-name="Source_20_Text"><text:span text:style-name="T268">You also </text:span></text:span><text:span text:style-name="Source_20_Text"><text:span text:style-name="T271">might</text:span></text:span><text:span text:style-name="Source_20_Text"><text:span text:style-name="T268"> want to normalize i, j, and k after</text:span></text:span></text:p>
      <text:p text:style-name="P185"><text:span text:style-name="Source_20_Text"><text:span text:style-name="T268"><text:s text:c="4"/>// decompression by dividing each by the length of the vector they make up.</text:span></text:span></text:p>
      <text:p text:style-name="P185"><text:span text:style-name="Source_20_Text"><text:span text:style-name="T268"><text:s text:c="4"/>//<text:tab/>i = </text:span></text:span><text:span text:style-name="Source_20_Text"><text:span text:style-name="T269">(</text:span></text:span><text:span text:style-name="Source_20_Text"><text:span text:style-name="T236">i</text:span></text:span><text:span text:style-name="Source_20_Text"><text:span text:style-name="T269"> &amp; </text:span></text:span><text:span text:style-name="Source_20_Text"><text:span text:style-name="T270">1023</text:span></text:span><text:span text:style-name="Source_20_Text"><text:span text:style-name="T269">)</text:span></text:span><text:span text:style-name="Source_20_Text"><text:span text:style-name="T236">/1023</text:span></text:span><text:span text:style-name="Source_20_Text"><text:span text:style-name="T238">.0</text:span></text:span><text:span text:style-name="Source_20_Text"><text:span text:style-name="T268"> - 1.0*!!(i</text:span></text:span><text:span text:style-name="Source_20_Text"><text:span text:style-name="T269"> </text:span></text:span><text:span text:style-name="Source_20_Text"><text:span text:style-name="T268">&amp;</text:span></text:span><text:span text:style-name="Source_20_Text"><text:span text:style-name="T269"> </text:span></text:span><text:span text:style-name="Source_20_Text"><text:span text:style-name="T268">0x400);<text:tab/></text:span></text:span></text:p>
      <text:p text:style-name="P186"><text:span text:style-name="Source_20_Text"><text:span text:style-name="T268"><text:s text:c="4"/>// <text:tab/>j = </text:span></text:span><text:span text:style-name="Source_20_Text"><text:span text:style-name="T269">(j &amp; </text:span></text:span><text:span text:style-name="Source_20_Text"><text:span text:style-name="T270">1023</text:span></text:span><text:span text:style-name="Source_20_Text"><text:span text:style-name="T269">)</text:span></text:span><text:span text:style-name="Source_20_Text"><text:span text:style-name="T236">/1023</text:span></text:span><text:span text:style-name="Source_20_Text"><text:span text:style-name="T238">.0</text:span></text:span><text:span text:style-name="Source_20_Text"><text:span text:style-name="T268"> - 1.0*!!(j</text:span></text:span><text:span text:style-name="Source_20_Text"><text:span text:style-name="T269"> </text:span></text:span><text:span text:style-name="Source_20_Text"><text:span text:style-name="T268">&amp;</text:span></text:span><text:span text:style-name="Source_20_Text"><text:span text:style-name="T269"> </text:span></text:span><text:span text:style-name="Source_20_Text"><text:span text:style-name="T268">0x400);</text:span></text:span></text:p>
      <text:p text:style-name="P186"><text:span text:style-name="Source_20_Text"><text:span text:style-name="T268"><text:s text:c="4"/>//<text:tab/>k = </text:span></text:span><text:span text:style-name="Source_20_Text"><text:span text:style-name="T269">(k &amp; </text:span></text:span><text:span text:style-name="Source_20_Text"><text:span text:style-name="T272"><text:s/></text:span></text:span><text:span text:style-name="Source_20_Text"><text:span text:style-name="T270">511</text:span></text:span><text:span text:style-name="Source_20_Text"><text:span text:style-name="T269">)</text:span></text:span><text:span text:style-name="Source_20_Text"><text:span text:style-name="T236">/</text:span></text:span><text:span text:style-name="Source_20_Text"><text:span text:style-name="T268">511</text:span></text:span><text:span text:style-name="Source_20_Text"><text:span text:style-name="T238">.0</text:span></text:span><text:span text:style-name="Source_20_Text"><text:span text:style-name="T268"> <text:s/>- 1.0*!!(k</text:span></text:span><text:span text:style-name="Source_20_Text"><text:span text:style-name="T269"> </text:span></text:span><text:span text:style-name="Source_20_Text"><text:span text:style-name="T268">&amp;</text:span></text:span><text:span text:style-name="Source_20_Text"><text:span text:style-name="T269"> </text:span></text:span><text:span text:style-name="Source_20_Text"><text:span text:style-name="T268">0x200);</text:span></text:span></text:p>
      <text:p text:style-name="P103"><text:span text:style-name="Source_20_Text"><text:span text:style-name="T426"><text:s text:c="4"/>} </text:span></text:span><text:span text:style-name="Source_20_Text"><text:span text:style-name="T61">Co</text:span></text:span><text:span text:style-name="Source_20_Text"><text:span text:style-name="T62">mpressed</text:span></text:span><text:span text:style-name="Source_20_Text"><text:span text:style-name="T61">N</text:span></text:span><text:span text:style-name="Source_20_Text"><text:span text:style-name="T62">ormal32</text:span></text:span><text:span text:style-name="Source_20_Text"><text:span text:style-name="T349">;</text:span></text:span><text:span text:style-name="Source_20_Text"><text:span text:style-name="T426"> <text:s/></text:span></text:span><text:span text:style-name="Source_20_Text"><text:span text:style-name="T212">// </text:span></text:span><text:span text:style-name="Source_20_Text"><text:span text:style-name="T213">struct </text:span></text:span><text:span text:style-name="Source_20_Text"><text:span text:style-name="T212">size == </text:span></text:span><text:span text:style-name="Source_20_Text"><text:span text:style-name="T219">4</text:span></text:span><text:span text:style-name="Source_20_Text"><text:span text:style-name="T212"> bytes</text:span></text:span></text:p>
      <text:h text:style-name="P170" text:outline-level="1"><text:span text:style-name="Source_20_Text"><text:span text:style-name="T368">Mapfile</text:span></text:span><text:span text:style-name="Source_20_Text"><text:span text:style-name="T369">s</text:span></text:span></text:h>
      <text:p text:style-name="P111"><text:span text:style-name="Source_20_Text"><text:span text:style-name="T131">/</text:span></text:span><text:span text:style-name="Source_20_Text"><text:span text:style-name="T132">*</text:span></text:span><text:span text:style-name="Source_20_Text"><text:span text:style-name="T131"> </text:span></text:span><text:span text:style-name="Source_20_Text"><text:span text:style-name="T132">These </text:span></text:span><text:span text:style-name="Source_20_Text"><text:span text:style-name="T142">"index_magic" values </text:span></text:span><text:span text:style-name="Source_20_Text"><text:span text:style-name="T132">are </text:span></text:span><text:span text:style-name="Source_20_Text"><text:span text:style-name="T143">virtual </text:span></text:span><text:span text:style-name="Source_20_Text"><text:span text:style-name="T132">addresses each </text:span></text:span><text:span text:style-name="Source_20_Text"><text:span text:style-name="T136">engine</text:span></text:span><text:span text:style-name="Source_20_Text"><text:span text:style-name="T139"> loads</text:span></text:span><text:span text:style-name="Source_20_Text"><text:span text:style-name="T132"> </text:span></text:span><text:span text:style-name="Source_20_Text"><text:span text:style-name="T163">it </text:span></text:span><text:span text:style-name="Source_20_Text"><text:span text:style-name="T132">map at</text:span></text:span><text:span text:style-name="Source_20_Text"><text:span text:style-name="T142">.</text:span></text:span><text:span text:style-name="Source_20_Text"><text:span text:style-name="T132"> </text:span></text:span></text:p>
      <text:p text:style-name="P115"><text:span text:style-name="Source_20_Text"><text:span text:style-name="T132">** When a</text:span></text:span><text:span text:style-name="Source_20_Text"><text:span text:style-name="T139"> map</text:span></text:span><text:span text:style-name="Source_20_Text"><text:span text:style-name="T142"> </text:span></text:span><text:span text:style-name="Source_20_Text"><text:span text:style-name="T132">is loaded </text:span></text:span><text:span text:style-name="Source_20_Text"><text:span text:style-name="T140">by</text:span></text:span><text:span text:style-name="Source_20_Text"><text:span text:style-name="T132"> the game </text:span></text:span><text:span text:style-name="Source_20_Text"><text:span text:style-name="T140">the map</text:span></text:span><text:span text:style-name="Source_20_Text"><text:span text:style-name="T132"> was built for, it will be loaded</text:span></text:span></text:p>
      <text:p text:style-name="P115"><text:span text:style-name="Source_20_Text"><text:span text:style-name="T142">** </text:span></text:span><text:span text:style-name="Source_20_Text"><text:span text:style-name="T132">with </text:span></text:span><text:span text:style-name="Source_20_Text"><text:span text:style-name="T142">its </text:span></text:span><text:span text:style-name="Source_20_Text"><text:span text:style-name="T132">TagIndex struct allocated at this address</text:span></text:span><text:span text:style-name="Source_20_Text"><text:span text:style-name="T133">. This will make all</text:span></text:span></text:p>
      <text:p text:style-name="P115"><text:span text:style-name="Source_20_Text"><text:span text:style-name="T142">** </text:span></text:span><text:span text:style-name="Source_20_Text"><text:span text:style-name="T133">"magic"</text:span></text:span><text:span text:style-name="Source_20_Text"><text:span text:style-name="T142"> </text:span></text:span><text:span text:style-name="Source_20_Text"><text:span text:style-name="T133">pointers in the map </text:span></text:span><text:span text:style-name="Source_20_Text"><text:span text:style-name="T141">directly</text:span></text:span><text:span text:style-name="Source_20_Text"><text:span text:style-name="T133"> point to other areas of the map file.</text:span></text:span></text:p>
      <text:p text:style-name="P112"><text:span text:style-name="Source_20_Text"><text:span text:style-name="T133">**</text:span></text:span></text:p>
      <text:p text:style-name="P112"><text:span text:style-name="Source_20_Text"><text:span text:style-name="T133">** If you just want to read the map without loading it </text:span></text:span><text:span text:style-name="Source_20_Text"><text:span text:style-name="T137">in </text:span></text:span><text:span text:style-name="Source_20_Text"><text:span text:style-name="T138">using</text:span></text:span><text:span text:style-name="Source_20_Text"><text:span text:style-name="T133"> this address,</text:span></text:span></text:p>
      <text:p text:style-name="P112"><text:span text:style-name="Source_20_Text"><text:span text:style-name="T133">** you need to adjust each "magic" pointer in the map when you read it by</text:span></text:span></text:p>
      <text:p text:style-name="P112"><text:span text:style-name="Source_20_Text"><text:span text:style-name="T133">** subtracting the appropriate index_magic from the pointer and adding the</text:span></text:span></text:p>
      <text:p text:style-name="P113"><text:span text:style-name="Source_20_Text"><text:span text:style-name="T133">** address the maps TagIndex struct is located at in the map.</text:span></text:span></text:p>
      <text:p text:style-name="P113"><text:span text:style-name="Source_20_Text"><text:span text:style-name="T134">**</text:span></text:span></text:p>
      <text:p text:style-name="P113"><text:span text:style-name="Source_20_Text"><text:span text:style-name="T134">** So </text:span></text:span><text:span text:style-name="Source_20_Text"><text:span text:style-name="T148">l</text:span></text:span><text:span text:style-name="Source_20_Text"><text:span text:style-name="T134">ets</text:span></text:span><text:span text:style-name="Source_20_Text"><text:span text:style-name="T144"> </text:span></text:span><text:span text:style-name="Source_20_Text"><text:span text:style-name="T148">take an</text:span></text:span><text:span text:style-name="Source_20_Text"><text:span text:style-name="T134"> xbox </text:span></text:span><text:span text:style-name="Source_20_Text"><text:span text:style-name="T199">halo </text:span></text:span><text:span text:style-name="Source_20_Text"><text:span text:style-name="T134">map</text:span></text:span><text:span text:style-name="Source_20_Text"><text:span text:style-name="T148"> for example(</text:span></text:span><text:span text:style-name="Source_20_Text"><text:span text:style-name="T134">so its index</text:span></text:span><text:span text:style-name="Source_20_Text"><text:span text:style-name="T148">_</text:span></text:span><text:span text:style-name="Source_20_Text"><text:span text:style-name="T134">magic is </text:span></text:span><text:span text:style-name="Source_20_Text"><text:span text:style-name="T131">0x803A6000</text:span></text:span><text:span text:style-name="Source_20_Text"><text:span text:style-name="T148">)</text:span></text:span><text:span text:style-name="Source_20_Text"><text:span text:style-name="T134">.</text:span></text:span></text:p>
      <text:p text:style-name="P124"><text:span text:style-name="Source_20_Text"><text:span text:style-name="T148">** L</text:span></text:span><text:span text:style-name="Source_20_Text"><text:span text:style-name="T134">ets say the maps </text:span></text:span><text:span text:style-name="Source_20_Text"><text:span text:style-name="T148">Xbox</text:span></text:span><text:span text:style-name="Source_20_Text"><text:span text:style-name="T134">TagIndex is located at 0x00851974, and</text:span></text:span><text:span text:style-name="Source_20_Text"><text:span text:style-name="T148"> </text:span></text:span><text:span text:style-name="Source_20_Text"><text:span text:style-name="T134">that</text:span></text:span><text:span text:style-name="Source_20_Text"><text:span text:style-name="T148"> the</text:span></text:span></text:p>
      <text:p text:style-name="P124"><text:span text:style-name="Source_20_Text"><text:span text:style-name="T148">**</text:span></text:span><text:span text:style-name="Source_20_Text"><text:span text:style-name="T134"> </text:span></text:span><text:span text:style-name="Source_20_Text"><text:span text:style-name="T128">tag_index_array_offset</text:span></text:span><text:span text:style-name="Source_20_Text"><text:span text:style-name="T134"> </text:span></text:span><text:span text:style-name="Source_20_Text"><text:span text:style-name="T145">attribute</text:span></text:span><text:span text:style-name="Source_20_Text"><text:span text:style-name="T134"> </text:span></text:span><text:span text:style-name="Source_20_Text"><text:span text:style-name="T148">of that Xbox</text:span></text:span><text:span text:style-name="Source_20_Text"><text:span text:style-name="T134">TagIndex is set to </text:span></text:span><text:span text:style-name="Source_20_Text"><text:span text:style-name="T131">0x803A60</text:span></text:span><text:span text:style-name="Source_20_Text"><text:span text:style-name="T134">24.</text:span></text:span></text:p>
      <text:p text:style-name="P116"><text:span text:style-name="Source_20_Text"><text:span text:style-name="T134">** To get the</text:span></text:span><text:span text:style-name="Source_20_Text"><text:span text:style-name="T144"> </text:span></text:span><text:span text:style-name="Source_20_Text"><text:span text:style-name="T134">offset the tag_index_array is at, you do:</text:span></text:span></text:p>
      <text:p text:style-name="P113"><text:span text:style-name="Source_20_Text"><text:span text:style-name="T134">** <text:s text:c="4"/></text:span></text:span><text:span text:style-name="Source_20_Text"><text:span text:style-name="T128">tag_index_array_offset</text:span></text:span><text:span text:style-name="Source_20_Text"><text:span text:style-name="T134"> - INDEX_MAGIC + </text:span></text:span><text:span text:style-name="Source_20_Text"><text:span text:style-name="T128">tag_index_offset</text:span></text:span></text:p>
      <text:p text:style-name="P117"><text:span text:style-name="Source_20_Text"><text:span text:style-name="T146">**</text:span></text:span></text:p>
      <text:p text:style-name="P113"><text:span text:style-name="Source_20_Text"><text:span text:style-name="T134">** which </text:span></text:span><text:span text:style-name="Source_20_Text"><text:span text:style-name="T147">for this example</text:span></text:span><text:span text:style-name="Source_20_Text"><text:span text:style-name="T134"> </text:span></text:span><text:span text:style-name="Source_20_Text"><text:span text:style-name="T147">would be</text:span></text:span><text:span text:style-name="Source_20_Text"><text:span text:style-name="T134">:</text:span></text:span></text:p>
      <text:p text:style-name="P113"><text:span text:style-name="Source_20_Text"><text:span text:style-name="T134">** <text:s text:c="4"/></text:span></text:span><text:span text:style-name="Source_20_Text"><text:span text:style-name="T131">0x803A60</text:span></text:span><text:span text:style-name="Source_20_Text"><text:span text:style-name="T134">24 - </text:span></text:span><text:span text:style-name="Source_20_Text"><text:span text:style-name="T131">0x803A6000</text:span></text:span><text:span text:style-name="Source_20_Text"><text:span text:style-name="T134"> + 0x00851974 = 0x00851998</text:span></text:span></text:p>
      <text:p text:style-name="P113"><text:span text:style-name="Source_20_Text"><text:span text:style-name="T134">**</text:span></text:span></text:p>
      <text:p text:style-name="P113"><text:span text:style-name="Source_20_Text"><text:span text:style-name="T134">** If you notice, this is directly after the 36 byte </text:span></text:span><text:span text:style-name="Source_20_Text"><text:span text:style-name="T148">Xbox</text:span></text:span><text:span text:style-name="Source_20_Text"><text:span text:style-name="T134">TagIndex struct</text:span></text:span><text:span text:style-name="Source_20_Text"><text:span text:style-name="T155">.</text:span></text:span></text:p>
      <text:p text:style-name="P119"><text:span text:style-name="Source_20_Text"><text:span text:style-name="T134">** </text:span></text:span><text:span text:style-name="Source_20_Text"><text:span text:style-name="T155">This </text:span></text:span><text:span text:style-name="Source_20_Text"><text:span text:style-name="T134">is where </text:span></text:span><text:span text:style-name="Source_20_Text"><text:span text:style-name="T155">the array</text:span></text:span><text:span text:style-name="Source_20_Text"><text:span text:style-name="T134"> should be unless the map is protected. </text:span></text:span><text:span text:style-name="Source_20_Text"><text:span text:style-name="T155">Any time </text:span></text:span><text:span text:style-name="Source_20_Text"><text:span text:style-name="T156">a</text:span></text:span></text:p>
      <text:p text:style-name="P114"><text:span text:style-name="Source_20_Text"><text:span text:style-name="T135">**</text:span></text:span><text:span text:style-name="Source_20_Text"><text:span text:style-name="T155"> </text:span></text:span><text:span text:style-name="Source_20_Text"><text:span text:style-name="T135">pointer is </text:span></text:span><text:span text:style-name="Source_20_Text"><text:span text:style-name="T156">called "</text:span></text:span><text:span text:style-name="Source_20_Text"><text:span text:style-name="T135">magic</text:span></text:span><text:span text:style-name="Source_20_Text"><text:span text:style-name="T156">"</text:span></text:span><text:span text:style-name="Source_20_Text"><text:span text:style-name="T135"> or </text:span></text:span><text:span text:style-name="Source_20_Text"><text:span text:style-name="T156">"</text:span></text:span><text:span text:style-name="Source_20_Text"><text:span text:style-name="T135">uses magic</text:span></text:span><text:span text:style-name="Source_20_Text"><text:span text:style-name="T156">"</text:span></text:span><text:span text:style-name="Source_20_Text"><text:span text:style-name="T135">, this is how </text:span></text:span><text:span text:style-name="Source_20_Text"><text:span text:style-name="T156">to</text:span></text:span><text:span text:style-name="Source_20_Text"><text:span text:style-name="T135"> </text:span></text:span><text:span text:style-name="Source_20_Text"><text:span text:style-name="T149">work with</text:span></text:span><text:span text:style-name="Source_20_Text"><text:span text:style-name="T135"> it.</text:span></text:span><text:span text:style-name="Source_20_Text"><text:span text:style-name="T134">*/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DEMO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11">= 0x4BF10000</text:span></text:span><text:span text:style-name="Source_20_Text"><text:span text:style-name="T313">;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PC</text:span></text:span><text:span text:style-name="Source_20_Text"><text:span text:style-name="T28"><text:tab/><text:tab/></text:span></text:span><text:span text:style-name="Source_20_Text"><text:span text:style-name="T311">= 0x40440000</text:span></text:span><text:span text:style-name="Source_20_Text"><text:span text:style-name="T313">;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CE</text:span></text:span><text:span text:style-name="Source_20_Text"><text:span text:style-name="T28"><text:tab/><text:tab/></text:span></text:span><text:span text:style-name="Source_20_Text"><text:span text:style-name="T311">= 0x40440000</text:span></text:span><text:span text:style-name="Source_20_Text"><text:span text:style-name="T313">;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8">H1_</text:span></text:span><text:span text:style-name="Source_20_Text"><text:span text:style-name="T27">XBOX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11">= 0x803A6000</text:span></text:span><text:span text:style-name="Source_20_Text"><text:span text:style-name="T313">;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XBOX</text:span></text:span><text:span text:style-name="Source_20_Text"><text:span text:style-name="T28"><text:tab/></text:span></text:span><text:span text:style-name="Source_20_Text"><text:span text:style-name="T311">= 0x8038B000</text:span></text:span><text:span text:style-name="Source_20_Text"><text:span text:style-name="T313">;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TUBBS_</text:span></text:span><text:span text:style-name="Source_20_Text"><text:span text:style-name="T29">PC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11">= 0x40440000</text:span></text:span><text:span text:style-name="Source_20_Text"><text:span text:style-name="T313">;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SHADOWRUN</text:span></text:span><text:span text:style-name="Source_20_Text"><text:span text:style-name="T31"><text:tab/></text:span></text:span><text:span text:style-name="Source_20_Text"><text:span text:style-name="T28"><text:tab/></text:span></text:span><text:span text:style-name="Source_20_Text"><text:span text:style-name="T311">= 0x8069E000</text:span></text:span><text:span text:style-name="Source_20_Text"><text:span text:style-name="T313">;</text:span></text:span></text:p>
      <text:p text:style-name="P187"><text:span text:style-name="Source_20_Text"><text:span text:style-name="T388">const</text:span></text:span><text:span text:style-name="Source_20_Text"><text:span text:style-name="T30"> UInt32</text:span></text:span><text:span text:style-name="Source_20_Text"><text:span text:style-name="T31"> <text:s/></text:span></text:span><text:span text:style-name="Source_20_Text"><text:span text:style-name="T27">INDEX_MAGIC</text:span></text:span><text:span text:style-name="Source_20_Text"><text:span text:style-name="T48">_</text:span></text:span><text:span text:style-name="Source_20_Text"><text:span text:style-name="T27">H2V_M</text:span></text:span><text:span text:style-name="Source_20_Text"><text:span text:style-name="T48">P</text:span></text:span><text:span text:style-name="Source_20_Text"><text:span text:style-name="T28"><text:tab/></text:span></text:span><text:span text:style-name="Source_20_Text"><text:span text:style-name="T31"><text:tab/></text:span></text:span><text:span text:style-name="Source_20_Text"><text:span text:style-name="T311">= 0x01400000</text:span></text:span><text:span text:style-name="Source_20_Text"><text:span text:style-name="T313">;</text:span></text:span></text:p>
      <text:p text:style-name="P110"><text:span text:style-name="Source_20_Text"><text:span text:style-name="T383"/></text:span></text:p>
      <text:p text:style-name="P110"><text:span text:style-name="Source_20_Text"><text:span text:style-name="T383"/></text:span></text:p>
      <text:p text:style-name="P110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20">RsrcMapType</text:span></text:span><text:span text:style-name="Source_20_Text"><text:span text:style-name="T375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75"> {</text:span></text:span></text:p>
      <text:p text:style-name="P88"><text:span text:style-name="Source_20_Text"><text:span text:style-name="T273"><text:s text:c="4"/></text:span></text:span><text:span text:style-name="Source_20_Text"><text:span text:style-name="T20">rsrc_map_type_bitmaps</text:span></text:span><text:span text:style-name="Source_20_Text"><text:span text:style-name="T13"><text:tab/></text:span></text:span><text:span text:style-name="Source_20_Text"><text:span text:style-name="T20"><text:tab/></text:span></text:span><text:span text:style-name="Source_20_Text"><text:span text:style-name="T273">= </text:span></text:span><text:span text:style-name="Source_20_Text"><text:span text:style-name="T300">1</text:span></text:span><text:span text:style-name="Source_20_Text"><text:span text:style-name="T276">,</text:span></text:span></text:p>
      <text:p text:style-name="P142"><text:span text:style-name="Source_20_Text"><text:span text:style-name="T273"><text:s text:c="4"/></text:span></text:span><text:span text:style-name="Source_20_Text"><text:span text:style-name="T20">rsrc_map_type_sounds</text:span></text:span><text:span text:style-name="Source_20_Text"><text:span text:style-name="T13"><text:tab/><text:tab/></text:span></text:span><text:span text:style-name="Source_20_Text"><text:span text:style-name="T273">=</text:span></text:span><text:span text:style-name="Source_20_Text"><text:span text:style-name="T295"> </text:span></text:span><text:span text:style-name="Source_20_Text"><text:span text:style-name="T300">2,</text:span></text:span></text:p>
      <text:p text:style-name="P143"><text:span text:style-name="Source_20_Text"><text:span text:style-name="T273"><text:s text:c="4"/></text:span></text:span><text:span text:style-name="Source_20_Text"><text:span text:style-name="T20">rsrc_map_type_localization<text:tab/></text:span></text:span><text:span text:style-name="Source_20_Text"><text:span text:style-name="T273">=</text:span></text:span><text:span text:style-name="Source_20_Text"><text:span text:style-name="T295"> </text:span></text:span><text:span text:style-name="Source_20_Text"><text:span text:style-name="T300">3</text:span></text:span><text:span text:style-name="Source_20_Text"><text:span text:style-name="T276">,</text:span></text:span><text:span text:style-name="Source_20_Text"><text:span text:style-name="T296"><text:tab/></text:span></text:span><text:span text:style-name="Source_20_Text"><text:span text:style-name="T80">//</text:span></text:span><text:span text:style-name="Source_20_Text"><text:span text:style-name="T114"> Halo CE only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20">RsrcMapType</text:span></text:span><text:span text:style-name="Source_20_Text"><text:span text:style-name="T277">;</text:span></text:span></text:p>
      <text:p text:style-name="P142"><text:span text:style-name="Source_20_Text"><text:span text:style-name="T277"/></text:span></text:p>
      <text:p text:style-name="P142"><text:span text:style-name="Source_20_Text"><text:span text:style-name="T277"/></text:span></text:p>
      <text:p text:style-name="P108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13">MapVersion</text:span></text:span><text:span text:style-name="Source_20_Text"><text:span text:style-name="T375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3">32</text:span></text:span><text:span text:style-name="Source_20_Text"><text:span text:style-name="T375"> {</text:span></text:span></text:p>
      <text:p text:style-name="P86"><text:span text:style-name="Source_20_Text"><text:span text:style-name="T273"><text:s text:c="4"/></text:span></text:span><text:span text:style-name="Source_20_Text"><text:span text:style-name="T13">map_version_halo1_xbox<text:tab/></text:span></text:span><text:span text:style-name="Source_20_Text"><text:span text:style-name="T273">= </text:span></text:span><text:span text:style-name="Source_20_Text"><text:span text:style-name="T295">5</text:span></text:span><text:span text:style-name="Source_20_Text"><text:span text:style-name="T276">,</text:span></text:span><text:span text:style-name="Source_20_Text"><text:span text:style-name="T312"><text:tab/></text:span></text:span><text:span text:style-name="Source_20_Text"><text:span text:style-name="T150">// stubbs, stubbspc, shadowrun, halo1xbox</text:span></text:span></text:p>
      <text:p text:style-name="P86"><text:span text:style-name="Source_20_Text"><text:span text:style-name="T273"><text:s text:c="4"/></text:span></text:span><text:span text:style-name="Source_20_Text"><text:span text:style-name="T13">map_version_halo1_pc_demo<text:tab/></text:span></text:span><text:span text:style-name="Source_20_Text"><text:span text:style-name="T273">= </text:span></text:span><text:span text:style-name="Source_20_Text"><text:span text:style-name="T295">6</text:span></text:span><text:span text:style-name="Source_20_Text"><text:span text:style-name="T276">,</text:span></text:span></text:p>
      <text:p text:style-name="P86"><text:span text:style-name="Source_20_Text"><text:span text:style-name="T273"><text:s text:c="4"/></text:span></text:span><text:span text:style-name="Source_20_Text"><text:span text:style-name="T13">map_version_halo1_pc<text:tab/></text:span></text:span><text:span text:style-name="Source_20_Text"><text:span text:style-name="T273">= </text:span></text:span><text:span text:style-name="Source_20_Text"><text:span text:style-name="T295">7</text:span></text:span><text:span text:style-name="Source_20_Text"><text:span text:style-name="T276">,</text:span></text:span></text:p>
      <text:p text:style-name="P131"><text:span text:style-name="Source_20_Text"><text:span text:style-name="T273"><text:s text:c="4"/></text:span></text:span><text:span text:style-name="Source_20_Text"><text:span text:style-name="T13">map_version_halo2<text:tab/><text:tab/></text:span></text:span><text:span text:style-name="Source_20_Text"><text:span text:style-name="T273">=</text:span></text:span><text:span text:style-name="Source_20_Text"><text:span text:style-name="T295"> 8</text:span></text:span><text:span text:style-name="Source_20_Text"><text:span text:style-name="T276">,</text:span></text:span><text:span text:style-name="Source_20_Text"><text:span text:style-name="T312"><text:tab/></text:span></text:span><text:span text:style-name="Source_20_Text"><text:span text:style-name="T150">// ALL versions(alpha, epsilon, xbox, vista)</text:span></text:span></text:p>
      <text:p text:style-name="P131"><text:span text:style-name="Source_20_Text"><text:span text:style-name="T273"><text:s text:c="4"/></text:span></text:span><text:span text:style-name="Source_20_Text"><text:span text:style-name="T13">map_version_halo3<text:tab/><text:tab/></text:span></text:span><text:span text:style-name="Source_20_Text"><text:span text:style-name="T273">=</text:span></text:span><text:span text:style-name="Source_20_Text"><text:span text:style-name="T295"> 11</text:span></text:span><text:span text:style-name="Source_20_Text"><text:span text:style-name="T276">,</text:span></text:span></text:p>
      <text:p text:style-name="P166"><text:span text:style-name="Source_20_Text"><text:span text:style-name="T276"><text:s text:c="4"/></text:span></text:span><text:span text:style-name="Source_20_Text"><text:span text:style-name="T13">map_version_halo1_ce<text:tab/></text:span></text:span><text:span text:style-name="Source_20_Text"><text:span text:style-name="T273">=</text:span></text:span><text:span text:style-name="Source_20_Text"><text:span text:style-name="T275"> 60</text:span></text:span><text:span text:style-name="Source_20_Text"><text:span text:style-name="T295">9</text:span></text:span><text:span text:style-name="Source_20_Text"><text:span text:style-name="T276">,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13">MapVersion</text:span></text:span><text:span text:style-name="Source_20_Text"><text:span text:style-name="T277">;</text:span></text:span></text:p>
      <text:p text:style-name="P131"><text:span text:style-name="Source_20_Text"><text:span text:style-name="T277"/></text:span></text:p>
      <text:p text:style-name="P109"><text:span text:style-name="Source_20_Text"><text:span text:style-name="T277"/></text:span></text:p>
      <text:p text:style-name="P109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375"> : </text:span></text:span><text:span text:style-name="Source_20_Text"><text:span text:style-name="T13">U</text:span></text:span><text:span text:style-name="Source_20_Text"><text:span text:style-name="T3">Enum</text:span></text:span><text:span text:style-name="Source_20_Text"><text:span text:style-name="T17">16</text:span></text:span><text:span text:style-name="Source_20_Text"><text:span text:style-name="T375"> {</text:span></text:span></text:p>
      <text:p text:style-name="P87"><text:span text:style-name="Source_20_Text"><text:span text:style-name="T27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ingle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73">= </text:span></text:span><text:span text:style-name="Source_20_Text"><text:span text:style-name="T296">0</text:span></text:span><text:span text:style-name="Source_20_Text"><text:span text:style-name="T276">,</text:span></text:span></text:p>
      <text:p text:style-name="P87"><text:span text:style-name="Source_20_Text"><text:span text:style-name="T27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multiplayer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273">=</text:span></text:span><text:span text:style-name="Source_20_Text"><text:span text:style-name="T296"> 1</text:span></text:span><text:span text:style-name="Source_20_Text"><text:span text:style-name="T276">,</text:span></text:span></text:p>
      <text:p text:style-name="P87"><text:span text:style-name="Source_20_Text"><text:span text:style-name="T273"><text:s text:c="4"/></text:span></text:span><text:span text:style-name="Source_20_Text"><text:span text:style-name="T13">map_</text:span></text:span><text:span text:style-name="Source_20_Text"><text:span text:style-name="T14">type_mainmenu</text:span></text:span><text:span text:style-name="Source_20_Text"><text:span text:style-name="T13"><text:tab/></text:span></text:span><text:span text:style-name="Source_20_Text"><text:span text:style-name="T14"><text:tab/><text:tab/></text:span></text:span><text:span text:style-name="Source_20_Text"><text:span text:style-name="T273">= </text:span></text:span><text:span text:style-name="Source_20_Text"><text:span text:style-name="T296">2</text:span></text:span><text:span text:style-name="Source_20_Text"><text:span text:style-name="T276">,</text:span></text:span></text:p>
      <text:p text:style-name="P132"><text:span text:style-name="Source_20_Text"><text:span text:style-name="T27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</text:span></text:span><text:span text:style-name="Source_20_Text"><text:span text:style-name="T13"><text:tab/></text:span></text:span><text:span text:style-name="Source_20_Text"><text:span text:style-name="T14"><text:tab/></text:span></text:span><text:span text:style-name="Source_20_Text"><text:span text:style-name="T13"><text:tab/></text:span></text:span><text:span text:style-name="Source_20_Text"><text:span text:style-name="T273">=</text:span></text:span><text:span text:style-name="Source_20_Text"><text:span text:style-name="T295"> </text:span></text:span><text:span text:style-name="Source_20_Text"><text:span text:style-name="T296">3</text:span></text:span><text:span text:style-name="Source_20_Text"><text:span text:style-name="T276">,</text:span></text:span><text:span text:style-name="Source_20_Text"><text:span text:style-name="T296"><text:tab/></text:span></text:span><text:span text:style-name="Source_20_Text"><text:span text:style-name="T80">//</text:span></text:span><text:span text:style-name="Source_20_Text"><text:span text:style-name="T109"> halo 2 and onward only</text:span></text:span></text:p>
      <text:p text:style-name="P151"><text:span text:style-name="Source_20_Text"><text:span text:style-name="T273"><text:s text:c="4"/></text:span></text:span><text:span text:style-name="Source_20_Text"><text:span text:style-name="T13">map_</text:span></text:span><text:span text:style-name="Source_20_Text"><text:span text:style-name="T14">type</text:span></text:span><text:span text:style-name="Source_20_Text"><text:span text:style-name="T13">_</text:span></text:span><text:span text:style-name="Source_20_Text"><text:span text:style-name="T14">shared_singleplayer</text:span></text:span><text:span text:style-name="Source_20_Text"><text:span text:style-name="T13"><text:tab/></text:span></text:span><text:span text:style-name="Source_20_Text"><text:span text:style-name="T273">=</text:span></text:span><text:span text:style-name="Source_20_Text"><text:span text:style-name="T295"> </text:span></text:span><text:span text:style-name="Source_20_Text"><text:span text:style-name="T296">4</text:span></text:span><text:span text:style-name="Source_20_Text"><text:span text:style-name="T276">,</text:span></text:span><text:span text:style-name="Source_20_Text"><text:span text:style-name="T296"><text:tab/></text:span></text:span><text:span text:style-name="Source_20_Text"><text:span text:style-name="T80">//</text:span></text:span><text:span text:style-name="Source_20_Text"><text:span text:style-name="T109"> halo 2 and onward only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13">MapVersion</text:span></text:span><text:span text:style-name="Source_20_Text"><text:span text:style-name="T277">;</text:span></text:span></text:p>
      <text:p text:style-name="P161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94"> {</text:span></text:span></text:p>
      <text:p text:style-name="P151"><text:span text:style-name="Source_20_Text"><text:span text:style-name="T348"><text:s text:c="4"/></text:span></text:span><text:span text:style-name="Source_20_Text"><text:span text:style-name="T59">TagClass</text:span></text:span><text:span text:style-name="Source_20_Text"><text:span text:style-name="T67"><text:tab/></text:span></text:span><text:span text:style-name="Source_20_Text"><text:span text:style-name="T348">class</text:span></text:span><text:span text:style-name="Source_20_Text"><text:span text:style-name="T361">_1</text:span></text:span><text:span text:style-name="Source_20_Text"><text:span text:style-name="T348">;</text:span></text:span></text:p>
      <text:p text:style-name="P151"><text:span text:style-name="Source_20_Text"><text:span text:style-name="T348"><text:s text:c="4"/></text:span></text:span><text:span text:style-name="Source_20_Text"><text:span text:style-name="T59">TagClass</text:span></text:span><text:span text:style-name="Source_20_Text"><text:span text:style-name="T67"><text:tab/></text:span></text:span><text:span text:style-name="Source_20_Text"><text:span text:style-name="T348">class</text:span></text:span><text:span text:style-name="Source_20_Text"><text:span text:style-name="T361">_2</text:span></text:span><text:span text:style-name="Source_20_Text"><text:span text:style-name="T348">;</text:span></text:span><text:span text:style-name="Source_20_Text"><text:span text:style-name="T361"><text:tab/></text:span></text:span><text:span text:style-name="Source_20_Text"><text:span text:style-name="T120">//</text:span></text:span><text:span text:style-name="Source_20_Text"><text:span text:style-name="T124"> 0xFFFFFFFF if not necessary</text:span></text:span></text:p>
      <text:p text:style-name="P151"><text:span text:style-name="Source_20_Text"><text:span text:style-name="T348"><text:s text:c="4"/></text:span></text:span><text:span text:style-name="Source_20_Text"><text:span text:style-name="T59">TagClass</text:span></text:span><text:span text:style-name="Source_20_Text"><text:span text:style-name="T67"><text:tab/></text:span></text:span><text:span text:style-name="Source_20_Text"><text:span text:style-name="T348">class</text:span></text:span><text:span text:style-name="Source_20_Text"><text:span text:style-name="T361">_3</text:span></text:span><text:span text:style-name="Source_20_Text"><text:span text:style-name="T348">;</text:span></text:span><text:span text:style-name="Source_20_Text"><text:span text:style-name="T361"><text:tab/></text:span></text:span><text:span text:style-name="Source_20_Text"><text:span text:style-name="T120">//</text:span></text:span><text:span text:style-name="Source_20_Text"><text:span text:style-name="T124"> 0xFFFFFFFF if not necessary</text:span></text:span></text:p>
      <text:p text:style-name="P154"><text:span text:style-name="Source_20_Text"><text:span text:style-name="T220"><text:s text:c="4"/></text:span></text:span><text:span text:style-name="Source_20_Text"><text:span text:style-name="T59">T</text:span></text:span><text:span text:style-name="Source_20_Text"><text:span text:style-name="T69">ag</text:span></text:span><text:span text:style-name="Source_20_Text"><text:span text:style-name="T58">I</text:span></text:span><text:span text:style-name="Source_20_Text"><text:span text:style-name="T69">d</text:span></text:span><text:span text:style-name="Source_20_Text"><text:span text:style-name="T256"><text:tab/></text:span></text:span><text:span text:style-name="Source_20_Text"><text:span text:style-name="T257"><text:tab/></text:span></text:span><text:span text:style-name="Source_20_Text"><text:span text:style-name="T362">id;</text:span></text:span><text:span text:style-name="Source_20_Text"><text:span text:style-name="T361"><text:tab/></text:span></text:span><text:span text:style-name="Source_20_Text"><text:span text:style-name="T363"><text:tab/></text:span></text:span><text:span text:style-name="Source_20_Text"><text:span text:style-name="T120">//</text:span></text:span><text:span text:style-name="Source_20_Text"><text:span text:style-name="T126"> </text:span></text:span><text:span text:style-name="Source_20_Text"><text:span text:style-name="T127">must</text:span></text:span><text:span text:style-name="Source_20_Text"><text:span text:style-name="T126"> point back to this tag</text:span></text:span></text:p>
      <text:p text:style-name="P15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3">path_offset</text:span></text:span><text:span text:style-name="Source_20_Text"><text:span text:style-name="T278">;</text:span></text:span></text:p>
      <text:p text:style-name="P15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302"><text:tab/></text:span></text:span><text:span text:style-name="Source_20_Text"><text:span text:style-name="T307">meta</text:span></text:span><text:span text:style-name="Source_20_Text"><text:span text:style-name="T303">_offset</text:span></text:span><text:span text:style-name="Source_20_Text"><text:span text:style-name="T278">;</text:span></text:span></text:p>
      <text:p text:style-name="P152"><text:span text:style-name="Source_20_Text"><text:span text:style-name="T307"><text:s text:c="4"/></text:span></text:span><text:span text:style-name="Source_20_Text"><text:span text:style-name="T125">// flags</text:span></text:span></text:p>
      <text:p text:style-name="P152"><text:span text:style-name="Source_20_Text"><text:span text:style-name="T278"><text:s text:c="4"/></text:span></text:span><text:span text:style-name="Source_20_Text"><text:span text:style-name="T6">Boo</text:span></text:span><text:span text:style-name="Source_20_Text"><text:span text:style-name="T24">l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278"><text:tab/>indexed : </text:span></text:span><text:span text:style-name="Source_20_Text"><text:span text:style-name="T307">1</text:span></text:span><text:span text:style-name="Source_20_Text"><text:span text:style-name="T278">;</text:span></text:span><text:span text:style-name="Source_20_Text"><text:span text:style-name="T307"><text:tab/></text:span></text:span><text:span text:style-name="Source_20_Text"><text:span text:style-name="T125">/* If set, this tag is instead located</text:span></text:span></text:p>
      <text:p text:style-name="P152"><text:span text:style-name="Source_20_Text"><text:span text:style-name="T125"><text:s text:c="4"/>** entirely in the bitmaps/sounds/loc resource map(depends on the tag type).</text:span></text:span></text:p>
      <text:p text:style-name="P152"><text:span text:style-name="Source_20_Text"><text:span text:style-name="T125"><text:s text:c="4"/>** meta_offset will then instead be the location in that resource map's tag</text:span></text:span></text:p>
      <text:p text:style-name="P152"><text:span text:style-name="Source_20_Text"><text:span text:style-name="T125"><text:s text:c="4"/>** index you will find that tag at. So if meta_offset = 0, you will find</text:span></text:span></text:p>
      <text:p text:style-name="P152"><text:span text:style-name="Source_20_Text"><text:span text:style-name="T125"><text:s text:c="4"/>** that tags header as the first entry in the resource map's tag index.*/</text:span></text:span></text:p>
      <text:p text:style-name="P129"/>
      <text:p text:style-name="P153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9">4</text:span></text:span><text:span text:style-name="Source_20_Text"><text:span text:style-name="T214">]<text:tab/></text:span></text:span><text:span text:style-name="Source_20_Text"><text:span text:style-name="T255"><text:tab/></text:span></text:span><text:span text:style-name="Source_20_Text"><text:span text:style-name="T352">pad0;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25">Map</text:span></text:span><text:span text:style-name="Source_20_Text"><text:span text:style-name="T22">TagHeader</text:span></text:span><text:span text:style-name="Source_20_Text"><text:span text:style-name="T277">;</text:span></text:span><text:span text:style-name="Source_20_Text"><text:span text:style-name="T278"> <text:s/></text:span></text:span><text:span text:style-name="Source_20_Text"><text:span text:style-name="T80">// size == </text:span></text:span><text:span text:style-name="Source_20_Text"><text:span text:style-name="T124">32</text:span></text:span><text:span text:style-name="Source_20_Text"><text:span text:style-name="T80"> bytes</text:span></text:span></text:p>
      <text:p text:style-name="P148"><text:span text:style-name="Source_20_Text"><text:span text:style-name="T277"/></text:span></text:p>
      <text:p text:style-name="P148"><text:span text:style-name="Source_20_Text"><text:span text:style-name="T277"/></text:span></text:p>
      <text:p text:style-name="P148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94"> {</text:span></text:span></text:p>
      <text:p text:style-name="P149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3">path_offset</text:span></text:span><text:span text:style-name="Source_20_Text"><text:span text:style-name="T278">;</text:span></text:span><text:span text:style-name="Source_20_Text"><text:span text:style-name="T304"><text:tab/></text:span></text:span><text:span text:style-name="Source_20_Text"><text:span text:style-name="T120">// relative to </text:span></text:span><text:span text:style-name="Source_20_Text"><text:span text:style-name="T118">Rsrc</text:span></text:span><text:span text:style-name="Source_20_Text"><text:span text:style-name="T110">Map</text:span></text:span><text:span text:style-name="Source_20_Text"><text:span text:style-name="T108">Header</text:span></text:span><text:span text:style-name="Source_20_Text"><text:span text:style-name="T120">.</text:span></text:span><text:span text:style-name="Source_20_Text"><text:span text:style-name="T118">tag_paths_</text:span></text:span><text:span text:style-name="Source_20_Text"><text:span text:style-name="T121">base</text:span></text:span></text:p>
      <text:p text:style-name="P148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3">data_size</text:span></text:span><text:span text:style-name="Source_20_Text"><text:span text:style-name="T278">;</text:span></text:span><text:span text:style-name="Source_20_Text"><text:span text:style-name="T123"><text:tab/><text:tab/>// size of the data in bytes</text:span></text:span></text:p>
      <text:p text:style-name="P15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3">data_</text:span></text:span><text:span text:style-name="Source_20_Text"><text:span text:style-name="T306">pointer</text:span></text:span><text:span text:style-name="Source_20_Text"><text:span text:style-name="T278">;</text:span></text:span><text:span text:style-name="Source_20_Text"><text:span text:style-name="T304"><text:tab/></text:span></text:span><text:span text:style-name="Source_20_Text"><text:span text:style-name="T120">// relative to </text:span></text:span><text:span text:style-name="Source_20_Text"><text:span text:style-name="T122">the start of the map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21">Rsrc</text:span></text:span><text:span text:style-name="Source_20_Text"><text:span text:style-name="T22">TagHeader</text:span></text:span><text:span text:style-name="Source_20_Text"><text:span text:style-name="T277">;</text:span></text:span><text:span text:style-name="Source_20_Text"><text:span text:style-name="T278"> <text:s/></text:span></text:span><text:span text:style-name="Source_20_Text"><text:span text:style-name="T80">// size == </text:span></text:span><text:span text:style-name="Source_20_Text"><text:span text:style-name="T119">12</text:span></text:span><text:span text:style-name="Source_20_Text"><text:span text:style-name="T80"> bytes</text:span></text:span></text:p>
      <text:p text:style-name="P147"><text:span text:style-name="Source_20_Text"><text:span text:style-name="T277"/></text:span></text:p>
      <text:p text:style-name="P130"/>
      <text:p text:style-name="P155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94"> {</text:span></text:span></text:p>
      <text:p text:style-name="P155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8">tag_index_array_offset</text:span></text:span><text:span text:style-name="Source_20_Text"><text:span text:style-name="T278">;</text:span></text:span></text:p>
      <text:p text:style-name="P155"><text:span text:style-name="Source_20_Text"><text:span text:style-name="T220"><text:s text:c="4"/></text:span></text:span><text:span text:style-name="Source_20_Text"><text:span text:style-name="T59">T</text:span></text:span><text:span text:style-name="Source_20_Text"><text:span text:style-name="T69">ag</text:span></text:span><text:span text:style-name="Source_20_Text"><text:span text:style-name="T58">I</text:span></text:span><text:span text:style-name="Source_20_Text"><text:span text:style-name="T69">d</text:span></text:span><text:span text:style-name="Source_20_Text"><text:span text:style-name="T256"><text:tab/></text:span></text:span><text:span text:style-name="Source_20_Text"><text:span text:style-name="T257"><text:tab/></text:span></text:span><text:span text:style-name="Source_20_Text"><text:span text:style-name="T363">scenario_tag_i</text:span></text:span><text:span text:style-name="Source_20_Text"><text:span text:style-name="T362">d;</text:span></text:span><text:span text:style-name="Source_20_Text"><text:span text:style-name="T364"><text:tab/></text:span></text:span><text:span text:style-name="Source_20_Text"><text:span text:style-name="T258">// points to this maps scenario tag</text:span></text:span></text:p>
      <text:p text:style-name="P155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302"><text:tab/></text:span></text:span><text:span text:style-name="Source_20_Text"><text:span text:style-name="T308">map_id</text:span></text:span><text:span text:style-name="Source_20_Text"><text:span text:style-name="T278">;</text:span></text:span></text:p>
      <text:p text:style-name="P15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8">tag_count</text:span></text:span><text:span text:style-name="Source_20_Text"><text:span text:style-name="T278">;</text:span></text:span></text:p>
      <text:p text:style-name="P156"><text:span text:style-name="Source_20_Text"><text:span text:style-name="T278"/></text:span></text:p>
      <text:p text:style-name="P15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9">vertex_parts_count</text:span></text:span><text:span text:style-name="Source_20_Text"><text:span text:style-name="T278">;</text:span></text:span></text:p>
      <text:p text:style-name="P15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9">model_data_offset</text:span></text:span><text:span text:style-name="Source_20_Text"><text:span text:style-name="T278">;</text:span></text:span></text:p>
      <text:p text:style-name="P15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9">index_parts_count</text:span></text:span><text:span text:style-name="Source_20_Text"><text:span text:style-name="T278">;</text:span></text:span></text:p>
      <text:p text:style-name="P15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9">index_parts_offset</text:span></text:span><text:span text:style-name="Source_20_Text"><text:span text:style-name="T278">;</text:span></text:span></text:p>
      <text:p text:style-name="P155"><text:span text:style-name="Source_20_Text"><text:span text:style-name="T352"/></text:span></text:p>
      <text:p text:style-name="P155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308">tags</text:span></text:span><text:span text:style-name="Source_20_Text"><text:span text:style-name="T295">_integrity</text:span></text:span><text:span text:style-name="Source_20_Text"><text:span text:style-name="T278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08"> </text:span></text:span><text:span text:style-name="Source_20_Text"><text:span text:style-name="T113">always</text:span></text:span><text:span text:style-name="Source_20_Text"><text:span text:style-name="T71"> == 0x</text:span></text:span><text:span text:style-name="Source_20_Text"><text:span text:style-name="T108">7461</text:span></text:span><text:span text:style-name="Source_20_Text"><text:span text:style-name="T129">6773</text:span></text:span><text:span text:style-name="Source_20_Text"><text:span text:style-name="T71">(fourcc of "ta</text:span></text:span><text:span text:style-name="Source_20_Text"><text:span text:style-name="T128">gs</text:span></text:span><text:span text:style-name="Source_20_Text"><text:span text:style-name="T108">")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25">XboxTag</text:span></text:span><text:span text:style-name="Source_20_Text"><text:span text:style-name="T23">Index</text:span></text:span><text:span text:style-name="Source_20_Text"><text:span text:style-name="T277">;</text:span></text:span><text:span text:style-name="Source_20_Text"><text:span text:style-name="T278"> <text:s/></text:span></text:span><text:span text:style-name="Source_20_Text"><text:span text:style-name="T80">// size == </text:span></text:span><text:span text:style-name="Source_20_Text"><text:span text:style-name="T124">3</text:span></text:span><text:span text:style-name="Source_20_Text"><text:span text:style-name="T130">6</text:span></text:span><text:span text:style-name="Source_20_Text"><text:span text:style-name="T80"> bytes</text:span></text:span></text:p>
      <text:p text:style-name="P157"><text:span text:style-name="Source_20_Text"><text:span text:style-name="T80"/></text:span></text:p>
      <text:p text:style-name="P157"><text:span text:style-name="Source_20_Text"><text:span text:style-name="T80"/></text:span></text:p>
      <text:p text:style-name="P157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94"> {</text:span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8">tag_index_array_offset</text:span></text:span><text:span text:style-name="Source_20_Text"><text:span text:style-name="T278">;</text:span></text:span></text:p>
      <text:p text:style-name="P157"><text:span text:style-name="Source_20_Text"><text:span text:style-name="T220"><text:s text:c="4"/></text:span></text:span><text:span text:style-name="Source_20_Text"><text:span text:style-name="T59">T</text:span></text:span><text:span text:style-name="Source_20_Text"><text:span text:style-name="T69">ag</text:span></text:span><text:span text:style-name="Source_20_Text"><text:span text:style-name="T58">I</text:span></text:span><text:span text:style-name="Source_20_Text"><text:span text:style-name="T69">d</text:span></text:span><text:span text:style-name="Source_20_Text"><text:span text:style-name="T256"><text:tab/></text:span></text:span><text:span text:style-name="Source_20_Text"><text:span text:style-name="T257"><text:tab/></text:span></text:span><text:span text:style-name="Source_20_Text"><text:span text:style-name="T363">scenario_tag_i</text:span></text:span><text:span text:style-name="Source_20_Text"><text:span text:style-name="T362">d;</text:span></text:span><text:span text:style-name="Source_20_Text"><text:span text:style-name="T364"><text:tab/></text:span></text:span><text:span text:style-name="Source_20_Text"><text:span text:style-name="T258">// points to this maps scenario tag</text:span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302"><text:tab/></text:span></text:span><text:span text:style-name="Source_20_Text"><text:span text:style-name="T308">map_id</text:span></text:span><text:span text:style-name="Source_20_Text"><text:span text:style-name="T278">;</text:span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8">tag_count</text:span></text:span><text:span text:style-name="Source_20_Text"><text:span text:style-name="T278">;</text:span></text:span></text:p>
      <text:p text:style-name="P157"><text:span text:style-name="Source_20_Text"><text:span text:style-name="T278"/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9">vertex_parts_count</text:span></text:span><text:span text:style-name="Source_20_Text"><text:span text:style-name="T278">;</text:span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9">model_data_offset</text:span></text:span><text:span text:style-name="Source_20_Text"><text:span text:style-name="T278">;</text:span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9">index_parts_count</text:span></text:span><text:span text:style-name="Source_20_Text"><text:span text:style-name="T278">;</text:span></text:span></text:p>
      <text:p text:style-name="P157"><text:span text:style-name="Source_20_Text"><text:span text:style-name="T278"/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10">vertex</text:span></text:span><text:span text:style-name="Source_20_Text"><text:span text:style-name="T309">_</text:span></text:span><text:span text:style-name="Source_20_Text"><text:span text:style-name="T310">data</text:span></text:span><text:span text:style-name="Source_20_Text"><text:span text:style-name="T309">_</text:span></text:span><text:span text:style-name="Source_20_Text"><text:span text:style-name="T310">size</text:span></text:span><text:span text:style-name="Source_20_Text"><text:span text:style-name="T278">;</text:span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10">index</text:span></text:span><text:span text:style-name="Source_20_Text"><text:span text:style-name="T309">_</text:span></text:span><text:span text:style-name="Source_20_Text"><text:span text:style-name="T310">data</text:span></text:span><text:span text:style-name="Source_20_Text"><text:span text:style-name="T309">_</text:span></text:span><text:span text:style-name="Source_20_Text"><text:span text:style-name="T310">size</text:span></text:span><text:span text:style-name="Source_20_Text"><text:span text:style-name="T278">;</text:span></text:span></text:p>
      <text:p text:style-name="P157"><text:span text:style-name="Source_20_Text"><text:span text:style-name="T352"/></text:span></text:p>
      <text:p text:style-name="P15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308">tags</text:span></text:span><text:span text:style-name="Source_20_Text"><text:span text:style-name="T295">_integrity</text:span></text:span><text:span text:style-name="Source_20_Text"><text:span text:style-name="T278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08"> </text:span></text:span><text:span text:style-name="Source_20_Text"><text:span text:style-name="T113">always</text:span></text:span><text:span text:style-name="Source_20_Text"><text:span text:style-name="T71"> == 0x</text:span></text:span><text:span text:style-name="Source_20_Text"><text:span text:style-name="T108">7461</text:span></text:span><text:span text:style-name="Source_20_Text"><text:span text:style-name="T129">6773</text:span></text:span><text:span text:style-name="Source_20_Text"><text:span text:style-name="T71">(fourcc of "ta</text:span></text:span><text:span text:style-name="Source_20_Text"><text:span text:style-name="T128">gs</text:span></text:span><text:span text:style-name="Source_20_Text"><text:span text:style-name="T108">")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26">Pc</text:span></text:span><text:span text:style-name="Source_20_Text"><text:span text:style-name="T25">Tag</text:span></text:span><text:span text:style-name="Source_20_Text"><text:span text:style-name="T23">Index</text:span></text:span><text:span text:style-name="Source_20_Text"><text:span text:style-name="T277">;</text:span></text:span><text:span text:style-name="Source_20_Text"><text:span text:style-name="T278"> <text:s/></text:span></text:span><text:span text:style-name="Source_20_Text"><text:span text:style-name="T80">// size == </text:span></text:span><text:span text:style-name="Source_20_Text"><text:span text:style-name="T130">40</text:span></text:span><text:span text:style-name="Source_20_Text"><text:span text:style-name="T80"> bytes</text:span></text:span></text:p>
      <text:p text:style-name="P160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4"> {</text:span></text:span></text:p>
      <text:p text:style-name="P151"><text:span text:style-name="Source_20_Text"><text:span text:style-name="T302"><text:s text:c="4"/></text:span></text:span><text:span text:style-name="Source_20_Text"><text:span text:style-name="T20">RsrcMapType</text:span></text:span><text:span text:style-name="Source_20_Text"><text:span text:style-name="T21"><text:tab/></text:span></text:span><text:span text:style-name="Source_20_Text"><text:span text:style-name="T302">map_type</text:span></text:span><text:span text:style-name="Source_20_Text"><text:span text:style-name="T278">;</text:span></text:span></text:p>
      <text:p text:style-name="P15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2">tag_paths_</text:span></text:span><text:span text:style-name="Source_20_Text"><text:span text:style-name="T305">base</text:span></text:span><text:span text:style-name="Source_20_Text"><text:span text:style-name="T278">;</text:span></text:span></text:p>
      <text:p text:style-name="P15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2">tag_headers_</text:span></text:span><text:span text:style-name="Source_20_Text"><text:span text:style-name="T305">pointer</text:span></text:span><text:span text:style-name="Source_20_Text"><text:span text:style-name="T278">;</text:span></text:span></text:p>
      <text:p text:style-name="P15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18"><text:tab/></text:span></text:span><text:span text:style-name="Source_20_Text"><text:span text:style-name="T302">tag_count</text:span></text:span><text:span text:style-name="Source_20_Text"><text:span text:style-name="T278">;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21">Rsrc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77">;</text:span></text:span><text:span text:style-name="Source_20_Text"><text:span text:style-name="T278"> <text:s/></text:span></text:span><text:span text:style-name="Source_20_Text"><text:span text:style-name="T80">// size == </text:span></text:span><text:span text:style-name="Source_20_Text"><text:span text:style-name="T119">16</text:span></text:span><text:span text:style-name="Source_20_Text"><text:span text:style-name="T80"> bytes</text:span></text:span></text:p>
      <text:p text:style-name="P151"><text:span text:style-name="Source_20_Text"><text:span text:style-name="T80"/></text:span></text:p>
      <text:p text:style-name="P151"><text:span text:style-name="Source_20_Text"><text:span text:style-name="T80"/></text:span></text:p>
      <text:p text:style-name="P151"><text:span text:style-name="Source_20_Text"><text:span text:style-name="T115">/* The Halo 1 PC demo uses a different header filled with garbage as the padding</text:span></text:span></text:p>
      <text:p text:style-name="P144"><text:span text:style-name="Source_20_Text"><text:span text:style-name="T115">** instead of the standard 0x00 null padding. The belief is that this was done</text:span></text:span></text:p>
      <text:p text:style-name="P144"><text:span text:style-name="Source_20_Text"><text:span text:style-name="T115">** to make it impossible to take retail </text:span></text:span><text:span text:style-name="Source_20_Text"><text:span text:style-name="T116">Halo PC </text:span></text:span><text:span text:style-name="Source_20_Text"><text:span text:style-name="T115">maps and run them in the demo,</text:span></text:span></text:p>
      <text:p text:style-name="P145"><text:span text:style-name="Source_20_Text"><text:span text:style-name="T115">** but if</text:span></text:span><text:span text:style-name="Source_20_Text"><text:span text:style-name="T116"> </text:span></text:span><text:span text:style-name="Source_20_Text"><text:span text:style-name="T115">the REALLY wanted to make it impossible they should have just changed</text:span></text:span></text:p>
      <text:p text:style-name="P145"><text:span text:style-name="Source_20_Text"><text:span text:style-name="T115">** the</text:span></text:span><text:span text:style-name="Source_20_Text"><text:span text:style-name="T116"> </text:span></text:span><text:span text:style-name="Source_20_Text"><text:span text:style-name="T115">base address the map loads at to shift all the pointers, so idk.*/</text:span></text:span></text:p>
      <text:p text:style-name="P134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4"> {</text:span></text:span></text:p>
      <text:p text:style-name="P134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2</text:span></text:span><text:span text:style-name="Source_20_Text"><text:span text:style-name="T214">]<text:tab/></text:span></text:span><text:span text:style-name="Source_20_Text"><text:span text:style-name="T255"><text:tab/></text:span></text:span><text:span text:style-name="Source_20_Text"><text:span text:style-name="T352">pad0;</text:span></text:span></text:p>
      <text:p text:style-name="P134"><text:span text:style-name="Source_20_Text"><text:span text:style-name="T358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297">map_type;</text:span></text:span></text:p>
      <text:p text:style-name="P134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700</text:span></text:span><text:span text:style-name="Source_20_Text"><text:span text:style-name="T214">]<text:tab/></text:span></text:span><text:span text:style-name="Source_20_Text"><text:span text:style-name="T352">pad</text:span></text:span><text:span text:style-name="Source_20_Text"><text:span text:style-name="T356">1</text:span></text:span><text:span text:style-name="Source_20_Text"><text:span text:style-name="T352">;</text:span></text:span></text:p>
      <text:p text:style-name="P134"><text:span text:style-name="Source_20_Text"><text:span text:style-name="T352"/></text:span></text:p>
      <text:p text:style-name="P14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5">head_integrity</text:span></text:span><text:span text:style-name="Source_20_Text"><text:span text:style-name="T278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08"> </text:span></text:span><text:span text:style-name="Source_20_Text"><text:span text:style-name="T113">always</text:span></text:span><text:span text:style-name="Source_20_Text"><text:span text:style-name="T108"> == 0x</text:span></text:span><text:span text:style-name="Source_20_Text"><text:span text:style-name="T110">45686564</text:span></text:span><text:span text:style-name="Source_20_Text"><text:span text:style-name="T108">(fourcc of "</text:span></text:span><text:span text:style-name="Source_20_Text"><text:span text:style-name="T110">Ehed</text:span></text:span><text:span text:style-name="Source_20_Text"><text:span text:style-name="T108">")</text:span></text:span></text:p>
      <text:p text:style-name="P135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8">tag_index_meta_len</text:span></text:span><text:span text:style-name="Source_20_Text"><text:span text:style-name="T278">;</text:span></text:span></text:p>
      <text:p text:style-name="P135"><text:span text:style-name="Source_20_Text"><text:span text:style-name="T214"><text:s text:c="4"/></text:span></text:span><text:span text:style-name="Source_20_Text"><text:span text:style-name="T70">StrAscii</text:span></text:span><text:span text:style-name="Source_20_Text"><text:span text:style-name="T214">[</text:span></text:span><text:span text:style-name="Source_20_Text"><text:span text:style-name="T408">32</text:span></text:span><text:span text:style-name="Source_20_Text"><text:span text:style-name="T214">]<text:tab/></text:span></text:span><text:span text:style-name="Source_20_Text"><text:span text:style-name="T359">build_date</text:span></text:span><text:span text:style-name="Source_20_Text"><text:span text:style-name="T352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11"> must be null terminated</text:span></text:span></text:p>
      <text:p text:style-name="P135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672</text:span></text:span><text:span text:style-name="Source_20_Text"><text:span text:style-name="T214">]<text:tab/></text:span></text:span><text:span text:style-name="Source_20_Text"><text:span text:style-name="T352">pad</text:span></text:span><text:span text:style-name="Source_20_Text"><text:span text:style-name="T356">2</text:span></text:span><text:span text:style-name="Source_20_Text"><text:span text:style-name="T352">;</text:span></text:span></text:p>
      <text:p text:style-name="P135"><text:span text:style-name="Source_20_Text"><text:span text:style-name="T352"/></text:span></text:p>
      <text:p text:style-name="P136"><text:span text:style-name="Source_20_Text"><text:span text:style-name="T358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297">map_</text:span></text:span><text:span text:style-name="Source_20_Text"><text:span text:style-name="T298">version</text:span></text:span><text:span text:style-name="Source_20_Text"><text:span text:style-name="T297">;</text:span></text:span></text:p>
      <text:p text:style-name="P136"><text:span text:style-name="Source_20_Text"><text:span text:style-name="T214"><text:s text:c="4"/></text:span></text:span><text:span text:style-name="Source_20_Text"><text:span text:style-name="T70">StrAscii</text:span></text:span><text:span text:style-name="Source_20_Text"><text:span text:style-name="T214">[</text:span></text:span><text:span text:style-name="Source_20_Text"><text:span text:style-name="T408">32</text:span></text:span><text:span text:style-name="Source_20_Text"><text:span text:style-name="T214">]<text:tab/></text:span></text:span><text:span text:style-name="Source_20_Text"><text:span text:style-name="T360">map_name</text:span></text:span><text:span text:style-name="Source_20_Text"><text:span text:style-name="T352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11"> must be null terminated</text:span></text:span></text:p>
      <text:p text:style-name="P13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9">unknown</text:span></text:span><text:span text:style-name="Source_20_Text"><text:span text:style-name="T278">;</text:span></text:span></text:p>
      <text:p text:style-name="P13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9">crc32</text:span></text:span><text:span text:style-name="Source_20_Text"><text:span text:style-name="T278">;</text:span></text:span><text:span text:style-name="Source_20_Text"><text:span text:style-name="T301"><text:tab/></text:span></text:span><text:span text:style-name="Source_20_Text"><text:span text:style-name="T117">// crc32 of the maps contents(map integrity check)</text:span></text:span></text:p>
      <text:p text:style-name="P134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52</text:span></text:span><text:span text:style-name="Source_20_Text"><text:span text:style-name="T214">]</text:span></text:span><text:span text:style-name="Source_20_Text"><text:span text:style-name="T255"><text:tab/></text:span></text:span><text:span text:style-name="Source_20_Text"><text:span text:style-name="T214"><text:tab/></text:span></text:span><text:span text:style-name="Source_20_Text"><text:span text:style-name="T352">pad</text:span></text:span><text:span text:style-name="Source_20_Text"><text:span text:style-name="T356">3</text:span></text:span><text:span text:style-name="Source_20_Text"><text:span text:style-name="T352">;</text:span></text:span></text:p>
      <text:p text:style-name="P128"/>
      <text:p text:style-name="P13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9">decompressed</text:span></text:span><text:span text:style-name="Source_20_Text"><text:span text:style-name="T298">_len</text:span></text:span><text:span text:style-name="Source_20_Text"><text:span text:style-name="T278">;</text:span></text:span><text:span text:style-name="Source_20_Text"><text:span text:style-name="T299"><text:tab/></text:span></text:span><text:span text:style-name="Source_20_Text"><text:span text:style-name="T112">// map length in bytes after decompression</text:span></text:span></text:p>
      <text:p text:style-name="P13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8">tag_index_</text:span></text:span><text:span text:style-name="Source_20_Text"><text:span text:style-name="T299">header</text:span></text:span><text:span text:style-name="Source_20_Text"><text:span text:style-name="T298">_</text:span></text:span><text:span text:style-name="Source_20_Text"><text:span text:style-name="T299">offset</text:span></text:span><text:span text:style-name="Source_20_Text"><text:span text:style-name="T278">;</text:span></text:span></text:p>
      <text:p text:style-name="P14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5">foot_integrity</text:span></text:span><text:span text:style-name="Source_20_Text"><text:span text:style-name="T278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08"> </text:span></text:span><text:span text:style-name="Source_20_Text"><text:span text:style-name="T113">always</text:span></text:span><text:span text:style-name="Source_20_Text"><text:span text:style-name="T108"> == 0x</text:span></text:span><text:span text:style-name="Source_20_Text"><text:span text:style-name="T110">47666F74</text:span></text:span><text:span text:style-name="Source_20_Text"><text:span text:style-name="T108">(fourcc of "</text:span></text:span><text:span text:style-name="Source_20_Text"><text:span text:style-name="T110">Gfot</text:span></text:span><text:span text:style-name="Source_20_Text"><text:span text:style-name="T108">")</text:span></text:span></text:p>
      <text:p text:style-name="P134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524</text:span></text:span><text:span text:style-name="Source_20_Text"><text:span text:style-name="T214">]<text:tab/></text:span></text:span><text:span text:style-name="Source_20_Text"><text:span text:style-name="T352">pad</text:span></text:span><text:span text:style-name="Source_20_Text"><text:span text:style-name="T356">4</text:span></text:span><text:span text:style-name="Source_20_Text"><text:span text:style-name="T352">;</text:span></text:span></text:p>
      <text:p text:style-name="P139"><text:span text:style-name="Source_20_Text"><text:span text:style-name="T278"><text:s text:c="4"/>} </text:span></text:span><text:span text:style-name="Source_20_Text"><text:span text:style-name="T19">Halo1</text:span></text:span><text:span text:style-name="Source_20_Text"><text:span text:style-name="T16">Pc</text:span></text:span><text:span text:style-name="Source_20_Text"><text:span text:style-name="T15">Dem</text:span></text:span><text:span text:style-name="Source_20_Text"><text:span text:style-name="T16">o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78">; <text:s/></text:span></text:span><text:span text:style-name="Source_20_Text"><text:span text:style-name="T80">// size == </text:span></text:span><text:span text:style-name="Source_20_Text"><text:span text:style-name="T108">20</text:span></text:span><text:span text:style-name="Source_20_Text"><text:span text:style-name="T81">48</text:span></text:span><text:span text:style-name="Source_20_Text"><text:span text:style-name="T80"> bytes</text:span></text:span></text:p>
      <text:p text:style-name="P131"><text:span text:style-name="Source_20_Text"><text:span text:style-name="T277"/></text:span></text:p>
      <text:p text:style-name="P139"><text:span text:style-name="Source_20_Text"><text:span text:style-name="T277"/></text:span></text:p>
      <text:p text:style-name="P139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94"> {</text:span></text:span></text:p>
      <text:p text:style-name="P14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5">head_integrity</text:span></text:span><text:span text:style-name="Source_20_Text"><text:span text:style-name="T278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08"> </text:span></text:span><text:span text:style-name="Source_20_Text"><text:span text:style-name="T113">always</text:span></text:span><text:span text:style-name="Source_20_Text"><text:span text:style-name="T108"> == 0x68656164(fourcc of "head")</text:span></text:span></text:p>
      <text:p text:style-name="P137"><text:span text:style-name="Source_20_Text"><text:span text:style-name="T358"><text:s text:c="4"/></text:span></text:span><text:span text:style-name="Source_20_Text"><text:span text:style-name="T13">MapVersion</text:span></text:span><text:span text:style-name="Source_20_Text"><text:span text:style-name="T18"><text:tab/></text:span></text:span><text:span text:style-name="Source_20_Text"><text:span text:style-name="T297">map_</text:span></text:span><text:span text:style-name="Source_20_Text"><text:span text:style-name="T298">version</text:span></text:span><text:span text:style-name="Source_20_Text"><text:span text:style-name="T297">;</text:span></text:span></text:p>
      <text:p text:style-name="P14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9">decompressed</text:span></text:span><text:span text:style-name="Source_20_Text"><text:span text:style-name="T298">_len</text:span></text:span><text:span text:style-name="Source_20_Text"><text:span text:style-name="T278">;</text:span></text:span><text:span text:style-name="Source_20_Text"><text:span text:style-name="T299"><text:tab/></text:span></text:span><text:span text:style-name="Source_20_Text"><text:span text:style-name="T112">// map length in bytes after decompression</text:span></text:span></text:p>
      <text:p text:style-name="P14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9">unknown</text:span></text:span><text:span text:style-name="Source_20_Text"><text:span text:style-name="T278">;</text:span></text:span></text:p>
      <text:p text:style-name="P13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8">tag_index_</text:span></text:span><text:span text:style-name="Source_20_Text"><text:span text:style-name="T299">header</text:span></text:span><text:span text:style-name="Source_20_Text"><text:span text:style-name="T298">_</text:span></text:span><text:span text:style-name="Source_20_Text"><text:span text:style-name="T299">offset</text:span></text:span><text:span text:style-name="Source_20_Text"><text:span text:style-name="T278">;</text:span></text:span></text:p>
      <text:p text:style-name="P137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8">tag_index_meta_len</text:span></text:span><text:span text:style-name="Source_20_Text"><text:span text:style-name="T278">;</text:span></text:span></text:p>
      <text:p text:style-name="P137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8</text:span></text:span><text:span text:style-name="Source_20_Text"><text:span text:style-name="T214">]<text:tab/></text:span></text:span><text:span text:style-name="Source_20_Text"><text:span text:style-name="T255"><text:tab/></text:span></text:span><text:span text:style-name="Source_20_Text"><text:span text:style-name="T352">pad</text:span></text:span><text:span text:style-name="Source_20_Text"><text:span text:style-name="T356">0</text:span></text:span><text:span text:style-name="Source_20_Text"><text:span text:style-name="T352">;</text:span></text:span></text:p>
      <text:p text:style-name="P137"><text:span text:style-name="Source_20_Text"><text:span text:style-name="T352"/></text:span></text:p>
      <text:p text:style-name="P137"><text:span text:style-name="Source_20_Text"><text:span text:style-name="T214"><text:s text:c="4"/></text:span></text:span><text:span text:style-name="Source_20_Text"><text:span text:style-name="T70">StrAscii</text:span></text:span><text:span text:style-name="Source_20_Text"><text:span text:style-name="T214">[</text:span></text:span><text:span text:style-name="Source_20_Text"><text:span text:style-name="T408">32</text:span></text:span><text:span text:style-name="Source_20_Text"><text:span text:style-name="T214">]<text:tab/></text:span></text:span><text:span text:style-name="Source_20_Text"><text:span text:style-name="T360">map_name</text:span></text:span><text:span text:style-name="Source_20_Text"><text:span text:style-name="T352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11"> must be null terminated</text:span></text:span></text:p>
      <text:p text:style-name="P137"><text:span text:style-name="Source_20_Text"><text:span text:style-name="T214"><text:s text:c="4"/></text:span></text:span><text:span text:style-name="Source_20_Text"><text:span text:style-name="T70">StrAscii</text:span></text:span><text:span text:style-name="Source_20_Text"><text:span text:style-name="T214">[</text:span></text:span><text:span text:style-name="Source_20_Text"><text:span text:style-name="T408">32</text:span></text:span><text:span text:style-name="Source_20_Text"><text:span text:style-name="T214">]<text:tab/></text:span></text:span><text:span text:style-name="Source_20_Text"><text:span text:style-name="T359">build_date</text:span></text:span><text:span text:style-name="Source_20_Text"><text:span text:style-name="T352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11"> must be null terminated</text:span></text:span></text:p>
      <text:p text:style-name="P137"><text:span text:style-name="Source_20_Text"><text:span text:style-name="T358"><text:s text:c="4"/></text:span></text:span><text:span text:style-name="Source_20_Text"><text:span text:style-name="T13">Map</text:span></text:span><text:span text:style-name="Source_20_Text"><text:span text:style-name="T14">Type</text:span></text:span><text:span text:style-name="Source_20_Text"><text:span text:style-name="T18"><text:tab/><text:tab/></text:span></text:span><text:span text:style-name="Source_20_Text"><text:span text:style-name="T297">map_type;</text:span></text:span></text:p>
      <text:p text:style-name="P138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2</text:span></text:span><text:span text:style-name="Source_20_Text"><text:span text:style-name="T214">]<text:tab/></text:span></text:span><text:span text:style-name="Source_20_Text"><text:span text:style-name="T255"><text:tab/></text:span></text:span><text:span text:style-name="Source_20_Text"><text:span text:style-name="T352">pad</text:span></text:span><text:span text:style-name="Source_20_Text"><text:span text:style-name="T357">1</text:span></text:span><text:span text:style-name="Source_20_Text"><text:span text:style-name="T352">;</text:span></text:span></text:p>
      <text:p text:style-name="P138"><text:span text:style-name="Source_20_Text"><text:span text:style-name="T352"/></text:span></text:p>
      <text:p text:style-name="P14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9">crc32</text:span></text:span><text:span text:style-name="Source_20_Text"><text:span text:style-name="T278">;</text:span></text:span><text:span text:style-name="Source_20_Text"><text:span text:style-name="T301"><text:tab/></text:span></text:span><text:span text:style-name="Source_20_Text"><text:span text:style-name="T117">// crc32 of the maps contents(map integrity check)</text:span></text:span></text:p>
      <text:p text:style-name="P133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07">1940</text:span></text:span><text:span text:style-name="Source_20_Text"><text:span text:style-name="T214">]<text:tab/></text:span></text:span><text:span text:style-name="Source_20_Text"><text:span text:style-name="T352">pad</text:span></text:span><text:span text:style-name="Source_20_Text"><text:span text:style-name="T357">2</text:span></text:span><text:span text:style-name="Source_20_Text"><text:span text:style-name="T352">;</text:span></text:span></text:p>
      <text:p text:style-name="P133"><text:span text:style-name="Source_20_Text"><text:span text:style-name="T352"/></text:span></text:p>
      <text:p text:style-name="P13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95">foot_integrity</text:span></text:span><text:span text:style-name="Source_20_Text"><text:span text:style-name="T278">;</text:span></text:span><text:span text:style-name="Source_20_Text"><text:span text:style-name="T295"><text:tab/></text:span></text:span><text:span text:style-name="Source_20_Text"><text:span text:style-name="T80">//</text:span></text:span><text:span text:style-name="Source_20_Text"><text:span text:style-name="T108"> </text:span></text:span><text:span text:style-name="Source_20_Text"><text:span text:style-name="T113">always</text:span></text:span><text:span text:style-name="Source_20_Text"><text:span text:style-name="T108"> == 0x666F6F74(fourcc of "foot")</text:span></text:span></text:p>
      <text:p text:style-name="P139"><text:span text:style-name="Source_20_Text"><text:span text:style-name="T278"><text:s text:c="4"/>} </text:span></text:span><text:span text:style-name="Source_20_Text"><text:span text:style-name="T19">Halo1</text:span></text:span><text:span text:style-name="Source_20_Text"><text:span text:style-name="T15">Map</text:span></text:span><text:span text:style-name="Source_20_Text"><text:span text:style-name="T13">Header</text:span></text:span><text:span text:style-name="Source_20_Text"><text:span text:style-name="T278">; <text:s/></text:span></text:span><text:span text:style-name="Source_20_Text"><text:span text:style-name="T80">// size == </text:span></text:span><text:span text:style-name="Source_20_Text"><text:span text:style-name="T108">20</text:span></text:span><text:span text:style-name="Source_20_Text"><text:span text:style-name="T81">48</text:span></text:span><text:span text:style-name="Source_20_Text"><text:span text:style-name="T80"> bytes</text:span></text:span></text:p>
      <text:h text:style-name="P169" text:outline-level="1">Bitmap<text:span text:style-name="T436">s</text:span></text:h>
      <text:p text:style-name="P118"><text:span text:style-name="Source_20_Text"><text:span text:style-name="T131">/</text:span></text:span><text:span text:style-name="Source_20_Text"><text:span text:style-name="T132">*</text:span></text:span><text:span text:style-name="Source_20_Text"><text:span text:style-name="T131"> </text:span></text:span><text:span text:style-name="Source_20_Text"><text:span text:style-name="T151">These "padding" values are only relevant for xbox bitmaps.</text:span></text:span><text:span text:style-name="Source_20_Text"><text:span text:style-name="T153"> Essentially </text:span></text:span><text:span text:style-name="Source_20_Text"><text:span text:style-name="T134">*/</text:span></text:span></text:p>
      <text:p text:style-name="P118"><text:span text:style-name="Source_20_Text"><text:span text:style-name="T389">#</text:span></text:span><text:span text:style-name="Source_20_Text"><text:span text:style-name="T390">define</text:span></text:span><text:span text:style-name="Source_20_Text"><text:span text:style-name="T31"> </text:span></text:span><text:span text:style-name="Source_20_Text"><text:span text:style-name="T32">BITMAP_PADDING</text:span></text:span><text:span text:style-name="Source_20_Text"><text:span text:style-name="T28"><text:tab/></text:span></text:span><text:span text:style-name="Source_20_Text"><text:span text:style-name="T314">512</text:span></text:span></text:p>
      <text:p text:style-name="P90"><text:span text:style-name="Source_20_Text"><text:span text:style-name="T389">#</text:span></text:span><text:span text:style-name="Source_20_Text"><text:span text:style-name="T390">define</text:span></text:span><text:span text:style-name="Source_20_Text"><text:span text:style-name="T31"> </text:span></text:span><text:span text:style-name="Source_20_Text"><text:span text:style-name="T32">CUBEMAP_PADDING<text:tab/></text:span></text:span><text:span text:style-name="Source_20_Text"><text:span text:style-name="T314">128</text:span></text:span></text:p>
      <text:p text:style-name="P90"><text:span text:style-name="Source_20_Text"><text:span text:style-name="T313"/></text:span></text:p>
      <text:p text:style-name="P90"><text:span text:style-name="Source_20_Text"><text:span text:style-name="T313"/></text:span></text:p>
      <text:p text:style-name="P90"><text:span text:style-name="Source_20_Text"><text:span text:style-name="T85">/* Some of these SEnum16</text:span></text:span><text:span text:style-name="Source_20_Text"><text:span text:style-name="T86">'s</text:span></text:span><text:span text:style-name="Source_20_Text"><text:span text:style-name="T85"> don't have their options listed here. I did</text:span></text:span><text:span text:style-name="Source_20_Text"><text:span text:style-name="T87"> </text:span></text:span><text:span text:style-name="Source_20_Text"><text:span text:style-name="T85">n</text:span></text:span><text:span text:style-name="Source_20_Text"><text:span text:style-name="T87">o</text:span></text:span><text:span text:style-name="Source_20_Text"><text:span text:style-name="T85">t </text:span></text:span><text:span text:style-name="Source_20_Text"><text:span text:style-name="T88">see it</text:span></text:span></text:p>
      <text:p text:style-name="P41"><text:span text:style-name="Source_20_Text"><text:span text:style-name="T85">**</text:span></text:span><text:span text:style-name="Source_20_Text"><text:span text:style-name="T86"> </text:span></text:span><text:span text:style-name="Source_20_Text"><text:span text:style-name="T88">as </text:span></text:span><text:span text:style-name="Source_20_Text"><text:span text:style-name="T85">necessary as they are only used when compiling bitmaps using tool, and they</text:span></text:span></text:p>
      <text:p text:style-name="P41"><text:span text:style-name="Source_20_Text"><text:span text:style-name="T85">** would </text:span></text:span><text:span text:style-name="Source_20_Text"><text:span text:style-name="T89">take up more screenspace</text:span></text:span><text:span text:style-name="Source_20_Text"><text:span text:style-name="T85">. Use the definition extractor if you need them.*/</text:span></text:span></text:p>
      <text:p text:style-name="P30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4">BitmapBody</text:span></text:span><text:span text:style-name="Source_20_Text"><text:span text:style-name="T375"> {</text:span></text:span></text:p>
      <text:p text:style-name="P35"><text:span text:style-name="Source_20_Text"><text:span text:style-name="T72"><text:s text:c="4"/></text:span></text:span><text:span text:style-name="Source_20_Text"><text:span text:style-name="T5">SEnum16</text:span></text:span><text:span text:style-name="Source_20_Text"><text:span text:style-name="T278"><text:tab/></text:span></text:span><text:span text:style-name="Source_20_Text"><text:span text:style-name="T279">type</text:span></text:span><text:span text:style-name="Source_20_Text"><text:span text:style-name="T278">;</text:span></text:span><text:span text:style-name="Source_20_Text"><text:span text:style-name="T289"><text:tab/><text:tab/></text:span></text:span><text:span text:style-name="Source_20_Text"><text:span text:style-name="T84">// only used when compiling bitmap</text:span></text:span></text:p>
      <text:p text:style-name="P35"><text:span text:style-name="Source_20_Text"><text:span text:style-name="T72"><text:s text:c="4"/></text:span></text:span><text:span text:style-name="Source_20_Text"><text:span text:style-name="T5">SEnum16</text:span></text:span><text:span text:style-name="Source_20_Text"><text:span text:style-name="T278"><text:tab/></text:span></text:span><text:span text:style-name="Source_20_Text"><text:span text:style-name="T280">format</text:span></text:span><text:span text:style-name="Source_20_Text"><text:span text:style-name="T278">;</text:span></text:span><text:span text:style-name="Source_20_Text"><text:span text:style-name="T289"><text:tab/></text:span></text:span><text:span text:style-name="Source_20_Text"><text:span text:style-name="T84">// only used when compiling bitmap</text:span></text:span></text:p>
      <text:p text:style-name="P35"><text:span text:style-name="Source_20_Text"><text:span text:style-name="T72"><text:s text:c="4"/></text:span></text:span><text:span text:style-name="Source_20_Text"><text:span text:style-name="T5">SEnum16</text:span></text:span><text:span text:style-name="Source_20_Text"><text:span text:style-name="T278"><text:tab/></text:span></text:span><text:span text:style-name="Source_20_Text"><text:span text:style-name="T275">usa</text:span></text:span><text:span text:style-name="Source_20_Text"><text:span text:style-name="T280">ge</text:span></text:span><text:span text:style-name="Source_20_Text"><text:span text:style-name="T278">;</text:span></text:span><text:span text:style-name="Source_20_Text"><text:span text:style-name="T289"><text:tab/></text:span></text:span><text:span text:style-name="Source_20_Text"><text:span text:style-name="T84">// only used when compiling bitmap</text:span></text:span></text:p>
      <text:p text:style-name="P45"><text:span text:style-name="Source_20_Text"><text:span text:style-name="T377"><text:s text:c="4"/></text:span></text:span><text:span text:style-name="Source_20_Text"><text:span text:style-name="T73">// flags</text:span></text:span><text:span text:style-name="Source_20_Text"><text:span text:style-name="T90">(all of them are </text:span></text:span><text:span text:style-name="Source_20_Text"><text:span text:style-name="T84">only used when compiling bitmap</text:span></text:span><text:span text:style-name="Source_20_Text"><text:span text:style-name="T90">)</text:span></text:span></text:p>
      <text:p text:style-name="P31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enable_diffusion_dithering<text:tab/><text:tab/>: </text:span></text:span><text:span text:style-name="Source_20_Text"><text:span text:style-name="T402">1</text:span></text:span><text:span text:style-name="Source_20_Text"><text:span text:style-name="T378">;</text:span></text:span></text:p>
      <text:p text:style-name="P31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disable_height_map_compression<text:tab/>: </text:span></text:span><text:span text:style-name="Source_20_Text"><text:span text:style-name="T402">1</text:span></text:span><text:span text:style-name="Source_20_Text"><text:span text:style-name="T378">;</text:span></text:span></text:p>
      <text:p text:style-name="P31"><text:span text:style-name="Source_20_Text"><text:span text:style-name="T2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78"><text:tab/></text:span></text:span><text:span text:style-name="Source_20_Text"><text:span text:style-name="T280">uniform_sprite_sequences<text:tab/><text:tab/></text:span></text:span><text:span text:style-name="Source_20_Text"><text:span text:style-name="T278">: </text:span></text:span><text:span text:style-name="Source_20_Text"><text:span text:style-name="T402">1</text:span></text:span><text:span text:style-name="Source_20_Text"><text:span text:style-name="T278">;</text:span></text:span></text:p>
      <text:p text:style-name="P31"><text:span text:style-name="Source_20_Text"><text:span text:style-name="T2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278"><text:tab/></text:span></text:span><text:span text:style-name="Source_20_Text"><text:span text:style-name="T280">sprite_bug_fix</text:span></text:span><text:span text:style-name="Source_20_Text"><text:span text:style-name="T278"><text:tab/><text:tab/></text:span></text:span><text:span text:style-name="Source_20_Text"><text:span text:style-name="T280"><text:tab/><text:tab/></text:span></text:span><text:span text:style-name="Source_20_Text"><text:span text:style-name="T278">: </text:span></text:span><text:span text:style-name="Source_20_Text"><text:span text:style-name="T402">1</text:span></text:span><text:span text:style-name="Source_20_Text"><text:span text:style-name="T278">;</text:span></text:span></text:p>
      <text:p text:style-name="P31"><text:span text:style-name="Source_20_Text"><text:span text:style-name="T278"/></text:span></text:p>
      <text:p text:style-name="P42"><text:span text:style-name="Source_20_Text"><text:span text:style-name="T281"><text:s text:c="4"/></text:span></text:span><text:span text:style-name="Source_20_Text"><text:span text:style-name="T5">Float</text:span></text:span><text:span text:style-name="Source_20_Text"><text:span text:style-name="T281"><text:tab/>detail_fade_factor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281"><text:s text:c="4"/></text:span></text:span><text:span text:style-name="Source_20_Text"><text:span text:style-name="T5">Float</text:span></text:span><text:span text:style-name="Source_20_Text"><text:span text:style-name="T281"><text:tab/>sharpen_amount;</text:span></text:span><text:span text:style-name="Source_20_Text"><text:span text:style-name="T290"><text:tab/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281"><text:s text:c="4"/></text:span></text:span><text:span text:style-name="Source_20_Text"><text:span text:style-name="T5">Float</text:span></text:span><text:span text:style-name="Source_20_Text"><text:span text:style-name="T281"><text:tab/>bump_height;</text:span></text:span><text:span text:style-name="Source_20_Text"><text:span text:style-name="T290"><text:tab/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72"><text:s text:c="4"/></text:span></text:span><text:span text:style-name="Source_20_Text"><text:span text:style-name="T5">SEnum16</text:span></text:span><text:span text:style-name="Source_20_Text"><text:span text:style-name="T278"><text:tab/></text:span></text:span><text:span text:style-name="Source_20_Text"><text:span text:style-name="T281">sprite_budget_size</text:span></text:span><text:span text:style-name="Source_20_Text"><text:span text:style-name="T278">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72"><text:s text:c="4"/></text:span></text:span><text:span text:style-name="Source_20_Text"><text:span text:style-name="T5">U</text:span></text:span><text:span text:style-name="Source_20_Text"><text:span text:style-name="T6">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1">sprite_budget_count</text:span></text:span><text:span text:style-name="Source_20_Text"><text:span text:style-name="T278">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33"><text:span text:style-name="Source_20_Text"><text:span text:style-name="T342"/></text:span></text:p>
      <text:p text:style-name="P4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6"><text:tab/></text:span></text:span><text:span text:style-name="Source_20_Text"><text:span text:style-name="T285">color_plate_</text:span></text:span><text:span text:style-name="Source_20_Text"><text:span text:style-name="T283">width</text:span></text:span><text:span text:style-name="Source_20_Text"><text:span text:style-name="T278">;</text:span></text:span><text:span text:style-name="Source_20_Text"><text:span text:style-name="T293"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6"><text:tab/></text:span></text:span><text:span text:style-name="Source_20_Text"><text:span text:style-name="T285">color_plate_</text:span></text:span><text:span text:style-name="Source_20_Text"><text:span text:style-name="T283">height</text:span></text:span><text:span text:style-name="Source_20_Text"><text:span text:style-name="T278">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286"><text:s text:c="4"/></text:span></text:span><text:span text:style-name="Source_20_Text"><text:span text:style-name="T59">RawdataRef</text:span></text:span><text:span text:style-name="Source_20_Text"><text:span text:style-name="T65"><text:tab/></text:span></text:span><text:span text:style-name="Source_20_Text"><text:span text:style-name="T350">compressed_color_plate_data;</text:span></text:span><text:span text:style-name="Source_20_Text"><text:span text:style-name="T290"><text:tab/></text:span></text:span><text:span text:style-name="Source_20_Text"><text:span text:style-name="T84">// </text:span></text:span><text:span text:style-name="Source_20_Text"><text:span text:style-name="T104">assume </text:span></text:span><text:span text:style-name="Source_20_Text"><text:span text:style-name="T157">that </text:span></text:span><text:span text:style-name="Source_20_Text"><text:span text:style-name="T104">NEITHER of these</text:span></text:span></text:p>
      <text:p text:style-name="P43"><text:span text:style-name="Source_20_Text"><text:span text:style-name="T286"><text:s text:c="4"/></text:span></text:span><text:span text:style-name="Source_20_Text"><text:span text:style-name="T59">RawdataRef</text:span></text:span><text:span text:style-name="Source_20_Text"><text:span text:style-name="T65"><text:tab/></text:span></text:span><text:span text:style-name="Source_20_Text"><text:span text:style-name="T350">processed_pixel_data;</text:span></text:span><text:span text:style-name="Source_20_Text"><text:span text:style-name="T355"><text:tab/><text:tab/></text:span></text:span><text:span text:style-name="Source_20_Text"><text:span text:style-name="T254">// </text:span></text:span><text:span text:style-name="Source_20_Text"><text:span text:style-name="T261">is </text:span></text:span><text:span text:style-name="Source_20_Text"><text:span text:style-name="T254">valid in</text:span></text:span><text:span text:style-name="Source_20_Text"><text:span text:style-name="T261">side</text:span></text:span><text:span text:style-name="Source_20_Text"><text:span text:style-name="T254"> a map</text:span></text:span><text:span text:style-name="Source_20_Text"><text:span text:style-name="T261">file</text:span></text:span><text:span text:style-name="Source_20_Text"><text:span text:style-name="T254">.</text:span></text:span></text:p>
      <text:p text:style-name="P42"><text:span text:style-name="Source_20_Text"><text:span text:style-name="T84"/></text:span></text:p>
      <text:p text:style-name="P42"><text:span text:style-name="Source_20_Text"><text:span text:style-name="T281"><text:s text:c="4"/></text:span></text:span><text:span text:style-name="Source_20_Text"><text:span text:style-name="T5">Float</text:span></text:span><text:span text:style-name="Source_20_Text"><text:span text:style-name="T281"><text:tab/></text:span></text:span><text:span text:style-name="Source_20_Text"><text:span text:style-name="T287"><text:tab/>blur_filter_size</text:span></text:span><text:span text:style-name="Source_20_Text"><text:span text:style-name="T281">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281"><text:s text:c="4"/></text:span></text:span><text:span text:style-name="Source_20_Text"><text:span text:style-name="T5">Float</text:span></text:span><text:span text:style-name="Source_20_Text"><text:span text:style-name="T281"><text:tab/></text:span></text:span><text:span text:style-name="Source_20_Text"><text:span text:style-name="T287"><text:tab/>alpha_bias</text:span></text:span><text:span text:style-name="Source_20_Text"><text:span text:style-name="T281">;</text:span></text:span><text:span text:style-name="Source_20_Text"><text:span text:style-name="T290"><text:tab/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6"><text:tab/></text:span></text:span><text:span text:style-name="Source_20_Text"><text:span text:style-name="T287">mipmap_levels</text:span></text:span><text:span text:style-name="Source_20_Text"><text:span text:style-name="T278">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72"><text:s text:c="4"/></text:span></text:span><text:span text:style-name="Source_20_Text"><text:span text:style-name="T12">SEnum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6"><text:tab/></text:span></text:span><text:span text:style-name="Source_20_Text"><text:span text:style-name="T287">sprite_usage</text:span></text:span><text:span text:style-name="Source_20_Text"><text:span text:style-name="T278">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4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6"><text:tab/></text:span></text:span><text:span text:style-name="Source_20_Text"><text:span text:style-name="T287">sprite_spacing</text:span></text:span><text:span text:style-name="Source_20_Text"><text:span text:style-name="T278">;</text:span></text:span><text:span text:style-name="Source_20_Text"><text:span text:style-name="T290"><text:tab/></text:span></text:span><text:span text:style-name="Source_20_Text"><text:span text:style-name="T84">// only used when compiling bitmap</text:span></text:span></text:p>
      <text:p text:style-name="P44"><text:span text:style-name="Source_20_Text"><text:span text:style-name="T288"><text:s text:c="4"/></text:span></text:span><text:span text:style-name="Source_20_Text"><text:span text:style-name="T60">Pad</text:span></text:span><text:span text:style-name="Source_20_Text"><text:span text:style-name="T352">[</text:span></text:span><text:span text:style-name="Source_20_Text"><text:span text:style-name="T406">2</text:span></text:span><text:span text:style-name="Source_20_Text"><text:span text:style-name="T352">]<text:tab/></text:span></text:span><text:span text:style-name="Source_20_Text"><text:span text:style-name="T353"><text:tab/></text:span></text:span><text:span text:style-name="Source_20_Text"><text:span text:style-name="T352">pad0;</text:span></text:span></text:p>
      <text:p text:style-name="P44"><text:span text:style-name="Source_20_Text"><text:span text:style-name="T84"/></text:span></text:p>
      <text:p text:style-name="P181"><text:span text:style-name="Source_20_Text"><text:span text:style-name="T286"><text:s text:c="4"/></text:span></text:span><text:span text:style-name="Source_20_Text"><text:span text:style-name="T66">Reflexive</text:span></text:span><text:span text:style-name="Source_20_Text"><text:span text:style-name="T65"><text:tab/></text:span></text:span><text:span text:style-name="Source_20_Text"><text:span text:style-name="T351">sequences;</text:span></text:span><text:span text:style-name="Source_20_Text"><text:span text:style-name="T367"><text:tab/></text:span></text:span><text:span text:style-name="Source_20_Text"><text:span text:style-name="T264">/* references arrays of Sequence structs, each</text:span></text:span></text:p>
      <text:p text:style-name="P181"><text:span text:style-name="Source_20_Text"><text:span text:style-name="T264"><text:s text:c="4"/>** having reflexives referencing Sprite structs. Run the definition extractor</text:span></text:span></text:p>
      <text:p text:style-name="P181"><text:span text:style-name="Source_20_Text"><text:span text:style-name="T264"><text:s text:c="4"/>** with "hek" as the engine and "bitm" as the class to get these structs. */</text:span></text:span></text:p>
      <text:p text:style-name="P34"><text:span text:style-name="Source_20_Text"><text:span text:style-name="T286"><text:s text:c="4"/></text:span></text:span><text:span text:style-name="Source_20_Text"><text:span text:style-name="T66">Reflexive</text:span></text:span><text:span text:style-name="Source_20_Text"><text:span text:style-name="T65"><text:tab/></text:span></text:span><text:span text:style-name="Source_20_Text"><text:span text:style-name="T351">bitmaps;</text:span></text:span><text:span text:style-name="Source_20_Text"><text:span text:style-name="T367"><text:tab/></text:span></text:span><text:span text:style-name="Source_20_Text"><text:span text:style-name="T264">// references arrays of Bitmap structs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4">BitmapBody</text:span></text:span><text:span text:style-name="Source_20_Text"><text:span text:style-name="T277">;</text:span></text:span></text:p>
      <text:p text:style-name="P36"><text:span text:style-name="Source_20_Text"><text:span text:style-name="T373"/></text:span></text:p>
      <text:p text:style-name="P122"><text:span text:style-name="Source_20_Text"><text:span text:style-name="T391"/></text:span></text:p>
      <text:p text:style-name="P91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1">Bitmap</text:span></text:span><text:span text:style-name="Source_20_Text"><text:span text:style-name="T2">Type</text:span></text:span><text:span text:style-name="Source_20_Text"><text:span text:style-name="T375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75"> {</text:span></text:span></text:p>
      <text:p text:style-name="P91"><text:span text:style-name="Source_20_Text"><text:span text:style-name="T273"><text:s text:c="4"/></text:span></text:span><text:span text:style-name="Source_20_Text"><text:span text:style-name="T2">textyp_2d</text:span></text:span><text:span text:style-name="Source_20_Text"><text:span text:style-name="T273"> </text:span></text:span><text:span text:style-name="Source_20_Text"><text:span text:style-name="T275"><text:s text:c="6"/></text:span></text:span><text:span text:style-name="Source_20_Text"><text:span text:style-name="T273">= </text:span></text:span><text:span text:style-name="Source_20_Text"><text:span text:style-name="T275">0</text:span></text:span><text:span text:style-name="Source_20_Text"><text:span text:style-name="T276">,</text:span></text:span></text:p>
      <text:p text:style-name="P91"><text:span text:style-name="Source_20_Text"><text:span text:style-name="T273"><text:s text:c="4"/></text:span></text:span><text:span text:style-name="Source_20_Text"><text:span text:style-name="T2">textyp_3d</text:span></text:span><text:span text:style-name="Source_20_Text"><text:span text:style-name="T273"> </text:span></text:span><text:span text:style-name="Source_20_Text"><text:span text:style-name="T275"><text:s text:c="6"/></text:span></text:span><text:span text:style-name="Source_20_Text"><text:span text:style-name="T273">= </text:span></text:span><text:span text:style-name="Source_20_Text"><text:span text:style-name="T275">1</text:span></text:span><text:span text:style-name="Source_20_Text"><text:span text:style-name="T276">,</text:span></text:span></text:p>
      <text:p text:style-name="P91"><text:span text:style-name="Source_20_Text"><text:span text:style-name="T273"><text:s text:c="4"/></text:span></text:span><text:span text:style-name="Source_20_Text"><text:span text:style-name="T2">textyp_cubemap</text:span></text:span><text:span text:style-name="Source_20_Text"><text:span text:style-name="T273"> </text:span></text:span><text:span text:style-name="Source_20_Text"><text:span text:style-name="T275"><text:s/></text:span></text:span><text:span text:style-name="Source_20_Text"><text:span text:style-name="T273">= </text:span></text:span><text:span text:style-name="Source_20_Text"><text:span text:style-name="T275">2</text:span></text:span><text:span text:style-name="Source_20_Text"><text:span text:style-name="T276">,</text:span></text:span></text:p>
      <text:p text:style-name="P105"><text:span text:style-name="Source_20_Text"><text:span text:style-name="T338"><text:s text:c="4"/></text:span></text:span><text:span text:style-name="Source_20_Text"><text:span text:style-name="T49">textyp_white</text:span></text:span><text:span text:style-name="Source_20_Text"><text:span text:style-name="T338"> </text:span></text:span><text:span text:style-name="Source_20_Text"><text:span text:style-name="T339"><text:s text:c="3"/></text:span></text:span><text:span text:style-name="Source_20_Text"><text:span text:style-name="T338">= </text:span></text:span><text:span text:style-name="Source_20_Text"><text:span text:style-name="T339">3</text:span></text:span><text:span text:style-name="Source_20_Text"><text:span text:style-name="T340">,</text:span></text:span><text:span text:style-name="Source_20_Text"><text:span text:style-name="T341"> <text:s/></text:span></text:span><text:span text:style-name="Source_20_Text"><text:span text:style-name="T202">// </text:span></text:span><text:span text:style-name="Source_20_Text"><text:span text:style-name="T203">unused/</text:span></text:span><text:span text:style-name="Source_20_Text"><text:span text:style-name="T202">useless?</text:span></text:span><text:span text:style-name="Source_20_Text"><text:span text:style-name="T339"><text:line-break/></text:span></text:span><text:span text:style-name="Source_20_Text"><text:span text:style-name="T341"> <text:s text:c="3"/>} </text:span></text:span><text:span text:style-name="Source_20_Text"><text:span text:style-name="T50">Bitmap</text:span></text:span><text:span text:style-name="Source_20_Text"><text:span text:style-name="T49">Type</text:span></text:span><text:span text:style-name="Source_20_Text"><text:span text:style-name="T341">;</text:span></text:span></text:p>
      <text:p text:style-name="P162"><text:span text:style-name="Source_20_Text"><text:span text:style-name="T152">// unused texfmt options have been removed from this </text:span></text:span><text:span text:style-name="Source_20_Text"><text:span text:style-name="T189">enumerator</text:span></text:span><text:span text:style-name="Source_20_Text"><text:span text:style-name="T152"> definition.</text:span></text:span></text:p>
      <text:p text:style-name="P36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1">BitmapFormat</text:span></text:span><text:span text:style-name="Source_20_Text"><text:span text:style-name="T375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75"> {</text:span></text:span></text:p>
      <text:p text:style-name="P51"><text:span text:style-name="Source_20_Text"><text:span text:style-name="T273"><text:s text:c="3"/></text:span></text:span><text:span text:style-name="Source_20_Text"><text:span text:style-name="T277"><text:s/></text:span></text:span><text:span text:style-name="Source_20_Text"><text:span text:style-name="T2">texfmt_</text:span></text:span><text:span text:style-name="Source_20_Text"><text:span text:style-name="T1">a8</text:span></text:span><text:span text:style-name="Source_20_Text"><text:span text:style-name="T273"> </text:span></text:span><text:span text:style-name="Source_20_Text"><text:span text:style-name="T275"><text:s text:c="6"/></text:span></text:span><text:span text:style-name="Source_20_Text"><text:span text:style-name="T273">= </text:span></text:span><text:span text:style-name="Source_20_Text"><text:span text:style-name="T275">0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4">xbox-only format</text:span></text:span><text:span text:style-name="Source_20_Text"><text:span text:style-name="T96">(luminence == solid black)</text:span></text:span></text:p>
      <text:p text:style-name="P53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y8</text:span></text:span><text:span text:style-name="Source_20_Text"><text:span text:style-name="T273"> </text:span></text:span><text:span text:style-name="Source_20_Text"><text:span text:style-name="T275"><text:s text:c="6"/></text:span></text:span><text:span text:style-name="Source_20_Text"><text:span text:style-name="T273">= </text:span></text:span><text:span text:style-name="Source_20_Text"><text:span text:style-name="T275">1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4">xbox-only format</text:span></text:span><text:span text:style-name="Source_20_Text"><text:span text:style-name="T96">(alpha == solid white)</text:span></text:span></text:p>
      <text:p text:style-name="P53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ay8</text:span></text:span><text:span text:style-name="Source_20_Text"><text:span text:style-name="T273"> </text:span></text:span><text:span text:style-name="Source_20_Text"><text:span text:style-name="T275"><text:s text:c="5"/></text:span></text:span><text:span text:style-name="Source_20_Text"><text:span text:style-name="T273">= </text:span></text:span><text:span text:style-name="Source_20_Text"><text:span text:style-name="T275">2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4">xbox-only format</text:span></text:span><text:span text:style-name="Source_20_Text"><text:span text:style-name="T96">(alpha == luminence)</text:span></text:span></text:p>
      <text:p text:style-name="P51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a8y8</text:span></text:span><text:span text:style-name="Source_20_Text"><text:span text:style-name="T273"> </text:span></text:span><text:span text:style-name="Source_20_Text"><text:span text:style-name="T275"><text:s text:c="4"/></text:span></text:span><text:span text:style-name="Source_20_Text"><text:span text:style-name="T273">= </text:span></text:span><text:span text:style-name="Source_20_Text"><text:span text:style-name="T275">3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4">xbox-only format</text:span></text:span></text:p>
      <text:p text:style-name="P179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r5g6b5</text:span></text:span><text:span text:style-name="Source_20_Text"><text:span text:style-name="T273"> </text:span></text:span><text:span text:style-name="Source_20_Text"><text:span text:style-name="T275"><text:s text:c="2"/></text:span></text:span><text:span text:style-name="Source_20_Text"><text:span text:style-name="T273">= </text:span></text:span><text:span text:style-name="Source_20_Text"><text:span text:style-name="T275">6</text:span></text:span><text:span text:style-name="Source_20_Text"><text:span text:style-name="T276">,</text:span></text:span><text:span text:style-name="Source_20_Text"><text:span text:style-name="T292"><text:tab/></text:span></text:span><text:span text:style-name="Source_20_Text"><text:span text:style-name="T96">// (alpha == solid white)</text:span></text:span></text:p>
      <text:p text:style-name="P36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a1r5g5b5</text:span></text:span><text:span text:style-name="Source_20_Text"><text:span text:style-name="T273"> = </text:span></text:span><text:span text:style-name="Source_20_Text"><text:span text:style-name="T275">8</text:span></text:span><text:span text:style-name="Source_20_Text"><text:span text:style-name="T276">,</text:span></text:span></text:p>
      <text:p text:style-name="P36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a4r4g4b4</text:span></text:span><text:span text:style-name="Source_20_Text"><text:span text:style-name="T273"> = </text:span></text:span><text:span text:style-name="Source_20_Text"><text:span text:style-name="T275">9</text:span></text:span><text:span text:style-name="Source_20_Text"><text:span text:style-name="T276">,</text:span></text:span></text:p>
      <text:p text:style-name="P53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x8r8g8b8</text:span></text:span><text:span text:style-name="Source_20_Text"><text:span text:style-name="T273"> = </text:span></text:span><text:span text:style-name="Source_20_Text"><text:span text:style-name="T275">10</text:span></text:span><text:span text:style-name="Source_20_Text"><text:span text:style-name="T276">,</text:span></text:span><text:span text:style-name="Source_20_Text"><text:span text:style-name="T292"><text:tab/></text:span></text:span><text:span text:style-name="Source_20_Text"><text:span text:style-name="T96">// (alpha == solid white)</text:span></text:span></text:p>
      <text:p text:style-name="P36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a8r8g8b8</text:span></text:span><text:span text:style-name="Source_20_Text"><text:span text:style-name="T273"> = </text:span></text:span><text:span text:style-name="Source_20_Text"><text:span text:style-name="T275">11</text:span></text:span><text:span text:style-name="Source_20_Text"><text:span text:style-name="T276">,</text:span></text:span></text:p>
      <text:p text:style-name="P52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dxt1</text:span></text:span><text:span text:style-name="Source_20_Text"><text:span text:style-name="T273"> </text:span></text:span><text:span text:style-name="Source_20_Text"><text:span text:style-name="T275"><text:s text:c="4"/></text:span></text:span><text:span text:style-name="Source_20_Text"><text:span text:style-name="T273">= </text:span></text:span><text:span text:style-name="Source_20_Text"><text:span text:style-name="T275">14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5">aka Compressed with color-key transparency</text:span></text:span></text:p>
      <text:p text:style-name="P52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dxt3 <text:s text:c="3"/></text:span></text:span><text:span text:style-name="Source_20_Text"><text:span text:style-name="T273"><text:s/>= </text:span></text:span><text:span text:style-name="Source_20_Text"><text:span text:style-name="T275">15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5">aka Compressed with explicit alpha</text:span></text:span></text:p>
      <text:p text:style-name="P52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dxt5 <text:s text:c="3"/></text:span></text:span><text:span text:style-name="Source_20_Text"><text:span text:style-name="T273"><text:s/>= </text:span></text:span><text:span text:style-name="Source_20_Text"><text:span text:style-name="T275">16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5">aka Compressed with interpolated alpha</text:span></text:span></text:p>
      <text:p text:style-name="P51"><text:span text:style-name="Source_20_Text"><text:span text:style-name="T273"><text:s text:c="4"/></text:span></text:span><text:span text:style-name="Source_20_Text"><text:span text:style-name="T2">texfmt_</text:span></text:span><text:span text:style-name="Source_20_Text"><text:span text:style-name="T1">p8_bump </text:span></text:span><text:span text:style-name="Source_20_Text"><text:span text:style-name="T273"><text:s/>= </text:span></text:span><text:span text:style-name="Source_20_Text"><text:span text:style-name="T275">17</text:span></text:span><text:span text:style-name="Source_20_Text"><text:span text:style-name="T276">,</text:span></text:span><text:span text:style-name="Source_20_Text"><text:span text:style-name="T291"><text:tab/></text:span></text:span><text:span text:style-name="Source_20_Text"><text:span text:style-name="T74">// </text:span></text:span><text:span text:style-name="Source_20_Text"><text:span text:style-name="T94">xbox-only format</text:span></text:span></text:p>
      <text:p text:style-name="P91"><text:span text:style-name="Source_20_Text"><text:span text:style-name="T71"><text:s text:c="4"/></text:span></text:span><text:span text:style-name="Source_20_Text"><text:span text:style-name="T376">} </text:span></text:span><text:span text:style-name="Source_20_Text"><text:span text:style-name="T1">BitmapFormat</text:span></text:span><text:span text:style-name="Source_20_Text"><text:span text:style-name="T376">;</text:span></text:span></text:p>
      <text:p text:style-name="P107"/>
      <text:p text:style-name="P107"/>
      <text:p text:style-name="P36"><text:span text:style-name="Source_20_Text"><text:span text:style-name="T385">typedef </text:span></text:span><text:span text:style-name="Source_20_Text"><text:span text:style-name="T387">struct</text:span></text:span><text:span text:style-name="Source_20_Text"><text:span text:style-name="T378"> </text:span></text:span><text:span text:style-name="Source_20_Text"><text:span text:style-name="T8">Bitmap</text:span></text:span><text:span text:style-name="Source_20_Text"><text:span text:style-name="T378"> {</text:span></text:span></text:p>
      <text:p text:style-name="P11"><text:span text:style-name="Source_20_Text"><text:span text:style-name="T379"><text:s text:c="4"/></text:span></text:span><text:span text:style-name="Source_20_Text"><text:span text:style-name="T9">TagClass</text:span></text:span><text:span text:style-name="Source_20_Text"><text:span text:style-name="T379"><text:tab/>bitm_id; <text:s/></text:span></text:span><text:span text:style-name="Source_20_Text"><text:span text:style-name="T74">// </text:span></text:span><text:span text:style-name="Source_20_Text"><text:span text:style-name="T107">always</text:span></text:span><text:span text:style-name="Source_20_Text"><text:span text:style-name="T74"> == </text:span></text:span><text:span text:style-name="Source_20_Text"><text:span text:style-name="T75">tagcls_</text:span></text:span><text:span text:style-name="Source_20_Text"><text:span text:style-name="T74">bitm</text:span></text:span></text:p>
      <text:p text:style-name="P1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2"><text:tab/></text:span></text:span><text:span text:style-name="Source_20_Text"><text:span text:style-name="T283">width</text:span></text:span><text:span text:style-name="Source_20_Text"><text:span text:style-name="T278">;</text:span></text:span></text:p>
      <text:p text:style-name="P1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2"><text:tab/></text:span></text:span><text:span text:style-name="Source_20_Text"><text:span text:style-name="T283">height</text:span></text:span><text:span text:style-name="Source_20_Text"><text:span text:style-name="T278">;</text:span></text:span></text:p>
      <text:p text:style-name="P1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8">16</text:span></text:span><text:span text:style-name="Source_20_Text"><text:span text:style-name="T278"><text:tab/></text:span></text:span><text:span text:style-name="Source_20_Text"><text:span text:style-name="T282"><text:tab/></text:span></text:span><text:span text:style-name="Source_20_Text"><text:span text:style-name="T283">depth</text:span></text:span><text:span text:style-name="Source_20_Text"><text:span text:style-name="T278">;</text:span></text:span></text:p>
      <text:p text:style-name="P12"><text:span text:style-name="Source_20_Text"><text:span text:style-name="T10"><text:s text:c="4"/></text:span></text:span><text:span text:style-name="Source_20_Text"><text:span text:style-name="T1">Bitmap</text:span></text:span><text:span text:style-name="Source_20_Text"><text:span text:style-name="T10">Type</text:span></text:span><text:span text:style-name="Source_20_Text"><text:span text:style-name="T282"><text:tab/>type;</text:span></text:span></text:p>
      <text:p text:style-name="P12"><text:span text:style-name="Source_20_Text"><text:span text:style-name="T10"><text:s text:c="4"/></text:span></text:span><text:span text:style-name="Source_20_Text"><text:span text:style-name="T1">BitmapFormat</text:span></text:span><text:span text:style-name="Source_20_Text"><text:span text:style-name="T282"><text:tab/>format;</text:span></text:span></text:p>
      <text:p text:style-name="P11"><text:span text:style-name="Source_20_Text"><text:span text:style-name="T377"><text:s text:c="4"/></text:span></text:span><text:span text:style-name="Source_20_Text"><text:span text:style-name="T73">// flags</text:span></text:span></text:p>
      <text:p text:style-name="P49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power_of_2_dim<text:tab/>: </text:span></text:span><text:span text:style-name="Source_20_Text"><text:span text:style-name="T402">1</text:span></text:span><text:span text:style-name="Source_20_Text"><text:span text:style-name="T378">;</text:span></text:span><text:span text:style-name="Source_20_Text"><text:span text:style-name="T381"><text:tab/></text:span></text:span><text:span text:style-name="Source_20_Text"><text:span text:style-name="T74">/</text:span></text:span><text:span text:style-name="Source_20_Text"><text:span text:style-name="T91">*</text:span></text:span><text:span text:style-name="Source_20_Text"><text:span text:style-name="T74"> </text:span></text:span><text:span text:style-name="Source_20_Text"><text:span text:style-name="T91">always have this set if the </text:span></text:span><text:span text:style-name="Source_20_Text"><text:span text:style-name="T100">compressed</text:span></text:span></text:p>
      <text:p text:style-name="P56"><text:span text:style-name="Source_20_Text"><text:span text:style-name="T91"><text:s text:c="4"/>**</text:span></text:span><text:span text:style-name="Source_20_Text"><text:span text:style-name="T99"><text:tab/><text:tab/><text:tab/><text:tab/><text:tab/> <text:s/></text:span></text:span><text:span text:style-name="Source_20_Text"><text:span text:style-name="T91"><text:s/></text:span></text:span><text:span text:style-name="Source_20_Text"><text:span text:style-name="T100">flag is set</text:span></text:span><text:span text:style-name="Source_20_Text"><text:span text:style-name="T91">, even if its dimensions are</text:span></text:span></text:p>
      <text:p text:style-name="P56"><text:span text:style-name="Source_20_Text"><text:span text:style-name="T99"><text:s text:c="4"/>**<text:tab/><text:tab/><text:tab/><text:tab/><text:tab/> <text:s text:c="2"/></text:span></text:span><text:span text:style-name="Source_20_Text"><text:span text:style-name="T100">not </text:span></text:span><text:span text:style-name="Source_20_Text"><text:span text:style-name="T91">actually powers of 2.*/</text:span></text:span></text:p>
      <text:p text:style-name="P49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compressed<text:tab/><text:tab/>: </text:span></text:span><text:span text:style-name="Source_20_Text"><text:span text:style-name="T402">1</text:span></text:span><text:span text:style-name="Source_20_Text"><text:span text:style-name="T378">;</text:span></text:span><text:span text:style-name="Source_20_Text"><text:span text:style-name="T381"><text:tab/></text:span></text:span><text:span text:style-name="Source_20_Text"><text:span text:style-name="T74">// </text:span></text:span><text:span text:style-name="Source_20_Text"><text:span text:style-name="T91">texture is either dxt1, dxt3, or dxt5</text:span></text:span></text:p>
      <text:p text:style-name="P50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palettized<text:tab/><text:tab/>: </text:span></text:span><text:span text:style-name="Source_20_Text"><text:span text:style-name="T402">1</text:span></text:span><text:span text:style-name="Source_20_Text"><text:span text:style-name="T378">;</text:span></text:span><text:span text:style-name="Source_20_Text"><text:span text:style-name="T382"><text:tab/></text:span></text:span><text:span text:style-name="Source_20_Text"><text:span text:style-name="T74">// </text:span></text:span><text:span text:style-name="Source_20_Text"><text:span text:style-name="T92">only set for p8_bump format</text:span></text:span></text:p>
      <text:p text:style-name="P11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swizzled<text:tab/><text:tab/>: </text:span></text:span><text:span text:style-name="Source_20_Text"><text:span text:style-name="T402">1</text:span></text:span><text:span text:style-name="Source_20_Text"><text:span text:style-name="T378">; <text:s/></text:span></text:span><text:span text:style-name="Source_20_Text"><text:span text:style-name="T72">// </text:span></text:span><text:span text:style-name="Source_20_Text"><text:span text:style-name="T83">texture is swizzled</text:span></text:span><text:span text:style-name="Source_20_Text"><text:span text:style-name="T72"> </text:span></text:span><text:span text:style-name="Source_20_Text"><text:span text:style-name="T83">using</text:span></text:span><text:span text:style-name="Source_20_Text"><text:span text:style-name="T72"> z-order</text:span></text:span><text:span text:style-name="Source_20_Text"><text:span text:style-name="T83"> curve</text:span></text:span></text:p>
      <text:p text:style-name="P50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linear<text:tab/><text:tab/>: </text:span></text:span><text:span text:style-name="Source_20_Text"><text:span text:style-name="T402">1</text:span></text:span><text:span text:style-name="Source_20_Text"><text:span text:style-name="T378">;</text:span></text:span><text:span text:style-name="Source_20_Text"><text:span text:style-name="T92"><text:tab/></text:span></text:span><text:span text:style-name="Source_20_Text"><text:span text:style-name="T74">// </text:span></text:span><text:span text:style-name="Source_20_Text"><text:span text:style-name="T92">unknown</text:span></text:span></text:p>
      <text:p text:style-name="P50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v16u16<text:tab/><text:tab/>: </text:span></text:span><text:span text:style-name="Source_20_Text"><text:span text:style-name="T402">1</text:span></text:span><text:span text:style-name="Source_20_Text"><text:span text:style-name="T378">;</text:span></text:span><text:span text:style-name="Source_20_Text"><text:span text:style-name="T382"><text:tab/></text:span></text:span><text:span text:style-name="Source_20_Text"><text:span text:style-name="T74">// </text:span></text:span><text:span text:style-name="Source_20_Text"><text:span text:style-name="T92">unknown</text:span></text:span></text:p>
      <text:p text:style-name="P11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unknown<text:tab/><text:tab/>: </text:span></text:span><text:span text:style-name="Source_20_Text"><text:span text:style-name="T402">1</text:span></text:span><text:span text:style-name="Source_20_Text"><text:span text:style-name="T378">;</text:span></text:span></text:p>
      <text:p text:style-name="P14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prefer_low_detail<text:tab/>: </text:span></text:span><text:span text:style-name="Source_20_Text"><text:span text:style-name="T402">1</text:span></text:span><text:span text:style-name="Source_20_Text"><text:span text:style-name="T378">; <text:s/></text:span></text:span><text:span text:style-name="Source_20_Text"><text:span text:style-name="T72">// </text:span></text:span><text:span text:style-name="Source_20_Text"><text:span text:style-name="T93">something to do with mipmaps(always set?)</text:span></text:span></text:p>
      <text:p text:style-name="P20"><text:span text:style-name="Source_20_Text"><text:span text:style-name="T378"><text:s text:c="4"/></text:span></text:span><text:span text:style-name="Source_20_Text"><text:span text:style-name="T6">Bool</text:span></text:span><text:span text:style-name="Source_20_Text"><text:span text:style-name="T7">16</text:span></text:span><text:span text:style-name="Source_20_Text"><text:span text:style-name="T378"><text:tab/>data_in_rsrc_map<text:tab/>: </text:span></text:span><text:span text:style-name="Source_20_Text"><text:span text:style-name="T402">1</text:span></text:span><text:span text:style-name="Source_20_Text"><text:span text:style-name="T378">; <text:s/></text:span></text:span><text:span text:style-name="Source_20_Text"><text:span text:style-name="T76">/</text:span></text:span><text:span text:style-name="Source_20_Text"><text:span text:style-name="T77">*</text:span></text:span><text:span text:style-name="Source_20_Text"><text:span text:style-name="T76"> </text:span></text:span><text:span text:style-name="Source_20_Text"><text:span text:style-name="T78">Only used in PC and CE.</text:span></text:span></text:p>
      <text:p text:style-name="P55"><text:span text:style-name="Source_20_Text"><text:span text:style-name="T78"><text:s text:c="4"/>**</text:span></text:span><text:span text:style-name="Source_20_Text"><text:span text:style-name="T98"><text:tab/><text:tab/><text:tab/><text:tab/><text:tab/> <text:s/></text:span></text:span><text:span text:style-name="Source_20_Text"><text:span text:style-name="T78"><text:s/></text:span></text:span><text:span text:style-name="Source_20_Text"><text:span text:style-name="T79">If set, specifies</text:span></text:span><text:span text:style-name="Source_20_Text"><text:span text:style-name="T76"> </text:span></text:span><text:span text:style-name="Source_20_Text"><text:span text:style-name="T78">the pixel</text:span></text:span><text:span text:style-name="Source_20_Text"><text:span text:style-name="T79"> data</text:span></text:span><text:span text:style-name="Source_20_Text"><text:span text:style-name="T78"> </text:span></text:span><text:span text:style-name="Source_20_Text"><text:span text:style-name="T79">is</text:span></text:span><text:span text:style-name="Source_20_Text"><text:span text:style-name="T78"> in the</text:span></text:span></text:p>
      <text:p text:style-name="P55"><text:span text:style-name="Source_20_Text"><text:span text:style-name="T79"><text:s text:c="4"/>**<text:tab/><text:tab/><text:tab/><text:tab/><text:tab/> </text:span></text:span><text:span text:style-name="Source_20_Text"><text:span text:style-name="T98"><text:s/></text:span></text:span><text:span text:style-name="Source_20_Text"><text:span text:style-name="T79"><text:s/></text:span></text:span><text:span text:style-name="Source_20_Text"><text:span text:style-name="T78">bitmaps.map</text:span></text:span><text:span text:style-name="Source_20_Text"><text:span text:style-name="T98"> </text:span></text:span><text:span text:style-name="Source_20_Text"><text:span text:style-name="T78">resource map</text:span></text:span><text:span text:style-name="Source_20_Text"><text:span text:style-name="T79"> rather than the</text:span></text:span></text:p>
      <text:p text:style-name="P55"><text:span text:style-name="Source_20_Text"><text:span text:style-name="T98"><text:s text:c="3"/></text:span></text:span><text:span text:style-name="Source_20_Text"><text:span text:style-name="T79"><text:s/></text:span></text:span><text:span text:style-name="Source_20_Text"><text:span text:style-name="T98">**<text:tab/><text:tab/><text:tab/><text:tab/><text:tab/> <text:s text:c="2"/></text:span></text:span><text:span text:style-name="Source_20_Text"><text:span text:style-name="T79">map this struct is in.</text:span></text:span><text:span text:style-name="Source_20_Text"><text:span text:style-name="T77">*/</text:span></text:span></text:p>
      <text:p text:style-name="P13"><text:span text:style-name="Source_20_Text"><text:span text:style-name="T72"/></text:span></text:p>
      <text:p text:style-name="P57"><text:span text:style-name="Source_20_Text"><text:span text:style-name="T378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78"><text:tab/></text:span></text:span><text:span text:style-name="Source_20_Text"><text:span text:style-name="T380"><text:tab/></text:span></text:span><text:span text:style-name="Source_20_Text"><text:span text:style-name="T378">registration_point_x;<text:tab/></text:span></text:span><text:span text:style-name="Source_20_Text"><text:span text:style-name="T72">//</text:span></text:span><text:span text:style-name="Source_20_Text"><text:span text:style-name="T101"> bitmap x center(should be width/2)</text:span></text:span></text:p>
      <text:p text:style-name="P57"><text:span text:style-name="Source_20_Text"><text:span text:style-name="T378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78"><text:tab/></text:span></text:span><text:span text:style-name="Source_20_Text"><text:span text:style-name="T380"><text:tab/></text:span></text:span><text:span text:style-name="Source_20_Text"><text:span text:style-name="T378">registration_point_y;<text:tab/></text:span></text:span><text:span text:style-name="Source_20_Text"><text:span text:style-name="T72">//</text:span></text:span><text:span text:style-name="Source_20_Text"><text:span text:style-name="T101"> bitmap y center(should be height/2)</text:span></text:span></text:p>
      <text:p text:style-name="P13"><text:span text:style-name="Source_20_Text"><text:span text:style-name="T378"><text:s text:c="4"/></text:span></text:span><text:span text:style-name="Source_20_Text"><text:span text:style-name="T6">UInt</text:span></text:span><text:span text:style-name="Source_20_Text"><text:span text:style-name="T11">16</text:span></text:span><text:span text:style-name="Source_20_Text"><text:span text:style-name="T378"><text:tab/></text:span></text:span><text:span text:style-name="Source_20_Text"><text:span text:style-name="T380"><text:tab/></text:span></text:span><text:span text:style-name="Source_20_Text"><text:span text:style-name="T378">mip_count;<text:tab/></text:span></text:span><text:span text:style-name="Source_20_Text"><text:span text:style-name="T72">// does NOT include fullsize texture</text:span></text:span><text:span text:style-name="Source_20_Text"><text:span text:style-name="T105"> in the count</text:span></text:span></text:p>
      <text:p text:style-name="P13"><text:span text:style-name="Source_20_Text"><text:span text:style-name="T378"><text:s text:c="4"/></text:span></text:span><text:span text:style-name="Source_20_Text"><text:span text:style-name="T11">FlU</text:span></text:span><text:span text:style-name="Source_20_Text"><text:span text:style-name="T6">Int</text:span></text:span><text:span text:style-name="Source_20_Text"><text:span text:style-name="T11">16</text:span></text:span><text:span text:style-name="Source_20_Text"><text:span text:style-name="T378"><text:tab/>pixels;<text:tab/></text:span></text:span><text:span text:style-name="Source_20_Text"><text:span text:style-name="T72">// unknown?</text:span></text:span></text:p>
      <text:p text:style-name="P58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84">pixels_offset</text:span></text:span><text:span text:style-name="Source_20_Text"><text:span text:style-name="T278">;<text:tab/></text:span></text:span><text:span text:style-name="Source_20_Text"><text:span text:style-name="T72">/</text:span></text:span><text:span text:style-name="Source_20_Text"><text:span text:style-name="T97">* </text:span></text:span><text:span text:style-name="Source_20_Text"><text:span text:style-name="T102">Has a different meaning based on if the</text:span></text:span></text:p>
      <text:p text:style-name="P58"><text:span text:style-name="Source_20_Text"><text:span text:style-name="T102"><text:s text:c="4"/>**<text:tab/><text:tab/><text:tab/><text:tab/><text:tab/> <text:s text:c="2"/>bitmap is in a tagfile or a mapfile.</text:span></text:span></text:p>
      <text:p text:style-name="P58"><text:span text:style-name="Source_20_Text"><text:span text:style-name="T97"><text:s text:c="4"/>** Tagfile</text:span></text:span><text:span text:style-name="Source_20_Text"><text:span text:style-name="T102">:</text:span></text:span></text:p>
      <text:p text:style-name="P59"><text:span text:style-name="Source_20_Text"><text:span text:style-name="T97"><text:s text:c="4"/>** <text:s text:c="4"/></text:span></text:span><text:span text:style-name="Source_20_Text"><text:span text:style-name="T102">O</text:span></text:span><text:span text:style-name="Source_20_Text"><text:span text:style-name="T97">ffset into the </text:span></text:span><text:span text:style-name="Source_20_Text"><text:span text:style-name="T251">processed_pixel_data</text:span></text:span><text:span text:style-name="Source_20_Text"><text:span text:style-name="T252"> this bitmap's pixel data starts at.</text:span></text:span></text:p>
      <text:p text:style-name="P59"><text:span text:style-name="Source_20_Text"><text:span text:style-name="T97"><text:s text:c="4"/>** </text:span></text:span><text:span text:style-name="Source_20_Text"><text:span text:style-name="T103">Map</text:span></text:span><text:span text:style-name="Source_20_Text"><text:span text:style-name="T97">file</text:span></text:span><text:span text:style-name="Source_20_Text"><text:span text:style-name="T102">:</text:span></text:span></text:p>
      <text:p text:style-name="P59"><text:span text:style-name="Source_20_Text"><text:span text:style-name="T97"><text:s text:c="4"/>** <text:s text:c="4"/></text:span></text:span><text:span text:style-name="Source_20_Text"><text:span text:style-name="T106">Non-magic o</text:span></text:span><text:span text:style-name="Source_20_Text"><text:span text:style-name="T97">ffset into the </text:span></text:span><text:span text:style-name="Source_20_Text"><text:span text:style-name="T253">mapfile</text:span></text:span><text:span text:style-name="Source_20_Text"><text:span text:style-name="T252"> this bitmap's pixel data starts at.</text:span></text:span><text:span text:style-name="Source_20_Text"><text:span text:style-name="T253">*/</text:span></text:span></text:p>
      <text:p text:style-name="P54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84">pixels_meta_size</text:span></text:span><text:span text:style-name="Source_20_Text"><text:span text:style-name="T278">;<text:tab/></text:span></text:span><text:span text:style-name="Source_20_Text"><text:span text:style-name="T72">/</text:span></text:span><text:span text:style-name="Source_20_Text"><text:span text:style-name="T97">* number of bytes this bitmaps pixel data</text:span></text:span></text:p>
      <text:p text:style-name="P54"><text:span text:style-name="Source_20_Text"><text:span text:style-name="T97"><text:s text:c="4"/>**<text:tab/><text:tab/><text:tab/><text:tab/><text:tab/> <text:s text:c="2"/>takes up. Only used inside a map.*/</text:span></text:span></text:p>
      <text:p text:style-name="P54"><text:span text:style-name="Source_20_Text"><text:span text:style-name="T97"/></text:span></text:p>
      <text:p text:style-name="P13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84">unknown_id_1</text:span></text:span><text:span text:style-name="Source_20_Text"><text:span text:style-name="T278">;</text:span></text:span></text:p>
      <text:p text:style-name="P4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84">data_pointer</text:span></text:span><text:span text:style-name="Source_20_Text"><text:span text:style-name="T278">;</text:span></text:span><text:span text:style-name="Source_20_Text"><text:span text:style-name="T240"> <text:s/>// only used in</text:span></text:span><text:span text:style-name="Source_20_Text"><text:span text:style-name="T242">side</text:span></text:span><text:span text:style-name="Source_20_Text"><text:span text:style-name="T240"> a map</text:span></text:span></text:p>
      <text:p text:style-name="P13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84">unknown_id_2</text:span></text:span><text:span text:style-name="Source_20_Text"><text:span text:style-name="T278">;</text:span></text:span></text:p>
      <text:p text:style-name="P4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284">base_address</text:span></text:span><text:span text:style-name="Source_20_Text"><text:span text:style-name="T278">;</text:span></text:span><text:span text:style-name="Source_20_Text"><text:span text:style-name="T240"> <text:s/>// only used in</text:span></text:span><text:span text:style-name="Source_20_Text"><text:span text:style-name="T242">side</text:span></text:span><text:span text:style-name="Source_20_Text"><text:span text:style-name="T240"> a map</text:span></text:span></text:p>
      <text:p text:style-name="P92"><text:span text:style-name="Source_20_Text"><text:span text:style-name="T378"><text:s text:c="4"/>} </text:span></text:span><text:span text:style-name="Source_20_Text"><text:span text:style-name="T8">Bitmap</text:span></text:span><text:span text:style-name="Source_20_Text"><text:span text:style-name="T378">; <text:s/></text:span></text:span><text:span text:style-name="Source_20_Text"><text:span text:style-name="T80">// size == </text:span></text:span><text:span text:style-name="Source_20_Text"><text:span text:style-name="T81">48</text:span></text:span><text:span text:style-name="Source_20_Text"><text:span text:style-name="T80"> bytes</text:span></text:span></text:p>
      <text:p text:style-name="P93"><text:soft-page-break/><text:span text:style-name="Source_20_Text"><text:span text:style-name="T370">Sounds</text:span></text:span></text:p>
      <text:p text:style-name="P60"><text:span text:style-name="Source_20_Text"><text:span text:style-name="T385">typedef </text:span></text:span><text:span text:style-name="Source_20_Text"><text:span text:style-name="T387">struct</text:span></text:span><text:span text:style-name="Source_20_Text"><text:span text:style-name="T278"> </text:span></text:span><text:span text:style-name="Source_20_Text"><text:span text:style-name="T33">asdf</text:span></text:span><text:span text:style-name="Source_20_Text"><text:span text:style-name="T278"> {</text:span></text:span></text:p>
      <text:p text:style-name="P61"><text:span text:style-name="Source_20_Text"><text:span text:style-name="T315"><text:s text:c="4"/>} </text:span></text:span><text:span text:style-name="Source_20_Text"><text:span text:style-name="T33">asdf</text:span></text:span><text:span text:style-name="Source_20_Text"><text:span text:style-name="T315">; <text:s/></text:span></text:span><text:span text:style-name="Source_20_Text"><text:span text:style-name="T80">// size == </text:span></text:span><text:span text:style-name="Source_20_Text"><text:span text:style-name="T154">XX</text:span></text:span><text:span text:style-name="Source_20_Text"><text:span text:style-name="T80"> bytes</text:span></text:span></text:p>
      <text:p text:style-name="P94"><text:span text:style-name="Source_20_Text"><text:span text:style-name="T370"/></text:span></text:p>
      <text:p text:style-name="P188"><text:span text:style-name="Source_20_Text"><text:span text:style-name="T371">Models</text:span></text:span></text:p>
      <text:p text:style-name="P177"/>
      <text:p text:style-name="P177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46">ModelIndexType</text:span></text:span><text:span text:style-name="Source_20_Text"><text:span text:style-name="T375"> : </text:span></text:span><text:span text:style-name="Source_20_Text"><text:span text:style-name="T46">UEnum32</text:span></text:span><text:span text:style-name="Source_20_Text"><text:span text:style-name="T375"> {</text:span></text:span></text:p>
      <text:p text:style-name="P177"><text:span text:style-name="Source_20_Text"><text:span text:style-name="T273"><text:s text:c="4"/></text:span></text:span><text:span text:style-name="Source_20_Text"><text:span text:style-name="T46">model_index_type_uncompressed<text:tab/></text:span></text:span><text:span text:style-name="Source_20_Text"><text:span text:style-name="T273">= </text:span></text:span><text:span text:style-name="Source_20_Text"><text:span text:style-name="T275">1</text:span></text:span><text:span text:style-name="Source_20_Text"><text:span text:style-name="T276">,</text:span></text:span><text:span text:style-name="Source_20_Text"><text:span text:style-name="T336"> <text:s/></text:span></text:span><text:span text:style-name="Source_20_Text"><text:span text:style-name="T120">//</text:span></text:span><text:span text:style-name="Source_20_Text"><text:span text:style-name="T187"> this guess is based on ModelVertexType</text:span></text:span></text:p>
      <text:p text:style-name="P177"><text:span text:style-name="Source_20_Text"><text:span text:style-name="T277"><text:s text:c="3"/></text:span></text:span><text:span text:style-name="Source_20_Text"><text:span text:style-name="T187"><text:s/></text:span></text:span><text:span text:style-name="Source_20_Text"><text:span text:style-name="T277">} </text:span></text:span><text:span text:style-name="Source_20_Text"><text:span text:style-name="T46">ModelIndexType</text:span></text:span><text:span text:style-name="Source_20_Text"><text:span text:style-name="T277">;</text:span></text:span></text:p>
      <text:p text:style-name="P164"><text:span text:style-name="Source_20_Text"><text:span text:style-name="T277"/></text:span></text:p>
      <text:p text:style-name="P189"><text:span text:style-name="Source_20_Text"><text:span text:style-name="T120">//</text:span></text:span><text:span text:style-name="Source_20_Text"><text:span text:style-name="T187"> </text:span></text:span><text:span text:style-name="Source_20_Text"><text:span text:style-name="T198">determines whether the vertices in the geometries part are compressed or not.</text:span></text:span></text:p>
      <text:p text:style-name="P178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46">ModelVertexType</text:span></text:span><text:span text:style-name="Source_20_Text"><text:span text:style-name="T375"> : </text:span></text:span><text:span text:style-name="Source_20_Text"><text:span text:style-name="T46">UEnum32</text:span></text:span><text:span text:style-name="Source_20_Text"><text:span text:style-name="T375"> {</text:span></text:span></text:p>
      <text:p text:style-name="P180"><text:span text:style-name="Source_20_Text"><text:span text:style-name="T273"><text:s text:c="4"/></text:span></text:span><text:span text:style-name="Source_20_Text"><text:span text:style-name="T46">model_vertex_type_uncompressed<text:tab/></text:span></text:span><text:span text:style-name="Source_20_Text"><text:span text:style-name="T273">= </text:span></text:span><text:span text:style-name="Source_20_Text"><text:span text:style-name="T336">4</text:span></text:span><text:span text:style-name="Source_20_Text"><text:span text:style-name="T276">,</text:span></text:span></text:p>
      <text:p text:style-name="P178"><text:span text:style-name="Source_20_Text"><text:span text:style-name="T273"><text:s text:c="4"/></text:span></text:span><text:span text:style-name="Source_20_Text"><text:span text:style-name="T46">model_vertex_type_compressed<text:tab/></text:span></text:span><text:span text:style-name="Source_20_Text"><text:span text:style-name="T273">= </text:span></text:span><text:span text:style-name="Source_20_Text"><text:span text:style-name="T336">5</text:span></text:span><text:span text:style-name="Source_20_Text"><text:span text:style-name="T276">,</text:span></text:span></text:p>
      <text:p text:style-name="P178"><text:span text:style-name="Source_20_Text"><text:span text:style-name="T277"><text:s text:c="3"/></text:span></text:span><text:span text:style-name="Source_20_Text"><text:span text:style-name="T187"><text:s/></text:span></text:span><text:span text:style-name="Source_20_Text"><text:span text:style-name="T277">} </text:span></text:span><text:span text:style-name="Source_20_Text"><text:span text:style-name="T46">ModelVertexType</text:span></text:span><text:span text:style-name="Source_20_Text"><text:span text:style-name="T277">;</text:span></text:span></text:p>
      <text:p text:style-name="P167"><text:span text:style-name="Source_20_Text"><text:span text:style-name="T277"/></text:span></text:p>
      <text:p text:style-name="P178"><text:span text:style-name="Source_20_Text"><text:span text:style-name="T383"/></text:span></text:p>
      <text:p text:style-name="P165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47">PcModelMetaInfo</text:span></text:span><text:span text:style-name="Source_20_Text"><text:span text:style-name="T294"> {</text:span></text:span></text:p>
      <text:p text:style-name="P165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282"><text:tab/></text:span></text:span><text:span text:style-name="Source_20_Text"><text:span text:style-name="T337">index_type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index_count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278">ind</text:span></text:span><text:span text:style-name="Source_20_Text"><text:span text:style-name="T337">ices</text:span></text:span><text:span text:style-name="Source_20_Text"><text:span text:style-name="T278">_magic_offse</text:span></text:span><text:span text:style-name="Source_20_Text"><text:span text:style-name="T337">t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278">ind</text:span></text:span><text:span text:style-name="Source_20_Text"><text:span text:style-name="T337">ices</text:span></text:span><text:span text:style-name="Source_20_Text"><text:span text:style-name="T278">_offse</text:span></text:span><text:span text:style-name="Source_20_Text"><text:span text:style-name="T337">t</text:span></text:span><text:span text:style-name="Source_20_Text"><text:span text:style-name="T282">;</text:span></text:span></text:p>
      <text:p text:style-name="P190"/>
      <text:p text:style-name="P165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282"><text:tab/></text:span></text:span><text:span text:style-name="Source_20_Text"><text:span text:style-name="T337">vertex_type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vertex_count</text:span></text:span><text:span text:style-name="Source_20_Text"><text:span text:style-name="T282">;</text:span></text:span></text:p>
      <text:p text:style-name="P165"><text:span text:style-name="Source_20_Text"><text:span text:style-name="T288"><text:s text:c="4"/></text:span></text:span><text:span text:style-name="Source_20_Text"><text:span text:style-name="T60">Pad</text:span></text:span><text:span text:style-name="Source_20_Text"><text:span text:style-name="T352">[</text:span></text:span><text:span text:style-name="Source_20_Text"><text:span text:style-name="T411">4</text:span></text:span><text:span text:style-name="Source_20_Text"><text:span text:style-name="T352">]<text:tab/></text:span></text:span><text:span text:style-name="Source_20_Text"><text:span text:style-name="T353"><text:tab/></text:span></text:span><text:span text:style-name="Source_20_Text"><text:span text:style-name="T366"><text:tab/></text:span></text:span><text:span text:style-name="Source_20_Text"><text:span text:style-name="T352">pad0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vertices</text:span></text:span><text:span text:style-name="Source_20_Text"><text:span text:style-name="T278">_magic_offse</text:span></text:span><text:span text:style-name="Source_20_Text"><text:span text:style-name="T337">t</text:span></text:span><text:span text:style-name="Source_20_Text"><text:span text:style-name="T282">;</text:span></text:span></text:p>
      <text:p text:style-name="P165"><text:span text:style-name="Source_20_Text"><text:span text:style-name="T282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vertices</text:span></text:span><text:span text:style-name="Source_20_Text"><text:span text:style-name="T275">_offse</text:span></text:span><text:span text:style-name="Source_20_Text"><text:span text:style-name="T282">t</text:span></text:span><text:span text:style-name="Source_20_Text"><text:span text:style-name="T275">;<text:line-break/></text:span></text:span><text:span text:style-name="Source_20_Text"><text:span text:style-name="T277"> <text:s text:c="3"/>} </text:span></text:span><text:span text:style-name="Source_20_Text"><text:span text:style-name="T47">PcModelMetaInfo</text:span></text:span><text:span text:style-name="Source_20_Text"><text:span text:style-name="T277">;</text:span></text:span><text:span text:style-name="Source_20_Text"><text:span text:style-name="T278"> <text:s/></text:span></text:span><text:span text:style-name="Source_20_Text"><text:span text:style-name="T80">// size == </text:span></text:span><text:span text:style-name="Source_20_Text"><text:span text:style-name="T188">36</text:span></text:span><text:span text:style-name="Source_20_Text"><text:span text:style-name="T80"> bytes</text:span></text:span></text:p>
      <text:p text:style-name="P167"><text:span text:style-name="Source_20_Text"><text:span text:style-name="T277"/></text:span></text:p>
      <text:p text:style-name="P178"><text:span text:style-name="Source_20_Text"><text:span text:style-name="T383"/></text:span></text:p>
      <text:p text:style-name="P165"><text:span text:style-name="Source_20_Text"><text:span text:style-name="T385">typedef</text:span></text:span><text:span text:style-name="Source_20_Text"><text:span text:style-name="T386"> </text:span></text:span><text:span text:style-name="Source_20_Text"><text:span text:style-name="T384">s</text:span></text:span><text:span text:style-name="Source_20_Text"><text:span text:style-name="T386">truct</text:span></text:span><text:span text:style-name="Source_20_Text"><text:span text:style-name="T384"> </text:span></text:span><text:span text:style-name="Source_20_Text"><text:span text:style-name="T47">XboxModelMetaInfo</text:span></text:span><text:span text:style-name="Source_20_Text"><text:span text:style-name="T294"> {</text:span></text:span></text:p>
      <text:p text:style-name="P165"><text:span text:style-name="Source_20_Text"><text:span text:style-name="T10"><text:s text:c="4"/></text:span></text:span><text:span text:style-name="Source_20_Text"><text:span text:style-name="T46">ModelIndexType</text:span></text:span><text:span text:style-name="Source_20_Text"><text:span text:style-name="T282"><text:tab/></text:span></text:span><text:span text:style-name="Source_20_Text"><text:span text:style-name="T337">index_type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index_count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278">ind</text:span></text:span><text:span text:style-name="Source_20_Text"><text:span text:style-name="T337">ices</text:span></text:span><text:span text:style-name="Source_20_Text"><text:span text:style-name="T278">_offse</text:span></text:span><text:span text:style-name="Source_20_Text"><text:span text:style-name="T337">t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278">ind</text:span></text:span><text:span text:style-name="Source_20_Text"><text:span text:style-name="T337">ices</text:span></text:span><text:span text:style-name="Source_20_Text"><text:span text:style-name="T278">_</text:span></text:span><text:span text:style-name="Source_20_Text"><text:span text:style-name="T337">reflexive</text:span></text:span><text:span text:style-name="Source_20_Text"><text:span text:style-name="T278">_offse</text:span></text:span><text:span text:style-name="Source_20_Text"><text:span text:style-name="T337">t</text:span></text:span><text:span text:style-name="Source_20_Text"><text:span text:style-name="T282">;</text:span></text:span></text:p>
      <text:p text:style-name="P190"/>
      <text:p text:style-name="P165"><text:span text:style-name="Source_20_Text"><text:span text:style-name="T10"><text:s text:c="4"/></text:span></text:span><text:span text:style-name="Source_20_Text"><text:span text:style-name="T46">ModelVertexType</text:span></text:span><text:span text:style-name="Source_20_Text"><text:span text:style-name="T282"><text:tab/></text:span></text:span><text:span text:style-name="Source_20_Text"><text:span text:style-name="T337">vertex_type</text:span></text:span><text:span text:style-name="Source_20_Text"><text:span text:style-name="T282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vertex_count</text:span></text:span><text:span text:style-name="Source_20_Text"><text:span text:style-name="T282">;</text:span></text:span></text:p>
      <text:p text:style-name="P165"><text:span text:style-name="Source_20_Text"><text:span text:style-name="T288"><text:s text:c="4"/></text:span></text:span><text:span text:style-name="Source_20_Text"><text:span text:style-name="T60">Pad</text:span></text:span><text:span text:style-name="Source_20_Text"><text:span text:style-name="T352">[</text:span></text:span><text:span text:style-name="Source_20_Text"><text:span text:style-name="T411">4</text:span></text:span><text:span text:style-name="Source_20_Text"><text:span text:style-name="T352">]<text:tab/></text:span></text:span><text:span text:style-name="Source_20_Text"><text:span text:style-name="T353"><text:tab/></text:span></text:span><text:span text:style-name="Source_20_Text"><text:span text:style-name="T366"><text:tab/></text:span></text:span><text:span text:style-name="Source_20_Text"><text:span text:style-name="T352">pad0;</text:span></text:span></text:p>
      <text:p text:style-name="P165"><text:span text:style-name="Source_20_Text"><text:span text:style-name="T282"><text:s text:c="4"/></text:span></text:span><text:span text:style-name="Source_20_Text"><text:span text:style-name="T1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vertices</text:span></text:span><text:span text:style-name="Source_20_Text"><text:span text:style-name="T275">_offse</text:span></text:span><text:span text:style-name="Source_20_Text"><text:span text:style-name="T282">t</text:span></text:span><text:span text:style-name="Source_20_Text"><text:span text:style-name="T275">;</text:span></text:span></text:p>
      <text:p text:style-name="P165"><text:span text:style-name="Source_20_Text"><text:span text:style-name="T10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47"><text:tab/><text:tab/></text:span></text:span><text:span text:style-name="Source_20_Text"><text:span text:style-name="T282"><text:tab/></text:span></text:span><text:span text:style-name="Source_20_Text"><text:span text:style-name="T337">vertices</text:span></text:span><text:span text:style-name="Source_20_Text"><text:span text:style-name="T278">_</text:span></text:span><text:span text:style-name="Source_20_Text"><text:span text:style-name="T337">reflexive</text:span></text:span><text:span text:style-name="Source_20_Text"><text:span text:style-name="T278">_offse</text:span></text:span><text:span text:style-name="Source_20_Text"><text:span text:style-name="T337">t</text:span></text:span><text:span text:style-name="Source_20_Text"><text:span text:style-name="T282">;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47">XboxModelMetaInfo</text:span></text:span><text:span text:style-name="Source_20_Text"><text:span text:style-name="T277">;</text:span></text:span><text:span text:style-name="Source_20_Text"><text:span text:style-name="T278"> <text:s/></text:span></text:span><text:span text:style-name="Source_20_Text"><text:span text:style-name="T80">// size == </text:span></text:span><text:span text:style-name="Source_20_Text"><text:span text:style-name="T188">36</text:span></text:span><text:span text:style-name="Source_20_Text"><text:span text:style-name="T80"> bytes</text:span></text:span></text:p>
      <text:p text:style-name="P163"><text:span text:style-name="Source_20_Text"><text:span text:style-name="T372">Animations</text:span></text:span></text:p>
      <text:p text:style-name="P78"><text:span text:style-name="Source_20_Text"><text:span text:style-name="T171">/* Okay so, the compressed </text:span></text:span><text:span text:style-name="Source_20_Text"><text:span text:style-name="T185">quaternions</text:span></text:span><text:span text:style-name="Source_20_Text"><text:span text:style-name="T171"> are really weird.</text:span></text:span><text:span text:style-name="Source_20_Text"><text:span text:style-name="T181"> Like, a mix of big</text:span></text:span></text:p>
      <text:p text:style-name="P78"><text:span text:style-name="Source_20_Text"><text:span text:style-name="T181">** and little endian</text:span></text:span><text:span text:style-name="Source_20_Text"><text:span text:style-name="T183"> kinda weird</text:span></text:span><text:span text:style-name="Source_20_Text"><text:span text:style-name="T181">.</text:span></text:span><text:span text:style-name="Source_20_Text"><text:span text:style-name="T171"> </text:span></text:span><text:span text:style-name="Source_20_Text"><text:span text:style-name="T175">Halo</text:span></text:span><text:span text:style-name="Source_20_Text"><text:span text:style-name="T172"> store</text:span></text:span><text:span text:style-name="Source_20_Text"><text:span text:style-name="T175">s</text:span></text:span><text:span text:style-name="Source_20_Text"><text:span text:style-name="T172"> the</text:span></text:span><text:span text:style-name="Source_20_Text"><text:span text:style-name="T173">m</text:span></text:span><text:span text:style-name="Source_20_Text"><text:span text:style-name="T172"> as</text:span></text:span><text:span text:style-name="Source_20_Text"><text:span text:style-name="T181"> </text:span></text:span><text:span text:style-name="Source_20_Text"><text:span text:style-name="T172">4 ones-signed, 12bit</text:span></text:span><text:span text:style-name="Source_20_Text"><text:span text:style-name="T183"> ints,</text:span></text:span></text:p>
      <text:p text:style-name="P78"><text:span text:style-name="Source_20_Text"><text:span text:style-name="T181">** </text:span></text:span><text:span text:style-name="Source_20_Text"><text:span text:style-name="T172">but</text:span></text:span><text:span text:style-name="Source_20_Text"><text:span text:style-name="T181"> </text:span></text:span><text:span text:style-name="Source_20_Text"><text:span text:style-name="T172">because</text:span></text:span><text:span text:style-name="Source_20_Text"><text:span text:style-name="T181"> </text:span></text:span><text:span text:style-name="Source_20_Text"><text:span text:style-name="T172">this will end up being 6 bytes</text:span></text:span><text:span text:style-name="Source_20_Text"><text:span text:style-name="T181"> </text:span></text:span><text:span text:style-name="Source_20_Text"><text:span text:style-name="T172">they store them in 3 UInt16's</text:span></text:span></text:p>
      <text:p text:style-name="P85"><text:span text:style-name="Source_20_Text"><text:span text:style-name="T181">**</text:span></text:span><text:span text:style-name="Source_20_Text"><text:span text:style-name="T172"> instead</text:span></text:span><text:span text:style-name="Source_20_Text"><text:span text:style-name="T181"> </text:span></text:span><text:span text:style-name="Source_20_Text"><text:span text:style-name="T172">of </text:span></text:span><text:span text:style-name="Source_20_Text"><text:span text:style-name="T174">one</text:span></text:span><text:span text:style-name="Source_20_Text"><text:span text:style-name="T181"> </text:span></text:span><text:span text:style-name="Source_20_Text"><text:span text:style-name="T172">UInt32</text:span></text:span><text:span text:style-name="Source_20_Text"><text:span text:style-name="T174">(</text:span></text:span><text:span text:style-name="Source_20_Text"><text:span text:style-name="T186">since UInt48 isnt supported in C</text:span></text:span><text:span text:style-name="Source_20_Text"><text:span text:style-name="T174">)</text:span></text:span><text:span text:style-name="Source_20_Text"><text:span text:style-name="T172">. This makes the</text:span></text:span></text:p>
      <text:p text:style-name="P78"><text:span text:style-name="Source_20_Text"><text:span text:style-name="T181">**</text:span></text:span><text:span text:style-name="Source_20_Text"><text:span text:style-name="T172"> task of</text:span></text:span><text:span text:style-name="Source_20_Text"><text:span text:style-name="T181"> </text:span></text:span><text:span text:style-name="Source_20_Text"><text:span text:style-name="T176">extracting i, j, k, and w</text:span></text:span><text:span text:style-name="Source_20_Text"><text:span text:style-name="T181"> </text:span></text:span><text:span text:style-name="Source_20_Text"><text:span text:style-name="T176">a bit more convoluted than it ought to be.</text:span></text:span></text:p>
      <text:p text:style-name="P79"><text:span text:style-name="Source_20_Text"><text:span text:style-name="T182">**</text:span></text:span></text:p>
      <text:p text:style-name="P77"><text:span text:style-name="Source_20_Text"><text:span text:style-name="T177">** </text:span></text:span><text:span text:style-name="Source_20_Text"><text:span text:style-name="T178">Below, </text:span></text:span><text:span text:style-name="Source_20_Text"><text:span text:style-name="T177">"a" is the first of the 6 bytes, while "f" is the last.</text:span></text:span></text:p>
      <text:p text:style-name="P77"><text:span text:style-name="Source_20_Text"><text:span text:style-name="T177">** Bits AND bytes are ordered left to right as most significant to least</text:span></text:span></text:p>
      <text:p text:style-name="P75"><text:span text:style-name="Source_20_Text"><text:span text:style-name="T177">** These are where each of the bits for i, j, k, and w lie in each byte.</text:span></text:span></text:p>
      <text:p text:style-name="P75"><text:span text:style-name="Source_20_Text"><text:span text:style-name="T177">** The ordering is really REALLY weird, but test for yourself and you'll see.</text:span></text:span></text:p>
      <text:p text:style-name="P76"><text:span text:style-name="Source_20_Text"><text:span text:style-name="T179">** <text:s text:c="3"/>q0<text:tab/><text:tab/><text:tab/><text:tab/>q1<text:tab/><text:tab/><text:tab/><text:tab/>q2</text:span></text:span></text:p>
      <text:p text:style-name="P75"><text:span text:style-name="Source_20_Text"><text:span text:style-name="T177">** <text:s text:c="3"/></text:span></text:span><text:span text:style-name="Source_20_Text"><text:span text:style-name="T179">b</text:span></text:span><text:span text:style-name="Source_20_Text"><text:span text:style-name="T177">bbbbbbb aaaaaaaa<text:tab/><text:tab/>dddddddd cccccccc<text:tab/><text:tab/>ffffffff eeeeeeee</text:span></text:span></text:p>
      <text:p text:style-name="P171"><text:span text:style-name="Source_20_Text"><text:span text:style-name="T177">** <text:s text:c="3"/></text:span></text:span><text:span text:style-name="Source_20_Text"><text:span text:style-name="T180">iiiiiiii</text:span></text:span><text:span text:style-name="Source_20_Text"><text:span text:style-name="T177"> </text:span></text:span><text:span text:style-name="Source_20_Text"><text:span text:style-name="T180">iiiijjjj</text:span></text:span><text:span text:style-name="Source_20_Text"><text:span text:style-name="T177"><text:tab/><text:tab/>jjjjjjjj kkkkkkkk<text:tab/><text:tab/></text:span></text:span><text:span text:style-name="Source_20_Text"><text:span text:style-name="T180">kkkkwwww</text:span></text:span><text:span text:style-name="Source_20_Text"><text:span text:style-name="T177"> </text:span></text:span><text:span text:style-name="Source_20_Text"><text:span text:style-name="T180">wwwwwwww</text:span></text:span></text:p>
      <text:p text:style-name="P176"><text:span text:style-name="Source_20_Text"><text:span text:style-name="T197">**</text:span></text:span></text:p>
      <text:p text:style-name="P172"><text:span text:style-name="Source_20_Text"><text:span text:style-name="T190">**</text:span></text:span><text:span text:style-name="Source_20_Text"><text:span text:style-name="T193"> Here is some C++ code to extract i, j, k, and w from these 3 UInt16'</text:span></text:span><text:span text:style-name="Source_20_Text"><text:span text:style-name="T194">s:</text:span></text:span></text:p>
      <text:p text:style-name="P172"><text:span text:style-name="Source_20_Text"><text:span text:style-name="T190">** <text:s text:c="3"/>UInt32 quat = q2 + (q1&lt;&lt;16) + (q0&lt;&lt;32)</text:span></text:span><text:span text:style-name="Source_20_Text"><text:span text:style-name="T191">;</text:span></text:span></text:p>
      <text:p text:style-name="P172"><text:span text:style-name="Source_20_Text"><text:span text:style-name="T190">** <text:s text:c="3"/>Float <text:s/>i = (quat&gt;&gt;36) &amp; 0x7FF;<text:tab/>Float <text:s/>j = (quat&gt;&gt;24) &amp; 0x7FF;</text:span></text:span></text:p>
      <text:p text:style-name="P172"><text:span text:style-name="Source_20_Text"><text:span text:style-name="T190">** <text:s text:c="3"/>Float <text:s/>k = (quat&gt;&gt;12) &amp; 0x7FF;<text:tab/>Float <text:s/>w = <text:s/>quat <text:s text:c="5"/>&amp; 0x7FF;</text:span></text:span></text:p>
      <text:p text:style-name="P173"><text:span text:style-name="Source_20_Text"><text:span text:style-name="T191">** <text:s text:c="3"/>if ((</text:span></text:span><text:span text:style-name="Source_20_Text"><text:span text:style-name="T190">quat</text:span></text:span><text:span text:style-name="Source_20_Text"><text:span text:style-name="T191">&gt;&gt;36) &amp; 0x800) i -= 2047;<text:tab/>if ((</text:span></text:span><text:span text:style-name="Source_20_Text"><text:span text:style-name="T190">quat</text:span></text:span><text:span text:style-name="Source_20_Text"><text:span text:style-name="T191">&gt;&gt;24) &amp; 0x800) j -= 2047;</text:span></text:span></text:p>
      <text:p text:style-name="P173"><text:span text:style-name="Source_20_Text"><text:span text:style-name="T191">** <text:s text:c="3"/>if ((</text:span></text:span><text:span text:style-name="Source_20_Text"><text:span text:style-name="T190">quat</text:span></text:span><text:span text:style-name="Source_20_Text"><text:span text:style-name="T191">&gt;&gt;12) &amp; 0x800) k -= 2047;<text:tab/>if ( </text:span></text:span><text:span text:style-name="Source_20_Text"><text:span text:style-name="T190">quat</text:span></text:span><text:span text:style-name="Source_20_Text"><text:span text:style-name="T191"> <text:s text:c="5"/>&amp; 0x800) w -= 2047;</text:span></text:span></text:p>
      <text:p text:style-name="P173"><text:span text:style-name="Source_20_Text"><text:span text:style-name="T191">** <text:s text:c="3"/>Float <text:s/>length = i*i + j*j + k*k + w*w;</text:span></text:span></text:p>
      <text:p text:style-name="P173"><text:span text:style-name="Source_20_Text"><text:span text:style-name="T191">** <text:s text:c="3"/>if (length &lt;= 0) {</text:span></text:span></text:p>
      <text:p text:style-name="P173"><text:span text:style-name="Source_20_Text"><text:span text:style-name="T191">** <text:s text:c="7"/>i = j = k = 0.0;</text:span></text:span></text:p>
      <text:p text:style-name="P173"><text:span text:style-name="Source_20_Text"><text:span text:style-name="T191">** <text:s text:c="7"/>w = 1.0;</text:span></text:span></text:p>
      <text:p text:style-name="P173"><text:span text:style-name="Source_20_Text"><text:span text:style-name="T191">** <text:s text:c="3"/>}</text:span></text:span><text:span text:style-name="Source_20_Text"><text:span text:style-name="T192"> else {</text:span></text:span></text:p>
      <text:p text:style-name="P173"><text:span text:style-name="Source_20_Text"><text:span text:style-name="T191">*</text:span></text:span><text:span text:style-name="Source_20_Text"><text:span text:style-name="T192">*</text:span></text:span><text:span text:style-name="Source_20_Text"><text:span text:style-name="T191"> <text:s text:c="3"/></text:span></text:span><text:span text:style-name="Source_20_Text"><text:span text:style-name="T192"><text:s text:c="4"/></text:span></text:span><text:span text:style-name="Source_20_Text"><text:span text:style-name="T191">length = sqrt(length);</text:span></text:span></text:p>
      <text:p text:style-name="P174"><text:span text:style-name="Source_20_Text"><text:span text:style-name="T192">** <text:s text:c="7"/>i = i/length;<text:tab/><text:tab/>j = j/length;<text:tab/>k = k/length;<text:tab/>w = w/length;</text:span></text:span></text:p>
      <text:p text:style-name="P174"><text:span text:style-name="Source_20_Text"><text:span text:style-name="T192">** <text:s text:c="3"/>}</text:span></text:span><text:span text:style-name="Source_20_Text"><text:span text:style-name="T171">*/</text:span></text:span></text:p>
      <text:p text:style-name="P73"><text:span text:style-name="Source_20_Text"><text:span text:style-name="T385">typedef </text:span></text:span><text:span text:style-name="Source_20_Text"><text:span text:style-name="T387">struct</text:span></text:span><text:span text:style-name="Source_20_Text"><text:span text:style-name="T278"> </text:span></text:span><text:span text:style-name="Source_20_Text"><text:span text:style-name="T45">CompNodeRotation</text:span></text:span><text:span text:style-name="Source_20_Text"><text:span text:style-name="T278"> </text:span></text:span><text:span text:style-name="Source_20_Text"><text:span text:style-name="T327">{</text:span></text:span></text:p>
      <text:p text:style-name="P74"><text:span text:style-name="Source_20_Text"><text:span text:style-name="T72"><text:s text:c="4"/></text:span></text:span><text:span text:style-name="Source_20_Text"><text:span text:style-name="T44">UInt16<text:tab/></text:span></text:span><text:span text:style-name="Source_20_Text"><text:span text:style-name="T332">q0;</text:span></text:span></text:p>
      <text:p text:style-name="P74"><text:span text:style-name="Source_20_Text"><text:span text:style-name="T72"><text:s text:c="4"/></text:span></text:span><text:span text:style-name="Source_20_Text"><text:span text:style-name="T44">UInt16<text:tab/></text:span></text:span><text:span text:style-name="Source_20_Text"><text:span text:style-name="T332">q1</text:span></text:span><text:span text:style-name="Source_20_Text"><text:span text:style-name="T333">;</text:span></text:span></text:p>
      <text:p text:style-name="P74"><text:span text:style-name="Source_20_Text"><text:span text:style-name="T72"><text:s text:c="4"/></text:span></text:span><text:span text:style-name="Source_20_Text"><text:span text:style-name="T44">UInt16<text:tab/></text:span></text:span><text:span text:style-name="Source_20_Text"><text:span text:style-name="T332">q</text:span></text:span><text:span text:style-name="Source_20_Text"><text:span text:style-name="T333">2</text:span></text:span><text:span text:style-name="Source_20_Text"><text:span text:style-name="T332">;</text:span></text:span></text:p>
      <text:p text:style-name="P81"><text:span text:style-name="Source_20_Text"><text:span text:style-name="T328"><text:s text:c="4"/>} </text:span></text:span><text:span text:style-name="Source_20_Text"><text:span text:style-name="T45">CompNodeRotation</text:span></text:span><text:span text:style-name="Source_20_Text"><text:span text:style-name="T328">;</text:span></text:span><text:span text:style-name="Source_20_Text"><text:span text:style-name="T315"> <text:s/></text:span></text:span><text:span text:style-name="Source_20_Text"><text:span text:style-name="T80">// size == </text:span></text:span><text:span text:style-name="Source_20_Text"><text:span text:style-name="T170">6</text:span></text:span><text:span text:style-name="Source_20_Text"><text:span text:style-name="T80"> bytes</text:span></text:span></text:p>
      <text:p text:style-name="P80"><text:span text:style-name="Source_20_Text"><text:span text:style-name="T400"/></text:span></text:p>
      <text:p text:style-name="P80"><text:span text:style-name="Source_20_Text"><text:span text:style-name="T400"/></text:span></text:p>
      <text:p text:style-name="P80"><text:span text:style-name="Source_20_Text"><text:span text:style-name="T385">typedef </text:span></text:span><text:span text:style-name="Source_20_Text"><text:span text:style-name="T387">struct</text:span></text:span><text:span text:style-name="Source_20_Text"><text:span text:style-name="T278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278"> </text:span></text:span><text:span text:style-name="Source_20_Text"><text:span text:style-name="T327">{</text:span></text:span></text:p>
      <text:p text:style-name="P8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/text:span></text:span><text:span text:style-name="Source_20_Text"><text:span text:style-name="T331">key</text:span></text:span><text:span text:style-name="Source_20_Text"><text:span text:style-name="T328">frame_count<text:tab/>: 12</text:span></text:span><text:span text:style-name="Source_20_Text"><text:span text:style-name="T278">;</text:span></text:span></text:p>
      <text:p text:style-name="P8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/text:span></text:span><text:span text:style-name="Source_20_Text"><text:span text:style-name="T331">key</text:span></text:span><text:span text:style-name="Source_20_Text"><text:span text:style-name="T328">frame</text:span></text:span><text:span text:style-name="Source_20_Text"><text:span text:style-name="T326">_</text:span></text:span><text:span text:style-name="Source_20_Text"><text:span text:style-name="T325">offset</text:span></text:span><text:span text:style-name="Source_20_Text"><text:span text:style-name="T328"><text:tab/>: 20</text:span></text:span><text:span text:style-name="Source_20_Text"><text:span text:style-name="T278">;</text:span></text:span></text:p>
      <text:p text:style-name="P80"><text:span text:style-name="Source_20_Text"><text:span text:style-name="T328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28">;</text:span></text:span><text:span text:style-name="Source_20_Text"><text:span text:style-name="T315"> <text:s/></text:span></text:span><text:span text:style-name="Source_20_Text"><text:span text:style-name="T80">// size == </text:span></text:span><text:span text:style-name="Source_20_Text"><text:span text:style-name="T167">4</text:span></text:span><text:span text:style-name="Source_20_Text"><text:span text:style-name="T80"> bytes</text:span></text:span></text:p>
      <text:p text:style-name="P80"><text:span text:style-name="Source_20_Text"><text:span text:style-name="T385"/></text:span></text:p>
      <text:p text:style-name="P80"><text:span text:style-name="Source_20_Text"><text:span text:style-name="T399"/></text:span></text:p>
      <text:p text:style-name="P70"><text:span text:style-name="Source_20_Text"><text:span text:style-name="T385">typedef </text:span></text:span><text:span text:style-name="Source_20_Text"><text:span text:style-name="T387">struct</text:span></text:span><text:span text:style-name="Source_20_Text"><text:span text:style-name="T278"> </text:span></text:span><text:span text:style-name="Source_20_Text"><text:span text:style-name="T41">CompressedFramedataHeader</text:span></text:span><text:span text:style-name="Source_20_Text"><text:span text:style-name="T278"> </text:span></text:span><text:span text:style-name="Source_20_Text"><text:span text:style-name="T327">{</text:span></text:span></text:p>
      <text:p text:style-name="P175"><text:span text:style-name="Source_20_Text"><text:span text:style-name="T166"><text:s text:c="4"/>// </text:span></text:span><text:span text:style-name="Source_20_Text"><text:span text:style-name="T164">rotation_</text:span></text:span><text:span text:style-name="Source_20_Text"><text:span text:style-name="T169">key</text:span></text:span><text:span text:style-name="Source_20_Text"><text:span text:style-name="T165">frame</text:span></text:span><text:span text:style-name="Source_20_Text"><text:span text:style-name="T184">s</text:span></text:span><text:span text:style-name="Source_20_Text"><text:span text:style-name="T165">_head</text:span></text:span><text:span text:style-name="Source_20_Text"><text:span text:style-name="T168">er</text:span></text:span><text:span text:style-name="Source_20_Text"><text:span text:style-name="T165">s</text:span></text:span><text:span text:style-name="Source_20_Text"><text:span text:style-name="T164">_offset</text:span></text:span><text:span text:style-name="Source_20_Text"><text:span text:style-name="T166"> isnt actually stored, as it is</text:span></text:span></text:p>
      <text:p text:style-name="P175"><text:span text:style-name="Source_20_Text"><text:span text:style-name="T195"><text:s text:c="4"/>// </text:span></text:span><text:span text:style-name="Source_20_Text"><text:span text:style-name="T166">assumed to be</text:span></text:span><text:span text:style-name="Source_20_Text"><text:span text:style-name="T195"> </text:span></text:span><text:span text:style-name="Source_20_Text"><text:span text:style-name="T166">equal to the length of this header, which is 44</text:span></text:span><text:span text:style-name="Source_20_Text"><text:span text:style-name="T196"> bytes</text:span></text:span><text:span text:style-name="Source_20_Text"><text:span text:style-name="T166">.</text:span></text:span></text:p>
      <text:p text:style-name="P71"><text:span text:style-name="Source_20_Text"><text:span text:style-name="T166"><text:s text:c="4"/>// </text:span></text:span><text:span text:style-name="Source_20_Text"><text:span text:style-name="T72">UInt</text:span></text:span><text:span text:style-name="Source_20_Text"><text:span text:style-name="T165">32</text:span></text:span><text:span text:style-name="Source_20_Text"><text:span text:style-name="T161"><text:tab/></text:span></text:span><text:span text:style-name="Source_20_Text"><text:span text:style-name="T164">rotation_</text:span></text:span><text:span text:style-name="Source_20_Text"><text:span text:style-name="T169">key</text:span></text:span><text:span text:style-name="Source_20_Text"><text:span text:style-name="T165">frame</text:span></text:span><text:span text:style-name="Source_20_Text"><text:span text:style-name="T184">s</text:span></text:span><text:span text:style-name="Source_20_Text"><text:span text:style-name="T165">_head</text:span></text:span><text:span text:style-name="Source_20_Text"><text:span text:style-name="T168">er</text:span></text:span><text:span text:style-name="Source_20_Text"><text:span text:style-name="T165">s</text:span></text:span><text:span text:style-name="Source_20_Text"><text:span text:style-name="T164">_offset</text:span></text:span><text:span text:style-name="Source_20_Text"><text:span text:style-name="T72">;</text:span></text:span></text:p>
      <text:p text:style-name="P69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5">rotation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6">_</text:span></text:span><text:span text:style-name="Source_20_Text"><text:span text:style-name="T325">nums_offset</text:span></text:span><text:span text:style-name="Source_20_Text"><text:span text:style-name="T278">;</text:span></text:span></text:p>
      <text:p text:style-name="P84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5">rotation_</text:span></text:span><text:span text:style-name="Source_20_Text"><text:span text:style-name="T326">begin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25">_offset</text:span></text:span><text:span text:style-name="Source_20_Text"><text:span text:style-name="T278">;</text:span></text:span></text:p>
      <text:p text:style-name="P83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5">rotation</text:span></text:span><text:span text:style-name="Source_20_Text"><text:span text:style-name="T326">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5">_</text:span></text:span><text:span text:style-name="Source_20_Text"><text:span text:style-name="T326">data_</text:span></text:span><text:span text:style-name="Source_20_Text"><text:span text:style-name="T325">offset</text:span></text:span><text:span text:style-name="Source_20_Text"><text:span text:style-name="T278">;</text:span></text:span></text:p>
      <text:p text:style-name="P7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6">translation</text:span></text:span><text:span text:style-name="Source_20_Text"><text:span text:style-name="T325">_</text:span></text:span><text:span text:style-name="Source_20_Text"><text:span text:style-name="T330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6">_head</text:span></text:span><text:span text:style-name="Source_20_Text"><text:span text:style-name="T329">er</text:span></text:span><text:span text:style-name="Source_20_Text"><text:span text:style-name="T326">s</text:span></text:span><text:span text:style-name="Source_20_Text"><text:span text:style-name="T325">_offset</text:span></text:span><text:span text:style-name="Source_20_Text"><text:span text:style-name="T278">;</text:span></text:span></text:p>
      <text:p text:style-name="P8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6">translation</text:span></text:span><text:span text:style-name="Source_20_Text"><text:span text:style-name="T325">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6">_</text:span></text:span><text:span text:style-name="Source_20_Text"><text:span text:style-name="T325">nums_offset</text:span></text:span><text:span text:style-name="Source_20_Text"><text:span text:style-name="T278">;</text:span></text:span></text:p>
      <text:p text:style-name="P84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6">translation</text:span></text:span><text:span text:style-name="Source_20_Text"><text:span text:style-name="T325">_</text:span></text:span><text:span text:style-name="Source_20_Text"><text:span text:style-name="T326">begin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25">_offset</text:span></text:span><text:span text:style-name="Source_20_Text"><text:span text:style-name="T278">;</text:span></text:span></text:p>
      <text:p text:style-name="P83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6">translation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5">_</text:span></text:span><text:span text:style-name="Source_20_Text"><text:span text:style-name="T326">data_</text:span></text:span><text:span text:style-name="Source_20_Text"><text:span text:style-name="T325">offset</text:span></text:span><text:span text:style-name="Source_20_Text"><text:span text:style-name="T278">;</text:span></text:span></text:p>
      <text:p text:style-name="P71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7">scale</text:span></text:span><text:span text:style-name="Source_20_Text"><text:span text:style-name="T325">_</text:span></text:span><text:span text:style-name="Source_20_Text"><text:span text:style-name="T330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6">_head</text:span></text:span><text:span text:style-name="Source_20_Text"><text:span text:style-name="T329">ers</text:span></text:span><text:span text:style-name="Source_20_Text"><text:span text:style-name="T325">_offset</text:span></text:span><text:span text:style-name="Source_20_Text"><text:span text:style-name="T278">;</text:span></text:span></text:p>
      <text:p text:style-name="P70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7">scale</text:span></text:span><text:span text:style-name="Source_20_Text"><text:span text:style-name="T325">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6">_</text:span></text:span><text:span text:style-name="Source_20_Text"><text:span text:style-name="T325">nums_offset</text:span></text:span><text:span text:style-name="Source_20_Text"><text:span text:style-name="T278">;</text:span></text:span></text:p>
      <text:p text:style-name="P84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7">scale</text:span></text:span><text:span text:style-name="Source_20_Text"><text:span text:style-name="T325">_</text:span></text:span><text:span text:style-name="Source_20_Text"><text:span text:style-name="T326">begin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25">_offset</text:span></text:span><text:span text:style-name="Source_20_Text"><text:span text:style-name="T278">;</text:span></text:span></text:p>
      <text:p text:style-name="P83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42">32</text:span></text:span><text:span text:style-name="Source_20_Text"><text:span text:style-name="T161"><text:tab/><text:tab/></text:span></text:span><text:span text:style-name="Source_20_Text"><text:span text:style-name="T327">scale</text:span></text:span><text:span text:style-name="Source_20_Text"><text:span text:style-name="T326">_</text:span></text:span><text:span text:style-name="Source_20_Text"><text:span text:style-name="T334">key</text:span></text:span><text:span text:style-name="Source_20_Text"><text:span text:style-name="T326">frame</text:span></text:span><text:span text:style-name="Source_20_Text"><text:span text:style-name="T335">s</text:span></text:span><text:span text:style-name="Source_20_Text"><text:span text:style-name="T325">_</text:span></text:span><text:span text:style-name="Source_20_Text"><text:span text:style-name="T326">data_</text:span></text:span><text:span text:style-name="Source_20_Text"><text:span text:style-name="T325">offset</text:span></text:span><text:span text:style-name="Source_20_Text"><text:span text:style-name="T278">;</text:span></text:span></text:p>
      <text:p text:style-name="P68"><text:span text:style-name="Source_20_Text"><text:span text:style-name="T315"><text:s text:c="4"/>} </text:span></text:span><text:span text:style-name="Source_20_Text"><text:span text:style-name="T41">CompressedFramedataHeader</text:span></text:span><text:span text:style-name="Source_20_Text"><text:span text:style-name="T315">; <text:s/></text:span></text:span><text:span text:style-name="Source_20_Text"><text:span text:style-name="T80">// size == </text:span></text:span><text:span text:style-name="Source_20_Text"><text:span text:style-name="T164">44</text:span></text:span><text:span text:style-name="Source_20_Text"><text:span text:style-name="T80"> bytes</text:span></text:span></text:p>
      <text:p text:style-name="P163"><text:span text:style-name="Source_20_Text"><text:span text:style-name="T372">Scripts</text:span></text:span></text:p>
      <text:p text:style-name="P123"><text:span text:style-name="Source_20_Text"><text:span text:style-name="T392"/></text:span></text:p>
      <text:p text:style-name="P97"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375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75"> {</text:span></text:span></text:p>
      <text:p text:style-name="P97"><text:span text:style-name="Source_20_Text"><text:span text:style-name="T40"><text:s text:c="4"/>script_object_type_unparsed</text:span></text:span><text:span text:style-name="Source_20_Text"><text:span text:style-name="T323"><text:tab/><text:tab/>= 0,</text:span></text:span></text:p>
      <text:p text:style-name="P97"><text:span text:style-name="Source_20_Text"><text:span text:style-name="T40"><text:s text:c="4"/>script_object_type_special_form</text:span></text:span><text:span text:style-name="Source_20_Text"><text:span text:style-name="T323"><text:tab/><text:tab/>= 1,</text:span></text:span></text:p>
      <text:p text:style-name="P97"><text:span text:style-name="Source_20_Text"><text:span text:style-name="T40"><text:s text:c="4"/>script_object_type_function_name</text:span></text:span><text:span text:style-name="Source_20_Text"><text:span text:style-name="T323"><text:tab/>= 2,</text:span></text:span></text:p>
      <text:p text:style-name="P97"><text:span text:style-name="Source_20_Text"><text:span text:style-name="T40"><text:s text:c="4"/>script_object_type_passthrough</text:span></text:span><text:span text:style-name="Source_20_Text"><text:span text:style-name="T323"><text:tab/><text:tab/>= 3,</text:span></text:span></text:p>
      <text:p text:style-name="P97"><text:span text:style-name="Source_20_Text"><text:span text:style-name="T40"><text:s text:c="4"/>script_object_type_void</text:span></text:span><text:span text:style-name="Source_20_Text"><text:span text:style-name="T323"><text:tab/><text:tab/><text:tab/>= 4,</text:span></text:span></text:p>
      <text:p text:style-name="P97"><text:span text:style-name="Source_20_Text"><text:span text:style-name="T40"><text:s text:c="4"/>script_object_type_boolean</text:span></text:span><text:span text:style-name="Source_20_Text"><text:span text:style-name="T323"><text:tab/><text:tab/>= 5,</text:span></text:span></text:p>
      <text:p text:style-name="P97"><text:span text:style-name="Source_20_Text"><text:span text:style-name="T40"><text:s text:c="4"/>script_object_type_real</text:span></text:span><text:span text:style-name="Source_20_Text"><text:span text:style-name="T323"><text:tab/><text:tab/><text:tab/>= 6,</text:span></text:span></text:p>
      <text:p text:style-name="P97"><text:span text:style-name="Source_20_Text"><text:span text:style-name="T40"><text:s text:c="4"/>script_object_type_short</text:span></text:span><text:span text:style-name="Source_20_Text"><text:span text:style-name="T323"><text:tab/><text:tab/><text:tab/>= 7,</text:span></text:span></text:p>
      <text:p text:style-name="P97"><text:span text:style-name="Source_20_Text"><text:span text:style-name="T40"><text:s text:c="4"/>script_object_type_long</text:span></text:span><text:span text:style-name="Source_20_Text"><text:span text:style-name="T323"><text:tab/><text:tab/></text:span></text:span><text:span text:style-name="Source_20_Text"><text:span text:style-name="T324"><text:tab/></text:span></text:span><text:span text:style-name="Source_20_Text"><text:span text:style-name="T323">= 8,</text:span></text:span></text:p>
      <text:p text:style-name="P97"><text:span text:style-name="Source_20_Text"><text:span text:style-name="T40"><text:s text:c="4"/>script_object_type_string</text:span></text:span><text:span text:style-name="Source_20_Text"><text:span text:style-name="T323"><text:tab/><text:tab/><text:tab/></text:span></text:span><text:span text:style-name="Source_20_Text"><text:span text:style-name="T324">=</text:span></text:span><text:span text:style-name="Source_20_Text"><text:span text:style-name="T323"> 9,</text:span></text:span></text:p>
      <text:p text:style-name="P97"><text:span text:style-name="Source_20_Text"><text:span text:style-name="T40"><text:s text:c="4"/>script_object_type_script</text:span></text:span><text:span text:style-name="Source_20_Text"><text:span text:style-name="T323"><text:tab/><text:tab/></text:span></text:span><text:span text:style-name="Source_20_Text"><text:span text:style-name="T324"><text:tab/></text:span></text:span><text:span text:style-name="Source_20_Text"><text:span text:style-name="T323">= 10,</text:span></text:span></text:p>
      <text:p text:style-name="P97"><text:span text:style-name="Source_20_Text"><text:span text:style-name="T323"/></text:span></text:p>
      <text:p text:style-name="P97"><text:span text:style-name="Source_20_Text"><text:span text:style-name="T40"><text:s text:c="4"/>script_object_type_trigger_volume</text:span></text:span><text:span text:style-name="Source_20_Text"><text:span text:style-name="T323"><text:tab/>= 11,</text:span></text:span></text:p>
      <text:p text:style-name="P97"><text:span text:style-name="Source_20_Text"><text:span text:style-name="T40"><text:s text:c="4"/>script_object_type_cutscene_flag</text:span></text:span><text:span text:style-name="Source_20_Text"><text:span text:style-name="T323"><text:tab/>= 12,</text:span></text:span></text:p>
      <text:p text:style-name="P97"><text:span text:style-name="Source_20_Text"><text:span text:style-name="T40"><text:s text:c="4"/>script_object_type_cutscene_camera_point</text:span></text:span><text:span text:style-name="Source_20_Text"><text:span text:style-name="T323"><text:tab/>= 13,</text:span></text:span></text:p>
      <text:p text:style-name="P97"><text:span text:style-name="Source_20_Text"><text:span text:style-name="T40"><text:s text:c="4"/>script_object_type_cutscene_title</text:span></text:span><text:span text:style-name="Source_20_Text"><text:span text:style-name="T323"><text:tab/>= 14,</text:span></text:span></text:p>
      <text:p text:style-name="P97"><text:span text:style-name="Source_20_Text"><text:span text:style-name="T40"><text:s text:c="4"/>script_object_type_cutscene_recording</text:span></text:span><text:span text:style-name="Source_20_Text"><text:span text:style-name="T323"><text:tab/>= 15,</text:span></text:span></text:p>
      <text:p text:style-name="P97"><text:span text:style-name="Source_20_Text"><text:span text:style-name="T40"><text:s text:c="4"/>script_object_type_device_group</text:span></text:span><text:span text:style-name="Source_20_Text"><text:span text:style-name="T323"><text:tab/><text:tab/>= 1</text:span></text:span><text:span text:style-name="Source_20_Text"><text:span text:style-name="T324">6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ai</text:span></text:span><text:span text:style-name="Source_20_Text"><text:span text:style-name="T323"><text:tab/></text:span></text:span><text:span text:style-name="Source_20_Text"><text:span text:style-name="T324"><text:tab/><text:tab/></text:span></text:span><text:span text:style-name="Source_20_Text"><text:span text:style-name="T323">= 1</text:span></text:span><text:span text:style-name="Source_20_Text"><text:span text:style-name="T324">7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ai_command_list</text:span></text:span><text:span text:style-name="Source_20_Text"><text:span text:style-name="T323"><text:tab/>= 1</text:span></text:span><text:span text:style-name="Source_20_Text"><text:span text:style-name="T324">8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starting_profile</text:span></text:span><text:span text:style-name="Source_20_Text"><text:span text:style-name="T323"><text:tab/>= 1</text:span></text:span><text:span text:style-name="Source_20_Text"><text:span text:style-name="T324">9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conversation</text:span></text:span><text:span text:style-name="Source_20_Text"><text:span text:style-name="T323"><text:tab/><text:tab/>= 2</text:span></text:span><text:span text:style-name="Source_20_Text"><text:span text:style-name="T324">0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navpoint</text:span></text:span><text:span text:style-name="Source_20_Text"><text:span text:style-name="T323"><text:tab/><text:tab/>= 2</text:span></text:span><text:span text:style-name="Source_20_Text"><text:span text:style-name="T324">1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hud_message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2</text:span></text:span><text:span text:style-name="Source_20_Text"><text:span text:style-name="T324">2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object_list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2</text:span></text:span><text:span text:style-name="Source_20_Text"><text:span text:style-name="T324">3</text:span></text:span><text:span text:style-name="Source_20_Text"><text:span text:style-name="T323">,</text:span></text:span></text:p>
      <text:p text:style-name="P98"><text:span text:style-name="Source_20_Text"><text:span text:style-name="T323"/></text:span></text:p>
      <text:p text:style-name="P98"><text:span text:style-name="Source_20_Text"><text:span text:style-name="T40"><text:s text:c="4"/>script_object_type_sound</text:span></text:span><text:span text:style-name="Source_20_Text"><text:span text:style-name="T323"><text:tab/></text:span></text:span><text:span text:style-name="Source_20_Text"><text:span text:style-name="T324"><text:tab/><text:tab/></text:span></text:span><text:span text:style-name="Source_20_Text"><text:span text:style-name="T323">= 2</text:span></text:span><text:span text:style-name="Source_20_Text"><text:span text:style-name="T324">4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effect</text:span></text:span><text:span text:style-name="Source_20_Text"><text:span text:style-name="T323"><text:tab/></text:span></text:span><text:span text:style-name="Source_20_Text"><text:span text:style-name="T324"><text:tab/><text:tab/></text:span></text:span><text:span text:style-name="Source_20_Text"><text:span text:style-name="T323">= 2</text:span></text:span><text:span text:style-name="Source_20_Text"><text:span text:style-name="T324">5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damage</text:span></text:span><text:span text:style-name="Source_20_Text"><text:span text:style-name="T323"><text:tab/><text:tab/></text:span></text:span><text:span text:style-name="Source_20_Text"><text:span text:style-name="T324"><text:tab/></text:span></text:span><text:span text:style-name="Source_20_Text"><text:span text:style-name="T323">= 2</text:span></text:span><text:span text:style-name="Source_20_Text"><text:span text:style-name="T324">6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looping_sound</text:span></text:span><text:span text:style-name="Source_20_Text"><text:span text:style-name="T323"><text:tab/>= 2</text:span></text:span><text:span text:style-name="Source_20_Text"><text:span text:style-name="T324">7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animation_graph</text:span></text:span><text:span text:style-name="Source_20_Text"><text:span text:style-name="T323"><text:tab/>= 2</text:span></text:span><text:span text:style-name="Source_20_Text"><text:span text:style-name="T324">8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actor_variant</text:span></text:span><text:span text:style-name="Source_20_Text"><text:span text:style-name="T323"><text:tab/>= 2</text:span></text:span><text:span text:style-name="Source_20_Text"><text:span text:style-name="T324">9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damage_effect</text:span></text:span><text:span text:style-name="Source_20_Text"><text:span text:style-name="T323"><text:tab/>= </text:span></text:span><text:span text:style-name="Source_20_Text"><text:span text:style-name="T324">30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object_definition</text:span></text:span><text:span text:style-name="Source_20_Text"><text:span text:style-name="T323"><text:tab/>= </text:span></text:span><text:span text:style-name="Source_20_Text"><text:span text:style-name="T324">31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game_difficulty</text:span></text:span><text:span text:style-name="Source_20_Text"><text:span text:style-name="T323"><text:tab/>= </text:span></text:span><text:span text:style-name="Source_20_Text"><text:span text:style-name="T324">32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team</text:span></text:span><text:span text:style-name="Source_20_Text"><text:span text:style-name="T323"><text:tab/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33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ai_default_state</text:span></text:span><text:span text:style-name="Source_20_Text"><text:span text:style-name="T323"><text:tab/>= </text:span></text:span><text:span text:style-name="Source_20_Text"><text:span text:style-name="T324">34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actor_type</text:span></text:span><text:span text:style-name="Source_20_Text"><text:span text:style-name="T323"><text:tab/><text:tab/>= </text:span></text:span><text:span text:style-name="Source_20_Text"><text:span text:style-name="T324">35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hud_corner</text:span></text:span><text:span text:style-name="Source_20_Text"><text:span text:style-name="T323"><text:tab/><text:tab/>= </text:span></text:span><text:span text:style-name="Source_20_Text"><text:span text:style-name="T324">36</text:span></text:span><text:span text:style-name="Source_20_Text"><text:span text:style-name="T323">,</text:span></text:span></text:p>
      <text:p text:style-name="P98"><text:span text:style-name="Source_20_Text"><text:span text:style-name="T323"/></text:span></text:p>
      <text:p text:style-name="P98"><text:span text:style-name="Source_20_Text"><text:span text:style-name="T40"><text:s text:c="4"/>script_object_type_object</text:span></text:span><text:span text:style-name="Source_20_Text"><text:span text:style-name="T323"><text:tab/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37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unit</text:span></text:span><text:span text:style-name="Source_20_Text"><text:span text:style-name="T323"><text:tab/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38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vehicle</text:span></text:span><text:span text:style-name="Source_20_Text"><text:span text:style-name="T323"><text:tab/><text:tab/>= </text:span></text:span><text:span text:style-name="Source_20_Text"><text:span text:style-name="T324">39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weapon</text:span></text:span><text:span text:style-name="Source_20_Text"><text:span text:style-name="T323"><text:tab/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0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device</text:span></text:span><text:span text:style-name="Source_20_Text"><text:span text:style-name="T323"><text:tab/></text:span></text:span><text:span text:style-name="Source_20_Text"><text:span text:style-name="T324"><text:tab/><text:tab/></text:span></text:span><text:span text:style-name="Source_20_Text"><text:span text:style-name="T323">= </text:span></text:span><text:span text:style-name="Source_20_Text"><text:span text:style-name="T324">41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scenery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2</text:span></text:span><text:span text:style-name="Source_20_Text"><text:span text:style-name="T323">,</text:span></text:span></text:p>
      <text:p text:style-name="P98"><text:span text:style-name="Source_20_Text"><text:span text:style-name="T323"/></text:span></text:p>
      <text:p text:style-name="P98"><text:span text:style-name="Source_20_Text"><text:span text:style-name="T40"><text:s text:c="4"/>script_object_type_object_name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3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unit_name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4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vehicle_name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5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weapon_name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6</text:span></text:span><text:span text:style-name="Source_20_Text"><text:span text:style-name="T323">,</text:span></text:span></text:p>
      <text:p text:style-name="P98"><text:span text:style-name="Source_20_Text"><text:span text:style-name="T40"><text:s text:c="4"/>script_object_type_device_name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7</text:span></text:span><text:span text:style-name="Source_20_Text"><text:span text:style-name="T323">,</text:span></text:span></text:p>
      <text:p text:style-name="P98"><text:span text:style-name="Source_20_Text"><text:span text:style-name="T1"><text:s text:c="4"/></text:span></text:span><text:span text:style-name="Source_20_Text"><text:span text:style-name="T40">script_object_type_scenery_name</text:span></text:span><text:span text:style-name="Source_20_Text"><text:span text:style-name="T323"><text:tab/></text:span></text:span><text:span text:style-name="Source_20_Text"><text:span text:style-name="T324"><text:tab/></text:span></text:span><text:span text:style-name="Source_20_Text"><text:span text:style-name="T323">= </text:span></text:span><text:span text:style-name="Source_20_Text"><text:span text:style-name="T324">48</text:span></text:span><text:span text:style-name="Source_20_Text"><text:span text:style-name="T323">,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2">Type</text:span></text:span><text:span text:style-name="Source_20_Text"><text:span text:style-name="T277">;</text:span></text:span></text:p>
      <text:p text:style-name="P106"><text:span text:style-name="Source_20_Text"><text:span text:style-name="T277"/></text:span></text:p>
      <text:p text:style-name="P97"><text:soft-page-break/><text:span text:style-name="Source_20_Text"><text:span text:style-name="T383">enum </text:span></text:span><text:span text:style-name="Source_20_Text"><text:span text:style-name="T384">class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375"> : </text:span></text:span><text:span text:style-name="Source_20_Text"><text:span text:style-name="T1">S</text:span></text:span><text:span text:style-name="Source_20_Text"><text:span text:style-name="T3">Enum</text:span></text:span><text:span text:style-name="Source_20_Text"><text:span text:style-name="T1">16</text:span></text:span><text:span text:style-name="Source_20_Text"><text:span text:style-name="T375"> {</text:span></text:span></text:p>
      <text:p text:style-name="P97"><text:span text:style-name="Source_20_Text"><text:span text:style-name="T27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rtup<text:tab/></text:span></text:span><text:span text:style-name="Source_20_Text"><text:span text:style-name="T322"><text:tab/></text:span></text:span><text:span text:style-name="Source_20_Text"><text:span text:style-name="T273">= </text:span></text:span><text:span text:style-name="Source_20_Text"><text:span text:style-name="T275">0</text:span></text:span><text:span text:style-name="Source_20_Text"><text:span text:style-name="T276">,</text:span></text:span></text:p>
      <text:p text:style-name="P97"><text:span text:style-name="Source_20_Text"><text:span text:style-name="T27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dormant<text:tab/></text:span></text:span><text:span text:style-name="Source_20_Text"><text:span text:style-name="T322"><text:tab/></text:span></text:span><text:span text:style-name="Source_20_Text"><text:span text:style-name="T273">= </text:span></text:span><text:span text:style-name="Source_20_Text"><text:span text:style-name="T322">1</text:span></text:span><text:span text:style-name="Source_20_Text"><text:span text:style-name="T276">,</text:span></text:span></text:p>
      <text:p text:style-name="P97"><text:span text:style-name="Source_20_Text"><text:span text:style-name="T27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continuous</text:span></text:span><text:span text:style-name="Source_20_Text"><text:span text:style-name="T322"><text:tab/></text:span></text:span><text:span text:style-name="Source_20_Text"><text:span text:style-name="T273">= </text:span></text:span><text:span text:style-name="Source_20_Text"><text:span text:style-name="T322">2</text:span></text:span><text:span text:style-name="Source_20_Text"><text:span text:style-name="T276">,</text:span></text:span></text:p>
      <text:p text:style-name="P97"><text:span text:style-name="Source_20_Text"><text:span text:style-name="T27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atic</text:span></text:span><text:span text:style-name="Source_20_Text"><text:span text:style-name="T322"><text:tab/><text:tab/></text:span></text:span><text:span text:style-name="Source_20_Text"><text:span text:style-name="T273">= </text:span></text:span><text:span text:style-name="Source_20_Text"><text:span text:style-name="T322">3</text:span></text:span><text:span text:style-name="Source_20_Text"><text:span text:style-name="T276">,</text:span></text:span></text:p>
      <text:p text:style-name="P97"><text:span text:style-name="Source_20_Text"><text:span text:style-name="T273"><text:s text:c="4"/></text:span></text:span><text:span text:style-name="Source_20_Text"><text:span text:style-name="T39">script_type</text:span></text:span><text:span text:style-name="Source_20_Text"><text:span text:style-name="T2">_</text:span></text:span><text:span text:style-name="Source_20_Text"><text:span text:style-name="T39">stub</text:span></text:span><text:span text:style-name="Source_20_Text"><text:span text:style-name="T322"><text:tab/><text:tab/></text:span></text:span><text:span text:style-name="Source_20_Text"><text:span text:style-name="T273">= </text:span></text:span><text:span text:style-name="Source_20_Text"><text:span text:style-name="T322">4</text:span></text:span><text:span text:style-name="Source_20_Text"><text:span text:style-name="T276">,</text:span></text:span><text:span text:style-name="Source_20_Text"><text:span text:style-name="T275"><text:line-break/></text:span></text:span><text:span text:style-name="Source_20_Text"><text:span text:style-name="T277"> <text:s text:c="3"/>} </text:span></text:span><text:span text:style-name="Source_20_Text"><text:span text:style-name="T39">Script</text:span></text:span><text:span text:style-name="Source_20_Text"><text:span text:style-name="T2">Type</text:span></text:span><text:span text:style-name="Source_20_Text"><text:span text:style-name="T277">;</text:span></text:span></text:p>
      <text:p text:style-name="P106"><text:span text:style-name="Source_20_Text"><text:span text:style-name="T277"/></text:span></text:p>
      <text:p text:style-name="P106"><text:span text:style-name="Source_20_Text"><text:span text:style-name="T399"/></text:span></text:p>
      <text:p text:style-name="P67"><text:span text:style-name="Source_20_Text"><text:span text:style-name="T385">typedef </text:span></text:span><text:span text:style-name="Source_20_Text"><text:span text:style-name="T387">struct</text:span></text:span><text:span text:style-name="Source_20_Text"><text:span text:style-name="T278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278"> {</text:span></text:span></text:p>
      <text:p text:style-name="P158"><text:span text:style-name="Source_20_Text"><text:span text:style-name="T214"><text:s text:c="4"/></text:span></text:span><text:span text:style-name="Source_20_Text"><text:span text:style-name="T70">StrAscii</text:span></text:span><text:span text:style-name="Source_20_Text"><text:span text:style-name="T214">[</text:span></text:span><text:span text:style-name="Source_20_Text"><text:span text:style-name="T408">32</text:span></text:span><text:span text:style-name="Source_20_Text"><text:span text:style-name="T214">]<text:tab/></text:span></text:span><text:span text:style-name="Source_20_Text"><text:span text:style-name="T365">name</text:span></text:span><text:span text:style-name="Source_20_Text"><text:span text:style-name="T352">;</text:span></text:span><text:span text:style-name="Source_20_Text"><text:span text:style-name="T320"><text:tab/><text:tab/></text:span></text:span><text:span text:style-name="Source_20_Text"><text:span text:style-name="T80">//</text:span></text:span><text:span text:style-name="Source_20_Text"><text:span text:style-name="T111"> must be null terminated</text:span></text:span></text:p>
      <text:p text:style-name="P159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2"><text:tab/></text:span></text:span><text:span text:style-name="Source_20_Text"><text:span text:style-name="T161"><text:tab/></text:span></text:span><text:span text:style-name="Source_20_Text"><text:span text:style-name="T320">max_nodes</text:span></text:span><text:span text:style-name="Source_20_Text"><text:span text:style-name="T278">;</text:span></text:span><text:span text:style-name="Source_20_Text"><text:span text:style-name="T320"><text:tab/></text:span></text:span><text:span text:style-name="Source_20_Text"><text:span text:style-name="T80">//</text:span></text:span><text:span text:style-name="Source_20_Text"><text:span text:style-name="T111"> </text:span></text:span><text:span text:style-name="Source_20_Text"><text:span text:style-name="T162">always == </text:span></text:span><text:span text:style-name="Source_20_Text"><text:span text:style-name="T161">19001 for non-open sauce halo</text:span></text:span></text:p>
      <text:p text:style-name="P159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161"><text:tab/><text:tab/></text:span></text:span><text:span text:style-name="Source_20_Text"><text:span text:style-name="T320">node_size</text:span></text:span><text:span text:style-name="Source_20_Text"><text:span text:style-name="T278">;</text:span></text:span><text:span text:style-name="Source_20_Text"><text:span text:style-name="T320"><text:tab/></text:span></text:span><text:span text:style-name="Source_20_Text"><text:span text:style-name="T80">//</text:span></text:span><text:span text:style-name="Source_20_Text"><text:span text:style-name="T161"> </text:span></text:span><text:span text:style-name="Source_20_Text"><text:span text:style-name="T162">always == </text:span></text:span><text:span text:style-name="Source_20_Text"><text:span text:style-name="T161">20</text:span></text:span></text:p>
      <text:p text:style-name="P159"><text:span text:style-name="Source_20_Text"><text:span text:style-name="T72"><text:s text:c="4"/></text:span></text:span><text:span text:style-name="Source_20_Text"><text:span text:style-name="T37">UInt8</text:span></text:span><text:span text:style-name="Source_20_Text"><text:span text:style-name="T161"><text:tab/><text:tab/></text:span></text:span><text:span text:style-name="Source_20_Text"><text:span text:style-name="T320">is_valid</text:span></text:span><text:span text:style-name="Source_20_Text"><text:span text:style-name="T278">;</text:span></text:span><text:span text:style-name="Source_20_Text"><text:span text:style-name="T320"><text:tab/><text:tab/></text:span></text:span><text:span text:style-name="Source_20_Text"><text:span text:style-name="T80">//</text:span></text:span><text:span text:style-name="Source_20_Text"><text:span text:style-name="T161"> </text:span></text:span><text:span text:style-name="Source_20_Text"><text:span text:style-name="T162">always == </text:span></text:span><text:span text:style-name="Source_20_Text"><text:span text:style-name="T161">1</text:span></text:span></text:p>
      <text:p text:style-name="P159"><text:span text:style-name="Source_20_Text"><text:span text:style-name="T72"><text:s text:c="4"/></text:span></text:span><text:span text:style-name="Source_20_Text"><text:span text:style-name="T37">UInt8</text:span></text:span><text:span text:style-name="Source_20_Text"><text:span text:style-name="T161"><text:tab/><text:tab/></text:span></text:span><text:span text:style-name="Source_20_Text"><text:span text:style-name="T320">id_zero_invalid</text:span></text:span><text:span text:style-name="Source_20_Text"><text:span text:style-name="T278">;</text:span></text:span><text:span text:style-name="Source_20_Text"><text:span text:style-name="T320"><text:tab/></text:span></text:span><text:span text:style-name="Source_20_Text"><text:span text:style-name="T80">//</text:span></text:span><text:span text:style-name="Source_20_Text"><text:span text:style-name="T161"> </text:span></text:span><text:span text:style-name="Source_20_Text"><text:span text:style-name="T162">always == </text:span></text:span><text:span text:style-name="Source_20_Text"><text:span text:style-name="T161">0</text:span></text:span></text:p>
      <text:p text:style-name="P65"><text:span text:style-name="Source_20_Text"><text:span text:style-name="T214"><text:s text:c="4"/></text:span></text:span><text:span text:style-name="Source_20_Text"><text:span text:style-name="T60">Pad</text:span></text:span><text:span text:style-name="Source_20_Text"><text:span text:style-name="T214">[</text:span></text:span><text:span text:style-name="Source_20_Text"><text:span text:style-name="T410">2</text:span></text:span><text:span text:style-name="Source_20_Text"><text:span text:style-name="T214">]<text:tab/></text:span></text:span><text:span text:style-name="Source_20_Text"><text:span text:style-name="T263"><text:tab/></text:span></text:span><text:span text:style-name="Source_20_Text"><text:span text:style-name="T352">pad</text:span></text:span><text:span text:style-name="Source_20_Text"><text:span text:style-name="T365">0</text:span></text:span><text:span text:style-name="Source_20_Text"><text:span text:style-name="T352">;</text:span></text:span></text:p>
      <text:p text:style-name="P66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82"><text:tab/></text:span></text:span><text:span text:style-name="Source_20_Text"><text:span text:style-name="T320">sig</text:span></text:span><text:span text:style-name="Source_20_Text"><text:span text:style-name="T278">;</text:span></text:span><text:span text:style-name="Source_20_Text"><text:span text:style-name="T320"><text:tab/><text:tab/></text:span></text:span><text:span text:style-name="Source_20_Text"><text:span text:style-name="T80">//</text:span></text:span><text:span text:style-name="Source_20_Text"><text:span text:style-name="T108"> </text:span></text:span><text:span text:style-name="Source_20_Text"><text:span text:style-name="T113">always</text:span></text:span><text:span text:style-name="Source_20_Text"><text:span text:style-name="T108"> == 0x</text:span></text:span><text:span text:style-name="Source_20_Text"><text:span text:style-name="T161">64407440</text:span></text:span><text:span text:style-name="Source_20_Text"><text:span text:style-name="T108">(fourcc of "</text:span></text:span><text:span text:style-name="Source_20_Text"><text:span text:style-name="T161">d@t@</text:span></text:span><text:span text:style-name="Source_20_Text"><text:span text:style-name="T108">")</text:span></text:span></text:p>
      <text:p text:style-name="P66"><text:span text:style-name="Source_20_Text"><text:span text:style-name="T72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1"><text:tab/><text:tab/></text:span></text:span><text:span text:style-name="Source_20_Text"><text:span text:style-name="T321">next_node</text:span></text:span><text:span text:style-name="Source_20_Text"><text:span text:style-name="T278">;</text:span></text:span><text:span text:style-name="Source_20_Text"><text:span text:style-name="T320"><text:tab/></text:span></text:span><text:span text:style-name="Source_20_Text"><text:span text:style-name="T80">//</text:span></text:span><text:span text:style-name="Source_20_Text"><text:span text:style-name="T161"> </text:span></text:span><text:span text:style-name="Source_20_Text"><text:span text:style-name="T162">always == 0?</text:span></text:span></text:p>
      <text:p text:style-name="P66"><text:span text:style-name="Source_20_Text"><text:span text:style-name="T72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61"><text:tab/><text:tab/></text:span></text:span><text:span text:style-name="Source_20_Text"><text:span text:style-name="T321">last_node</text:span></text:span><text:span text:style-name="Source_20_Text"><text:span text:style-name="T278">;</text:span></text:span><text:span text:style-name="Source_20_Text"><text:span text:style-name="T320"><text:tab/></text:span></text:span><text:span text:style-name="Source_20_Text"><text:span text:style-name="T80">//</text:span></text:span><text:span text:style-name="Source_20_Text"><text:span text:style-name="T161"> </text:span></text:span><text:span text:style-name="Source_20_Text"><text:span text:style-name="T200">index of </text:span></text:span><text:span text:style-name="Source_20_Text"><text:span text:style-name="T162">the last valid </text:span></text:span><text:span text:style-name="Source_20_Text"><text:span text:style-name="T201">ScriptN</text:span></text:span><text:span text:style-name="Source_20_Text"><text:span text:style-name="T162">ode in the data</text:span></text:span></text:p>
      <text:p text:style-name="P66"><text:span text:style-name="Source_20_Text"><text:span text:style-name="T72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1"><text:tab/><text:tab/></text:span></text:span><text:span text:style-name="Source_20_Text"><text:span text:style-name="T321">next</text:span></text:span><text:span text:style-name="Source_20_Text"><text:span text:style-name="T278">;</text:span></text:span></text:p>
      <text:p text:style-name="P66"><text:span text:style-name="Source_20_Text"><text:span text:style-name="T72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61"><text:tab/><text:tab/></text:span></text:span><text:span text:style-name="Source_20_Text"><text:span text:style-name="T321">first</text:span></text:span><text:span text:style-name="Source_20_Text"><text:span text:style-name="T278">;</text:span></text:span></text:p>
      <text:p text:style-name="P64"><text:span text:style-name="Source_20_Text"><text:span text:style-name="T316"><text:s text:c="4"/>}</text:span></text:span><text:span text:style-name="Source_20_Text"><text:span text:style-name="T319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16">;</text:span></text:span><text:span text:style-name="Source_20_Text"><text:span text:style-name="T319"> </text:span></text:span><text:span text:style-name="Source_20_Text"><text:span text:style-name="T315"><text:s/></text:span></text:span><text:span text:style-name="Source_20_Text"><text:span text:style-name="T80">// size == </text:span></text:span><text:span text:style-name="Source_20_Text"><text:span text:style-name="T160">5</text:span></text:span><text:span text:style-name="Source_20_Text"><text:span text:style-name="T161">6</text:span></text:span><text:span text:style-name="Source_20_Text"><text:span text:style-name="T80"> bytes</text:span></text:span></text:p>
      <text:p text:style-name="P62"><text:span text:style-name="Source_20_Text"><text:span text:style-name="T385"/></text:span></text:p>
      <text:p text:style-name="P62"><text:span text:style-name="Source_20_Text"><text:span text:style-name="T385"/></text:span></text:p>
      <text:p text:style-name="P62"><text:span text:style-name="Source_20_Text"><text:span text:style-name="T385">typedef </text:span></text:span><text:span text:style-name="Source_20_Text"><text:span text:style-name="T387">struct</text:span></text:span><text:span text:style-name="Source_20_Text"><text:span text:style-name="T278"> </text:span></text:span><text:span text:style-name="Source_20_Text"><text:span text:style-name="T34">ScriptNode</text:span></text:span><text:span text:style-name="Source_20_Text"><text:span text:style-name="T278"> {</text:span></text:span></text:p>
      <text:p text:style-name="P62"><text:span text:style-name="Source_20_Text"><text:span text:style-name="T72"><text:s text:c="4"/></text:span></text:span><text:span text:style-name="Source_20_Text"><text:span text:style-name="T6">UInt</text:span></text:span><text:span text:style-name="Source_20_Text"><text:span text:style-name="T11">32</text:span></text:span><text:span text:style-name="Source_20_Text"><text:span text:style-name="T72"><text:tab/></text:span></text:span><text:span text:style-name="Source_20_Text"><text:span text:style-name="T158"><text:tab/></text:span></text:span><text:span text:style-name="Source_20_Text"><text:span text:style-name="T316">salt</text:span></text:span><text:span text:style-name="Source_20_Text"><text:span text:style-name="T278">;</text:span></text:span></text:p>
      <text:p text:style-name="P62"><text:span text:style-name="Source_20_Text"><text:span text:style-name="T72"><text:s text:c="4"/></text:span></text:span><text:span text:style-name="Source_20_Text"><text:span text:style-name="T34">union</text:span></text:span><text:span text:style-name="Source_20_Text"><text:span text:style-name="T158"> </text:span></text:span><text:span text:style-name="Source_20_Text"><text:span text:style-name="T316">{</text:span></text:span></text:p>
      <text:p text:style-name="P62"><text:span text:style-name="Source_20_Text"><text:span text:style-name="T72"><text:s text:c="4"/></text:span></text:span><text:span text:style-name="Source_20_Text"><text:span text:style-name="T158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2"><text:tab/></text:span></text:span><text:span text:style-name="Source_20_Text"><text:span text:style-name="T316">constant_index</text:span></text:span><text:span text:style-name="Source_20_Text"><text:span text:style-name="T278">;</text:span></text:span></text:p>
      <text:p text:style-name="P62"><text:span text:style-name="Source_20_Text"><text:span text:style-name="T72"><text:s text:c="4"/></text:span></text:span><text:span text:style-name="Source_20_Text"><text:span text:style-name="T158"><text:s text:c="4"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2"><text:tab/></text:span></text:span><text:span text:style-name="Source_20_Text"><text:span text:style-name="T316">function_index</text:span></text:span><text:span text:style-name="Source_20_Text"><text:span text:style-name="T278">;</text:span></text:span></text:p>
      <text:p text:style-name="P62"><text:span text:style-name="Source_20_Text"><text:span text:style-name="T72"><text:s text:c="3"/></text:span></text:span><text:span text:style-name="Source_20_Text"><text:span text:style-name="T158"><text:s text:c="4"/></text:span></text:span><text:span text:style-name="Source_20_Text"><text:span text:style-name="T72"><text:s/></text:span></text:span><text:span text:style-name="Source_20_Text"><text:span text:style-name="T6">UInt</text:span></text:span><text:span text:style-name="Source_20_Text"><text:span text:style-name="T34">16</text:span></text:span><text:span text:style-name="Source_20_Text"><text:span text:style-name="T72"><text:tab/></text:span></text:span><text:span text:style-name="Source_20_Text"><text:span text:style-name="T316">script_index</text:span></text:span><text:span text:style-name="Source_20_Text"><text:span text:style-name="T278">;</text:span></text:span></text:p>
      <text:p text:style-name="P62"><text:span text:style-name="Source_20_Text"><text:span text:style-name="T316"><text:s text:c="8"/>};</text:span></text:span></text:p>
      <text:p text:style-name="P62"><text:span text:style-name="Source_20_Text"><text:span text:style-name="T262"><text:s text:c="2"/></text:span></text:span><text:span text:style-name="Source_20_Text"><text:span text:style-name="T240"><text:s text:c="2"/>//</text:span></text:span><text:span text:style-name="Source_20_Text"><text:span text:style-name="T262"> flags</text:span></text:span></text:p>
      <text:p text:style-name="P62"><text:span text:style-name="Source_20_Text"><text:span text:style-name="T72"><text:s text:c="4"/></text:span></text:span><text:span text:style-name="Source_20_Text"><text:span text:style-name="T34">ScriptObjectType</text:span></text:span><text:span text:style-name="Source_20_Text"><text:span text:style-name="T72"><text:tab/></text:span></text:span><text:span text:style-name="Source_20_Text"><text:span text:style-name="T316">type</text:span></text:span><text:span text:style-name="Source_20_Text"><text:span text:style-name="T278">;</text:span></text:span></text:p>
      <text:p text:style-name="P62"><text:span text:style-name="Source_20_Text"><text:span text:style-name="T72"><text:s text:c="4"/></text:span></text:span><text:span text:style-name="Source_20_Text"><text:span text:style-name="T34">Bool16</text:span></text:span><text:span text:style-name="Source_20_Text"><text:span text:style-name="T72"><text:tab/></text:span></text:span><text:span text:style-name="Source_20_Text"><text:span text:style-name="T316">is_primitive<text:tab/><text:tab/>: 1</text:span></text:span><text:span text:style-name="Source_20_Text"><text:span text:style-name="T278">;</text:span></text:span></text:p>
      <text:p text:style-name="P62"><text:span text:style-name="Source_20_Text"><text:span text:style-name="T72"><text:s text:c="4"/></text:span></text:span><text:span text:style-name="Source_20_Text"><text:span text:style-name="T34">Bool16</text:span></text:span><text:span text:style-name="Source_20_Text"><text:span text:style-name="T72"><text:tab/></text:span></text:span><text:span text:style-name="Source_20_Text"><text:span text:style-name="T316">is_script_call<text:tab/><text:tab/>: 1</text:span></text:span><text:span text:style-name="Source_20_Text"><text:span text:style-name="T278">;</text:span></text:span></text:p>
      <text:p text:style-name="P62"><text:span text:style-name="Source_20_Text"><text:span text:style-name="T72"><text:s text:c="4"/></text:span></text:span><text:span text:style-name="Source_20_Text"><text:span text:style-name="T34">Bool16</text:span></text:span><text:span text:style-name="Source_20_Text"><text:span text:style-name="T72"><text:tab/></text:span></text:span><text:span text:style-name="Source_20_Text"><text:span text:style-name="T316">is_global <text:tab/><text:tab/><text:tab/>: 1</text:span></text:span><text:span text:style-name="Source_20_Text"><text:span text:style-name="T278">;</text:span></text:span></text:p>
      <text:p text:style-name="P62"><text:span text:style-name="Source_20_Text"><text:span text:style-name="T72"><text:s text:c="4"/></text:span></text:span><text:span text:style-name="Source_20_Text"><text:span text:style-name="T34">Bool16</text:span></text:span><text:span text:style-name="Source_20_Text"><text:span text:style-name="T72"><text:tab/></text:span></text:span><text:span text:style-name="Source_20_Text"><text:span text:style-name="T316">is_garbage_collectable<text:tab/>: 1</text:span></text:span><text:span text:style-name="Source_20_Text"><text:span text:style-name="T278">;</text:span></text:span></text:p>
      <text:p text:style-name="P62"><text:span text:style-name="Source_20_Text"><text:span text:style-name="T342"/></text:span></text:p>
      <text:p text:style-name="P62"><text:span text:style-name="Source_20_Text"><text:span text:style-name="T72"><text:s text:c="4"/></text:span></text:span><text:span text:style-name="Source_20_Text"><text:span text:style-name="T34">UInt32</text:span></text:span><text:span text:style-name="Source_20_Text"><text:span text:style-name="T72"><text:tab/></text:span></text:span><text:span text:style-name="Source_20_Text"><text:span text:style-name="T316">next_node;</text:span></text:span></text:p>
      <text:p text:style-name="P63"><text:span text:style-name="Source_20_Text"><text:span text:style-name="T72"><text:s text:c="4"/></text:span></text:span><text:span text:style-name="Source_20_Text"><text:span text:style-name="T34">UInt32</text:span></text:span><text:span text:style-name="Source_20_Text"><text:span text:style-name="T72"><text:tab/></text:span></text:span><text:span text:style-name="Source_20_Text"><text:span text:style-name="T316">string_offset;</text:span></text:span></text:p>
      <text:p text:style-name="P63"><text:span text:style-name="Source_20_Text"><text:span text:style-name="T72"><text:s text:c="4"/></text:span></text:span><text:span text:style-name="Source_20_Text"><text:span text:style-name="T34">union</text:span></text:span><text:span text:style-name="Source_20_Text"><text:span text:style-name="T158"> </text:span></text:span><text:span text:style-name="Source_20_Text"><text:span text:style-name="T316">{</text:span></text:span></text:p>
      <text:p text:style-name="P63"><text:span text:style-name="Source_20_Text"><text:span text:style-name="T72"><text:s text:c="4"/></text:span></text:span><text:span text:style-name="Source_20_Text"><text:span text:style-name="T158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2"><text:tab/></text:span></text:span><text:span text:style-name="Source_20_Text"><text:span text:style-name="T317">boolean</text:span></text:span><text:span text:style-name="Source_20_Text"><text:span text:style-name="T278">;</text:span></text:span><text:span text:style-name="Source_20_Text"><text:span text:style-name="T318"><text:tab/></text:span></text:span><text:span text:style-name="Source_20_Text"><text:span text:style-name="T159">// for endianness alignment purposes, these</text:span></text:span></text:p>
      <text:p text:style-name="P63"><text:span text:style-name="Source_20_Text"><text:span text:style-name="T72"><text:s text:c="4"/></text:span></text:span><text:span text:style-name="Source_20_Text"><text:span text:style-name="T158"><text:s text:c="4"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2"><text:tab/></text:span></text:span><text:span text:style-name="Source_20_Text"><text:span text:style-name="T317">int16</text:span></text:span><text:span text:style-name="Source_20_Text"><text:span text:style-name="T278">;</text:span></text:span><text:span text:style-name="Source_20_Text"><text:span text:style-name="T318"><text:tab/></text:span></text:span><text:span text:style-name="Source_20_Text"><text:span text:style-name="T159">// union members will all take up 4 bytes.</text:span></text:span></text:p>
      <text:p text:style-name="P63"><text:span text:style-name="Source_20_Text"><text:span text:style-name="T72"><text:s text:c="3"/></text:span></text:span><text:span text:style-name="Source_20_Text"><text:span text:style-name="T158"><text:s text:c="4"/></text:span></text:span><text:span text:style-name="Source_20_Text"><text:span text:style-name="T72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2"><text:tab/></text:span></text:span><text:span text:style-name="Source_20_Text"><text:span text:style-name="T317">int32</text:span></text:span><text:span text:style-name="Source_20_Text"><text:span text:style-name="T278">;</text:span></text:span><text:span text:style-name="Source_20_Text"><text:span text:style-name="T318"><text:tab/></text:span></text:span><text:span text:style-name="Source_20_Text"><text:span text:style-name="T159">// this is to make sure the int16 and boolean</text:span></text:span></text:p>
      <text:p text:style-name="P63"><text:span text:style-name="Source_20_Text"><text:span text:style-name="T72"><text:s text:c="3"/></text:span></text:span><text:span text:style-name="Source_20_Text"><text:span text:style-name="T158"><text:s text:c="4"/></text:span></text:span><text:span text:style-name="Source_20_Text"><text:span text:style-name="T72"><text:s/></text:span></text:span><text:span text:style-name="Source_20_Text"><text:span text:style-name="T35">Float</text:span></text:span><text:span text:style-name="Source_20_Text"><text:span text:style-name="T72"><text:tab/></text:span></text:span><text:span text:style-name="Source_20_Text"><text:span text:style-name="T317">real</text:span></text:span><text:span text:style-name="Source_20_Text"><text:span text:style-name="T278">;</text:span></text:span><text:span text:style-name="Source_20_Text"><text:span text:style-name="T318"><text:tab/><text:tab/></text:span></text:span><text:span text:style-name="Source_20_Text"><text:span text:style-name="T159">// are on the right side of the 4 bytes in</text:span></text:span></text:p>
      <text:p text:style-name="P63"><text:span text:style-name="Source_20_Text"><text:span text:style-name="T72"><text:s text:c="3"/></text:span></text:span><text:span text:style-name="Source_20_Text"><text:span text:style-name="T158"><text:s text:c="4"/></text:span></text:span><text:span text:style-name="Source_20_Text"><text:span text:style-name="T72"><text:s/></text:span></text:span><text:span text:style-name="Source_20_Text"><text:span text:style-name="T6">UInt</text:span></text:span><text:span text:style-name="Source_20_Text"><text:span text:style-name="T35">32</text:span></text:span><text:span text:style-name="Source_20_Text"><text:span text:style-name="T72"><text:tab/></text:span></text:span><text:span text:style-name="Source_20_Text"><text:span text:style-name="T317">node</text:span></text:span><text:span text:style-name="Source_20_Text"><text:span text:style-name="T278">;</text:span></text:span><text:span text:style-name="Source_20_Text"><text:span text:style-name="T318"><text:tab/><text:tab/></text:span></text:span><text:span text:style-name="Source_20_Text"><text:span text:style-name="T159">// big endian, and the left side in little.</text:span></text:span></text:p>
      <text:p text:style-name="P63"><text:span text:style-name="Source_20_Text"><text:span text:style-name="T316"><text:s text:c="8"/>};</text:span></text:span></text:p>
      <text:p text:style-name="P62"><text:span text:style-name="Source_20_Text"><text:span text:style-name="T278"/></text:span></text:p>
      <text:p text:style-name="P62"><text:span text:style-name="Source_20_Text"><text:span text:style-name="T315"><text:s text:c="4"/>} </text:span></text:span><text:span text:style-name="Source_20_Text"><text:span text:style-name="T34">ScriptNode</text:span></text:span><text:span text:style-name="Source_20_Text"><text:span text:style-name="T315">; <text:s/></text:span></text:span><text:span text:style-name="Source_20_Text"><text:span text:style-name="T80">// size == </text:span></text:span><text:span text:style-name="Source_20_Text"><text:span text:style-name="T158">20</text:span></text:span><text:span text:style-name="Source_20_Text"><text:span text:style-name="T80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1-26T20:54:10.482000000</dc:date>
    <meta:editing-duration>P3DT5H54M32S</meta:editing-duration>
    <meta:editing-cycles>526</meta:editing-cycles>
    <meta:document-statistic meta:table-count="0" meta:image-count="0" meta:object-count="0" meta:page-count="14" meta:paragraph-count="569" meta:word-count="3623" meta:character-count="26741" meta:non-whitespace-character-count="21173"/>
  </office:meta>
</office:document-meta>
</file>